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wiss"/>
    <style:font-face style:name="Arial Unicode MS2" svg:font-family="'Arial Unicode MS'" style:font-family-generic="system" style:font-pitch="variable"/>
    <style:font-face style:name="Arial1" svg:font-family="Arial" style:font-family-generic="system" style:font-pitch="variable"/>
    <style:font-face style:name="Arial2" svg:font-family="Arial" style:font-family-generic="swiss" style:font-pitch="variable"/>
    <style:font-face style:name="ArialMT" svg:font-family="ArialMT" style:font-family-generic="roman" style:font-pitch="variable"/>
    <style:font-face style:name="ArialMT1" svg:font-family="ArialMT" style:font-family-generic="swiss"/>
    <style:font-face style:name="Calibri" svg:font-family="Calibri" style:font-family-generic="swiss" style:font-pitch="variable"/>
    <style:font-face style:name="Courier New" svg:font-family="'Courier New'" style:font-family-generic="modern"/>
    <style:font-face style:name="Liberation Sans" svg:font-family="'Liberation Sans'" style:font-family-generic="swiss"/>
    <style:font-face style:name="Liberation Sans1" svg:font-family="'Liberation Sans', Arial" style:font-family-generic="swiss"/>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MS Mincho" svg:font-family="'MS Mincho'" style:font-family-generic="modern" style:font-pitch="fixed"/>
    <style:font-face style:name="Mangal" svg:font-family="Mangal" style:font-family-generic="system" style:font-pitch="variable"/>
    <style:font-face style:name="Mangal1" svg:font-family="Mangal" style:font-family-generic="swiss"/>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system" style:font-pitch="variable"/>
    <style:font-face style:name="Noto Sans" svg:font-family="'Noto Sans'" style:font-family-generic="swiss"/>
    <style:font-face style:name="OpenSymbol" svg:font-family="OpenSymbol, 'Arial Unicode MS'"/>
    <style:font-face style:name="OpenSymbol1" svg:font-family="OpenSymbol" style:font-charset="x-symbol"/>
    <style:font-face style:name="SimSun" svg:font-family="SimSun" style:font-family-generic="system" style:font-pitch="variable"/>
    <style:font-face style:name="StarSymbol" svg:font-family="StarSymbol, 'Arial Unicode MS'" style:font-family-generic="system"/>
    <style:font-face style:name="StarSymbol1" svg:font-family="StarSymbol, 'Arial Unicode MS'" style:font-family-generic="swiss"/>
    <style:font-face style:name="Symbol" svg:font-family="Symbol" style:font-family-generic="roman" style:font-charset="x-symbol"/>
    <style:font-face style:name="Symbol1" svg:font-family="Symbol" style:font-family-generic="roman" style:font-pitch="variable" style:font-charset="x-symbol"/>
    <style:font-face style:name="Symbol2" svg:font-family="Symbol" style:font-family-generic="roman" style:font-pitch="variable"/>
    <style:font-face style:name="Tahoma" svg:font-family="Tahoma" style:font-family-generic="system" style:font-pitch="variable"/>
    <style:font-face style:name="Tahoma1"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face style:name="Times New Roman2" svg:font-family="'Times New Roman'" style:font-adornments="Gras" style:font-family-generic="roman" style:font-pitch="variable"/>
    <style:font-face style:name="TimesNewRoman" svg:font-family="TimesNewRoman" style:font-family-generic="roman" style:font-pitch="variable"/>
    <style:font-face style:name="TimesNewRomanPS-BoldItalicMT" svg:font-family="TimesNewRomanPS-BoldItalicMT" style:font-family-generic="roman" style:font-pitch="variable"/>
    <style:font-face style:name="TimesNewRomanPS-BoldMT" svg:font-family="TimesNewRomanPS-BoldMT"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Wingdings" svg:font-family="Wingdings" style:font-pitch="variable" style:font-charset="x-symbol"/>
  </office:font-face-decls>
  <office:automatic-styles>
    <style:style style:name="Tableau2" style:family="table">
      <style:table-properties style:width="13.626cm" table:align="center" style:writing-mode="lr-tb"/>
    </style:style>
    <style:style style:name="Tableau2.A" style:family="table-column">
      <style:table-column-properties style:column-width="11.165cm"/>
    </style:style>
    <style:style style:name="Tableau2.B" style:family="table-column">
      <style:table-column-properties style:column-width="2.461cm"/>
    </style:style>
    <style:style style:name="Tableau2.A1" style:family="table-cell">
      <style:table-cell-properties style:vertical-align="middle" fo:background-color="#e6e6e6" fo:padding="0.097cm" fo:border-left="0.25pt solid #ffffff" fo:border-right="none" fo:border-top="0.25pt solid #ffffff" fo:border-bottom="0.25pt solid #ffffff" style:writing-mode="lr-tb">
        <style:background-image/>
      </style:table-cell-properties>
    </style:style>
    <style:style style:name="Tableau2.B1" style:family="table-cell">
      <style:table-cell-properties style:vertical-align="middle" fo:background-color="#b3b3b3" fo:padding="0.097cm" fo:border-left="0.25pt solid #ffffff" fo:border-right="none" fo:border-top="0.25pt solid #ffffff" fo:border-bottom="0.25pt solid #ffffff" style:writing-mode="lr-tb">
        <style:background-image/>
      </style:table-cell-properties>
    </style:style>
    <style:style style:name="Tableau2.2" style:family="table-row">
      <style:table-row-properties style:min-row-height="1cm" style:use-optimal-row-height="false"/>
    </style:style>
    <style:style style:name="Tableau2.A2" style:family="table-cell">
      <style:table-cell-properties style:vertical-align="middle" fo:background-color="#e6e6e6" fo:padding="0.097cm" fo:border-left="0.25pt solid #ffffff" fo:border-right="none" fo:border-top="none" fo:border-bottom="0.25pt solid #ffffff" style:writing-mode="lr-tb">
        <style:background-image/>
      </style:table-cell-properties>
    </style:style>
    <style:style style:name="Tableau2.B2" style:family="table-cell">
      <style:table-cell-properties style:vertical-align="middle" fo:background-color="#b3b3b3" fo:padding="0.097cm" fo:border-left="0.25pt solid #ffffff" fo:border-right="none" fo:border-top="none" fo:border-bottom="0.25pt solid #ffffff" style:writing-mode="lr-tb">
        <style:background-image/>
      </style:table-cell-properties>
    </style:style>
    <style:style style:name="Tableau3" style:family="table">
      <style:table-properties style:width="17.009cm" fo:margin-left="0cm" table:align="left" style:writing-mode="lr-tb"/>
    </style:style>
    <style:style style:name="Tableau3.A" style:family="table-column">
      <style:table-column-properties style:column-width="1.401cm"/>
    </style:style>
    <style:style style:name="Tableau3.B" style:family="table-column">
      <style:table-column-properties style:column-width="7.008cm"/>
    </style:style>
    <style:style style:name="Tableau3.D" style:family="table-column">
      <style:table-column-properties style:column-width="7.2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D1" style:family="table-cell">
      <style:table-cell-properties fo:background-color="transparent" fo:padding="0.097cm" fo:border="0.5pt solid #000000" style:writing-mode="page">
        <style:background-image/>
      </style:table-cell-properties>
    </style:style>
    <style:style style:name="Tableau5" style:family="table">
      <style:table-properties style:width="17.009cm" fo:margin-left="0cm" table:align="left" style:writing-mode="lr-tb"/>
    </style:style>
    <style:style style:name="Tableau5.A" style:family="table-column">
      <style:table-column-properties style:column-width="1.401cm"/>
    </style:style>
    <style:style style:name="Tableau5.B" style:family="table-column">
      <style:table-column-properties style:column-width="7.008cm"/>
    </style:style>
    <style:style style:name="Tableau5.D" style:family="table-column">
      <style:table-column-properties style:column-width="7.2cm"/>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D1" style:family="table-cell">
      <style:table-cell-properties fo:background-color="transparent" fo:padding="0.097cm" fo:border="0.5pt solid #000000" style:writing-mode="page">
        <style:background-image/>
      </style:table-cell-properties>
    </style:style>
    <style:style style:name="P1" style:family="paragraph" style:parent-style-name="Footer">
      <style:paragraph-properties fo:margin-top="0cm" fo:margin-bottom="0.515cm" style:contextual-spacing="false" fo:text-align="end" style:justify-single-word="false">
        <style:tab-stops>
          <style:tab-stop style:position="16.002cm" style:type="right"/>
        </style:tab-stops>
      </style:paragraph-properties>
    </style:style>
    <style:style style:name="P2" style:family="paragraph" style:parent-style-name="Standard">
      <style:paragraph-properties fo:margin-top="0cm" fo:margin-bottom="0.515cm" style:contextual-spacing="false" fo:text-align="center" style:justify-single-word="false"/>
      <style:text-properties style:text-line-through-style="none" style:text-line-through-type="none" fo:font-size="11pt" style:text-underline-style="none" fo:font-weight="normal" style:font-size-asian="11pt" style:font-weight-asian="normal"/>
    </style:style>
    <style:style style:name="P3" style:family="paragraph" style:parent-style-name="Standard">
      <style:paragraph-properties fo:margin-top="0.212cm" fo:margin-bottom="0.212cm" style:contextual-spacing="false" fo:text-align="center" style:justify-single-word="false" fo:break-before="page">
        <style:tab-stops>
          <style:tab-stop style:position="14.002cm"/>
        </style:tab-stops>
      </style:paragraph-properties>
      <style:text-properties style:text-line-through-style="none" style:text-line-through-type="none" fo:font-size="11pt" style:text-underline-style="none" fo:font-weight="normal" officeooo:paragraph-rsid="0078454c" style:font-size-asian="11pt" style:font-weight-asian="normal"/>
    </style:style>
    <style:style style:name="P4" style:family="paragraph" style:parent-style-name="Heading_20_1">
      <style:paragraph-properties fo:text-align="start" style:justify-single-word="false"/>
      <style:text-properties style:text-line-through-style="none" style:text-line-through-type="none" style:font-name="Times New Roman" fo:font-size="12pt" style:text-underline-style="none" fo:font-weight="normal" officeooo:rsid="00174ef4" officeooo:paragraph-rsid="00e39b1a" style:font-name-asian="Times New Roman" style:font-size-asian="12pt" style:font-weight-asian="normal" style:font-name-complex="Times New Roman" style:font-size-complex="12pt" style:font-weight-complex="bold"/>
    </style:style>
    <style:style style:name="P5" style:family="paragraph" style:parent-style-name="Default">
      <style:paragraph-properties fo:margin-left="0cm" fo:margin-right="0cm" fo:margin-top="0cm" fo:margin-bottom="0cm" style:contextual-spacing="false" fo:text-align="justify" style:justify-single-word="false" fo:text-indent="0cm" style:auto-text-indent="false"/>
      <style:text-properties style:text-line-through-style="none" style:text-line-through-type="none" style:font-name="Times New Roman" fo:font-size="12pt" style:text-underline-style="none" fo:font-weight="normal" officeooo:rsid="00174ef4" officeooo:paragraph-rsid="00b06184" style:font-name-asian="Times New Roman" style:font-size-asian="12pt" style:font-weight-asian="normal" style:font-name-complex="Times New Roman" style:font-size-complex="12pt" style:font-weight-complex="bold"/>
    </style:style>
    <style:style style:name="P6" style:family="paragraph" style:parent-style-name="Default">
      <style:paragraph-properties fo:margin-left="0cm" fo:margin-right="0cm" fo:margin-top="0cm" fo:margin-bottom="0cm" style:contextual-spacing="false" fo:text-align="justify" style:justify-single-word="false" fo:text-indent="0cm" style:auto-text-indent="false" fo:break-before="page"/>
      <style:text-properties style:text-line-through-style="none" style:text-line-through-type="none" style:font-name="Times New Roman" fo:font-size="12pt" style:text-underline-style="none" fo:font-weight="normal" officeooo:rsid="00174ef4" officeooo:paragraph-rsid="00b06184" style:font-name-asian="Times New Roman" style:font-size-asian="12pt" style:font-weight-asian="normal" style:font-name-complex="Times New Roman" style:font-size-complex="12pt" style:font-weight-complex="bold"/>
    </style:style>
    <style:style style:name="P7" style:family="paragraph" style:parent-style-name="Default">
      <style:paragraph-properties fo:margin-left="0cm" fo:margin-right="0cm" fo:margin-top="0cm" fo:margin-bottom="0cm" style:contextual-spacing="false" fo:text-align="justify" style:justify-single-word="false" fo:text-indent="0cm" style:auto-text-indent="false"/>
      <style:text-properties style:text-line-through-style="none" style:text-line-through-type="none" style:font-name="Times New Roman" fo:font-size="12pt" style:text-underline-style="none" fo:font-weight="normal" officeooo:rsid="00174ef4" officeooo:paragraph-rsid="00e39b1a" style:font-name-asian="Times New Roman" style:font-size-asian="12pt" style:font-weight-asian="normal" style:font-name-complex="Times New Roman" style:font-size-complex="12pt" style:font-weight-complex="bold"/>
    </style:style>
    <style:style style:name="P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line-through-style="none" style:text-line-through-type="none" style:font-name="Times New Roman" fo:font-size="12pt" style:text-underline-style="none" fo:font-weight="normal" officeooo:paragraph-rsid="00d0946d" style:font-name-asian="Times New Roman" style:font-size-asian="12pt" style:font-weight-asian="normal" style:font-name-complex="Times New Roman" style:font-size-complex="12pt" style:font-weight-complex="bold"/>
    </style:style>
    <style:style style:name="P9" style:family="paragraph" style:parent-style-name="Standard">
      <style:paragraph-properties fo:margin-left="0.76cm" fo:margin-right="0cm" fo:margin-top="0cm" fo:margin-bottom="0cm" style:contextual-spacing="false" fo:text-align="justify" style:justify-single-word="false" fo:text-indent="-0.79cm" style:auto-text-indent="false"/>
      <style:text-properties style:text-line-through-style="none" style:text-line-through-type="none" style:font-name="Times New Roman" fo:font-size="12pt" style:text-underline-style="none" fo:font-weight="normal" officeooo:paragraph-rsid="007f8923" style:font-name-asian="Times New Roman" style:font-size-asian="12pt" style:font-weight-asian="normal" style:font-name-complex="Times New Roman" style:font-size-complex="12pt" style:font-weight-complex="bold"/>
    </style:style>
    <style:style style:name="P10" style:family="paragraph" style:parent-style-name="Default">
      <style:paragraph-properties fo:margin-left="0cm" fo:margin-right="0cm" fo:margin-top="0cm" fo:margin-bottom="0cm" style:contextual-spacing="false" fo:text-align="justify" style:justify-single-word="false" fo:text-indent="0cm" style:auto-text-indent="false"/>
      <style:text-properties style:text-line-through-style="none" style:text-line-through-type="none" style:font-name="Times New Roman" fo:font-size="12pt" style:text-underline-style="none" fo:font-weight="normal" officeooo:rsid="00966e74" officeooo:paragraph-rsid="00e39b1a" style:font-name-asian="Times New Roman" style:font-size-asian="12pt" style:font-weight-asian="normal" style:font-name-complex="Times New Roman" style:font-size-complex="12pt" style:font-weight-complex="bold"/>
    </style:style>
    <style:style style:name="P11" style:family="paragraph" style:parent-style-name="Default">
      <style:paragraph-properties fo:margin-left="0cm" fo:margin-right="0cm" fo:margin-top="0cm" fo:margin-bottom="0cm" style:contextual-spacing="false" fo:text-align="justify" style:justify-single-word="false" fo:text-indent="0cm" style:auto-text-indent="false"/>
      <style:text-properties style:text-line-through-style="none" style:text-line-through-type="none" style:font-name="Times New Roman" fo:font-size="12pt" style:text-underline-style="none" fo:font-weight="normal" officeooo:rsid="00966e74" officeooo:paragraph-rsid="01024245" style:font-name-asian="Times New Roman" style:font-size-asian="12pt" style:font-weight-asian="normal" style:font-name-complex="Times New Roman" style:font-size-complex="12pt" style:font-weight-complex="bold"/>
    </style:style>
    <style:style style:name="P12" style:family="paragraph" style:parent-style-name="Standard">
      <style:paragraph-properties fo:text-align="justify" style:justify-single-word="false"/>
      <style:text-properties style:text-line-through-style="none" style:text-line-through-type="none" style:font-name="Times New Roman" fo:font-size="12pt" style:text-underline-style="none" fo:font-weight="normal" fo:background-color="transparent" style:font-name-asian="Times New Roman" style:font-size-asian="12pt" style:font-weight-asian="normal" style:font-name-complex="Times New Roman" style:font-size-complex="12pt" style:font-weight-complex="normal"/>
    </style:style>
    <style:style style:name="P13" style:family="paragraph" style:parent-style-name="Default">
      <style:paragraph-properties fo:text-align="justify" style:justify-single-word="false"/>
      <style:text-properties style:text-line-through-style="none" style:text-line-through-type="none" style:font-name="Times New Roman" fo:font-size="12pt" style:text-underline-style="none" fo:font-weight="normal" fo:background-color="transparent" style:font-size-asian="12pt" style:font-weight-asian="normal" style:font-size-complex="12pt"/>
    </style:style>
    <style:style style:name="P14" style:family="paragraph" style:parent-style-name="Default">
      <style:paragraph-properties fo:text-align="justify" style:justify-single-word="false"/>
      <style:text-properties style:text-line-through-style="none" style:text-line-through-type="none" style:font-name="Times New Roman" fo:font-size="12pt" style:text-underline-style="none" fo:font-weight="normal" fo:background-color="transparent" style:font-size-asian="12pt" style:font-weight-asian="normal" style:font-size-complex="12pt" style:font-weight-complex="normal"/>
    </style:style>
    <style:style style:name="P15" style:family="paragraph" style:parent-style-name="Default">
      <style:text-properties style:text-line-through-style="none" style:text-line-through-type="none" style:font-name="Times New Roman" fo:font-size="12pt" style:text-underline-style="none" fo:font-weight="normal" officeooo:paragraph-rsid="007f8923" style:font-size-asian="12pt" style:font-weight-asian="normal" style:font-size-complex="12pt"/>
    </style:style>
    <style:style style:name="P16" style:family="paragraph" style:parent-style-name="Default">
      <style:paragraph-properties fo:text-align="justify" style:justify-single-word="false"/>
      <style:text-properties style:text-line-through-style="none" style:text-line-through-type="none" style:font-name="Times New Roman" fo:font-size="12pt" style:text-underline-style="none" fo:font-weight="normal" style:font-size-asian="12pt" style:font-weight-asian="normal" style:font-size-complex="12pt"/>
    </style:style>
    <style:style style:name="P17" style:family="paragraph" style:parent-style-name="Standard">
      <style:paragraph-properties fo:text-align="justify" style:justify-single-word="false"/>
      <style:text-properties style:text-line-through-style="none" style:text-line-through-type="none" style:font-name="Times New Roman" fo:font-size="12pt" fo:language="zxx" fo:country="none" style:text-underline-style="none" fo:font-weight="normal" officeooo:paragraph-rsid="00b06184" style:font-size-asian="12pt" style:font-weight-asian="normal" style:font-size-complex="12pt" style:font-weight-complex="normal"/>
    </style:style>
    <style:style style:name="P18" style:family="paragraph" style:parent-style-name="Default">
      <style:paragraph-properties fo:margin-left="0cm" fo:margin-right="0cm" fo:margin-top="0cm" fo:margin-bottom="0cm" style:contextual-spacing="false" fo:text-align="justify" style:justify-single-word="false" fo:text-indent="0cm" style:auto-text-indent="false"/>
      <style:text-properties style:text-line-through-style="none" style:text-line-through-type="none" style:font-name="Times New Roman" fo:font-size="11pt" style:text-underline-style="none" fo:font-weight="normal" officeooo:rsid="00174ef4" officeooo:paragraph-rsid="00d81578" style:font-name-asian="Times New Roman" style:font-size-asian="11pt" style:font-weight-asian="normal" style:font-name-complex="Times New Roman" style:font-size-complex="18pt" style:font-weight-complex="bold"/>
    </style:style>
    <style:style style:name="P19" style:family="paragraph" style:parent-style-name="Standard">
      <style:paragraph-properties fo:margin-top="0.212cm" fo:margin-bottom="0.212cm" style:contextual-spacing="false" fo:text-align="center" style:justify-single-word="false">
        <style:tab-stops>
          <style:tab-stop style:position="14.002cm"/>
        </style:tab-stops>
      </style:paragraph-properties>
      <style:text-properties style:text-line-through-style="none" style:text-line-through-type="none" style:font-name="Times New Roman" fo:font-size="11pt" style:text-underline-style="none" fo:font-weight="normal" officeooo:paragraph-rsid="00d81578" style:font-name-asian="Times New Roman" style:font-size-asian="11pt" style:font-weight-asian="normal" style:font-name-complex="Times New Roman" style:font-size-complex="8pt"/>
    </style:style>
    <style:style style:name="P20" style:family="paragraph" style:parent-style-name="Heading_20_1">
      <style:paragraph-properties fo:text-align="start" style:justify-single-word="false"/>
    </style:style>
    <style:style style:name="P21" style:family="paragraph" style:parent-style-name="Heading_20_1">
      <style:paragraph-properties fo:text-align="start" style:justify-single-word="false"/>
      <style:text-properties officeooo:paragraph-rsid="00d81578"/>
    </style:style>
    <style:style style:name="P22" style:family="paragraph" style:parent-style-name="Heading_20_1">
      <style:paragraph-properties fo:text-align="start" style:justify-single-word="false"/>
      <style:text-properties officeooo:paragraph-rsid="00b06184"/>
    </style:style>
    <style:style style:name="P23" style:family="paragraph" style:parent-style-name="Standard">
      <style:paragraph-properties fo:text-align="start" style:justify-single-word="false"/>
      <style:text-properties officeooo:paragraph-rsid="00b06184"/>
    </style:style>
    <style:style style:name="P24" style:family="paragraph" style:parent-style-name="Standard">
      <style:paragraph-properties fo:text-align="start" style:justify-single-word="false" fo:break-before="page"/>
      <style:text-properties officeooo:paragraph-rsid="00b06184"/>
    </style:style>
    <style:style style:name="P25" style:family="paragraph" style:parent-style-name="Standard">
      <style:paragraph-properties fo:text-align="start" style:justify-single-word="false"/>
    </style:style>
    <style:style style:name="P26" style:family="paragraph" style:parent-style-name="Heading_20_1">
      <style:paragraph-properties fo:text-align="start" style:justify-single-word="false"/>
      <style:text-properties officeooo:rsid="00b06184" officeooo:paragraph-rsid="00d81578"/>
    </style:style>
    <style:style style:name="P27" style:family="paragraph" style:parent-style-name="Heading_20_1">
      <style:paragraph-properties fo:text-align="start" style:justify-single-word="false"/>
      <style:text-properties style:font-name-asian="Times New Roman" style:font-name-complex="Times New Roman"/>
    </style:style>
    <style:style style:name="P28" style:family="paragraph" style:parent-style-name="Standard">
      <style:paragraph-properties fo:text-align="start" style:justify-single-word="false"/>
      <style:text-properties officeooo:rsid="00b87abe" style:font-name-asian="Times New Roman" style:font-name-complex="Times New Roman"/>
    </style:style>
    <style:style style:name="P29" style:family="paragraph" style:parent-style-name="Standard">
      <style:paragraph-properties fo:text-align="start" style:justify-single-word="false"/>
      <style:text-properties officeooo:rsid="00b87abe" officeooo:paragraph-rsid="00d81578" style:font-name-asian="Times New Roman" style:font-name-complex="Times New Roman"/>
    </style:style>
    <style:style style:name="P30" style:family="paragraph" style:parent-style-name="Standard">
      <style:text-properties officeooo:paragraph-rsid="00d81578" style:font-name-asian="Times New Roman" style:font-name-complex="Times New Roman"/>
    </style:style>
    <style:style style:name="P31" style:family="paragraph" style:parent-style-name="Default">
      <style:paragraph-properties fo:text-align="justify" style:justify-single-word="false"/>
      <style:text-properties officeooo:paragraph-rsid="00d81578" style:font-name-asian="Times New Roman" style:font-name-complex="Times New Roman"/>
    </style:style>
    <style:style style:name="P32" style:family="paragraph" style:parent-style-name="Heading_20_1">
      <style:paragraph-properties fo:text-align="center" style:justify-single-word="false"/>
      <style:text-properties style:font-name="Times New Roman" fo:font-size="18pt" officeooo:paragraph-rsid="00e23559" style:font-size-asian="18pt" style:font-size-complex="18pt"/>
    </style:style>
    <style:style style:name="P33" style:family="paragraph" style:parent-style-name="Heading_20_1">
      <style:paragraph-properties fo:text-align="center" style:justify-single-word="false"/>
      <style:text-properties style:font-name="Times New Roman" fo:font-size="18pt" officeooo:rsid="00e23559" officeooo:paragraph-rsid="00e23559" style:font-size-asian="18pt" style:font-size-complex="18pt"/>
    </style:style>
    <style:style style:name="P34" style:family="paragraph" style:parent-style-name="Standard">
      <style:paragraph-properties fo:text-align="justify" style:justify-single-word="false"/>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P35" style:family="paragraph" style:parent-style-name="Standard">
      <style:paragraph-properties fo:text-align="justify" style:justify-single-word="false"/>
      <style:text-properties style:font-name="Times New Roman" fo:font-size="18pt" fo:font-weight="bold" officeooo:paragraph-rsid="00b06184" style:font-name-asian="Times New Roman" style:font-size-asian="18pt" style:font-weight-asian="bold" style:font-name-complex="Times New Roman" style:font-size-complex="18pt" style:font-weight-complex="bold"/>
    </style:style>
    <style:style style:name="P36"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37" style:family="paragraph" style:parent-style-name="Standard">
      <style:paragraph-properties fo:text-align="center" style:justify-single-word="false" fo:break-before="page"/>
      <style:text-properties style:font-name="Times New Roman" fo:font-size="18pt" fo:letter-spacing="0.035cm" fo:font-weight="bold" style:font-name-asian="Times New Roman" style:font-size-asian="18pt" style:font-weight-asian="bold" style:font-name-complex="Times New Roman" style:font-size-complex="18pt" style:font-weight-complex="bold"/>
    </style:style>
    <style:style style:name="P38" style:family="paragraph" style:parent-style-name="Heading_20_1">
      <style:paragraph-properties fo:text-align="justify" style:justify-single-word="false"/>
      <style:text-properties style:font-name="Times New Roman" fo:font-size="14pt" fo:font-weight="bold" officeooo:rsid="00e23559" officeooo:paragraph-rsid="00e23559" style:font-size-asian="14pt" style:font-weight-asian="bold" style:font-size-complex="14pt" style:font-weight-complex="bold"/>
    </style:style>
    <style:style style:name="P39" style:family="paragraph" style:parent-style-name="Standard">
      <style:paragraph-properties fo:text-align="center" style:justify-single-word="false"/>
      <style:text-properties style:font-name="Times New Roman" fo:font-size="14pt" style:font-size-asian="14pt" style:font-size-complex="14pt"/>
    </style:style>
    <style:style style:name="P40" style:family="paragraph" style:parent-style-name="Heading_20_2">
      <style:paragraph-properties fo:text-align="justify" style:justify-single-word="false"/>
      <style:text-properties style:font-name="Times New Roman" fo:font-size="12pt" officeooo:paragraph-rsid="00e02270" style:font-size-asian="12pt" style:font-size-complex="12pt"/>
    </style:style>
    <style:style style:name="P41" style:family="paragraph" style:parent-style-name="Standard">
      <style:paragraph-properties fo:text-align="justify" style:justify-single-word="false"/>
      <style:text-properties style:font-name="Times New Roman" fo:font-size="12pt" style:font-size-asian="12pt" style:font-size-complex="12pt"/>
    </style:style>
    <style:style style:name="P42" style:family="paragraph" style:parent-style-name="Standard">
      <style:paragraph-properties fo:text-align="justify" style:justify-single-word="false"/>
      <style:text-properties style:font-name="Times New Roman" fo:font-size="12pt" officeooo:paragraph-rsid="00b06184" style:font-size-asian="12pt" style:font-size-complex="12pt"/>
    </style:style>
    <style:style style:name="P43" style:family="paragraph" style:parent-style-name="Standard">
      <style:paragraph-properties fo:text-align="justify" style:justify-single-word="false"/>
      <style:text-properties style:font-name="Times New Roman" fo:font-size="12pt" officeooo:paragraph-rsid="00e4ba81" style:font-size-asian="12pt" style:font-size-complex="12pt"/>
    </style:style>
    <style:style style:name="P44" style:family="paragraph" style:parent-style-name="Standard">
      <style:paragraph-properties fo:text-align="justify" style:justify-single-word="false"/>
      <style:text-properties style:font-name="Times New Roman" fo:font-size="12pt" officeooo:paragraph-rsid="010071d7" style:font-size-asian="12pt" style:font-size-complex="12pt"/>
    </style:style>
    <style:style style:name="P45" style:family="paragraph" style:parent-style-name="Default">
      <style:paragraph-properties fo:text-align="justify" style:justify-single-word="false"/>
      <style:text-properties style:font-name="Times New Roman" fo:font-size="12pt" style:font-size-asian="12pt" style:font-size-complex="12pt"/>
    </style:style>
    <style:style style:name="P46" style:family="paragraph" style:parent-style-name="Default">
      <style:paragraph-properties fo:text-align="justify" style:justify-single-word="false"/>
      <style:text-properties style:font-name="Times New Roman" fo:font-size="12pt" officeooo:paragraph-rsid="00a280a2" style:font-size-asian="12pt" style:font-size-complex="12pt"/>
    </style:style>
    <style:style style:name="P47" style:family="paragraph" style:parent-style-name="Default">
      <style:paragraph-properties fo:text-align="justify" style:justify-single-word="false"/>
      <style:text-properties style:font-name="Times New Roman" fo:font-size="12pt" officeooo:paragraph-rsid="00d53fb8" style:font-size-asian="12pt" style:font-size-complex="12pt"/>
    </style:style>
    <style:style style:name="P48" style:family="paragraph" style:parent-style-name="Text_20_body">
      <style:paragraph-properties fo:text-align="justify" style:justify-single-word="false"/>
      <style:text-properties style:font-name="Times New Roman" fo:font-size="12pt" officeooo:paragraph-rsid="00b8ba21" style:font-size-asian="12pt" style:font-size-complex="12pt"/>
    </style:style>
    <style:style style:name="P49" style:family="paragraph" style:parent-style-name="Heading_20_2">
      <style:paragraph-properties fo:margin-left="0cm" fo:margin-right="0cm" fo:margin-top="0cm" fo:margin-bottom="0cm" style:contextual-spacing="false" fo:text-align="justify" style:justify-single-word="false" fo:text-indent="0cm" style:auto-text-indent="false"/>
      <style:text-properties style:font-name="Times New Roman" fo:font-size="12pt" officeooo:paragraph-rsid="00e66139" style:font-size-asian="12pt" style:font-size-complex="12pt"/>
    </style:style>
    <style:style style:name="P50" style:family="paragraph" style:parent-style-name="Text_20_body">
      <style:paragraph-properties fo:margin-top="0.071cm" fo:margin-bottom="0.101cm" style:contextual-spacing="false" fo:text-align="justify" style:justify-single-word="false"/>
      <style:text-properties style:font-name="Times New Roman" fo:font-size="12pt" officeooo:paragraph-rsid="00bb7d3d" style:font-size-asian="12pt" style:font-size-complex="12pt"/>
    </style:style>
    <style:style style:name="P51" style:family="paragraph" style:parent-style-name="Standard">
      <style:paragraph-properties fo:text-align="justify" style:justify-single-word="false"/>
      <style:text-properties style:font-name="Times New Roman" fo:font-size="12pt" officeooo:rsid="00b52636" style:font-size-asian="12pt" style:font-size-complex="12pt"/>
    </style:style>
    <style:style style:name="P52" style:family="paragraph" style:parent-style-name="Standard">
      <style:paragraph-properties fo:text-align="justify" style:justify-single-word="false"/>
      <style:text-properties style:font-name="Times New Roman" fo:font-size="12pt" officeooo:rsid="00b52636" officeooo:paragraph-rsid="00b6c924" style:font-size-asian="12pt" style:font-size-complex="12pt"/>
    </style:style>
    <style:style style:name="P53" style:family="paragraph" style:parent-style-name="Standard">
      <style:paragraph-properties fo:text-align="center" style:justify-single-word="false"/>
      <style:text-properties style:font-name="Times New Roman" fo:font-size="12pt" officeooo:paragraph-rsid="00e02270" style:font-size-asian="12pt" style:font-size-complex="12pt"/>
    </style:style>
    <style:style style:name="P54" style:family="paragraph" style:parent-style-name="Standard">
      <style:text-properties style:font-name="Times New Roman" fo:font-size="12pt" officeooo:paragraph-rsid="00e02270" style:font-size-asian="12pt" style:font-size-complex="12pt"/>
    </style:style>
    <style:style style:name="P55"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writing-mode="page"/>
      <style:text-properties style:font-name="Times New Roman" fo:font-size="12pt" officeooo:paragraph-rsid="00e02270" style:font-size-asian="12pt" style:font-size-complex="12pt"/>
    </style:style>
    <style:style style:name="P56"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writing-mode="page"/>
      <style:text-properties style:font-name="Times New Roman" fo:font-size="12pt" officeooo:paragraph-rsid="00e256ce" style:font-size-asian="12pt" style:font-size-complex="12pt"/>
    </style:style>
    <style:style style:name="P57"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page" style:writing-mode="page"/>
      <style:text-properties style:font-name="Times New Roman" fo:font-size="12pt" officeooo:paragraph-rsid="00e02270" style:font-size-asian="12pt" style:font-size-complex="12pt"/>
    </style:style>
    <style:style style:name="P58" style:family="paragraph" style:parent-style-name="Heading_20_2">
      <style:paragraph-properties fo:text-align="justify" style:justify-single-word="false"/>
      <style:text-properties style:font-name="Times New Roman" fo:font-size="12pt" officeooo:paragraph-rsid="00e02270" fo:background-color="#579d1c" style:font-size-asian="12pt" style:font-size-complex="12pt"/>
    </style:style>
    <style:style style:name="P59" style:family="paragraph" style:parent-style-name="Standard">
      <style:paragraph-properties fo:text-align="center" style:justify-single-word="false"/>
      <style:text-properties style:font-name="Times New Roman" fo:font-size="12pt" officeooo:paragraph-rsid="00e02270" fo:background-color="#579d1c" style:font-size-asian="12pt" style:font-size-complex="12pt"/>
    </style:style>
    <style:style style:name="P60" style:family="paragraph" style:parent-style-name="Standard">
      <style:text-properties style:font-name="Times New Roman" fo:font-size="12pt" officeooo:paragraph-rsid="00e02270" fo:background-color="#579d1c" style:font-size-asian="12pt" style:font-size-complex="12pt"/>
    </style:style>
    <style:style style:name="P61"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page"/>
      <style:text-properties style:font-name="Times New Roman" fo:font-size="12pt" officeooo:paragraph-rsid="00e02270" fo:background-color="#579d1c" style:font-size-asian="12pt" style:font-size-complex="12pt"/>
    </style:style>
    <style:style style:name="P62"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writing-mode="page"/>
      <style:text-properties style:font-name="Times New Roman" fo:font-size="12pt" officeooo:paragraph-rsid="00e02270" fo:background-color="#579d1c" style:font-size-asian="12pt" style:font-size-complex="12pt"/>
    </style:style>
    <style:style style:name="P63"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writing-mode="page"/>
      <style:text-properties style:font-name="Times New Roman" fo:font-size="12pt" officeooo:rsid="0157ea9d" officeooo:paragraph-rsid="00e02270" fo:background-color="#579d1c" style:font-size-asian="12pt" style:font-size-complex="12pt"/>
    </style:style>
    <style:style style:name="P64" style:family="paragraph" style:parent-style-name="Text_20_body">
      <style:paragraph-properties fo:margin-top="0cm" fo:margin-bottom="0cm" style:contextual-spacing="false" fo:line-height="100%" fo:text-align="justify" style:justify-single-word="false" style:writing-mode="page"/>
      <style:text-properties style:font-name="Times New Roman" fo:font-size="12pt" officeooo:rsid="00242831" officeooo:paragraph-rsid="00e02270" fo:background-color="#579d1c" style:font-size-asian="12pt" style:font-size-complex="12pt"/>
    </style:style>
    <style:style style:name="P65" style:family="paragraph" style:parent-style-name="Standard">
      <style:paragraph-properties fo:margin-top="0.071cm" fo:margin-bottom="0.3cm" style:contextual-spacing="false" fo:text-align="justify" style:justify-single-word="false"/>
      <style:text-properties style:font-name="Times New Roman" fo:font-size="12pt" fo:font-weight="bold" officeooo:paragraph-rsid="00d3c263" style:font-name-asian="Times New Roman" style:font-size-asian="12pt" style:font-weight-asian="bold" style:font-name-complex="Times New Roman" style:font-size-complex="12pt" style:font-weight-complex="bold"/>
    </style:style>
    <style:style style:name="P66" style:family="paragraph" style:parent-style-name="Standard">
      <style:paragraph-properties fo:margin-top="0.071cm" fo:margin-bottom="0.3cm" style:contextual-spacing="false" fo:text-align="justify" style:justify-single-word="false"/>
      <style:text-properties style:font-name="Times New Roman" fo:font-size="12pt" fo:font-weight="bold" officeooo:paragraph-rsid="011ddadc" style:font-name-asian="Times New Roman" style:font-size-asian="12pt" style:font-weight-asian="bold" style:font-name-complex="Times New Roman" style:font-size-complex="12pt" style:font-weight-complex="bold"/>
    </style:style>
    <style:style style:name="P67" style:family="paragraph" style:parent-style-name="Standard">
      <style:paragraph-properties fo:text-align="justify" style:justify-single-word="false"/>
      <style:text-properties style:font-name="Times New Roman" fo:font-size="12pt" fo:font-weight="bold" officeooo:paragraph-rsid="007f8923" style:font-name-asian="Times New Roman" style:font-size-asian="12pt" style:font-weight-asian="bold" style:font-name-complex="Times New Roman" style:font-size-complex="12pt" style:font-weight-complex="bold"/>
    </style:style>
    <style:style style:name="P68" style:family="paragraph" style:parent-style-name="Standard">
      <style:paragraph-properties fo:text-align="justify" style:justify-single-word="false"/>
      <style:text-properties style:font-name="Times New Roman" fo:font-size="12pt" fo:font-weight="bold" officeooo:paragraph-rsid="00b06184" style:font-name-asian="Times New Roman" style:font-size-asian="12pt" style:font-weight-asian="bold" style:font-name-complex="Times New Roman" style:font-size-complex="12pt" style:font-weight-complex="bold"/>
    </style:style>
    <style:style style:name="P69" style:family="paragraph" style:parent-style-name="Standard" style:master-page-name="">
      <loext:graphic-properties draw:fill="none"/>
      <style:paragraph-properties fo:margin-left="0cm" fo:margin-right="0cm" fo:text-align="justify" style:justify-single-word="false" fo:orphans="2" fo:widows="2" fo:hyphenation-ladder-count="no-limit" fo:text-indent="0cm" style:auto-text-indent="false" style:page-number="auto" fo:background-color="transparent" style:writing-mode="lr-tb"/>
      <style:text-properties style:font-name="Times New Roman" fo:font-size="12pt" fo:font-weight="bold" officeooo:paragraph-rsid="00d2b56a" style:font-name-asian="Times New Roman" style:font-size-asian="12pt" style:font-weight-asian="bold" style:font-name-complex="Times New Roman" style:font-size-complex="12pt" style:font-weight-complex="bold" fo:hyphenate="false" fo:hyphenation-remain-char-count="2" fo:hyphenation-push-char-count="2" loext:hyphenation-no-caps="false"/>
    </style:style>
    <style:style style:name="P70"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page"/>
      <style:text-properties style:font-name="Times New Roman" fo:font-size="12pt" fo:font-weight="bold" officeooo:rsid="01b6a98a" officeooo:paragraph-rsid="00e02270" style:font-size-asian="12pt" style:font-weight-asian="bold" style:font-size-complex="12pt" style:font-weight-complex="bold"/>
    </style:style>
    <style:style style:name="P71" style:family="paragraph" style:parent-style-name="Text_20_body">
      <style:paragraph-properties fo:margin-left="0cm" fo:margin-right="0cm" fo:margin-top="0cm" fo:margin-bottom="0cm" style:contextual-spacing="false" fo:line-height="100%" fo:text-indent="0cm" style:auto-text-indent="false" style:writing-mode="page"/>
      <style:text-properties style:font-name="Times New Roman" fo:font-size="12pt" fo:font-weight="bold" officeooo:rsid="001e5cf8" officeooo:paragraph-rsid="00e02270" style:font-size-asian="12pt" style:font-weight-asian="bold" style:font-size-complex="12pt" style:font-weight-complex="bold"/>
    </style:style>
    <style:style style:name="P72"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writing-mode="page"/>
      <style:text-properties style:font-name="Times New Roman" fo:font-size="12pt" fo:font-weight="bold" officeooo:paragraph-rsid="00e02270" style:font-size-asian="12pt" style:font-weight-asian="bold" style:font-size-complex="12pt" style:font-weight-complex="bold"/>
    </style:style>
    <style:style style:name="P73"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writing-mode="page"/>
      <style:text-properties style:font-name="Times New Roman" fo:font-size="12pt" fo:font-weight="bold" officeooo:rsid="01cf7872" officeooo:paragraph-rsid="00e02270" style:font-size-asian="12pt" style:font-weight-asian="bold" style:font-size-complex="12pt" style:font-weight-complex="bold"/>
    </style:style>
    <style:style style:name="P74"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page"/>
      <style:text-properties style:font-name="Times New Roman" fo:font-size="12pt" fo:font-weight="bold" officeooo:rsid="002f9951" officeooo:paragraph-rsid="00e02270" fo:background-color="#579d1c" style:font-size-asian="12pt" style:font-weight-asian="bold" style:font-size-complex="12pt" style:font-weight-complex="bold"/>
    </style:style>
    <style:style style:name="P75"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page" style:writing-mode="page"/>
      <style:text-properties style:font-name="Times New Roman" fo:font-size="12pt" fo:font-weight="bold" officeooo:rsid="002f9951" officeooo:paragraph-rsid="00e02270" fo:background-color="#579d1c" style:font-size-asian="12pt" style:font-weight-asian="bold" style:font-size-complex="12pt" style:font-weight-complex="bold"/>
    </style:style>
    <style:style style:name="P76"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page"/>
      <style:text-properties style:font-name="Times New Roman" fo:font-size="12pt" fo:font-weight="bold" officeooo:rsid="01b6a98a" officeooo:paragraph-rsid="00e02270" fo:background-color="#579d1c" style:font-size-asian="12pt" style:font-weight-asian="bold" style:font-size-complex="12pt" style:font-weight-complex="bold"/>
    </style:style>
    <style:style style:name="P77"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writing-mode="page"/>
      <style:text-properties style:font-name="Times New Roman" fo:font-size="12pt" fo:font-weight="bold" officeooo:paragraph-rsid="00e02270" fo:background-color="#579d1c" style:font-size-asian="12pt" style:font-weight-asian="bold" style:font-size-complex="12pt" style:font-weight-complex="bold"/>
    </style:style>
    <style:style style:name="P78" style:family="paragraph" style:parent-style-name="Standard">
      <style:paragraph-properties fo:text-align="start" style:justify-single-word="false"/>
      <style:text-properties style:font-name="Times New Roman" fo:font-size="12pt" fo:font-weight="normal" officeooo:paragraph-rsid="00d81578" style:font-name-asian="Times New Roman" style:font-size-asian="12pt" style:font-weight-asian="normal" style:font-name-complex="Times New Roman" style:font-size-complex="12pt" style:font-weight-complex="normal"/>
    </style:style>
    <style:style style:name="P79" style:family="paragraph" style:parent-style-name="Standard">
      <style:paragraph-properties fo:text-align="justify" style:justify-single-word="false"/>
      <style:text-properties style:font-name="Times New Roman" fo:font-size="12pt" fo:font-weight="normal" officeooo:rsid="0017a9b3" officeooo:paragraph-rsid="00d81578" style:font-name-asian="Times New Roman" style:font-size-asian="12pt" style:font-weight-asian="normal" style:font-name-complex="Times New Roman" style:font-size-complex="12pt" style:font-weight-complex="normal"/>
    </style:style>
    <style:style style:name="P80" style:family="paragraph" style:parent-style-name="Standard">
      <style:paragraph-properties fo:text-align="justify" style:justify-single-word="fals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81" style:family="paragraph" style:parent-style-name="Standard">
      <style:paragraph-properties fo:text-align="justify" style:justify-single-word="false"/>
      <style:text-properties style:font-name="Times New Roman" fo:font-size="12pt" fo:font-weight="normal" officeooo:paragraph-rsid="007d3bae" style:font-name-asian="Times New Roman" style:font-size-asian="12pt" style:font-weight-asian="normal" style:font-name-complex="Times New Roman" style:font-size-complex="12pt" style:font-weight-complex="normal"/>
    </style:style>
    <style:style style:name="P82" style:family="paragraph" style:parent-style-name="Default">
      <style:paragraph-properties fo:text-align="justify" style:justify-single-word="fals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83" style:family="paragraph" style:parent-style-name="Text_20_body">
      <style:paragraph-properties fo:margin-left="0cm" fo:margin-right="0cm" fo:margin-top="0.071cm" fo:margin-bottom="0.21cm" style:contextual-spacing="false" fo:text-align="justify" style:justify-single-word="false" fo:text-indent="0cm" style:auto-text-indent="false"/>
      <style:text-properties style:font-name="Times New Roman" fo:font-size="12pt" fo:font-weight="normal" officeooo:paragraph-rsid="00a818a0" style:font-name-asian="Times New Roman" style:font-size-asian="12pt" style:font-weight-asian="normal" style:font-name-complex="Times New Roman" style:font-size-complex="12pt" style:font-weight-complex="normal"/>
    </style:style>
    <style:style style:name="P8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writing-mode="page"/>
      <style:text-properties style:font-name="Times New Roman" fo:font-size="12pt" fo:font-weight="normal" officeooo:rsid="001e5cf8" officeooo:paragraph-rsid="00e02270" style:font-name-asian="Times New Roman" style:font-size-asian="12pt" style:font-weight-asian="normal" style:font-name-complex="Times New Roman" style:font-size-complex="12pt" style:font-weight-complex="normal"/>
    </style:style>
    <style:style style:name="P85"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writing-mode="page"/>
      <style:text-properties style:font-name="Times New Roman" fo:font-size="12pt" fo:font-weight="normal" officeooo:rsid="001e5cf8" officeooo:paragraph-rsid="00e02270" style:font-name-asian="Times New Roman" style:font-size-asian="12pt" style:font-weight-asian="normal" style:font-name-complex="Times New Roman" style:font-size-complex="12pt" style:font-weight-complex="normal"/>
    </style:style>
    <style:style style:name="P8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writing-mode="page"/>
      <style:text-properties style:font-name="Times New Roman" fo:font-size="12pt" fo:font-weight="normal" officeooo:rsid="00e256ce" officeooo:paragraph-rsid="00e256ce" style:font-name-asian="Times New Roman" style:font-size-asian="12pt" style:font-weight-asian="normal" style:font-name-complex="Times New Roman" style:font-size-complex="12pt" style:font-weight-complex="normal"/>
    </style:style>
    <style:style style:name="P87" style:family="paragraph" style:parent-style-name="Standard">
      <style:paragraph-properties fo:text-align="justify" style:justify-single-word="false"/>
      <style:text-properties style:font-name="Times New Roman" fo:font-size="12pt" fo:font-weight="normal" fo:background-color="#ffff00" style:font-name-asian="Times New Roman" style:font-size-asian="12pt" style:font-weight-asian="normal" style:font-name-complex="Times New Roman" style:font-size-complex="12pt" style:font-weight-complex="normal"/>
    </style:style>
    <style:style style:name="P88" style:family="paragraph" style:parent-style-name="Standard">
      <style:paragraph-properties fo:text-align="justify" style:justify-single-word="false"/>
      <style:text-properties style:font-name="Times New Roman" fo:font-size="12pt" fo:font-weight="normal" officeooo:paragraph-rsid="001b46dd" fo:background-color="#ffff00" style:font-name-asian="Times New Roman" style:font-size-asian="12pt" style:font-weight-asian="normal" style:font-name-complex="Times New Roman" style:font-size-complex="12pt" style:font-weight-complex="normal"/>
    </style:style>
    <style:style style:name="P89" style:family="paragraph" style:parent-style-name="Standard">
      <style:paragraph-properties fo:text-align="justify" style:justify-single-word="false"/>
      <style:text-properties style:font-name="Times New Roman" fo:font-size="12pt" fo:font-weight="normal" officeooo:paragraph-rsid="008c401b" fo:background-color="#ffff00" style:font-name-asian="Times New Roman" style:font-size-asian="12pt" style:font-weight-asian="normal" style:font-name-complex="Times New Roman" style:font-size-complex="12pt" style:font-weight-complex="normal"/>
    </style:style>
    <style:style style:name="P90" style:family="paragraph" style:parent-style-name="Standard">
      <style:paragraph-properties fo:text-align="justify" style:justify-single-word="false"/>
      <style:text-properties style:font-name="Times New Roman" fo:font-size="12pt" fo:font-weight="normal" officeooo:rsid="00ab1cce" officeooo:paragraph-rsid="008c401b" fo:background-color="#ffff00" style:font-name-asian="Times New Roman" style:font-size-asian="12pt" style:font-weight-asian="normal" style:font-name-complex="Times New Roman" style:font-size-complex="12pt" style:font-weight-complex="normal"/>
    </style:style>
    <style:style style:name="P91" style:family="paragraph" style:parent-style-name="Heading_20_3">
      <style:text-properties style:font-name="Times New Roman" fo:font-size="12pt" fo:font-weight="normal" officeooo:paragraph-rsid="00d81578" fo:background-color="#ffff00" style:font-name-asian="Times New Roman" style:font-size-asian="12pt" style:font-weight-asian="normal" style:font-name-complex="Times New Roman" style:font-size-complex="12pt" style:font-weight-complex="normal"/>
    </style:style>
    <style:style style:name="P92" style:family="paragraph" style:parent-style-name="Standard">
      <style:paragraph-properties fo:text-align="justify" style:justify-single-word="false"/>
      <style:text-properties style:font-name="Times New Roman" fo:font-size="12pt" fo:font-weight="normal" officeooo:paragraph-rsid="008c401b" fo:background-color="transparent" style:font-name-asian="Times New Roman" style:font-size-asian="12pt" style:font-weight-asian="normal" style:font-name-complex="Times New Roman" style:font-size-complex="12pt" style:font-weight-complex="normal"/>
    </style:style>
    <style:style style:name="P93" style:family="paragraph" style:parent-style-name="Text_20_body">
      <style:paragraph-properties fo:margin-top="0cm" fo:margin-bottom="0cm" style:contextual-spacing="false" fo:line-height="100%" fo:text-align="justify" style:justify-single-word="false"/>
      <style:text-properties style:font-name="Times New Roman" fo:font-size="12pt" fo:font-weight="normal" officeooo:rsid="00ac78d9" officeooo:paragraph-rsid="008ed879" fo:background-color="transparent" style:font-name-asian="Times New Roman" style:font-size-asian="12pt" style:font-weight-asian="normal" style:font-name-complex="Times New Roman" style:font-size-complex="12pt" style:font-weight-complex="normal"/>
    </style:style>
    <style:style style:name="P94" style:family="paragraph" style:parent-style-name="Standard">
      <style:paragraph-properties fo:margin-left="0cm" fo:margin-right="0cm" fo:text-align="justify" style:justify-single-word="false" fo:text-indent="0cm" style:auto-text-indent="false"/>
      <style:text-properties style:font-name="Times New Roman" fo:font-size="12pt" fo:font-weight="normal" officeooo:paragraph-rsid="006765a2" style:font-name-asian="Arial Narrow" style:font-size-asian="12pt" style:font-weight-asian="normal" style:font-name-complex="Arial Narrow" style:font-size-complex="12pt" style:font-weight-complex="normal"/>
    </style:style>
    <style:style style:name="P95"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6765a2" style:font-name-asian="Arial Narrow" style:font-size-asian="12pt" style:font-weight-asian="normal" style:font-name-complex="Arial Narrow" style:font-size-complex="12pt" style:font-weight-complex="normal"/>
    </style:style>
    <style:style style:name="P96" style:family="paragraph" style:parent-style-name="Heading_20_3">
      <style:paragraph-properties fo:text-align="justify" style:justify-single-word="false"/>
      <style:text-properties style:font-name="Times New Roman" fo:font-size="12pt" fo:font-weight="normal" style:font-name-asian="Arial Narrow" style:font-size-asian="12pt" style:font-weight-asian="normal" style:font-name-complex="Arial Narrow" style:font-size-complex="12pt" style:font-weight-complex="normal"/>
    </style:style>
    <style:style style:name="P97" style:family="paragraph" style:parent-style-name="Heading_20_3">
      <style:paragraph-properties fo:text-align="justify" style:justify-single-word="false"/>
      <style:text-properties style:font-name="Times New Roman" fo:font-size="12pt" fo:font-weight="normal" officeooo:paragraph-rsid="00d81578" style:font-name-asian="Arial Narrow" style:font-size-asian="12pt" style:font-weight-asian="normal" style:font-name-complex="Arial Narrow" style:font-size-complex="12pt" style:font-weight-complex="normal"/>
    </style:style>
    <style:style style:name="P98" style:family="paragraph" style:parent-style-name="WW-Body_20_Text_20_2">
      <style:text-properties style:font-name="Times New Roman" fo:font-size="12pt" fo:font-weight="normal" officeooo:rsid="001fe1ed" officeooo:paragraph-rsid="002887bb" style:font-name-asian="Arial Narrow" style:font-size-asian="12pt" style:font-weight-asian="normal" style:font-name-complex="Arial Narrow" style:font-size-complex="12pt" style:font-weight-complex="normal"/>
    </style:style>
    <style:style style:name="P99" style:family="paragraph" style:parent-style-name="Standard">
      <loext:graphic-properties draw:fill="none"/>
      <style:paragraph-properties fo:margin-left="1.499cm" fo:margin-right="0cm" fo:text-align="justify" style:justify-single-word="false" fo:orphans="2" fo:widows="2" fo:hyphenation-ladder-count="no-limit" fo:text-indent="0cm" style:auto-text-indent="false" fo:background-color="transparent" style:writing-mode="lr-tb"/>
      <style:text-properties style:font-name="Times New Roman" fo:font-size="12pt" fo:font-weight="normal" officeooo:rsid="007f8923" officeooo:paragraph-rsid="007f8923" style:font-name-asian="Arial Narrow" style:font-size-asian="12pt" style:font-weight-asian="normal" style:font-name-complex="Arial Narrow" style:font-size-complex="12pt" style:font-weight-complex="bold" fo:hyphenate="false" fo:hyphenation-remain-char-count="2" fo:hyphenation-push-char-count="2" loext:hyphenation-no-caps="false"/>
    </style:style>
    <style:style style:name="P10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writing-mode="page"/>
      <style:text-properties style:font-name="Times New Roman" fo:font-size="12pt" fo:font-weight="normal" officeooo:rsid="00e256ce" officeooo:paragraph-rsid="00e256ce" fo:background-color="#579d1c" style:font-name-asian="Times New Roman" style:font-size-asian="12pt" style:font-weight-asian="normal" style:font-name-complex="Times New Roman" style:font-size-complex="12pt" style:font-weight-complex="normal"/>
    </style:style>
    <style:style style:name="P101"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writing-mode="page"/>
      <style:text-properties style:font-name="Times New Roman" fo:font-size="12pt" fo:font-weight="normal" officeooo:rsid="01c1f4bf" officeooo:paragraph-rsid="00e02270" fo:background-color="#579d1c" style:font-size-asian="12pt" style:font-weight-asian="normal" style:font-size-complex="12pt" style:font-weight-complex="normal"/>
    </style:style>
    <style:style style:name="P102"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writing-mode="page"/>
      <style:text-properties style:font-name="Times New Roman" fo:font-size="12pt" fo:font-weight="normal" officeooo:rsid="001e5cf8" officeooo:paragraph-rsid="00e02270"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Times New Roman" fo:font-size="12pt" fo:font-weight="normal" officeooo:rsid="011ddadc" officeooo:paragraph-rsid="011ddadc" fo:background-color="#aecf00" style:font-name-asian="Times New Roman" style:font-size-asian="12pt" style:font-weight-asian="normal" style:font-name-complex="Times New Roman" style:font-size-complex="12pt" style:font-weight-complex="normal"/>
    </style:style>
    <style:style style:name="P104" style:family="paragraph" style:parent-style-name="Standard">
      <style:paragraph-properties fo:text-align="justify" style:justify-single-word="false"/>
      <style:text-properties style:font-name="Times New Roman" fo:font-size="12pt" style:font-name-asian="Arial Narrow" style:font-size-asian="12pt" style:font-name-complex="Arial Narrow" style:font-size-complex="12pt"/>
    </style:style>
    <style:style style:name="P105" style:family="paragraph" style:parent-style-name="Standard">
      <style:paragraph-properties fo:text-align="justify" style:justify-single-word="false"/>
      <style:text-properties style:font-name="Times New Roman" fo:font-size="12pt" officeooo:paragraph-rsid="0028f91b" style:font-name-asian="Arial Narrow" style:font-size-asian="12pt" style:font-name-complex="Arial Narrow" style:font-size-complex="12pt"/>
    </style:style>
    <style:style style:name="P106" style:family="paragraph" style:parent-style-name="Standard">
      <style:paragraph-properties fo:text-align="justify" style:justify-single-word="false"/>
      <style:text-properties style:font-name="Times New Roman" fo:font-size="12pt" officeooo:paragraph-rsid="0040a53b" style:font-name-asian="Arial Narrow" style:font-size-asian="12pt" style:font-name-complex="Arial Narrow" style:font-size-complex="12pt"/>
    </style:style>
    <style:style style:name="P107" style:family="paragraph" style:parent-style-name="Standard">
      <style:paragraph-properties fo:text-align="justify" style:justify-single-word="false"/>
      <style:text-properties style:font-name="Times New Roman" fo:font-size="12pt" officeooo:paragraph-rsid="00d2b56a" style:font-name-asian="Arial Narrow" style:font-size-asian="12pt" style:font-name-complex="Arial Narrow" style:font-size-complex="12pt"/>
    </style:style>
    <style:style style:name="P108" style:family="paragraph" style:parent-style-name="Text_20_body">
      <style:paragraph-properties fo:margin-left="0.501cm" fo:margin-right="0cm" fo:text-align="justify" style:justify-single-word="false" fo:text-indent="0cm" style:auto-text-indent="false"/>
      <style:text-properties style:font-name="Times New Roman" fo:font-size="12pt" officeooo:paragraph-rsid="00d2b56a" style:font-name-asian="Arial Narrow" style:font-size-asian="12pt" style:font-name-complex="Arial Narrow" style:font-size-complex="12pt"/>
    </style:style>
    <style:style style:name="P109" style:family="paragraph" style:parent-style-name="Standard">
      <style:paragraph-properties fo:margin-left="0.501cm" fo:margin-right="0cm" fo:text-align="justify" style:justify-single-word="false" fo:text-indent="0cm" style:auto-text-indent="false"/>
      <style:text-properties style:font-name="Times New Roman" fo:font-size="12pt" officeooo:paragraph-rsid="00d2b56a" style:font-name-asian="Arial Narrow" style:font-size-asian="12pt" style:font-name-complex="Arial Narrow" style:font-size-complex="12pt"/>
    </style:style>
    <style:style style:name="P110"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style:font-name="Times New Roman" fo:font-size="12pt" officeooo:paragraph-rsid="00d0946d" style:font-name-asian="Arial Narrow" style:font-size-asian="12pt" style:font-name-complex="Arial Narrow" style:font-size-complex="12pt"/>
    </style:style>
    <style:style style:name="P111" style:family="paragraph" style:parent-style-name="Normal_20__28_Web_29_">
      <style:paragraph-properties fo:margin-top="0cm" fo:margin-bottom="0cm" style:contextual-spacing="false" fo:text-align="justify" style:justify-single-word="false"/>
      <style:text-properties style:font-name="Times New Roman" fo:font-size="12pt" officeooo:paragraph-rsid="00d0946d" style:font-name-asian="Arial Narrow" style:font-size-asian="12pt" style:font-name-complex="Arial Narrow" style:font-size-complex="12pt"/>
    </style:style>
    <style:style style:name="P112" style:family="paragraph" style:parent-style-name="Standard">
      <style:paragraph-properties fo:margin-top="0cm" fo:margin-bottom="0cm" style:contextual-spacing="false" fo:text-align="justify" style:justify-single-word="false"/>
      <style:text-properties style:font-name="Times New Roman" fo:font-size="12pt" officeooo:paragraph-rsid="00d0946d" style:font-name-asian="Arial Narrow" style:font-size-asian="12pt" style:font-name-complex="Arial Narrow" style:font-size-complex="12pt"/>
    </style:style>
    <style:style style:name="P113"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style:font-name="Times New Roman" fo:font-size="12pt" officeooo:paragraph-rsid="00cdc3eb" style:font-name-asian="Arial Narrow" style:font-size-asian="12pt" style:font-name-complex="Arial Narrow" style:font-size-complex="12pt"/>
    </style:style>
    <style:style style:name="P114" style:family="paragraph" style:parent-style-name="Normal_20__28_Web_29_">
      <style:paragraph-properties fo:margin-left="0cm" fo:margin-right="0cm" fo:margin-top="0cm" fo:margin-bottom="0.21cm" style:contextual-spacing="false" fo:text-align="justify" style:justify-single-word="false" fo:text-indent="0cm" style:auto-text-indent="false"/>
      <style:text-properties style:font-name="Times New Roman" fo:font-size="12pt" style:font-name-asian="Arial Narrow" style:font-size-asian="12pt" style:font-name-complex="Arial Narrow" style:font-size-complex="12pt"/>
    </style:style>
    <style:style style:name="P115" style:family="paragraph" style:parent-style-name="Standard">
      <style:paragraph-properties fo:text-align="justify" style:justify-single-word="false"/>
      <style:text-properties style:font-name="Times New Roman" fo:font-size="12pt" officeooo:rsid="003af22a" officeooo:paragraph-rsid="003a083e" style:font-name-asian="Arial Narrow" style:font-size-asian="12pt" style:font-name-complex="Arial Narrow" style:font-size-complex="12pt"/>
    </style:style>
    <style:style style:name="P116" style:family="paragraph" style:parent-style-name="Standard">
      <style:paragraph-properties fo:text-align="justify" style:justify-single-word="false"/>
      <style:text-properties style:font-name="Times New Roman" fo:font-size="12pt" officeooo:rsid="0030b715" officeooo:paragraph-rsid="003a083e" style:font-name-asian="Arial Narrow" style:font-size-asian="12pt" style:font-name-complex="Arial Narrow" style:font-size-complex="12pt"/>
    </style:style>
    <style:style style:name="P117" style:family="paragraph" style:parent-style-name="Standard">
      <style:paragraph-properties fo:margin-left="0cm" fo:margin-right="0cm" fo:text-indent="0cm" style:auto-text-indent="false"/>
      <style:text-properties style:font-name="Times New Roman" fo:font-size="12pt" style:font-name-asian="Arial Narrow" style:font-size-asian="12pt" style:font-name-complex="Arial Narrow" style:font-size-complex="12pt"/>
    </style:style>
    <style:style style:name="P118"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style:font-name="Times New Roman" fo:font-size="12pt" officeooo:paragraph-rsid="00cdc3eb" style:font-name-asian="Arial Narrow" style:font-size-asian="12pt" style:font-name-complex="Tahoma1" style:font-size-complex="12pt"/>
    </style:style>
    <style:style style:name="P119" style:family="paragraph" style:parent-style-name="Standard">
      <style:paragraph-properties fo:text-align="justify" style:justify-single-word="false"/>
      <style:text-properties style:font-name="Times New Roman" fo:font-size="12pt" officeooo:rsid="00b87abe" officeooo:paragraph-rsid="00d2b56a" style:font-name-asian="Times New Roman" style:font-size-asian="12pt" style:font-name-complex="Times New Roman" style:font-size-complex="12pt"/>
    </style:style>
    <style:style style:name="P120" style:family="paragraph" style:parent-style-name="Standard">
      <style:text-properties style:font-name="Times New Roman" fo:font-size="12pt" style:text-underline-style="none" fo:font-weight="normal" officeooo:paragraph-rsid="00d81578" style:font-name-asian="Arial Narrow" style:font-size-asian="12pt" style:font-weight-asian="normal" style:font-name-complex="Arial Narrow" style:font-size-complex="12pt" style:font-weight-complex="normal"/>
    </style:style>
    <style:style style:name="P121" style:family="paragraph" style:parent-style-name="Default">
      <style:paragraph-properties fo:text-align="justify" style:justify-single-word="false"/>
      <style:text-properties style:font-name="Times New Roman" fo:font-size="12pt" fo:background-color="transparent" style:font-size-asian="12pt" style:font-size-complex="12pt"/>
    </style:style>
    <style:style style:name="P122" style:family="paragraph" style:parent-style-name="Default">
      <style:paragraph-properties fo:text-align="justify" style:justify-single-word="false"/>
      <style:text-properties style:font-name="Times New Roman" fo:font-size="12pt" fo:background-color="#fff200" style:font-size-asian="12pt" style:font-size-complex="12pt"/>
    </style:style>
    <style:style style:name="P123" style:family="paragraph" style:parent-style-name="Text_20_body">
      <style:paragraph-properties fo:text-align="justify" style:justify-single-word="false"/>
      <style:text-properties style:font-name="Times New Roman" fo:font-size="12pt" officeooo:paragraph-rsid="00c36afd" style:font-name-asian="MS Mincho" style:font-size-asian="12pt" style:font-name-complex="Tahoma1" style:font-size-complex="12pt"/>
    </style:style>
    <style:style style:name="P124" style:family="paragraph" style:parent-style-name="Normal_20__28_Web_29_">
      <style:paragraph-properties fo:margin-left="-0.582cm" fo:margin-right="0cm" fo:margin-top="0cm" fo:margin-bottom="0.21cm" style:contextual-spacing="false" fo:text-align="justify" style:justify-single-word="false" fo:text-indent="-0.926cm" style:auto-text-indent="false">
        <style:tab-stops/>
      </style:paragraph-properties>
      <style:text-properties style:font-name="Times New Roman" fo:font-size="12pt" officeooo:paragraph-rsid="00c8e7b9" style:font-name-asian="MS Mincho" style:font-size-asian="12pt" style:font-name-complex="Tahoma1" style:font-size-complex="12pt"/>
    </style:style>
    <style:style style:name="P125" style:family="paragraph" style:parent-style-name="Standard">
      <style:paragraph-properties fo:margin-left="0cm" fo:margin-right="0cm" fo:text-align="justify" style:justify-single-word="false" fo:text-indent="0cm" style:auto-text-indent="false"/>
      <style:text-properties style:font-name="Times New Roman" fo:font-size="12pt" fo:font-style="italic" fo:font-weight="bold" officeooo:rsid="005f9f98" officeooo:paragraph-rsid="005f9f98" style:font-name-asian="Arial Narrow" style:font-size-asian="12pt" style:font-style-asian="italic" style:font-weight-asian="bold" style:font-name-complex="Arial Narrow" style:font-size-complex="12pt" style:font-style-complex="italic" style:font-weight-complex="bold"/>
    </style:style>
    <style:style style:name="P126" style:family="paragraph" style:parent-style-name="Heading_20_2">
      <style:paragraph-properties fo:margin-left="0cm" fo:margin-right="0cm" fo:text-align="justify" style:justify-single-word="false" fo:text-indent="0cm" style:auto-text-indent="false"/>
      <style:text-properties style:font-name="Times New Roman" fo:font-size="12pt" fo:font-style="italic" fo:font-weight="bold" officeooo:rsid="005f9f98" officeooo:paragraph-rsid="005f9f98" style:font-name-asian="Arial Narrow" style:font-size-asian="12pt" style:font-style-asian="italic" style:font-weight-asian="bold" style:font-name-complex="Arial Narrow" style:font-size-complex="12pt" style:font-style-complex="italic" style:font-weight-complex="bold"/>
    </style:style>
    <style:style style:name="P127"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style:font-name="Times New Roman" fo:font-size="12pt" fo:font-style="italic" fo:font-weight="bold" officeooo:rsid="006421f1" officeooo:paragraph-rsid="006421f1" style:font-name-asian="Arial Narrow" style:font-size-asian="12pt" style:font-style-asian="italic" style:font-weight-asian="bold" style:font-name-complex="Arial Narrow" style:font-size-complex="12pt" style:font-style-complex="italic" style:font-weight-complex="bold"/>
    </style:style>
    <style:style style:name="P128" style:family="paragraph" style:parent-style-name="Standard">
      <style:paragraph-properties fo:text-align="justify" style:justify-single-word="false"/>
      <style:text-properties style:font-name="Times New Roman" fo:font-size="12pt" fo:font-style="italic" officeooo:rsid="00c8e7b9" officeooo:paragraph-rsid="00c8e7b9" style:font-name-asian="Arial Narrow" style:font-size-asian="12pt" style:font-style-asian="italic" style:font-name-complex="Arial Narrow" style:font-size-complex="12pt" style:font-style-complex="italic"/>
    </style:style>
    <style:style style:name="P129"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style:font-name="Times New Roman" fo:font-size="12pt" fo:font-style="normal" fo:font-weight="normal" officeooo:rsid="006421f1" officeooo:paragraph-rsid="006421f1" style:font-name-asian="Arial Narrow" style:font-size-asian="12pt" style:font-style-asian="normal" style:font-weight-asian="normal" style:font-name-complex="Arial Narrow" style:font-size-complex="12pt" style:font-style-complex="normal" style:font-weight-complex="normal"/>
    </style:style>
    <style:style style:name="P130" style:family="paragraph" style:parent-style-name="Standard">
      <style:paragraph-properties fo:text-align="justify" style:justify-single-word="false"/>
      <style:text-properties style:font-name="Times New Roman" fo:font-size="12pt" fo:font-style="normal" fo:font-weight="normal" officeooo:rsid="00608641" style:font-name-asian="Arial Narrow" style:font-size-asian="12pt" style:font-style-asian="normal" style:font-weight-asian="normal" style:font-name-complex="Arial Narrow" style:font-size-complex="12pt" style:font-style-complex="normal" style:font-weight-complex="normal"/>
    </style:style>
    <style:style style:name="P131"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writing-mode="page"/>
      <style:text-properties style:font-name="Times New Roman" fo:font-size="12pt" fo:font-style="normal" fo:font-weight="bold" officeooo:paragraph-rsid="00e02270" style:font-size-asian="12pt" style:font-style-asian="normal" style:font-weight-asian="bold" style:font-size-complex="12pt" style:font-style-complex="normal" style:font-weight-complex="bold"/>
    </style:style>
    <style:style style:name="P132"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style:font-name="Times New Roman" fo:font-size="12pt" style:text-underline-style="solid" style:text-underline-width="auto" style:text-underline-color="font-color" fo:font-weight="bold" style:font-name-asian="Arial Narrow" style:font-size-asian="12pt" style:font-weight-asian="bold" style:font-name-complex="Arial Narrow" style:font-size-complex="12pt" style:font-weight-complex="bold"/>
    </style:style>
    <style:style style:name="P133"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style:font-name="Times New Roman" fo:font-size="12pt" style:text-underline-style="solid" style:text-underline-width="auto" style:text-underline-color="font-color" fo:font-weight="bold" officeooo:paragraph-rsid="00d81578" style:font-name-asian="Arial Narrow" style:font-size-asian="12pt" style:font-weight-asian="bold" style:font-name-complex="Arial Narrow" style:font-size-complex="12pt" style:font-weight-complex="bold"/>
    </style:style>
    <style:style style:name="P134"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writing-mode="page"/>
      <style:text-properties style:font-name="Times New Roman" fo:font-size="12pt" style:text-underline-style="solid" style:text-underline-width="auto" style:text-underline-color="font-color" fo:font-weight="normal" officeooo:rsid="001e5cf8" officeooo:paragraph-rsid="00e02270" style:font-size-asian="12pt" style:font-weight-asian="normal" style:font-size-complex="12pt" style:font-weight-complex="normal"/>
    </style:style>
    <style:style style:name="P135" style:family="paragraph" style:parent-style-name="mod_5f_20190000_5f_ddt82_5f_diaporama1_7e_LT_7e_Notizen">
      <style:paragraph-properties fo:margin-left="0cm" fo:margin-right="0cm" fo:margin-top="0cm" fo:margin-bottom="0cm" style:contextual-spacing="false" fo:text-align="justify" style:justify-single-word="false" fo:text-indent="0cm" style:auto-text-indent="false"/>
      <style:text-properties style:font-name="Times New Roman" fo:font-size="12pt" fo:language="fr" fo:country="FR" officeooo:paragraph-rsid="00e39b1a" style:font-size-asian="12pt" style:font-size-complex="12pt"/>
    </style:style>
    <style:style style:name="P136"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137" style:family="paragraph" style:parent-style-name="Standard">
      <style:paragraph-properties fo:text-align="center" style:justify-single-word="false"/>
      <style:text-properties style:font-name="Times New Roman" fo:font-size="26pt" fo:font-weight="bold" style:font-name-asian="Times New Roman" style:font-size-asian="26pt" style:font-weight-asian="bold" style:font-name-complex="Times New Roman" style:font-size-complex="26pt" style:font-weight-complex="bold"/>
    </style:style>
    <style:style style:name="P138" style:family="paragraph" style:parent-style-name="Standard">
      <style:paragraph-properties fo:text-align="center" style:justify-single-word="false"/>
      <style:text-properties style:font-name="Times New Roman" fo:font-size="26pt" fo:font-weight="bold" officeooo:rsid="000aa724" officeooo:paragraph-rsid="000aa724" style:font-name-asian="Times New Roman" style:font-size-asian="26pt" style:font-weight-asian="bold" style:font-name-complex="Times New Roman" style:font-size-complex="26pt" style:font-weight-complex="bold"/>
    </style:style>
    <style:style style:name="P139" style:family="paragraph" style:parent-style-name="Standard">
      <style:paragraph-properties fo:text-align="center" style:justify-single-word="false"/>
      <style:text-properties style:font-name="Times New Roman" fo:font-size="26pt" fo:font-weight="bold" style:font-size-asian="26pt" style:font-weight-asian="bold" style:font-size-complex="26pt" style:font-weight-complex="bold"/>
    </style:style>
    <style:style style:name="P140" style:family="paragraph" style:parent-style-name="Standard">
      <style:paragraph-properties fo:text-align="center" style:justify-single-word="false"/>
      <style:text-properties style:font-name="Times New Roman" fo:font-size="26pt" fo:font-weight="bold" officeooo:rsid="011ddadc" officeooo:paragraph-rsid="011ddadc" fo:background-color="#fff200" style:font-name-asian="Times New Roman" style:font-size-asian="26pt" style:font-weight-asian="bold" style:font-name-complex="Times New Roman" style:font-size-complex="26pt" style:font-weight-complex="bold"/>
    </style:style>
    <style:style style:name="P141" style:family="paragraph" style:parent-style-name="Standard">
      <style:paragraph-properties fo:text-align="justify" style:justify-single-word="false"/>
      <style:text-properties style:font-name="Times New Roman" style:font-name-complex="Times New Roman"/>
    </style:style>
    <style:style style:name="P142" style:family="paragraph" style:parent-style-name="Standard">
      <style:paragraph-properties fo:margin-left="0cm" fo:margin-right="0cm" fo:margin-top="0cm" fo:margin-bottom="0cm" style:contextual-spacing="false" fo:line-height="100%" fo:text-align="justify" style:justify-single-word="false" fo:text-indent="0.635cm" style:auto-text-indent="false"/>
      <style:text-properties style:font-name="Times New Roman" officeooo:paragraph-rsid="008ed879" style:font-name-complex="Times New Roman"/>
    </style:style>
    <style:style style:name="P143" style:family="paragraph" style:parent-style-name="Standard">
      <style:paragraph-properties fo:text-align="center" style:justify-single-word="false"/>
      <style:text-properties style:font-name="Times New Roman"/>
    </style:style>
    <style:style style:name="P144" style:family="paragraph" style:parent-style-name="Normal_20__28_Web_29_" style:master-page-name="">
      <loext:graphic-properties draw:fill="none"/>
      <style:paragraph-properties fo:margin-left="0cm" fo:margin-right="0cm" fo:margin-top="0cm" fo:margin-bottom="0.21cm" style:contextual-spacing="false" fo:text-align="justify" style:justify-single-word="false" fo:orphans="2" fo:widows="2" fo:hyphenation-ladder-count="no-limit" fo:text-indent="0cm" style:auto-text-indent="false" style:page-number="auto" fo:background-color="transparent" style:writing-mode="lr-tb">
        <style:tab-stops/>
      </style:paragraph-properties>
      <style:text-properties style:font-name="Times New Roman" officeooo:paragraph-rsid="002ce720" style:font-name-asian="Arial Narrow" style:font-name-complex="Arial Narrow" fo:hyphenate="false" fo:hyphenation-remain-char-count="2" fo:hyphenation-push-char-count="2" loext:hyphenation-no-caps="false"/>
    </style:style>
    <style:style style:name="P145" style:family="paragraph" style:parent-style-name="Normal_20__28_Web_29_">
      <loext:graphic-properties draw:fill="none"/>
      <style:paragraph-properties fo:margin-left="0cm" fo:margin-right="0cm" fo:margin-top="0cm" fo:margin-bottom="0.21cm" style:contextual-spacing="false" fo:text-align="justify" style:justify-single-word="false" fo:orphans="2" fo:widows="2" fo:hyphenation-ladder-count="no-limit" fo:text-indent="0cm" style:auto-text-indent="false" fo:background-color="transparent" style:writing-mode="lr-tb">
        <style:tab-stops/>
      </style:paragraph-properties>
      <style:text-properties style:font-name="Times New Roman" officeooo:paragraph-rsid="002ce720" style:font-name-asian="Arial Narrow" style:font-name-complex="Arial Narrow" fo:hyphenate="false" fo:hyphenation-remain-char-count="2" fo:hyphenation-push-char-count="2" loext:hyphenation-no-caps="false"/>
    </style:style>
    <style:style style:name="P146" style:family="paragraph" style:parent-style-name="Normal_20__28_Web_29_">
      <style:paragraph-properties fo:margin-left="0cm" fo:margin-right="0cm" fo:margin-top="0cm" fo:margin-bottom="0.21cm" style:contextual-spacing="false" fo:text-align="justify" style:justify-single-word="false" fo:text-indent="0cm" style:auto-text-indent="false"/>
      <style:text-properties style:font-name="Times New Roman" style:font-name-asian="Arial Narrow" style:font-name-complex="Arial Narrow"/>
    </style:style>
    <style:style style:name="P147"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style:font-name="Times New Roman" style:font-name-asian="Arial Narrow" style:font-name-complex="Arial Narrow"/>
    </style:style>
    <style:style style:name="P148" style:family="paragraph" style:parent-style-name="Normal_20__28_Web_29_">
      <style:paragraph-properties fo:margin-left="0cm" fo:margin-right="0cm" fo:margin-top="0cm" fo:margin-bottom="0.21cm" style:contextual-spacing="false" fo:text-align="justify" style:justify-single-word="false" fo:text-indent="0cm" style:auto-text-indent="false">
        <style:tab-stops/>
      </style:paragraph-properties>
      <style:text-properties style:font-name="Times New Roman" style:font-name-asian="Arial Narrow" style:font-name-complex="Arial Narrow"/>
    </style:style>
    <style:style style:name="P149" style:family="paragraph" style:parent-style-name="Normal_20__28_Web_29_">
      <style:paragraph-properties fo:margin-left="-0.582cm" fo:margin-right="0cm" fo:margin-top="0cm" fo:margin-bottom="0.21cm" style:contextual-spacing="false" fo:text-align="justify" style:justify-single-word="false" fo:text-indent="-0.926cm" style:auto-text-indent="false">
        <style:tab-stops/>
      </style:paragraph-properties>
      <style:text-properties style:font-name="Times New Roman" style:font-name-asian="Arial Narrow" style:font-name-complex="Arial Narrow"/>
    </style:style>
    <style:style style:name="P150" style:family="paragraph" style:parent-style-name="Normal_20__28_Web_29_">
      <style:paragraph-properties fo:margin-left="-0.582cm" fo:margin-right="0cm" fo:margin-top="0cm" fo:margin-bottom="0.21cm" style:contextual-spacing="false" fo:text-align="justify" style:justify-single-word="false" fo:text-indent="-0.926cm" style:auto-text-indent="false">
        <style:tab-stops/>
      </style:paragraph-properties>
      <style:text-properties style:font-name="Times New Roman" officeooo:paragraph-rsid="00c36afd" style:font-name-asian="Arial Narrow" style:font-name-complex="Arial Narrow"/>
    </style:style>
    <style:style style:name="P151"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style:font-name="Times New Roman" officeooo:paragraph-rsid="00cd5519" style:font-name-asian="Arial Narrow" style:font-name-complex="Arial Narrow"/>
    </style:style>
    <style:style style:name="P152" style:family="paragraph" style:parent-style-name="Normal_20__28_Web_29_">
      <style:paragraph-properties fo:margin-left="2.011cm" fo:margin-right="0cm" fo:margin-top="0cm" fo:margin-bottom="0cm" style:contextual-spacing="false" fo:text-align="justify" style:justify-single-word="false" fo:text-indent="-0.531cm" style:auto-text-indent="false"/>
      <style:text-properties style:font-name="Times New Roman" officeooo:paragraph-rsid="00cd5519" style:font-name-asian="Arial Narrow" style:font-name-complex="Arial Narrow"/>
    </style:style>
    <style:style style:name="P153"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style:font-name="Times New Roman" officeooo:paragraph-rsid="00cdc3eb" style:font-name-asian="Arial Narrow" style:font-name-complex="Arial Narrow"/>
    </style:style>
    <style:style style:name="P154"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style:font-name="Times New Roman" officeooo:paragraph-rsid="00d81578" style:font-name-asian="Arial Narrow" style:font-name-complex="Arial Narrow"/>
    </style:style>
    <style:style style:name="P155" style:family="paragraph" style:parent-style-name="Text_20_body">
      <style:paragraph-properties fo:margin-left="0.026cm" fo:margin-right="0cm" fo:margin-top="0cm" fo:margin-bottom="0cm" style:contextual-spacing="false" fo:text-align="justify" style:justify-single-word="false" fo:text-indent="0cm" style:auto-text-indent="false">
        <style:tab-stops>
          <style:tab-stop style:position="0cm"/>
        </style:tab-stops>
      </style:paragraph-properties>
      <style:text-properties style:font-name="Times New Roman" officeooo:paragraph-rsid="00cd5519" style:font-name-asian="Arial Narrow" style:font-name-complex="Arial Narrow"/>
    </style:style>
    <style:style style:name="P156" style:family="paragraph" style:parent-style-name="Text_20_body">
      <style:paragraph-properties fo:margin-left="2.011cm" fo:margin-right="0cm" fo:margin-top="0cm" fo:margin-bottom="0cm" style:contextual-spacing="false" fo:text-align="justify" style:justify-single-word="false" fo:text-indent="-0.531cm" style:auto-text-indent="false">
        <style:tab-stops>
          <style:tab-stop style:position="0cm"/>
        </style:tab-stops>
      </style:paragraph-properties>
      <style:text-properties style:font-name="Times New Roman" officeooo:paragraph-rsid="00cd5519" style:font-name-asian="Arial Narrow" style:font-name-complex="Arial Narrow"/>
    </style:style>
    <style:style style:name="P157" style:family="paragraph" style:parent-style-name="Normal_20__28_Web_29_">
      <style:paragraph-properties fo:margin-left="0cm" fo:margin-right="0.45cm" fo:margin-top="0cm" fo:margin-bottom="0cm" style:contextual-spacing="false" fo:text-align="justify" style:justify-single-word="false" fo:text-indent="0cm" style:auto-text-indent="false">
        <style:tab-stops>
          <style:tab-stop style:position="2.275cm"/>
        </style:tab-stops>
      </style:paragraph-properties>
      <style:text-properties style:font-name="Times New Roman" officeooo:paragraph-rsid="00d2b56a" style:font-name-asian="Arial Narrow" style:font-name-complex="Arial Narrow"/>
    </style:style>
    <style:style style:name="P158" style:family="paragraph" style:parent-style-name="Normal_20__28_Web_29_">
      <style:paragraph-properties fo:margin-left="0.76cm" fo:margin-right="0cm" fo:margin-top="0cm" fo:margin-bottom="0cm" style:contextual-spacing="false" fo:text-align="justify" style:justify-single-word="false" fo:text-indent="-0.79cm" style:auto-text-indent="false"/>
      <style:text-properties style:font-name="Times New Roman" style:font-name-asian="Arial Narrow" style:font-name-complex="Arial Narrow"/>
    </style:style>
    <style:style style:name="P159" style:family="paragraph" style:parent-style-name="Normal_20__28_Web_29_">
      <style:paragraph-properties fo:margin-left="2.011cm" fo:margin-right="0.45cm" fo:margin-top="0cm" fo:margin-bottom="0cm" style:contextual-spacing="false" fo:text-align="justify" style:justify-single-word="false" fo:text-indent="0cm" style:auto-text-indent="false"/>
      <style:text-properties style:font-name="Times New Roman" style:font-name-asian="Arial Narrow" style:font-name-complex="Arial Narrow"/>
    </style:style>
    <style:style style:name="P160" style:family="paragraph" style:parent-style-name="Normal_20__28_Web_29_">
      <style:paragraph-properties fo:margin-left="0.76cm" fo:margin-right="0cm" fo:margin-top="0cm" fo:margin-bottom="0cm" style:contextual-spacing="false" fo:text-align="justify" style:justify-single-word="false" fo:text-indent="0cm" style:auto-text-indent="false"/>
      <style:text-properties style:font-name="Times New Roman" style:font-name-asian="Arial Narrow" style:font-name-complex="Arial Narrow"/>
    </style:style>
    <style:style style:name="P161" style:family="paragraph" style:parent-style-name="Normal_20__28_Web_29_">
      <style:paragraph-properties fo:margin-left="2.011cm" fo:margin-right="0cm" fo:margin-top="0cm" fo:margin-bottom="0cm" style:contextual-spacing="false" fo:text-align="justify" style:justify-single-word="false" fo:text-indent="-0.531cm" style:auto-text-indent="false"/>
      <style:text-properties style:font-name="Times New Roman" style:font-name-asian="Arial Narrow" style:font-name-complex="Arial Narrow"/>
    </style:style>
    <style:style style:name="P162" style:family="paragraph" style:parent-style-name="Normal_20__28_Web_29_">
      <style:paragraph-properties fo:margin-left="1.48cm" fo:margin-right="0cm" fo:margin-top="0cm" fo:margin-bottom="0cm" style:contextual-spacing="false" fo:text-align="justify" style:justify-single-word="false" fo:text-indent="0cm" style:auto-text-indent="false"/>
      <style:text-properties style:font-name="Times New Roman" style:font-name-asian="Arial Narrow" style:font-name-complex="Arial Narrow"/>
    </style:style>
    <style:style style:name="P163" style:family="paragraph" style:parent-style-name="Normal_20__28_Web_29_">
      <style:paragraph-properties fo:margin-left="1.501cm" fo:margin-right="0.45cm" fo:margin-top="0cm" fo:margin-bottom="0cm" style:contextual-spacing="false" fo:text-align="justify" style:justify-single-word="false" fo:text-indent="0.019cm" style:auto-text-indent="false"/>
      <style:text-properties style:font-name="Times New Roman" style:font-name-asian="Arial Narrow" style:font-name-complex="Arial Narrow"/>
    </style:style>
    <style:style style:name="P164"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style:font-name="Times New Roman" officeooo:rsid="00ce9221" style:font-name-asian="Arial Narrow" style:font-name-complex="Arial Narrow"/>
    </style:style>
    <style:style style:name="P165"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style:font-name="Times New Roman" officeooo:rsid="00ce9221" officeooo:paragraph-rsid="00ce9221" style:font-name-asian="Arial Narrow" style:font-name-complex="Arial Narrow"/>
    </style:style>
    <style:style style:name="P166"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style:font-name="Times New Roman" officeooo:rsid="006c950f" officeooo:paragraph-rsid="00d0946d" style:font-name-asian="Arial Narrow" style:font-name-complex="Arial Narrow"/>
    </style:style>
    <style:style style:name="P167"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style:font-name="Times New Roman" officeooo:rsid="00cdc3eb" officeooo:paragraph-rsid="00cdc3eb" style:font-name-asian="Arial Narrow" style:font-name-complex="Arial Narrow"/>
    </style:style>
    <style:style style:name="P168"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style:font-name="Times New Roman" officeooo:rsid="006421f1" officeooo:paragraph-rsid="006421f1" style:font-name-asian="Arial Narrow" style:font-name-complex="Arial Narrow"/>
    </style:style>
    <style:style style:name="P169"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style:font-name="Times New Roman" officeooo:rsid="00c6f93c" officeooo:paragraph-rsid="00c6f93c" style:font-name-asian="Arial Narrow" style:font-name-complex="Arial Narrow"/>
    </style:style>
    <style:style style:name="P170" style:family="paragraph" style:parent-style-name="WW-Body_20_Text_20_2">
      <style:text-properties style:font-name="Times New Roman" officeooo:paragraph-rsid="001bf71b" style:font-name-asian="Arial Narrow" style:font-name-complex="Arial Narrow"/>
    </style:style>
    <style:style style:name="P171" style:family="paragraph" style:parent-style-name="Text_20_body">
      <style:paragraph-properties fo:margin-top="0cm" fo:margin-bottom="0cm" style:contextual-spacing="false" fo:line-height="150%" fo:text-align="justify" style:justify-single-word="false"/>
      <style:text-properties style:font-name="Times New Roman" officeooo:paragraph-rsid="00d2b56a" style:font-name-asian="Arial Narrow" style:font-name-complex="Tahoma1"/>
    </style:style>
    <style:style style:name="P172" style:family="paragraph" style:parent-style-name="Normal_20__28_Web_29_">
      <style:paragraph-properties fo:margin-left="0cm" fo:margin-right="0cm" fo:margin-top="0cm" fo:margin-bottom="0.21cm" style:contextual-spacing="false" fo:text-align="justify" style:justify-single-word="false" fo:text-indent="0cm" style:auto-text-indent="false"/>
      <style:text-properties style:font-name="Times New Roman" fo:font-style="italic" style:font-name-asian="Arial Narrow" style:font-style-asian="italic" style:font-name-complex="Arial Narrow" style:font-style-complex="italic"/>
    </style:style>
    <style:style style:name="P173"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style:font-name="Times New Roman" fo:font-style="italic" officeooo:rsid="00c6f93c" officeooo:paragraph-rsid="00ca9149" style:font-name-asian="Arial Narrow" style:font-style-asian="italic" style:font-name-complex="Arial Narrow" style:font-style-complex="italic"/>
    </style:style>
    <style:style style:name="P174"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style:font-name="Times New Roman" fo:font-style="italic" officeooo:rsid="00c6f93c" officeooo:paragraph-rsid="00c6f93c" style:font-name-asian="Arial Narrow" style:font-style-asian="italic" style:font-name-complex="Arial Narrow" style:font-style-complex="italic"/>
    </style:style>
    <style:style style:name="P175"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style:font-name="Times New Roman" fo:font-style="normal" style:font-name-asian="Arial Narrow" style:font-style-asian="normal" style:font-name-complex="Arial Narrow" style:font-style-complex="normal"/>
    </style:style>
    <style:style style:name="P176" style:family="paragraph" style:parent-style-name="Normal_20__28_Web_29_">
      <style:paragraph-properties fo:margin-left="0.026cm" fo:margin-right="0cm" fo:margin-top="0cm" fo:margin-bottom="0cm" style:contextual-spacing="false" fo:text-align="justify" style:justify-single-word="false" fo:text-indent="0cm" style:auto-text-indent="false"/>
      <style:text-properties style:font-name="Times New Roman" fo:font-style="normal" officeooo:rsid="00ce9221" officeooo:paragraph-rsid="00ce9221" style:font-name-asian="Arial Narrow" style:font-style-asian="normal" style:font-name-complex="Arial Narrow" style:font-style-complex="normal"/>
    </style:style>
    <style:style style:name="P177" style:family="paragraph" style:parent-style-name="Normal_20__28_Web_29_">
      <style:paragraph-properties fo:margin-left="0.026cm" fo:margin-right="0cm" fo:margin-top="0cm" fo:margin-bottom="0cm" style:contextual-spacing="false" fo:text-align="justify" style:justify-single-word="false" fo:text-indent="0cm" style:auto-text-indent="false"/>
      <style:text-properties style:font-name="Times New Roman" fo:font-style="normal" officeooo:rsid="00ce9221" officeooo:paragraph-rsid="00d0946d" style:font-name-asian="Arial Narrow" style:font-style-asian="normal" style:font-name-complex="Arial Narrow" style:font-style-complex="normal"/>
    </style:style>
    <style:style style:name="P178" style:family="paragraph" style:parent-style-name="Normal_20__28_Web_29_">
      <style:paragraph-properties fo:margin-left="0.026cm" fo:margin-right="0cm" fo:margin-top="0cm" fo:margin-bottom="0cm" style:contextual-spacing="false" fo:text-align="justify" style:justify-single-word="false" fo:text-indent="0cm" style:auto-text-indent="false"/>
      <style:text-properties style:font-name="Times New Roman" fo:font-style="normal" officeooo:rsid="00d0946d" officeooo:paragraph-rsid="00d0946d" style:font-name-asian="Arial Narrow" style:font-style-asian="normal" style:font-name-complex="Arial Narrow" style:font-style-complex="normal"/>
    </style:style>
    <style:style style:name="P179" style:family="paragraph" style:parent-style-name="Standard">
      <style:paragraph-properties fo:margin-top="0cm" fo:margin-bottom="0cm" style:contextual-spacing="false" fo:line-height="100%" fo:text-align="justify" style:justify-single-word="false"/>
      <style:text-properties style:font-name="Times New Roman" fo:font-style="normal" fo:font-weight="bold" officeooo:rsid="011ddadc" officeooo:paragraph-rsid="011ddadc" fo:background-color="#aecf00" style:font-style-asian="normal" style:font-weight-asian="bold" style:font-name-complex="Times New Roman" style:font-style-complex="normal"/>
    </style:style>
    <style:style style:name="P180" style:family="paragraph" style:parent-style-name="Normal_20__28_Web_29_">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Times New Roman" style:text-underline-style="solid" style:text-underline-width="auto" style:text-underline-color="font-color" fo:font-weight="bold" style:font-name-asian="Arial Narrow" style:font-weight-asian="bold" style:font-name-complex="Arial Narrow" style:font-weight-complex="bold"/>
    </style:style>
    <style:style style:name="P181"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style:font-name="Times New Roman" fo:font-weight="bold" officeooo:rsid="004af3e6" officeooo:paragraph-rsid="004af3e6" style:font-weight-asian="bold" style:font-weight-complex="bold"/>
    </style:style>
    <style:style style:name="P182"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style:font-name="Times New Roman"/>
    </style:style>
    <style:style style:name="P183" style:family="paragraph" style:parent-style-name="Standard">
      <style:paragraph-properties fo:margin-left="-0.582cm" fo:margin-right="0cm" fo:text-indent="-0.926cm" style:auto-text-indent="false">
        <style:tab-stops/>
      </style:paragraph-properties>
      <style:text-properties style:font-name="Times New Roman" fo:font-weight="normal" style:font-weight-asian="normal" style:font-weight-complex="normal"/>
    </style:style>
    <style:style style:name="P184" style:family="paragraph" style:parent-style-name="Standard">
      <loext:graphic-properties draw:fill="solid" draw:fill-color="#c0c0c0" draw:opacity="100%"/>
      <style:paragraph-properties fo:text-align="center" style:justify-single-word="false" fo:background-color="#c0c0c0" fo:padding-left="0.141cm" fo:padding-right="0.141cm" fo:padding-top="0.035cm" fo:padding-bottom="0.035cm" fo:border="none"/>
      <style:text-properties style:font-name="Times New Roman" fo:font-size="22pt" fo:font-weight="bold" style:font-name-asian="Times New Roman" style:font-size-asian="22pt" style:font-weight-asian="bold" style:font-name-complex="Times New Roman" style:font-size-complex="22pt" style:font-weight-complex="bold"/>
    </style:style>
    <style:style style:name="P185" style:family="paragraph" style:parent-style-name="Heading_20_1">
      <style:paragraph-properties fo:text-align="center" style:justify-single-word="false"/>
      <style:text-properties fo:font-size="20pt" officeooo:rsid="00b06184" officeooo:paragraph-rsid="00b06184" style:font-size-asian="20pt" style:font-size-complex="20pt"/>
    </style:style>
    <style:style style:name="P186" style:family="paragraph" style:parent-style-name="Heading_20_1">
      <style:paragraph-properties fo:text-align="start" style:justify-single-word="false"/>
      <style:text-properties officeooo:rsid="01065403" officeooo:paragraph-rsid="00d81578"/>
    </style:style>
    <style:style style:name="P187" style:family="paragraph" style:parent-style-name="Heading_20_1">
      <style:text-properties officeooo:rsid="00e23559" officeooo:paragraph-rsid="00e23559"/>
    </style:style>
    <style:style style:name="P188" style:family="paragraph" style:parent-style-name="Heading_20_1">
      <style:text-properties officeooo:rsid="00174ef4" officeooo:paragraph-rsid="00e23559"/>
    </style:style>
    <style:style style:name="P189" style:family="paragraph" style:parent-style-name="Heading_20_2">
      <style:text-properties officeooo:paragraph-rsid="00d81578"/>
    </style:style>
    <style:style style:name="P190" style:family="paragraph" style:parent-style-name="Standard">
      <style:text-properties officeooo:paragraph-rsid="00d81578"/>
    </style:style>
    <style:style style:name="P191" style:family="paragraph" style:parent-style-name="Heading_20_3">
      <style:text-properties officeooo:paragraph-rsid="00d81578"/>
    </style:style>
    <style:style style:name="P192" style:family="paragraph" style:parent-style-name="Heading_20_2">
      <style:paragraph-properties fo:text-align="justify" style:justify-single-word="false"/>
      <style:text-properties officeooo:paragraph-rsid="00d81578"/>
    </style:style>
    <style:style style:name="P193" style:family="paragraph" style:parent-style-name="Standard">
      <style:paragraph-properties fo:text-align="justify" style:justify-single-word="false"/>
      <style:text-properties officeooo:paragraph-rsid="00d81578"/>
    </style:style>
    <style:style style:name="P194" style:family="paragraph" style:parent-style-name="Text_20_body">
      <style:paragraph-properties fo:margin-top="0.071cm" fo:margin-bottom="0.3cm" style:contextual-spacing="false" fo:text-align="justify" style:justify-single-word="false"/>
      <style:text-properties officeooo:paragraph-rsid="00a750ae"/>
    </style:style>
    <style:style style:name="P195" style:family="paragraph" style:parent-style-name="Standard">
      <style:paragraph-properties fo:text-align="justify" style:justify-single-word="false"/>
    </style:style>
    <style:style style:name="P196" style:family="paragraph" style:parent-style-name="Standard">
      <style:paragraph-properties fo:text-align="justify" style:justify-single-word="false"/>
      <style:text-properties officeooo:paragraph-rsid="0028f91b"/>
    </style:style>
    <style:style style:name="P197" style:family="paragraph" style:parent-style-name="Standard">
      <style:paragraph-properties fo:text-align="justify" style:justify-single-word="false"/>
      <style:text-properties officeooo:paragraph-rsid="005f9f98"/>
    </style:style>
    <style:style style:name="P198" style:family="paragraph" style:parent-style-name="Standard">
      <style:paragraph-properties fo:text-align="justify" style:justify-single-word="false"/>
      <style:text-properties officeooo:paragraph-rsid="0063a47e"/>
    </style:style>
    <style:style style:name="P199" style:family="paragraph" style:parent-style-name="Standard">
      <style:paragraph-properties fo:margin-left="0cm" fo:margin-right="0cm" fo:text-align="justify" style:justify-single-word="false" fo:text-indent="0cm" style:auto-text-indent="false"/>
      <style:text-properties officeooo:paragraph-rsid="0063a47e"/>
    </style:style>
    <style:style style:name="P200" style:family="paragraph" style:parent-style-name="Standard">
      <style:paragraph-properties fo:text-align="justify" style:justify-single-word="false"/>
      <style:text-properties officeooo:paragraph-rsid="00c2a36f"/>
    </style:style>
    <style:style style:name="P201" style:family="paragraph" style:parent-style-name="Standard">
      <style:paragraph-properties fo:text-align="justify" style:justify-single-word="false"/>
      <style:text-properties officeooo:paragraph-rsid="003a083e"/>
    </style:style>
    <style:style style:name="P202" style:family="paragraph" style:parent-style-name="Standard">
      <style:paragraph-properties fo:text-align="justify" style:justify-single-word="false"/>
      <style:text-properties officeooo:paragraph-rsid="010071d7"/>
    </style:style>
    <style:style style:name="P203" style:family="paragraph" style:parent-style-name="mod_5f_20190000_5f_ddt82_5f_diaporama1_7e_LT_7e_Notizen">
      <style:paragraph-properties fo:margin-left="0cm" fo:margin-right="0cm" fo:margin-top="0cm" fo:margin-bottom="0cm" style:contextual-spacing="false" fo:text-align="justify" style:justify-single-word="false" fo:text-indent="0cm" style:auto-text-indent="false"/>
      <style:text-properties officeooo:paragraph-rsid="010071d7"/>
    </style:style>
    <style:style style:name="P204" style:family="paragraph" style:parent-style-name="Standard">
      <style:paragraph-properties fo:text-align="justify" style:justify-single-word="false"/>
      <style:text-properties officeooo:paragraph-rsid="010dffed"/>
    </style:style>
    <style:style style:name="P205" style:family="paragraph" style:parent-style-name="Text_20_body">
      <style:paragraph-properties fo:text-align="justify" style:justify-single-word="false"/>
      <style:text-properties officeooo:paragraph-rsid="00bb7d3d"/>
    </style:style>
    <style:style style:name="P206" style:family="paragraph" style:parent-style-name="Text_20_body">
      <style:paragraph-properties fo:text-align="justify" style:justify-single-word="false"/>
      <style:text-properties officeooo:paragraph-rsid="00cdc3eb"/>
    </style:style>
    <style:style style:name="P207" style:family="paragraph" style:parent-style-name="Text_20_body">
      <style:paragraph-properties fo:text-align="justify" style:justify-single-word="false"/>
      <style:text-properties officeooo:paragraph-rsid="00b8ba21"/>
    </style:style>
    <style:style style:name="P208" style:family="paragraph" style:parent-style-name="Standard">
      <loext:graphic-properties draw:fill="none"/>
      <style:paragraph-properties fo:margin-left="0cm" fo:margin-right="0cm" fo:margin-top="0cm" fo:margin-bottom="0.21cm" style:contextual-spacing="false" fo:text-align="justify" style:justify-single-word="false" fo:orphans="2" fo:widows="2" fo:hyphenation-ladder-count="no-limit" fo:text-indent="0cm" style:auto-text-indent="false" fo:background-color="transparent" style:writing-mode="lr-tb">
        <style:tab-stops/>
      </style:paragraph-properties>
      <style:text-properties officeooo:paragraph-rsid="00527d4d" fo:hyphenate="false" fo:hyphenation-remain-char-count="2" fo:hyphenation-push-char-count="2" loext:hyphenation-no-caps="false"/>
    </style:style>
    <style:style style:name="P209" style:family="paragraph" style:parent-style-name="Standard">
      <style:paragraph-properties fo:margin-left="0cm" fo:margin-right="0cm" fo:margin-top="0cm" fo:margin-bottom="0.21cm" style:contextual-spacing="false" fo:text-align="justify" style:justify-single-word="false" fo:text-indent="0cm" style:auto-text-indent="false">
        <style:tab-stops/>
      </style:paragraph-properties>
      <style:text-properties officeooo:paragraph-rsid="00527d4d"/>
    </style:style>
    <style:style style:name="P210" style:family="paragraph" style:parent-style-name="Standard">
      <style:paragraph-properties fo:margin-left="0cm" fo:margin-right="0cm" fo:margin-top="0cm" fo:margin-bottom="0.21cm" style:contextual-spacing="false" fo:text-align="justify" style:justify-single-word="false" fo:text-indent="0cm" style:auto-text-indent="false"/>
      <style:text-properties officeooo:paragraph-rsid="0038af40"/>
    </style:style>
    <style:style style:name="P211" style:family="paragraph" style:parent-style-name="Standard">
      <style:paragraph-properties fo:margin-left="0cm" fo:margin-right="0cm" fo:margin-top="0cm" fo:margin-bottom="0.21cm" style:contextual-spacing="false" fo:text-align="justify" style:justify-single-word="false" fo:text-indent="0cm" style:auto-text-indent="false"/>
      <style:text-properties officeooo:paragraph-rsid="00322a0b"/>
    </style:style>
    <style:style style:name="P212" style:family="paragraph" style:parent-style-name="Standard">
      <style:paragraph-properties fo:margin-left="0cm" fo:margin-right="0cm" fo:text-align="justify" style:justify-single-word="false" fo:text-indent="0cm" style:auto-text-indent="false"/>
      <style:text-properties officeooo:paragraph-rsid="006765a2"/>
    </style:style>
    <style:style style:name="P213" style:family="paragraph" style:parent-style-name="Normal_20__28_Web_29_">
      <style:paragraph-properties fo:margin-left="0cm" fo:margin-right="0cm" fo:margin-top="0cm" fo:margin-bottom="0cm" style:contextual-spacing="false" fo:text-align="justify" style:justify-single-word="false" fo:text-indent="0cm" style:auto-text-indent="false"/>
    </style:style>
    <style:style style:name="P214" style:family="paragraph" style:parent-style-name="Standard">
      <style:paragraph-properties fo:margin-left="0cm" fo:margin-right="0cm" fo:margin-top="0cm" fo:margin-bottom="0cm" style:contextual-spacing="false" fo:text-align="justify" style:justify-single-word="false" fo:text-indent="0cm" style:auto-text-indent="false"/>
    </style:style>
    <style:style style:name="P215"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officeooo:paragraph-rsid="00cd5519"/>
    </style:style>
    <style:style style:name="P216" style:family="paragraph" style:parent-style-name="Text_20_body">
      <style:paragraph-properties fo:margin-left="0.026cm" fo:margin-right="0cm" fo:text-align="justify" style:justify-single-word="false" fo:text-indent="0cm" style:auto-text-indent="false">
        <style:tab-stops>
          <style:tab-stop style:position="0cm"/>
        </style:tab-stops>
      </style:paragraph-properties>
      <style:text-properties officeooo:paragraph-rsid="00cd5519"/>
    </style:style>
    <style:style style:name="P217" style:family="paragraph" style:parent-style-name="Text_20_body">
      <style:paragraph-properties fo:margin-top="0.071cm" fo:margin-bottom="0.21cm" style:contextual-spacing="false" fo:text-align="justify" style:justify-single-word="false"/>
      <style:text-properties officeooo:paragraph-rsid="00c66c6f"/>
    </style:style>
    <style:style style:name="P218" style:family="paragraph" style:parent-style-name="Normal_20__28_Web_29_">
      <style:paragraph-properties fo:margin-left="0cm" fo:margin-right="0.45cm" fo:margin-top="0cm" fo:margin-bottom="0cm" style:contextual-spacing="false" fo:text-align="justify" style:justify-single-word="false" fo:text-indent="0cm" style:auto-text-indent="false">
        <style:tab-stops>
          <style:tab-stop style:position="2.275cm"/>
        </style:tab-stops>
      </style:paragraph-properties>
      <style:text-properties officeooo:paragraph-rsid="00d2b56a"/>
    </style:style>
    <style:style style:name="P219" style:family="paragraph" style:parent-style-name="Default">
      <style:paragraph-properties fo:margin-left="0cm" fo:margin-right="0cm" fo:margin-top="0cm" fo:margin-bottom="0cm" style:contextual-spacing="false" fo:text-align="justify" style:justify-single-word="false" fo:text-indent="0cm" style:auto-text-indent="false"/>
      <style:text-properties officeooo:paragraph-rsid="012d29e8"/>
    </style:style>
    <style:style style:name="P220" style:family="paragraph" style:parent-style-name="Heading_20_2">
      <style:paragraph-properties fo:text-align="justify" style:justify-single-word="false"/>
      <style:text-properties style:text-underline-style="solid" style:text-underline-width="auto" style:text-underline-color="font-color" fo:font-weight="bold" officeooo:rsid="001b46dd" officeooo:paragraph-rsid="011ddadc" style:font-weight-asian="bold" style:font-weight-complex="bold"/>
    </style:style>
    <style:style style:name="P221" style:family="paragraph" style:parent-style-name="Standard">
      <style:paragraph-properties fo:text-align="justify" style:justify-single-word="false"/>
      <style:text-properties style:text-underline-style="solid" style:text-underline-width="auto" style:text-underline-color="font-color" officeooo:rsid="0028f91b" officeooo:paragraph-rsid="0028f91b"/>
    </style:style>
    <style:style style:name="P222" style:family="paragraph" style:parent-style-name="Heading_20_2">
      <style:text-properties fo:background-color="#fff200"/>
    </style:style>
    <style:style style:name="P223" style:family="paragraph" style:parent-style-name="Standard">
      <style:paragraph-properties fo:text-align="justify" style:justify-single-word="false"/>
      <style:text-properties fo:background-color="#fff200"/>
    </style:style>
    <style:style style:name="P224" style:family="paragraph" style:parent-style-name="Text_20_body">
      <style:paragraph-properties fo:margin-top="0.071cm" fo:margin-bottom="0.3cm" style:contextual-spacing="false" fo:text-align="justify" style:justify-single-word="false"/>
      <style:text-properties fo:font-size="12pt" officeooo:paragraph-rsid="00a818a0" style:font-size-asian="12pt" style:font-name-complex="Tahoma1" style:font-size-complex="12pt"/>
    </style:style>
    <style:style style:name="P225" style:family="paragraph" style:parent-style-name="Text_20_body">
      <style:paragraph-properties fo:text-align="justify" style:justify-single-word="false"/>
      <style:text-properties fo:font-size="12pt" officeooo:paragraph-rsid="00cdc3eb" style:font-size-asian="12pt" style:font-name-complex="Tahoma1" style:font-size-complex="12pt"/>
    </style:style>
    <style:style style:name="P226" style:family="paragraph" style:parent-style-name="Text_20_body">
      <style:paragraph-properties fo:margin-top="0.071cm" fo:margin-bottom="0.21cm" style:contextual-spacing="false" fo:text-align="justify" style:justify-single-word="false"/>
      <style:text-properties fo:font-size="12pt" officeooo:paragraph-rsid="00cdc3eb" style:font-size-asian="12pt" style:font-name-complex="Tahoma1" style:font-size-complex="12pt"/>
    </style:style>
    <style:style style:name="P227" style:family="paragraph" style:parent-style-name="Text_20_body">
      <style:text-properties fo:font-size="12pt" officeooo:paragraph-rsid="00cdc3eb" style:font-size-asian="12pt" style:font-name-complex="Tahoma1" style:font-size-complex="12pt"/>
    </style:style>
    <style:style style:name="P228" style:family="paragraph" style:parent-style-name="Text_20_body">
      <style:text-properties fo:font-size="12pt" officeooo:paragraph-rsid="00c36afd" style:font-size-asian="12pt" style:font-name-complex="Tahoma1" style:font-size-complex="12pt"/>
    </style:style>
    <style:style style:name="P229" style:family="paragraph" style:parent-style-name="Text_20_body">
      <style:paragraph-properties fo:margin-top="0.071cm" fo:margin-bottom="0.21cm" style:contextual-spacing="false" fo:text-align="justify" style:justify-single-word="false"/>
      <style:text-properties fo:font-size="12pt" officeooo:rsid="00b52636" officeooo:paragraph-rsid="00b52636" style:font-size-asian="12pt" style:font-name-complex="Tahoma1" style:font-size-complex="12pt"/>
    </style:style>
    <style:style style:name="P230" style:family="paragraph" style:parent-style-name="Text_20_body">
      <style:paragraph-properties fo:margin-top="0.071cm" fo:margin-bottom="0.21cm" style:contextual-spacing="false" fo:text-align="justify" style:justify-single-word="false"/>
      <style:text-properties fo:font-size="12pt" officeooo:rsid="00b32b96" officeooo:paragraph-rsid="00b32b96" style:font-size-asian="12pt" style:font-name-complex="Tahoma1" style:font-size-complex="12pt"/>
    </style:style>
    <style:style style:name="P231" style:family="paragraph" style:parent-style-name="Text_20_body">
      <style:paragraph-properties fo:text-align="justify" style:justify-single-word="false"/>
      <style:text-properties fo:font-size="12pt" officeooo:paragraph-rsid="00bb7d3d" style:font-size-asian="12pt" style:font-size-complex="12pt"/>
    </style:style>
    <style:style style:name="P232" style:family="paragraph" style:parent-style-name="Text_20_body">
      <style:paragraph-properties fo:margin-left="0.026cm" fo:margin-right="0cm" fo:text-align="justify" style:justify-single-word="false" fo:text-indent="0cm" style:auto-text-indent="false">
        <style:tab-stops>
          <style:tab-stop style:position="0cm"/>
        </style:tab-stops>
      </style:paragraph-properties>
      <style:text-properties fo:font-size="12pt" officeooo:paragraph-rsid="00cd5519" style:font-size-asian="12pt" style:font-size-complex="12pt"/>
    </style:style>
    <style:style style:name="P233" style:family="paragraph" style:parent-style-name="Normal_20__28_Web_29_">
      <style:paragraph-properties fo:margin-top="0cm" fo:margin-bottom="0cm" style:contextual-spacing="false" fo:text-align="justify" style:justify-single-word="false"/>
      <style:text-properties fo:font-size="12pt" officeooo:paragraph-rsid="00d0946d" style:font-size-asian="12pt" style:font-size-complex="12pt"/>
    </style:style>
    <style:style style:name="P234" style:family="paragraph" style:parent-style-name="Heading_20_4">
      <style:paragraph-properties fo:text-align="justify" style:justify-single-word="false"/>
      <style:text-properties fo:font-size="12pt" officeooo:paragraph-rsid="00cdc3eb" style:font-size-asian="12pt" style:font-size-complex="12pt"/>
    </style:style>
    <style:style style:name="P235" style:family="paragraph" style:parent-style-name="Heading_20_4">
      <style:paragraph-properties fo:text-align="justify" style:justify-single-word="false"/>
      <style:text-properties fo:font-size="12pt" officeooo:paragraph-rsid="00bcdb2d" style:font-size-asian="12pt" style:font-size-complex="12pt"/>
    </style:style>
    <style:style style:name="P236" style:family="paragraph" style:parent-style-name="Heading_20_4">
      <style:paragraph-properties fo:text-align="justify" style:justify-single-word="false"/>
      <style:text-properties fo:font-size="12pt" officeooo:paragraph-rsid="00d81578" style:font-size-asian="12pt" style:font-size-complex="12pt"/>
    </style:style>
    <style:style style:name="P237" style:family="paragraph" style:parent-style-name="Text_20_body">
      <style:paragraph-properties fo:margin-top="0.071cm" fo:margin-bottom="0cm" style:contextual-spacing="false" fo:text-align="justify" style:justify-single-word="false"/>
      <style:text-properties fo:font-size="12pt" officeooo:paragraph-rsid="00c66c6f" style:font-size-asian="12pt" style:font-size-complex="12pt"/>
    </style:style>
    <style:style style:name="P238" style:family="paragraph" style:parent-style-name="Text_20_body">
      <style:paragraph-properties fo:margin-left="0.026cm" fo:margin-right="0cm" fo:text-indent="0cm" style:auto-text-indent="false">
        <style:tab-stops>
          <style:tab-stop style:position="0cm"/>
        </style:tab-stops>
      </style:paragraph-properties>
      <style:text-properties fo:font-size="12pt" officeooo:paragraph-rsid="00cd5519" style:font-size-asian="12pt" style:font-size-complex="12pt"/>
    </style:style>
    <style:style style:name="P239" style:family="paragraph" style:parent-style-name="Heading_20_4">
      <style:text-properties fo:font-size="12pt" officeooo:paragraph-rsid="00cdc3eb" style:font-size-asian="12pt" style:font-size-complex="12pt"/>
    </style:style>
    <style:style style:name="P240" style:family="paragraph" style:parent-style-name="Text_20_body">
      <style:paragraph-properties fo:margin-top="0cm" fo:margin-bottom="0.499cm" style:contextual-spacing="false"/>
      <style:text-properties fo:font-size="12pt" officeooo:paragraph-rsid="00d2b56a" style:font-size-asian="12pt" style:font-size-complex="12pt"/>
    </style:style>
    <style:style style:name="P241" style:family="paragraph" style:parent-style-name="Standard">
      <style:paragraph-properties fo:text-align="justify" style:justify-single-word="false"/>
      <style:text-properties fo:font-size="12pt" officeooo:paragraph-rsid="00d81578" style:font-name-asian="ArialMT1" style:font-size-asian="12pt" style:font-name-complex="ArialMT1" style:font-size-complex="12pt"/>
    </style:style>
    <style:style style:name="P242" style:family="paragraph" style:parent-style-name="Text_20_body">
      <style:paragraph-properties fo:text-align="justify" style:justify-single-word="false"/>
      <style:text-properties fo:font-size="12pt" officeooo:paragraph-rsid="00bb7d3d" style:font-name-asian="ArialMT1" style:font-size-asian="12pt" style:font-name-complex="ArialMT1" style:font-size-complex="12pt"/>
    </style:style>
    <style:style style:name="P243" style:family="paragraph" style:parent-style-name="Text_20_body">
      <style:paragraph-properties fo:text-align="justify" style:justify-single-word="false"/>
      <style:text-properties fo:font-size="12pt" officeooo:paragraph-rsid="00bb7d3d" style:font-name-asian="ArialMT1" style:font-size-asian="12pt" style:font-size-complex="12pt"/>
    </style:style>
    <style:style style:name="P244" style:family="paragraph" style:parent-style-name="Default">
      <style:paragraph-properties fo:text-align="justify" style:justify-single-word="false"/>
      <style:text-properties fo:font-size="12pt" fo:background-color="transparent" style:font-size-asian="12pt" style:font-size-complex="12pt"/>
    </style:style>
    <style:style style:name="P245" style:family="paragraph" style:parent-style-name="Text_20_body">
      <style:paragraph-properties>
        <style:tab-stops>
          <style:tab-stop style:position="0cm"/>
        </style:tab-stops>
      </style:paragraph-properties>
      <style:text-properties fo:font-size="12pt" fo:font-style="italic" officeooo:paragraph-rsid="00c36afd" style:font-name-asian="MS Mincho" style:font-size-asian="12pt" style:font-style-asian="italic" style:font-name-complex="Tahoma1" style:font-size-complex="12pt" style:font-style-complex="italic"/>
    </style:style>
    <style:style style:name="P246" style:family="paragraph" style:parent-style-name="Text_20_body">
      <style:paragraph-properties fo:margin-top="0.071cm" fo:margin-bottom="0.101cm" style:contextual-spacing="false"/>
      <style:text-properties fo:font-size="12pt" fo:font-style="italic" officeooo:paragraph-rsid="00c36afd" style:font-size-asian="12pt" style:font-style-asian="italic" style:font-size-complex="12pt" style:font-style-complex="italic"/>
    </style:style>
    <style:style style:name="P247" style:family="paragraph" style:parent-style-name="Text_20_body">
      <style:paragraph-properties fo:text-align="justify" style:justify-single-word="false"/>
      <style:text-properties fo:font-size="12pt" fo:font-weight="bold" officeooo:paragraph-rsid="00bb7d3d" style:font-size-asian="12pt" style:font-weight-asian="bold" style:font-size-complex="12pt" style:font-weight-complex="bold"/>
    </style:style>
    <style:style style:name="P248" style:family="paragraph" style:parent-style-name="Text_20_body">
      <style:paragraph-properties fo:text-align="justify" style:justify-single-word="false"/>
      <style:text-properties fo:font-size="12pt" fo:font-weight="bold" officeooo:paragraph-rsid="00bb7d3d" style:font-name-asian="ArialMT1" style:font-size-asian="12pt" style:font-weight-asian="bold" style:font-name-complex="ArialMT1" style:font-size-complex="12pt" style:font-weight-complex="bold"/>
    </style:style>
    <style:style style:name="P249" style:family="paragraph" style:parent-style-name="Standard">
      <style:paragraph-properties fo:text-align="justify" style:justify-single-word="false"/>
      <style:text-properties style:font-name="TimesNewRomanPSMT" fo:font-size="12pt" officeooo:paragraph-rsid="003fa230" style:font-size-asian="12pt"/>
    </style:style>
    <style:style style:name="P250" style:family="paragraph" style:parent-style-name="Standard">
      <style:paragraph-properties fo:text-align="start" style:justify-single-word="false"/>
      <style:text-properties style:font-name="TimesNewRomanPSMT" fo:font-size="12pt" style:font-size-asian="12pt"/>
    </style:style>
    <style:style style:name="P251" style:family="paragraph" style:parent-style-name="Standard">
      <style:paragraph-properties fo:text-align="justify" style:justify-single-word="false"/>
      <style:text-properties style:font-name="TimesNewRomanPSMT" fo:font-size="12pt" officeooo:paragraph-rsid="00d81578" style:font-name-asian="Arial Narrow" style:font-size-asian="12pt" style:font-name-complex="Arial Narrow" style:font-size-complex="12pt"/>
    </style:style>
    <style:style style:name="P252" style:family="paragraph" style:parent-style-name="Standard">
      <style:paragraph-properties fo:text-align="justify" style:justify-single-word="false"/>
      <style:text-properties style:font-name="TimesNewRomanPSMT" fo:font-size="12pt" officeooo:paragraph-rsid="005f9f98" style:font-name-asian="Arial Narrow" style:font-size-asian="12pt" style:font-name-complex="Arial Narrow"/>
    </style:style>
    <style:style style:name="P253" style:family="paragraph" style:parent-style-name="Standard">
      <style:paragraph-properties fo:text-align="justify" style:justify-single-word="false"/>
      <style:text-properties style:font-name="TimesNewRomanPSMT" fo:font-size="12pt" officeooo:paragraph-rsid="0063a47e" style:font-name-asian="Arial Narrow" style:font-size-asian="12pt" style:font-name-complex="Arial Narrow"/>
    </style:style>
    <style:style style:name="P254" style:family="paragraph" style:parent-style-name="Standard">
      <style:paragraph-properties fo:text-align="justify" style:justify-single-word="false"/>
      <style:text-properties style:font-name="TimesNewRomanPSMT" fo:font-size="12pt" officeooo:paragraph-rsid="005a0feb" style:font-name-asian="Arial Narrow" style:font-size-asian="12pt" style:font-name-complex="Arial Narrow"/>
    </style:style>
    <style:style style:name="P25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TimesNewRomanPSMT" fo:font-size="12pt" style:font-name-asian="Arial Narrow" style:font-size-asian="12pt" style:font-name-complex="Arial Narrow"/>
    </style:style>
    <style:style style:name="P256" style:family="paragraph" style:parent-style-name="Standard">
      <style:paragraph-properties fo:text-align="start" style:justify-single-word="false"/>
      <style:text-properties style:font-name="TimesNewRomanPSMT" fo:font-size="12pt" officeooo:rsid="00322a0b" style:font-name-asian="Arial Narrow" style:font-size-asian="12pt" style:font-name-complex="Arial Narrow"/>
    </style:style>
    <style:style style:name="P257" style:family="paragraph" style:parent-style-name="Standard">
      <style:paragraph-properties fo:text-align="justify" style:justify-single-word="false"/>
      <style:text-properties style:font-name="TimesNewRomanPSMT" fo:font-size="12pt" fo:font-style="italic" officeooo:rsid="00c8e7b9" officeooo:paragraph-rsid="00c8e7b9" fo:background-color="#fff200" style:font-size-asian="12pt" style:font-style-asian="italic" style:font-style-complex="italic"/>
    </style:style>
    <style:style style:name="P258" style:family="paragraph" style:parent-style-name="Standard">
      <style:paragraph-properties fo:text-align="justify" style:justify-single-word="false"/>
      <style:text-properties style:font-name="TimesNewRomanPSMT" fo:font-size="12pt" fo:background-color="#fff200" style:font-size-asian="12pt"/>
    </style:style>
    <style:style style:name="P259" style:family="paragraph" style:parent-style-name="Standard">
      <style:paragraph-properties fo:text-align="justify" style:justify-single-word="false"/>
      <style:text-properties style:font-name="TimesNewRomanPSMT" fo:font-size="12pt" officeooo:paragraph-rsid="003fa230" fo:background-color="#fff200" style:font-size-asian="12pt"/>
    </style:style>
    <style:style style:name="P260" style:family="paragraph" style:parent-style-name="Normal_20__28_Web_29_">
      <style:paragraph-properties fo:margin-left="-0.582cm" fo:margin-right="0cm" fo:margin-top="0cm" fo:margin-bottom="0.21cm" style:contextual-spacing="false" fo:text-align="justify" style:justify-single-word="false" fo:text-indent="-0.926cm" style:auto-text-indent="false">
        <style:tab-stops/>
      </style:paragraph-properties>
      <style:text-properties style:font-name="TimesNewRomanPSMT" fo:font-size="12pt" style:text-underline-style="none" officeooo:rsid="002f6c37" style:font-name-asian="Arial Narrow" style:font-size-asian="12pt" style:font-name-complex="Arial Narrow" style:font-size-complex="12pt"/>
    </style:style>
    <style:style style:name="P261" style:family="paragraph" style:parent-style-name="Standard">
      <style:text-properties style:font-name="TimesNewRomanPSMT" fo:font-size="12pt" style:text-underline-style="none" officeooo:rsid="002f6c37" officeooo:paragraph-rsid="00d81578" style:font-name-asian="Arial Narrow" style:font-size-asian="12pt" style:font-name-complex="Arial Narrow" style:font-size-complex="12pt"/>
    </style:style>
    <style:style style:name="P262" style:family="paragraph" style:parent-style-name="Standard">
      <style:paragraph-properties fo:text-align="justify" style:justify-single-word="false"/>
      <style:text-properties fo:color="#000000" loext:opacity="100%" style:font-name="TimesNewRomanPSMT" fo:font-size="12pt" officeooo:rsid="0024bb1f" officeooo:paragraph-rsid="00d81578" style:font-size-asian="12pt"/>
    </style:style>
    <style:style style:name="P263" style:family="paragraph" style:parent-style-name="Standard">
      <style:paragraph-properties fo:text-align="justify" style:justify-single-word="false"/>
      <style:text-properties fo:color="#000000" loext:opacity="100%" style:font-name="TimesNewRomanPSMT" fo:font-size="12pt" officeooo:rsid="0024bb1f" officeooo:paragraph-rsid="0028f91b" style:font-size-asian="12pt"/>
    </style:style>
    <style:style style:name="P264" style:family="paragraph" style:parent-style-name="Standard">
      <style:paragraph-properties fo:text-align="justify" style:justify-single-word="false"/>
      <style:text-properties fo:color="#000000" loext:opacity="100%" style:font-name="TimesNewRomanPSMT" fo:font-size="12pt" officeooo:rsid="0024bb1f" officeooo:paragraph-rsid="010dffed" style:font-size-asian="12pt"/>
    </style:style>
    <style:style style:name="P265" style:family="paragraph" style:parent-style-name="Standard">
      <style:paragraph-properties fo:text-align="justify" style:justify-single-word="false"/>
      <style:text-properties fo:color="#000000" loext:opacity="100%" style:font-name="TimesNewRomanPSMT" fo:font-size="12pt" style:font-size-asian="12pt"/>
    </style:style>
    <style:style style:name="P266" style:family="paragraph" style:parent-style-name="Standard">
      <style:paragraph-properties fo:text-align="justify" style:justify-single-word="false"/>
      <style:text-properties fo:color="#000000" loext:opacity="100%" style:font-name="TimesNewRomanPSMT" fo:font-size="12pt" officeooo:paragraph-rsid="005f9f98" style:font-size-asian="12pt"/>
    </style:style>
    <style:style style:name="P267" style:family="paragraph" style:parent-style-name="Standard">
      <style:paragraph-properties fo:text-align="justify" style:justify-single-word="false"/>
      <style:text-properties fo:color="#000000" loext:opacity="100%" style:font-name="TimesNewRomanPSMT" fo:font-size="12pt" officeooo:paragraph-rsid="0028f91b" style:font-size-asian="12pt"/>
    </style:style>
    <style:style style:name="P268" style:family="paragraph" style:parent-style-name="Standard">
      <style:paragraph-properties fo:text-align="justify" style:justify-single-word="false"/>
      <style:text-properties fo:color="#000000" loext:opacity="100%" style:font-name="TimesNewRomanPSMT" fo:font-size="12pt" officeooo:paragraph-rsid="0063a47e" style:font-name-asian="Arial Narrow" style:font-size-asian="12pt" style:font-name-complex="Arial Narrow"/>
    </style:style>
    <style:style style:name="P269" style:family="paragraph" style:parent-style-name="Standard">
      <style:paragraph-properties fo:text-align="justify" style:justify-single-word="false"/>
      <style:text-properties fo:color="#000000" loext:opacity="100%" style:font-name="TimesNewRomanPSMT" fo:font-size="12pt" fo:font-style="italic" fo:font-weight="bold" officeooo:paragraph-rsid="005a0feb" style:font-name-asian="Arial Narrow" style:font-size-asian="12pt" style:font-style-asian="italic" style:font-weight-asian="bold" style:font-name-complex="Arial Narrow"/>
    </style:style>
    <style:style style:name="P270" style:family="paragraph" style:parent-style-name="Standard">
      <style:paragraph-properties fo:text-align="justify" style:justify-single-word="false"/>
      <style:text-properties fo:color="#000000" loext:opacity="100%" style:font-name="TimesNewRomanPSMT" fo:font-size="12pt" fo:font-weight="normal" officeooo:rsid="001fe1ed" officeooo:paragraph-rsid="0028f91b" fo:background-color="transparent" style:font-name-asian="Arial Narrow" style:font-size-asian="12pt" style:font-weight-asian="normal" style:font-name-complex="Arial Narrow" style:font-size-complex="12pt" style:font-weight-complex="normal"/>
    </style:style>
    <style:style style:name="P271" style:family="paragraph" style:parent-style-name="WW-Body_20_Text_20_2">
      <style:paragraph-properties fo:text-align="justify" style:justify-single-word="false"/>
      <style:text-properties fo:color="#000000" loext:opacity="100%" style:font-name="TimesNewRomanPSMT" fo:font-size="12pt" fo:font-weight="normal" officeooo:rsid="00252f77" officeooo:paragraph-rsid="002887bb" fo:background-color="transparent" style:font-name-asian="Arial Narrow" style:font-size-asian="12pt" style:font-weight-asian="normal" style:font-name-complex="Arial Narrow" style:font-size-complex="12pt" style:font-weight-complex="normal"/>
    </style:style>
    <style:style style:name="P272" style:family="paragraph" style:parent-style-name="WW-Body_20_Text_20_2">
      <style:paragraph-properties fo:text-align="justify" style:justify-single-word="false"/>
      <style:text-properties fo:color="#000000" loext:opacity="100%" style:font-name="TimesNewRomanPSMT" fo:font-size="12pt" fo:font-weight="normal" officeooo:rsid="00252f77" officeooo:paragraph-rsid="00d81578" fo:background-color="transparent" style:font-name-asian="Arial Narrow" style:font-size-asian="12pt" style:font-weight-asian="normal" style:font-name-complex="Arial Narrow" style:font-size-complex="12pt" style:font-weight-complex="normal"/>
    </style:style>
    <style:style style:name="P273" style:family="paragraph" style:parent-style-name="Standard">
      <style:paragraph-properties fo:text-align="justify" style:justify-single-word="false"/>
      <style:text-properties fo:color="#000000" loext:opacity="100%" style:font-name="TimesNewRomanPSMT" fo:font-size="12pt" fo:font-weight="normal" officeooo:rsid="00bfca3a" officeooo:paragraph-rsid="00bfca3a" fo:background-color="transparent" style:font-size-asian="12pt" style:font-weight-asian="normal" style:font-weight-complex="normal"/>
    </style:style>
    <style:style style:name="P274" style:family="paragraph" style:parent-style-name="WW-Body_20_Text_20_2">
      <style:paragraph-properties fo:text-align="justify" style:justify-single-word="false"/>
      <style:text-properties fo:color="#000000" loext:opacity="100%" style:font-name="TimesNewRomanPSMT" fo:font-size="12pt" fo:font-weight="normal" officeooo:rsid="002887bb" officeooo:paragraph-rsid="002887bb" style:font-name-asian="Arial Narrow" style:font-size-asian="12pt" style:font-weight-asian="normal" style:font-name-complex="Arial Narrow" style:font-size-complex="12pt" style:font-weight-complex="normal"/>
    </style:style>
    <style:style style:name="P275" style:family="paragraph" style:parent-style-name="WW-Body_20_Text_20_2">
      <style:text-properties fo:color="#000000" loext:opacity="100%" style:font-name="TimesNewRomanPSMT" fo:font-size="12pt" fo:font-weight="normal" officeooo:rsid="002887bb" officeooo:paragraph-rsid="002887bb" style:font-name-asian="Arial Narrow" style:font-size-asian="12pt" style:font-weight-asian="normal" style:font-name-complex="Arial Narrow" style:font-size-complex="12pt" style:font-weight-complex="normal"/>
    </style:style>
    <style:style style:name="P276" style:family="paragraph" style:parent-style-name="Standard">
      <style:paragraph-properties fo:text-align="justify" style:justify-single-word="false"/>
      <style:text-properties fo:color="#000000" loext:opacity="100%" style:font-name="TimesNewRomanPSMT" fo:font-size="12pt" fo:font-weight="bold" officeooo:rsid="00bfca3a" officeooo:paragraph-rsid="00bfca3a" fo:background-color="transparent" style:font-size-asian="12pt" style:font-weight-asian="bold" style:font-weight-complex="bold"/>
    </style:style>
    <style:style style:name="P277" style:family="paragraph" style:parent-style-name="Text_20_body">
      <style:paragraph-properties fo:text-align="justify" style:justify-single-word="false"/>
      <style:text-properties fo:color="#000000" loext:opacity="100%" style:font-name="TimesNewRomanPSMT" fo:font-size="12pt" fo:font-weight="bold" officeooo:rsid="002887bb" officeooo:paragraph-rsid="00be2c29" style:font-name-asian="Arial Narrow" style:font-size-asian="12pt" style:font-weight-asian="bold" style:font-name-complex="Arial Narrow" style:font-size-complex="11pt" style:font-weight-complex="bold"/>
    </style:style>
    <style:style style:name="P278" style:family="paragraph" style:parent-style-name="Standard">
      <style:paragraph-properties fo:text-align="justify" style:justify-single-word="false"/>
      <style:text-properties fo:color="#000000" loext:opacity="100%" style:font-name="TimesNewRomanPSMT" fo:font-size="12pt" fo:background-color="#fff200" style:font-size-asian="12pt"/>
    </style:style>
    <style:style style:name="P279" style:family="paragraph" style:parent-style-name="Standard">
      <style:paragraph-properties fo:text-align="justify" style:justify-single-word="false"/>
      <style:text-properties fo:color="#000000" loext:opacity="100%" style:font-name="TimesNewRomanPSMT" fo:font-size="12pt" fo:background-color="transparent" style:font-size-asian="12pt"/>
    </style:style>
    <style:style style:name="P280" style:family="paragraph" style:parent-style-name="Normal_20__28_Web_29_">
      <style:paragraph-properties fo:margin-left="0cm" fo:margin-right="0cm" fo:margin-top="0cm" fo:margin-bottom="0.21cm" style:contextual-spacing="false" fo:text-align="justify" style:justify-single-word="false" fo:text-indent="0cm" style:auto-text-indent="false">
        <style:tab-stops/>
      </style:paragraph-properties>
      <style:text-properties fo:color="#000000" loext:opacity="100%" style:font-name="TimesNewRomanPSMT" fo:font-size="12pt" officeooo:paragraph-rsid="00d81578" fo:background-color="transparent" style:font-size-asian="12pt"/>
    </style:style>
    <style:style style:name="P281" style:family="paragraph" style:parent-style-name="Standard">
      <style:paragraph-properties fo:text-align="justify" style:justify-single-word="false"/>
      <style:text-properties fo:color="#000000" loext:opacity="100%" style:font-name="TimesNewRomanPSMT" fo:font-size="12pt" style:text-underline-style="solid" style:text-underline-width="auto" style:text-underline-color="font-color" fo:font-weight="bold" officeooo:rsid="0028f91b" officeooo:paragraph-rsid="0028f91b" style:font-size-asian="12pt" style:font-weight-asian="bold" style:font-weight-complex="bold"/>
    </style:style>
    <style:style style:name="P282" style:family="paragraph" style:parent-style-name="Text_20_body">
      <style:paragraph-properties fo:text-align="justify" style:justify-single-word="false"/>
      <style:text-properties fo:color="#000000" loext:opacity="100%" style:font-name="TimesNewRomanPSMT" fo:font-size="12pt" style:text-underline-style="solid" style:text-underline-width="auto" style:text-underline-color="font-color" fo:font-weight="bold" officeooo:rsid="0028f91b" officeooo:paragraph-rsid="00b8ba21" style:font-size-asian="12pt" style:font-weight-asian="bold" style:font-weight-complex="bold"/>
    </style:style>
    <style:style style:name="P283" style:family="paragraph" style:parent-style-name="Standard">
      <style:paragraph-properties fo:text-align="justify" style:justify-single-word="false"/>
      <style:text-properties fo:color="#000000" loext:opacity="100%" style:font-name="TimesNewRomanPSMT" fo:font-size="12pt" style:text-underline-style="solid" style:text-underline-width="auto" style:text-underline-color="font-color" fo:font-weight="bold" officeooo:rsid="0028f91b" officeooo:paragraph-rsid="00d81578" fo:background-color="transparent" style:font-size-asian="12pt" style:font-weight-asian="bold" style:font-weight-complex="bold"/>
    </style:style>
    <style:style style:name="P284" style:family="paragraph" style:parent-style-name="Standard">
      <style:paragraph-properties fo:text-align="justify" style:justify-single-word="false"/>
      <style:text-properties fo:color="#000000" loext:opacity="100%" style:font-name="TimesNewRomanPS-BoldMT" fo:font-size="12pt" fo:font-weight="normal" officeooo:rsid="001fe1ed" style:font-name-asian="Arial Narrow" style:font-size-asian="12pt" style:font-weight-asian="normal" style:font-name-complex="Arial Narrow" style:font-size-complex="12pt" style:font-weight-complex="normal"/>
    </style:style>
    <style:style style:name="P285" style:family="paragraph" style:parent-style-name="Standard">
      <style:paragraph-properties fo:text-align="justify" style:justify-single-word="false"/>
      <style:text-properties fo:color="#000000" loext:opacity="100%" style:font-name="TimesNewRomanPS-BoldMT" fo:font-size="12pt" fo:font-weight="bold" style:font-size-asian="12pt" style:font-weight-asian="bold" style:font-size-complex="18pt" style:font-weight-complex="normal"/>
    </style:style>
    <style:style style:name="P286" style:family="paragraph" style:parent-style-name="Standard">
      <style:paragraph-properties fo:text-align="justify" style:justify-single-word="false"/>
      <style:text-properties fo:color="#000000" loext:opacity="100%" style:font-name="TimesNewRomanPS-BoldMT" fo:font-size="12pt" fo:font-weight="bold" officeooo:paragraph-rsid="00d81578" style:font-size-asian="12pt" style:font-weight-asian="bold" style:font-size-complex="18pt" style:font-weight-complex="normal"/>
    </style:style>
    <style:style style:name="P287" style:family="paragraph" style:parent-style-name="Standard">
      <style:paragraph-properties fo:text-align="justify" style:justify-single-word="false"/>
      <style:text-properties fo:color="#000000" loext:opacity="100%" style:font-name="Symbol2" fo:font-size="12.5pt" officeooo:paragraph-rsid="0028f91b" fo:background-color="transparent" style:font-size-asian="12.5pt"/>
    </style:style>
    <style:style style:name="P288" style:family="paragraph" style:parent-style-name="Standard">
      <style:paragraph-properties fo:text-align="justify" style:justify-single-word="false"/>
      <style:text-properties fo:color="#000000" loext:opacity="100%" style:font-name="Symbol2" fo:font-size="12.5pt" officeooo:paragraph-rsid="00d81578" fo:background-color="transparent" style:font-size-asian="12.5pt"/>
    </style:style>
    <style:style style:name="P289" style:family="paragraph" style:parent-style-name="Standard">
      <style:text-properties fo:color="#000000" loext:opacity="100%" style:font-name="Times New Roman2" fo:font-size="12pt" fo:font-weight="normal" officeooo:rsid="002f6c37" style:font-size-asian="12pt" style:font-weight-asian="normal" style:font-weight-complex="normal"/>
    </style:style>
    <style:style style:name="P290" style:family="paragraph" style:parent-style-name="Standard">
      <style:paragraph-properties fo:text-align="justify" style:justify-single-word="false"/>
      <style:text-properties fo:color="#000000" loext:opacity="100%" style:font-name="Times New Roman2" fo:font-size="12pt" fo:font-weight="normal" officeooo:rsid="001fe1ed" officeooo:paragraph-rsid="001fe1ed" style:font-size-asian="12pt" style:font-weight-asian="normal" style:font-weight-complex="normal"/>
    </style:style>
    <style:style style:name="P291" style:family="paragraph" style:parent-style-name="Standard">
      <style:paragraph-properties fo:text-align="justify" style:justify-single-word="false"/>
      <style:text-properties fo:color="#000000" loext:opacity="100%" style:font-name="Times New Roman2" fo:font-size="12pt" fo:font-weight="normal" officeooo:rsid="001fe1ed" officeooo:paragraph-rsid="0028f91b" style:font-size-asian="12pt" style:font-weight-asian="normal" style:font-weight-complex="normal"/>
    </style:style>
    <style:style style:name="P292" style:family="paragraph" style:parent-style-name="Standard">
      <style:paragraph-properties fo:text-align="justify" style:justify-single-word="false"/>
      <style:text-properties fo:color="#000000" loext:opacity="100%" style:font-name="Times New Roman2" fo:font-size="12pt" fo:font-weight="normal" officeooo:rsid="001fe1ed" officeooo:paragraph-rsid="00d81578" style:font-size-asian="12pt" style:font-weight-asian="normal" style:font-weight-complex="normal"/>
    </style:style>
    <style:style style:name="P293" style:family="paragraph" style:parent-style-name="Standard">
      <style:paragraph-properties fo:text-align="justify" style:justify-single-word="false"/>
      <style:text-properties fo:color="#000000" loext:opacity="100%" style:font-name="TimesNewRomanPS-BoldItalicMT" fo:font-size="12pt" fo:font-style="italic" fo:font-weight="bold" officeooo:paragraph-rsid="005a0feb" style:font-name-asian="Arial Narrow" style:font-size-asian="12pt" style:font-style-asian="italic" style:font-weight-asian="bold" style:font-name-complex="Arial Narrow"/>
    </style:style>
    <style:style style:name="P294" style:family="paragraph" style:parent-style-name="Default">
      <style:paragraph-properties fo:margin-left="0cm" fo:margin-right="0cm" fo:margin-top="0cm" fo:margin-bottom="0cm" style:contextual-spacing="false" fo:text-align="justify" style:justify-single-word="false" fo:text-indent="0cm" style:auto-text-indent="false"/>
      <style:text-properties fo:color="#000000" loext:opacity="100%" style:font-name="Times New Roman" fo:font-size="12pt" fo:language="fr" fo:country="FR" officeooo:paragraph-rsid="00e39b1a" style:font-size-asian="12pt" style:font-size-complex="12pt"/>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7pt" fo:font-style="normal" fo:text-shadow="none" style:text-underline-style="none" fo:font-weight="normal" officeooo:rsid="0029cb93" officeooo:paragraph-rsid="00e02270" style:font-size-asian="7pt" style:font-style-asian="normal" style:font-weight-asian="normal" style:font-size-complex="7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4debf" officeooo:paragraph-rsid="00e02270"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193dbf8" officeooo:paragraph-rsid="00e02270"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6331a" officeooo:paragraph-rsid="00e02270"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80160" officeooo:paragraph-rsid="00e02270"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9cb93" officeooo:paragraph-rsid="00e02270"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1ab7b" officeooo:paragraph-rsid="00e02270"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b5996" officeooo:paragraph-rsid="00e02270"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4debf" officeooo:paragraph-rsid="00e02270" fo:background-color="#579d1c"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193dbf8" officeooo:paragraph-rsid="00e02270" fo:background-color="#579d1c"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6331a" officeooo:paragraph-rsid="00e02270" fo:background-color="#579d1c"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80160" officeooo:paragraph-rsid="00e02270" fo:background-color="#579d1c"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9cb93" officeooo:paragraph-rsid="00e02270" fo:background-color="#579d1c"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1ab7b" officeooo:paragraph-rsid="00e02270" fo:background-color="#579d1c"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b5996" officeooo:paragraph-rsid="00e02270" fo:background-color="#579d1c"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Standard">
      <style:paragraph-properties fo:text-align="justify" style:justify-single-word="false"/>
      <style:text-properties style:font-name="Arial2" fo:font-size="11pt" officeooo:paragraph-rsid="00d81578" style:font-name-asian="Arial2" style:font-size-asian="11pt" style:font-name-complex="Arial2" style:font-size-complex="11pt"/>
    </style:style>
    <style:style style:name="P311" style:family="paragraph" style:parent-style-name="Normal_20__28_Web_29_">
      <style:paragraph-properties fo:margin-left="2.011cm" fo:margin-right="0.45cm" fo:margin-top="0cm" fo:margin-bottom="0cm" style:contextual-spacing="false" fo:text-align="justify" style:justify-single-word="false" fo:text-indent="0cm" style:auto-text-indent="false"/>
      <style:text-properties style:font-name="Arial2" fo:font-size="11pt" officeooo:paragraph-rsid="00d81578" style:font-name-asian="Arial2" style:font-size-asian="11pt" style:font-name-complex="Arial2" style:font-size-complex="11pt"/>
    </style:style>
    <style:style style:name="P312" style:family="paragraph" style:parent-style-name="Text_20_body">
      <style:paragraph-properties fo:margin-top="0cm" fo:margin-bottom="0cm" style:contextual-spacing="false" fo:line-height="150%" fo:text-align="justify" style:justify-single-word="false" fo:break-before="page"/>
      <style:text-properties style:font-name="Arial2" fo:font-size="11pt" officeooo:paragraph-rsid="00d2b56a" style:font-name-asian="Arial2" style:font-size-asian="11pt" style:font-name-complex="Arial2" style:font-size-complex="11pt"/>
    </style:style>
    <style:style style:name="P313"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writing-mode="page"/>
      <style:text-properties style:font-name="Arial2" fo:font-size="12pt" fo:font-weight="normal" officeooo:rsid="001e5cf8" officeooo:paragraph-rsid="00e02270" style:font-name-asian="Times New Roman" style:font-size-asian="12pt" style:font-weight-asian="normal" style:font-name-complex="Times New Roman" style:font-size-complex="12pt" style:font-weight-complex="normal"/>
    </style:style>
    <style:style style:name="P314" style:family="paragraph" style:parent-style-name="Text_20_body">
      <style:paragraph-properties fo:margin-top="0cm" fo:margin-bottom="0cm" style:contextual-spacing="false" fo:line-height="100%" fo:text-align="justify" style:justify-single-word="false" style:writing-mode="page"/>
      <style:text-properties style:font-name="Arial2" fo:font-size="12pt" officeooo:paragraph-rsid="00e02270" style:font-size-asian="12pt" style:font-size-complex="12pt"/>
    </style:style>
    <style:style style:name="P315" style:family="paragraph" style:parent-style-name="Table_20_Contents">
      <style:paragraph-properties fo:margin-left="0.194cm" fo:margin-right="0.009cm" fo:text-indent="0cm" style:auto-text-indent="false">
        <style:tab-stops/>
      </style:paragraph-properties>
      <style:text-properties style:font-name="Arial2" fo:font-size="10pt" officeooo:paragraph-rsid="00d2b56a" style:font-size-asian="10pt" style:font-size-complex="10pt"/>
    </style:style>
    <style:style style:name="P316" style:family="paragraph" style:parent-style-name="Table_20_Contents">
      <style:paragraph-properties fo:text-align="end" style:justify-single-word="false"/>
      <style:text-properties style:font-name="Arial2" fo:font-size="10pt" officeooo:paragraph-rsid="00d2b56a" style:font-size-asian="10pt" style:font-size-complex="10pt"/>
    </style:style>
    <style:style style:name="P317" style:family="paragraph" style:parent-style-name="Table_20_Contents">
      <style:paragraph-properties fo:margin-left="0.009cm" fo:margin-right="0.22cm" fo:text-align="end" style:justify-single-word="false" fo:text-indent="0cm" style:auto-text-indent="false">
        <style:tab-stops>
          <style:tab-stop style:position="11.906cm" style:type="right"/>
        </style:tab-stops>
      </style:paragraph-properties>
      <style:text-properties style:font-name="Arial2" fo:font-size="10pt" officeooo:paragraph-rsid="00d2b56a" style:font-size-asian="10pt" style:font-size-complex="10pt"/>
    </style:style>
    <style:style style:name="P318" style:family="paragraph" style:parent-style-name="Table_20_Contents">
      <style:paragraph-properties fo:margin-left="0.009cm" fo:margin-right="0.247cm" fo:text-align="end" style:justify-single-word="false" fo:text-indent="0cm" style:auto-text-indent="false">
        <style:tab-stops/>
      </style:paragraph-properties>
      <style:text-properties style:font-name="Arial2" fo:font-size="10pt" officeooo:paragraph-rsid="00d2b56a" style:font-size-asian="10pt" style:font-size-complex="10pt"/>
    </style:style>
    <style:style style:name="P319" style:family="paragraph" style:parent-style-name="Table_20_Contents">
      <style:paragraph-properties fo:text-align="center" style:justify-single-word="false"/>
      <style:text-properties style:font-name="Arial2" fo:font-size="10pt" fo:font-weight="bold" officeooo:paragraph-rsid="00d2b56a" style:font-size-asian="10pt" style:font-weight-asian="bold" style:font-size-complex="10pt" style:font-weight-complex="bold"/>
    </style:style>
    <style:style style:name="P320" style:family="paragraph" style:parent-style-name="Standard">
      <style:paragraph-properties fo:text-align="justify" style:justify-single-word="false"/>
      <style:text-properties style:font-name="Times New Roman2" fo:font-weight="normal" officeooo:paragraph-rsid="0028f91b" style:font-weight-asian="normal" style:font-weight-complex="normal"/>
    </style:style>
    <style:style style:name="P321" style:family="paragraph" style:parent-style-name="Standard">
      <style:paragraph-properties fo:text-align="justify" style:justify-single-word="false"/>
      <style:text-properties style:font-name="Times New Roman2" fo:font-weight="normal" officeooo:paragraph-rsid="00456994" style:font-weight-asian="normal" style:font-weight-complex="normal"/>
    </style:style>
    <style:style style:name="P322"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style:font-name="Times New Roman2" fo:font-size="12pt" officeooo:paragraph-rsid="00cd5519" style:font-size-asian="12pt" style:font-size-complex="12pt"/>
    </style:style>
    <style:style style:name="P323" style:family="paragraph" style:parent-style-name="Normal_20__28_Web_29_">
      <style:paragraph-properties fo:margin-left="2.011cm" fo:margin-right="0cm" fo:margin-top="0cm" fo:margin-bottom="0cm" style:contextual-spacing="false" fo:text-align="justify" style:justify-single-word="false" fo:text-indent="-0.531cm" style:auto-text-indent="false"/>
      <style:text-properties style:font-name="Times New Roman2" fo:font-size="12pt" officeooo:paragraph-rsid="00cd5519" style:font-size-asian="12pt" style:font-size-complex="12pt"/>
    </style:style>
    <style:style style:name="P324" style:family="paragraph" style:parent-style-name="Standard">
      <style:paragraph-properties fo:text-align="justify" style:justify-single-word="false"/>
      <style:text-properties officeooo:paragraph-rsid="0028f91b" fo:background-color="transparent"/>
    </style:style>
    <style:style style:name="P325" style:family="paragraph" style:parent-style-name="Standard">
      <style:paragraph-properties fo:text-align="justify" style:justify-single-word="false"/>
      <style:text-properties officeooo:paragraph-rsid="00d81578" fo:background-color="transparent"/>
    </style:style>
    <style:style style:name="P326" style:family="paragraph" style:parent-style-name="Standard">
      <style:paragraph-properties fo:text-align="start" style:justify-single-word="false"/>
      <style:text-properties fo:font-size="14pt" fo:font-weight="bold" officeooo:rsid="00e23559" officeooo:paragraph-rsid="00e23559" style:font-size-asian="14pt" style:font-weight-asian="bold" style:font-size-complex="14pt" style:font-weight-complex="bold"/>
    </style:style>
    <style:style style:name="P327" style:family="paragraph" style:parent-style-name="Standard">
      <style:paragraph-properties fo:text-align="justify" style:justify-single-word="false"/>
      <style:text-properties style:font-name="TimesNewRomanPS-BoldMT" fo:font-size="12pt" fo:font-weight="bold" style:font-size-asian="12pt" style:font-weight-asian="bold"/>
    </style:style>
    <style:style style:name="P328" style:family="paragraph" style:parent-style-name="Text_20_body">
      <style:text-properties officeooo:paragraph-rsid="00c36afd"/>
    </style:style>
    <style:style style:name="P329" style:family="paragraph" style:parent-style-name="Text_20_body">
      <style:paragraph-properties fo:line-height="150%"/>
      <style:text-properties officeooo:paragraph-rsid="00d2b56a"/>
    </style:style>
    <style:style style:name="P330" style:family="paragraph" style:parent-style-name="Text_20_body">
      <style:paragraph-properties fo:text-align="justify" style:justify-single-word="false"/>
      <style:text-properties style:font-name="ArialMT1" fo:font-size="12pt" officeooo:paragraph-rsid="00bb7d3d" style:font-name-asian="ArialMT1" style:font-size-asian="12pt" style:font-name-complex="ArialMT1" style:font-size-complex="12pt"/>
    </style:style>
    <style:style style:name="P331" style:family="paragraph" style:parent-style-name="Text_20_body">
      <style:text-properties officeooo:paragraph-rsid="00c36afd" style:font-name-complex="Tahoma1"/>
    </style:style>
    <style:style style:name="P332" style:family="paragraph" style:parent-style-name="Text_20_body">
      <style:text-properties fo:background-color="#aecf00"/>
    </style:style>
    <style:style style:name="P333"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writing-mode="page"/>
      <style:text-properties style:font-name="Liberation Serif" fo:font-size="12pt" fo:font-weight="normal" officeooo:rsid="00109685" officeooo:paragraph-rsid="00e02270" style:font-size-asian="12pt" style:font-weight-asian="normal" style:font-size-complex="12pt" style:font-weight-complex="normal"/>
    </style:style>
    <style:style style:name="P334"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writing-mode="page"/>
      <style:text-properties officeooo:paragraph-rsid="00e02270"/>
    </style:style>
    <style:style style:name="P335" style:family="paragraph" style:parent-style-name="Heading_20_3">
      <style:text-properties officeooo:paragraph-rsid="00d71395" fo:background-color="#579d1c"/>
    </style:style>
    <style:style style:name="P336" style:family="paragraph" style:parent-style-name="Heading_20_3">
      <style:text-properties officeooo:paragraph-rsid="00d71395"/>
    </style:style>
    <style:style style:name="P337" style:family="paragraph" style:parent-style-name="WW-Body_20_Text_20_2">
      <style:text-properties officeooo:paragraph-rsid="002887bb"/>
    </style:style>
    <style:style style:name="P338" style:family="paragraph" style:parent-style-name="Heading_20_2" style:list-style-name="L7">
      <style:paragraph-properties fo:margin-left="-0.582cm" fo:margin-right="0cm" fo:text-indent="-0.926cm" style:auto-text-indent="false">
        <style:tab-stops/>
      </style:paragraph-properties>
      <style:text-properties style:font-name="Times New Roman" fo:font-size="12pt" fo:font-style="italic" style:font-name-asian="Arial Narrow" style:font-size-asian="12pt" style:font-style-asian="italic" style:font-name-complex="Arial Narrow" style:font-size-complex="12pt" style:font-style-complex="italic"/>
    </style:style>
    <style:style style:name="P339" style:family="paragraph" style:parent-style-name="Normal_20__28_Web_29_" style:list-style-name="L7">
      <style:paragraph-properties fo:margin-left="-0.582cm" fo:margin-right="0cm" fo:margin-top="0cm" fo:margin-bottom="0.21cm" style:contextual-spacing="false" fo:text-align="justify" style:justify-single-word="false" fo:text-indent="-0.926cm" style:auto-text-indent="false">
        <style:tab-stops/>
      </style:paragraph-properties>
      <style:text-properties style:font-name="Times New Roman" style:font-name-asian="Arial Narrow" style:font-name-complex="Arial Narrow"/>
    </style:style>
    <style:style style:name="P340" style:family="paragraph" style:parent-style-name="Normal_20__28_Web_29_" style:list-style-name="L11">
      <style:paragraph-properties fo:margin-left="0cm" fo:margin-right="0cm" fo:margin-top="0cm" fo:margin-bottom="0.21cm" style:contextual-spacing="false" fo:text-align="justify" style:justify-single-word="false" fo:text-indent="0cm" style:auto-text-indent="false"/>
      <style:text-properties style:font-name="Times New Roman" fo:font-style="italic" style:font-name-asian="Arial Narrow" style:font-style-asian="italic" style:font-name-complex="Arial Narrow" style:font-style-complex="italic"/>
    </style:style>
    <style:style style:name="P341" style:family="paragraph" style:parent-style-name="Standard" style:master-page-name="Standard">
      <style:paragraph-properties fo:text-align="center" style:justify-single-word="false" style:page-number="auto"/>
      <style:text-properties style:font-name="Times New Roman" fo:font-size="18pt" fo:font-weight="bold" style:font-size-asian="18pt" style:font-weight-asian="bold" style:font-size-complex="18pt" style:font-weight-complex="bold"/>
    </style:style>
    <style:style style:name="P342" style:family="paragraph" style:parent-style-name="Standard" style:list-style-name="L1">
      <style:paragraph-properties fo:margin-left="0cm" fo:margin-right="0cm" fo:margin-top="0cm" fo:margin-bottom="0cm" style:contextual-spacing="false" fo:line-height="100%" fo:text-align="justify" style:justify-single-word="false" fo:text-indent="0.63cm" style:auto-text-indent="false"/>
      <style:text-properties style:font-name="Times New Roman" fo:font-size="12pt" fo:font-weight="normal" officeooo:paragraph-rsid="00d81578" style:font-name-asian="Times New Roman" style:font-size-asian="12pt" style:font-weight-asian="normal" style:font-name-complex="Times New Roman" style:font-size-complex="12pt" style:font-weight-complex="normal"/>
    </style:style>
    <style:style style:name="P343" style:family="paragraph" style:parent-style-name="Standard" style:list-style-name="L2">
      <style:paragraph-properties fo:text-align="justify" style:justify-single-word="false"/>
      <style:text-properties style:font-name="Times New Roman" fo:font-size="12pt" fo:font-weight="normal" officeooo:paragraph-rsid="001b46dd" fo:background-color="transparent" style:font-name-asian="Times New Roman" style:font-size-asian="12pt" style:font-weight-asian="normal" style:font-name-complex="Times New Roman" style:font-size-complex="12pt" style:font-weight-complex="normal"/>
    </style:style>
    <style:style style:name="P344" style:family="paragraph" style:parent-style-name="Standard" style:list-style-name="L8">
      <style:paragraph-properties fo:text-align="justify" style:justify-single-word="false" style:text-autospace="none"/>
      <style:text-properties style:font-name="Times New Roman" fo:font-size="12pt" officeooo:paragraph-rsid="00c36afd" style:font-name-asian="ArialMT1" style:font-size-asian="12pt" style:font-name-complex="ArialMT1" style:font-size-complex="12pt"/>
    </style:style>
    <style:style style:name="P345" style:family="paragraph" style:parent-style-name="Standard" style:list-style-name="L7">
      <style:paragraph-properties fo:margin-left="-0.582cm" fo:margin-right="0cm" fo:text-indent="-0.926cm" style:auto-text-indent="false">
        <style:tab-stops/>
      </style:paragraph-properties>
      <style:text-properties style:font-name="Times New Roman"/>
    </style:style>
    <style:style style:name="P346" style:family="paragraph" style:parent-style-name="Standard" style:list-style-name="L8">
      <style:paragraph-properties fo:text-align="justify" style:justify-single-word="false" style:text-autospace="none"/>
      <style:text-properties officeooo:paragraph-rsid="00c386cb"/>
    </style:style>
    <style:style style:name="P347" style:family="paragraph" style:parent-style-name="Standard" style:list-style-name="L14" style:master-page-name="">
      <loext:graphic-properties draw:fill="none"/>
      <style:paragraph-properties fo:margin-left="0cm" fo:margin-right="0cm" fo:text-align="justify" style:justify-single-word="false" fo:orphans="2" fo:widows="2" fo:hyphenation-ladder-count="no-limit" fo:text-indent="0cm" style:auto-text-indent="false" style:page-number="auto" fo:background-color="transparent" style:writing-mode="lr-tb">
        <style:tab-stops>
          <style:tab-stop style:position="0.289cm"/>
        </style:tab-stops>
      </style:paragraph-properties>
      <style:text-properties officeooo:paragraph-rsid="010071d7" fo:hyphenate="false" fo:hyphenation-remain-char-count="2" fo:hyphenation-push-char-count="2" loext:hyphenation-no-caps="false"/>
    </style:style>
    <style:style style:name="P348" style:family="paragraph" style:parent-style-name="Text_20_body" style:list-style-name="L3">
      <style:paragraph-properties fo:text-align="justify" style:justify-single-word="false"/>
      <style:text-properties style:font-name="Times New Roman" fo:font-size="12pt" officeooo:paragraph-rsid="00b8ba21" style:font-size-asian="12pt" style:font-size-complex="12pt"/>
    </style:style>
    <style:style style:name="P349" style:family="paragraph" style:parent-style-name="Text_20_body" style:list-style-name="L6">
      <style:paragraph-properties fo:margin-top="0.071cm" fo:margin-bottom="0.101cm" style:contextual-spacing="false" fo:text-align="justify" style:justify-single-word="false"/>
      <style:text-properties style:font-name="Times New Roman" fo:font-size="12pt" officeooo:paragraph-rsid="00bb7d3d" style:font-size-asian="12pt" style:font-size-complex="12pt"/>
    </style:style>
    <style:style style:name="P350" style:family="paragraph" style:parent-style-name="Text_20_body" style:list-style-name="L15">
      <style:paragraph-properties fo:margin-top="0cm" fo:margin-bottom="0cm" style:contextual-spacing="false" fo:line-height="100%" fo:text-align="justify" style:justify-single-word="false" style:writing-mode="page"/>
      <style:text-properties style:font-name="Times New Roman" fo:font-size="12pt" officeooo:paragraph-rsid="00e02270" style:font-size-asian="12pt" style:font-size-complex="12pt"/>
    </style:style>
    <style:style style:name="P351" style:family="paragraph" style:parent-style-name="Text_20_body" style:list-style-name="L16">
      <style:paragraph-properties fo:margin-top="0cm" fo:margin-bottom="0cm" style:contextual-spacing="false" fo:line-height="100%" fo:text-align="justify" style:justify-single-word="false" style:writing-mode="page"/>
      <style:text-properties style:font-name="Times New Roman" fo:font-size="12pt" officeooo:paragraph-rsid="00e02270" style:font-size-asian="12pt" style:font-size-complex="12pt"/>
    </style:style>
    <style:style style:name="P352" style:family="paragraph" style:parent-style-name="Text_20_body" style:list-style-name="L17">
      <style:paragraph-properties fo:margin-top="0cm" fo:margin-bottom="0cm" style:contextual-spacing="false" fo:line-height="100%" fo:text-align="justify" style:justify-single-word="false" style:writing-mode="page"/>
      <style:text-properties style:font-name="Times New Roman" fo:font-size="12pt" officeooo:paragraph-rsid="00e02270" style:font-size-asian="12pt" style:font-size-complex="12pt"/>
    </style:style>
    <style:style style:name="P353" style:family="paragraph" style:parent-style-name="Text_20_body" style:list-style-name="L16">
      <style:paragraph-properties fo:margin-top="0cm" fo:margin-bottom="0cm" style:contextual-spacing="false" fo:line-height="100%" fo:text-align="justify" style:justify-single-word="false" style:writing-mode="page"/>
      <style:text-properties style:font-name="Times New Roman" fo:font-size="12pt" officeooo:rsid="002390c3" officeooo:paragraph-rsid="00e02270" style:font-size-asian="12pt" style:font-size-complex="12pt"/>
    </style:style>
    <style:style style:name="P354" style:family="paragraph" style:parent-style-name="Text_20_body" style:list-style-name="L16">
      <style:paragraph-properties fo:margin-top="0cm" fo:margin-bottom="0cm" style:contextual-spacing="false" fo:line-height="100%" fo:text-align="justify" style:justify-single-word="false" style:writing-mode="page"/>
      <style:text-properties style:font-name="Times New Roman" fo:font-size="12pt" officeooo:rsid="00242831" officeooo:paragraph-rsid="00e02270" style:font-size-asian="12pt" style:font-size-complex="12pt"/>
    </style:style>
    <style:style style:name="P355" style:family="paragraph" style:parent-style-name="Text_20_body" style:list-style-name="L17">
      <style:paragraph-properties fo:margin-top="0cm" fo:margin-bottom="0cm" style:contextual-spacing="false" fo:line-height="100%" fo:text-align="justify" style:justify-single-word="false" style:writing-mode="page"/>
      <style:text-properties style:font-name="Times New Roman" fo:font-size="12pt" officeooo:rsid="0025bef1" officeooo:paragraph-rsid="00e02270" style:font-size-asian="12pt" style:font-size-complex="12pt"/>
    </style:style>
    <style:style style:name="P356" style:family="paragraph" style:parent-style-name="Text_20_body" style:list-style-name="L17">
      <style:paragraph-properties fo:margin-top="0cm" fo:margin-bottom="0cm" style:contextual-spacing="false" fo:line-height="100%" fo:text-align="justify" style:justify-single-word="false" style:writing-mode="page"/>
      <style:text-properties style:font-name="Times New Roman" fo:font-size="12pt" officeooo:rsid="0157ea9d" officeooo:paragraph-rsid="00e02270" style:font-size-asian="12pt" style:font-size-complex="12pt"/>
    </style:style>
    <style:style style:name="P357" style:family="paragraph" style:parent-style-name="Text_20_body" style:list-style-name="L3">
      <style:paragraph-properties fo:text-align="justify" style:justify-single-word="false"/>
      <style:text-properties style:font-name="Times New Roman" fo:font-size="12pt" officeooo:paragraph-rsid="00b8ba21" fo:background-color="#fff200" style:font-size-asian="12pt" style:font-size-complex="12pt"/>
    </style:style>
    <style:style style:name="P358" style:family="paragraph" style:parent-style-name="Text_20_body" style:list-style-name="L15">
      <style:paragraph-properties fo:margin-top="0cm" fo:margin-bottom="0cm" style:contextual-spacing="false" fo:line-height="100%" fo:text-align="justify" style:justify-single-word="false" style:writing-mode="page"/>
      <style:text-properties style:font-name="Times New Roman" fo:font-size="12pt" officeooo:paragraph-rsid="00e02270" fo:background-color="#579d1c" style:font-size-asian="12pt" style:font-size-complex="12pt"/>
    </style:style>
    <style:style style:name="P359" style:family="paragraph" style:parent-style-name="Text_20_body" style:list-style-name="L18">
      <style:paragraph-properties fo:margin-top="0cm" fo:margin-bottom="0cm" style:contextual-spacing="false" fo:line-height="100%" fo:text-align="justify" style:justify-single-word="false" style:writing-mode="page"/>
      <style:text-properties style:font-name="Times New Roman" fo:font-size="12pt" officeooo:paragraph-rsid="00e02270" fo:background-color="#579d1c" style:font-size-asian="12pt" style:font-size-complex="12pt"/>
    </style:style>
    <style:style style:name="P360" style:family="paragraph" style:parent-style-name="Text_20_body" style:list-style-name="L19">
      <style:paragraph-properties fo:margin-top="0cm" fo:margin-bottom="0cm" style:contextual-spacing="false" fo:line-height="100%" fo:text-align="justify" style:justify-single-word="false" style:writing-mode="page"/>
      <style:text-properties style:font-name="Times New Roman" fo:font-size="12pt" officeooo:paragraph-rsid="00e02270" fo:background-color="#579d1c" style:font-size-asian="12pt" style:font-size-complex="12pt"/>
    </style:style>
    <style:style style:name="P361" style:family="paragraph" style:parent-style-name="Text_20_body" style:list-style-name="L20">
      <style:paragraph-properties fo:margin-top="0cm" fo:margin-bottom="0cm" style:contextual-spacing="false" fo:line-height="100%" fo:text-align="justify" style:justify-single-word="false" style:writing-mode="page"/>
      <style:text-properties style:font-name="Times New Roman" fo:font-size="12pt" officeooo:paragraph-rsid="00e02270" fo:background-color="#579d1c" style:font-size-asian="12pt" style:font-size-complex="12pt"/>
    </style:style>
    <style:style style:name="P362" style:family="paragraph" style:parent-style-name="Text_20_body" style:list-style-name="L18">
      <style:paragraph-properties fo:margin-top="0cm" fo:margin-bottom="0cm" style:contextual-spacing="false" fo:line-height="100%" fo:text-align="justify" style:justify-single-word="false" style:writing-mode="page"/>
      <style:text-properties style:font-name="Times New Roman" fo:font-size="12pt" officeooo:rsid="002390c3" officeooo:paragraph-rsid="00e02270" fo:background-color="#579d1c" style:font-size-asian="12pt" style:font-size-complex="12pt"/>
    </style:style>
    <style:style style:name="P363" style:family="paragraph" style:parent-style-name="Text_20_body" style:list-style-name="L18">
      <style:paragraph-properties fo:margin-top="0cm" fo:margin-bottom="0cm" style:contextual-spacing="false" fo:line-height="100%" fo:text-align="justify" style:justify-single-word="false" style:writing-mode="page"/>
      <style:text-properties style:font-name="Times New Roman" fo:font-size="12pt" officeooo:rsid="00242831" officeooo:paragraph-rsid="00e02270" fo:background-color="#579d1c" style:font-size-asian="12pt" style:font-size-complex="12pt"/>
    </style:style>
    <style:style style:name="P364" style:family="paragraph" style:parent-style-name="Text_20_body" style:list-style-name="L18">
      <style:paragraph-properties fo:margin-top="0cm" fo:margin-bottom="0cm" style:contextual-spacing="false" fo:line-height="100%" fo:text-align="justify" style:justify-single-word="false" style:writing-mode="page"/>
      <style:text-properties style:font-name="Times New Roman" fo:font-size="12pt" officeooo:rsid="01d21b6c" officeooo:paragraph-rsid="00e02270" fo:background-color="#579d1c" style:font-size-asian="12pt" style:font-size-complex="12pt"/>
    </style:style>
    <style:style style:name="P365" style:family="paragraph" style:parent-style-name="Text_20_body" style:list-style-name="L18">
      <style:paragraph-properties fo:margin-top="0cm" fo:margin-bottom="0cm" style:contextual-spacing="false" fo:line-height="100%" fo:text-align="justify" style:justify-single-word="false" style:writing-mode="page"/>
      <style:text-properties style:font-name="Times New Roman" fo:font-size="12pt" officeooo:rsid="01d366d2" officeooo:paragraph-rsid="00e02270" fo:background-color="#579d1c" style:font-size-asian="12pt" style:font-size-complex="12pt"/>
    </style:style>
    <style:style style:name="P366" style:family="paragraph" style:parent-style-name="Text_20_body" style:list-style-name="L19">
      <style:paragraph-properties fo:margin-top="0cm" fo:margin-bottom="0cm" style:contextual-spacing="false" fo:line-height="100%" fo:text-align="justify" style:justify-single-word="false" style:writing-mode="page"/>
      <style:text-properties style:font-name="Times New Roman" fo:font-size="12pt" officeooo:rsid="01b8e557" officeooo:paragraph-rsid="00e02270" fo:background-color="#579d1c" style:font-size-asian="12pt" style:font-size-complex="12pt"/>
    </style:style>
    <style:style style:name="P367" style:family="paragraph" style:parent-style-name="Text_20_body" style:list-style-name="L20">
      <style:paragraph-properties fo:margin-top="0cm" fo:margin-bottom="0cm" style:contextual-spacing="false" fo:line-height="100%" fo:text-align="justify" style:justify-single-word="false" style:writing-mode="page"/>
      <style:text-properties style:font-name="Times New Roman" fo:font-size="12pt" officeooo:rsid="0025bef1" officeooo:paragraph-rsid="00e02270" fo:background-color="#579d1c" style:font-size-asian="12pt" style:font-size-complex="12pt"/>
    </style:style>
    <style:style style:name="P368" style:family="paragraph" style:parent-style-name="Text_20_body" style:list-style-name="L4">
      <style:paragraph-properties fo:text-align="justify" style:justify-single-word="false"/>
      <style:text-properties officeooo:paragraph-rsid="00bb7d3d"/>
    </style:style>
    <style:style style:name="P369" style:family="paragraph" style:parent-style-name="Text_20_body" style:list-style-name="L4">
      <style:paragraph-properties fo:text-align="justify" style:justify-single-word="false"/>
      <style:text-properties officeooo:paragraph-rsid="00d49d8a"/>
    </style:style>
    <style:style style:name="P370" style:family="paragraph" style:parent-style-name="Text_20_body" style:list-style-name="L4">
      <style:paragraph-properties fo:text-align="justify" style:justify-single-word="false"/>
      <style:text-properties officeooo:paragraph-rsid="00be0707"/>
    </style:style>
    <style:style style:name="P371" style:family="paragraph" style:parent-style-name="Text_20_body" style:list-style-name="L5">
      <style:paragraph-properties fo:margin-top="0.071cm" fo:margin-bottom="0.101cm" style:contextual-spacing="false" fo:text-align="justify" style:justify-single-word="false"/>
      <style:text-properties officeooo:paragraph-rsid="00bb7d3d"/>
    </style:style>
    <style:style style:name="P372" style:family="paragraph" style:parent-style-name="Text_20_body" style:list-style-name="L9">
      <style:paragraph-properties fo:margin-top="0.071cm" fo:margin-bottom="0.101cm" style:contextual-spacing="false" fo:text-align="justify" style:justify-single-word="false"/>
      <style:text-properties officeooo:paragraph-rsid="00c36afd"/>
    </style:style>
    <style:style style:name="P373" style:family="paragraph" style:parent-style-name="Text_20_body" style:list-style-name="L4">
      <style:paragraph-properties fo:text-align="justify" style:justify-single-word="false"/>
      <style:text-properties fo:font-size="12pt" officeooo:paragraph-rsid="00bb7d3d" style:font-size-asian="12pt" style:font-size-complex="12pt"/>
    </style:style>
    <style:style style:name="P374" style:family="paragraph" style:parent-style-name="Text_20_body" style:list-style-name="L10">
      <style:paragraph-properties fo:margin-top="0.071cm" fo:margin-bottom="0cm" style:contextual-spacing="false" fo:text-align="justify" style:justify-single-word="false"/>
      <style:text-properties fo:font-size="12pt" officeooo:paragraph-rsid="00c66c6f" style:font-size-asian="12pt" style:font-size-complex="12pt"/>
    </style:style>
    <style:style style:name="P375" style:family="paragraph" style:parent-style-name="Text_20_body" style:list-style-name="L13">
      <style:paragraph-properties>
        <style:tab-stops>
          <style:tab-stop style:position="-14.261cm"/>
        </style:tab-stops>
      </style:paragraph-properties>
      <style:text-properties fo:font-size="12pt" officeooo:paragraph-rsid="00cd5519" style:font-size-asian="12pt" style:font-size-complex="12pt"/>
    </style:style>
    <style:style style:name="P376" style:family="paragraph" style:parent-style-name="Text_20_body" style:list-style-name="L9">
      <style:paragraph-properties fo:margin-top="0.071cm" fo:margin-bottom="0.101cm" style:contextual-spacing="false" fo:text-align="justify" style:justify-single-word="false"/>
      <style:text-properties fo:font-size="12pt" fo:font-style="italic" officeooo:paragraph-rsid="00c36afd" style:font-size-asian="12pt" style:font-style-asian="italic" style:font-size-complex="12pt" style:font-style-complex="italic"/>
    </style:style>
    <style:style style:name="P377" style:family="paragraph" style:parent-style-name="Text_20_body" style:list-style-name="L9">
      <style:paragraph-properties fo:margin-top="0.071cm" fo:margin-bottom="0.101cm" style:contextual-spacing="false" fo:text-align="justify" style:justify-single-word="false"/>
      <style:text-properties fo:font-size="12pt" fo:font-style="italic" officeooo:paragraph-rsid="00c36afd" style:font-size-asian="12pt" style:font-style-asian="italic" style:font-name-complex="Tahoma1" style:font-size-complex="12pt" style:font-style-complex="italic"/>
    </style:style>
    <style:style style:name="P378" style:family="paragraph" style:parent-style-name="Text_20_body" style:list-style-name="L9">
      <style:paragraph-properties fo:margin-top="0.071cm" fo:margin-bottom="0.101cm" style:contextual-spacing="false" fo:text-align="justify" style:justify-single-word="false"/>
      <style:text-properties fo:font-style="italic" officeooo:paragraph-rsid="00c36afd" style:font-style-asian="italic" style:font-style-complex="italic"/>
    </style:style>
    <style:style style:name="P379" style:family="paragraph" style:parent-style-name="Text_20_body" style:list-style-name="L12">
      <style:paragraph-properties fo:margin-top="0.071cm" fo:margin-bottom="0.101cm" style:contextual-spacing="false"/>
      <style:text-properties officeooo:paragraph-rsid="00cd5519"/>
    </style:style>
    <style:style style:name="P380" style:family="paragraph" style:parent-style-name="Text_20_body" style:list-style-name="L12">
      <style:paragraph-properties fo:margin-top="0.071cm" fo:margin-bottom="0.101cm" style:contextual-spacing="false"/>
      <style:text-properties fo:color="#000000" loext:opacity="100%" style:font-name="Times New Roman2" fo:font-size="12pt" officeooo:paragraph-rsid="00cd5519" style:font-size-asian="12pt" style:font-size-complex="12pt"/>
    </style:style>
    <style:style style:name="P381" style:family="paragraph" style:parent-style-name="Text_20_body" style:list-style-name="L13">
      <style:paragraph-properties>
        <style:tab-stops>
          <style:tab-stop style:position="-14.261cm"/>
        </style:tab-stops>
      </style:paragraph-properties>
      <style:text-properties officeooo:paragraph-rsid="00cd5519"/>
    </style:style>
    <style:style style:name="P382" style:family="paragraph" style:parent-style-name="Text_20_body" style:list-style-name="L13">
      <style:paragraph-properties>
        <style:tab-stops>
          <style:tab-stop style:position="-14.261cm"/>
        </style:tab-stops>
      </style:paragraph-properties>
      <style:text-properties style:font-name="Times New Roman2" fo:font-size="12pt" officeooo:paragraph-rsid="00cd5519" style:font-size-asian="12pt" style:font-size-complex="12pt"/>
    </style:style>
    <style:style style:name="P383" style:family="paragraph">
      <style:paragraph-properties fo:margin-top="0.101cm" fo:margin-bottom="0cm" fo:text-align="center"/>
    </style:style>
    <style:style style:name="P384" style:family="paragraph">
      <style:paragraph-properties fo:margin-top="0.199cm" fo:margin-bottom="0cm" fo:text-align="center"/>
    </style:style>
    <style:style style:name="P385" style:family="paragraph">
      <style:paragraph-properties fo:margin-top="0cm" fo:margin-bottom="0cm" fo:text-align="center"/>
    </style:style>
    <style:style style:name="P386" style:family="paragraph">
      <loext:graphic-properties draw:fill="none" draw:fill-color="#ffffff"/>
      <style:paragraph-properties fo:margin-top="0.101cm" fo:margin-bottom="0cm" fo:text-align="center"/>
      <style:text-properties style:font-name="Arial2" fo:font-size="9pt" style:font-size-asian="9pt" style:font-size-complex="9pt"/>
    </style:style>
    <style:style style:name="P387" style:family="paragraph">
      <style:paragraph-properties fo:text-align="center"/>
    </style:style>
    <style:style style:name="P388" style:family="paragraph">
      <loext:graphic-properties draw:fill="solid" draw:fill-color="#cccccc"/>
      <style:paragraph-properties fo:text-align="center"/>
      <style:text-properties style:font-name="Arial2" fo:font-size="9pt" style:font-size-asian="9pt" style:font-size-complex="9pt"/>
    </style:style>
    <style:style style:name="P389" style:family="paragraph">
      <loext:graphic-properties draw:fill="none"/>
      <style:text-properties fo:font-size="12pt"/>
    </style:style>
    <style:style style:name="P390" style:family="paragraph">
      <style:paragraph-properties fo:margin-left="0cm" fo:margin-right="0cm" fo:margin-top="0.101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391" style:family="paragraph">
      <loext:graphic-properties draw:fill="none" draw:fill-color="#ffffff"/>
      <style:paragraph-properties fo:margin-left="0cm" fo:margin-right="0cm" fo:margin-top="0.101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2"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Arial1"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92" style:family="paragraph">
      <loext:graphic-properties draw:fill="none" draw:fill-color="#ffffff"/>
      <style:text-properties style:font-name="Arial2" fo:font-size="9pt" style:font-size-asian="9pt" style:font-size-complex="9pt"/>
    </style:style>
    <style:style style:name="P393" style:family="paragraph">
      <style:paragraph-properties fo:margin-top="0.101cm" fo:margin-bottom="0cm" fo:text-align="start"/>
    </style:style>
    <style:style style:name="P394" style:family="paragraph">
      <loext:graphic-properties draw:fill="none" draw:fill-color="#ffffff"/>
      <style:paragraph-properties fo:margin-top="0.101cm" fo:margin-bottom="0cm" fo:text-align="start"/>
      <style:text-properties style:font-name="Arial2" fo:font-size="9pt" style:font-size-asian="9pt" style:font-size-complex="9pt"/>
    </style:style>
    <style:style style:name="P395" style:family="paragraph">
      <loext:graphic-properties draw:fill="solid" draw:fill-color="#ccff66"/>
      <style:paragraph-properties fo:margin-left="0cm" fo:margin-right="0cm" fo:margin-top="0.101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2"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Arial1" style:font-size-complex="9pt" style:language-complex="hi" style:country-complex="IN" style:font-style-complex="normal" style:font-weight-complex="bold" style:text-emphasize="none" style:text-scale="100%" style:font-relief="none" style:text-overline-style="none" style:text-overline-color="font-color" fo:hyphenate="false"/>
    </style:style>
    <style:style style:name="P396" style:family="paragraph">
      <loext:graphic-properties draw:fill="none"/>
    </style:style>
    <style:style style:name="P397" style:family="paragraph">
      <loext:graphic-properties draw:fill="none" draw:fill-color="#ffffff"/>
      <style:paragraph-properties fo:margin-top="0cm" fo:margin-bottom="0cm" fo:text-align="center"/>
      <style:text-properties style:font-name="Arial2" fo:font-size="9pt" style:font-size-asian="9pt" style:font-size-complex="9pt"/>
    </style:style>
    <style:style style:name="T1" style:family="text">
      <style:text-properties style:font-name="Times New Roman"/>
    </style:style>
    <style:style style:name="T2" style:family="text">
      <style:text-properties style:font-name="Times New Roman" fo:font-size="8pt" fo:font-weight="bold" fo:background-color="#ffff00" loext:char-shading-value="0" style:font-name-asian="Times New Roman" style:font-size-asian="8pt" style:font-weight-asian="bold" style:font-name-complex="Times New Roman" style:font-size-complex="8pt" style:font-weight-complex="bold"/>
    </style:style>
    <style:style style:name="T3" style:family="text">
      <style:text-properties style:font-name="Times New Roman" fo:font-size="8pt" fo:font-weight="bold" officeooo:rsid="00d915ea" fo:background-color="#ffff00" loext:char-shading-value="0" style:font-name-asian="Times New Roman" style:font-size-asian="8pt" style:font-weight-asian="bold" style:font-name-complex="Times New Roman" style:font-size-complex="8pt" style:font-weight-complex="bold"/>
    </style:style>
    <style:style style:name="T4" style:family="text">
      <style:text-properties style:font-name="Times New Roman" fo:font-size="8pt" fo:font-weight="bold" officeooo:rsid="01318bb4" fo:background-color="#ffff00" loext:char-shading-value="0" style:font-name-asian="Times New Roman" style:font-size-asian="8pt" style:font-weight-asian="bold" style:font-name-complex="Times New Roman" style:font-size-complex="8pt" style:font-weight-complex="bold"/>
    </style:style>
    <style:style style:name="T5" style:family="text">
      <style:text-properties style:font-name="Times New Roman" fo:font-size="8pt" fo:font-weight="bold" style:font-name-asian="Times New Roman" style:font-size-asian="8pt" style:font-weight-asian="bold" style:font-name-complex="Times New Roman" style:font-size-complex="8pt" style:font-weight-complex="bold"/>
    </style:style>
    <style:style style:name="T6" style:family="text">
      <style:text-properties style:font-name="Times New Roman" style:font-name-asian="Arial Narrow" style:font-name-complex="Arial Narrow"/>
    </style:style>
    <style:style style:name="T7" style:family="text">
      <style:text-properties style:font-name="Times New Roman" officeooo:rsid="00d0946d" style:font-name-asian="Arial Narrow" style:font-name-complex="Arial Narrow"/>
    </style:style>
    <style:style style:name="T8" style:family="text">
      <style:text-properties style:font-name="Times New Roman" officeooo:rsid="0048faa2" style:font-name-asian="Arial Narrow" style:font-name-complex="Arial Narrow"/>
    </style:style>
    <style:style style:name="T9" style:family="text">
      <style:text-properties style:font-name="Times New Roman" officeooo:rsid="006c950f" style:font-name-asian="Arial Narrow" style:font-name-complex="Arial Narrow"/>
    </style:style>
    <style:style style:name="T10" style:family="text">
      <style:text-properties style:font-name="Times New Roman" officeooo:rsid="00dcc7ba" style:font-name-asian="Arial Narrow" style:font-name-complex="Arial Narrow"/>
    </style:style>
    <style:style style:name="T11" style:family="text">
      <style:text-properties style:font-name="Times New Roman" fo:font-size="12pt" style:text-underline-style="none" style:font-name-asian="Arial Narrow" style:font-size-asian="12pt" style:font-name-complex="Arial Narrow" style:font-size-complex="12pt"/>
    </style:style>
    <style:style style:name="T12" style:family="text">
      <style:text-properties style:font-name="Times New Roman" fo:font-size="12pt" style:text-underline-style="none" fo:font-weight="bold" officeooo:rsid="002f6c37" style:font-name-asian="Arial Narrow" style:font-size-asian="12pt" style:font-weight-asian="bold" style:font-name-complex="Arial Narrow" style:font-size-complex="12pt" style:font-weight-complex="bold"/>
    </style:style>
    <style:style style:name="T13" style:family="text">
      <style:text-properties style:font-name="Times New Roman" fo:font-size="12pt" style:text-underline-style="none" fo:font-weight="normal" style:font-name-asian="Arial Narrow" style:font-size-asian="12pt" style:font-weight-asian="normal" style:font-name-complex="Arial Narrow" style:font-size-complex="12pt" style:font-weight-complex="normal"/>
    </style:style>
    <style:style style:name="T14" style:family="text">
      <style:text-properties style:font-name="Times New Roman" fo:font-size="12pt" style:text-underline-style="none" fo:font-weight="normal" officeooo:rsid="002f6c37" style:font-name-asian="Arial Narrow" style:font-size-asian="12pt" style:font-weight-asian="normal" style:font-name-complex="Arial Narrow" style:font-size-complex="12pt" style:font-weight-complex="normal"/>
    </style:style>
    <style:style style:name="T15" style:family="text">
      <style:text-properties style:font-name="Times New Roman" fo:font-size="12pt" style:text-underline-style="none" fo:font-weight="normal" officeooo:rsid="0048faa2" style:font-name-asian="Arial Narrow" style:font-size-asian="12pt" style:font-weight-asian="normal" style:font-name-complex="Arial Narrow" style:font-size-complex="12pt" style:font-weight-complex="normal"/>
    </style:style>
    <style:style style:name="T16" style:family="text">
      <style:text-properties style:font-name="Times New Roman" fo:font-size="12pt" fo:font-weight="normal" style:font-name-asian="Arial Narrow" style:font-size-asian="12pt" style:font-weight-asian="normal" style:font-name-complex="Arial Narrow" style:font-size-complex="12pt" style:font-weight-complex="normal"/>
    </style:style>
    <style:style style:name="T17" style:family="text">
      <style:text-properties style:font-name="Times New Roman" fo:font-size="12pt" fo:font-weight="normal" officeooo:rsid="001fe1ed" style:font-name-asian="Arial Narrow" style:font-size-asian="12pt" style:font-weight-asian="normal" style:font-name-complex="Arial Narrow" style:font-size-complex="12pt" style:font-weight-complex="normal"/>
    </style:style>
    <style:style style:name="T18" style:family="text">
      <style:text-properties style:font-name="Times New Roman" fo:font-size="12pt" fo:font-weight="normal" officeooo:rsid="00ba4ff4" style:font-name-asian="Arial Narrow" style:font-size-asian="12pt" style:font-weight-asian="normal" style:font-name-complex="Arial Narrow" style:font-size-complex="12pt" style:font-weight-complex="normal"/>
    </style:style>
    <style:style style:name="T19" style:family="text">
      <style:text-properties style:font-name="Times New Roman" fo:font-size="12pt" fo:font-weight="normal" style:font-size-asian="12pt" style:font-weight-asian="normal" style:font-size-complex="12pt" style:font-weight-complex="normal"/>
    </style:style>
    <style:style style:name="T20" style:family="text">
      <style:text-properties style:font-name="Times New Roman" fo:font-size="12pt" fo:font-weight="normal" officeooo:rsid="00f0415e" style:font-size-asian="12pt" style:font-weight-asian="normal" style:font-size-complex="12pt" style:font-weight-complex="normal"/>
    </style:style>
    <style:style style:name="T21" style:family="text">
      <style:text-properties style:font-name="Times New Roman" fo:font-size="12pt" style:font-name-asian="Arial Narrow" style:font-size-asian="12pt" style:font-name-complex="Arial Narrow"/>
    </style:style>
    <style:style style:name="T22" style:family="text">
      <style:text-properties style:font-name="Times New Roman" fo:font-size="12pt" style:font-name-asian="Arial Narrow" style:font-size-asian="12pt" style:font-name-complex="Arial Narrow" style:font-size-complex="12pt"/>
    </style:style>
    <style:style style:name="T23" style:family="text">
      <style:text-properties style:font-name="Times New Roman" fo:font-size="12pt" officeooo:rsid="0030b715" style:font-name-asian="Arial Narrow" style:font-size-asian="12pt" style:font-name-complex="Arial Narrow" style:font-size-complex="12pt"/>
    </style:style>
    <style:style style:name="T24" style:family="text">
      <style:text-properties style:font-name="Times New Roman" fo:font-size="12pt" officeooo:rsid="003597b9" style:font-name-asian="Arial Narrow" style:font-size-asian="12pt" style:font-name-complex="Arial Narrow" style:font-size-complex="12pt"/>
    </style:style>
    <style:style style:name="T25" style:family="text">
      <style:text-properties style:font-name="Times New Roman" fo:font-size="12pt" officeooo:rsid="003a083e" style:font-name-asian="Arial Narrow" style:font-size-asian="12pt" style:font-name-complex="Arial Narrow" style:font-size-complex="12pt"/>
    </style:style>
    <style:style style:name="T26" style:family="text">
      <style:text-properties style:font-name="Times New Roman" fo:font-size="12pt" officeooo:rsid="003af22a" style:font-name-asian="Arial Narrow" style:font-size-asian="12pt" style:font-name-complex="Arial Narrow" style:font-size-complex="12pt"/>
    </style:style>
    <style:style style:name="T27" style:family="text">
      <style:text-properties style:font-name="Times New Roman" fo:font-size="12pt" officeooo:rsid="0048faa2" style:font-name-asian="Arial Narrow" style:font-size-asian="12pt" style:font-name-complex="Arial Narrow"/>
    </style:style>
    <style:style style:name="T28" style:family="text">
      <style:text-properties style:font-name="Times New Roman" fo:font-size="12pt" fo:font-weight="bold" style:font-name-asian="Arial Narrow" style:font-size-asian="12pt" style:font-weight-asian="bold" style:font-name-complex="Arial Narrow" style:font-size-complex="12pt" style:font-weight-complex="bold"/>
    </style:style>
    <style:style style:name="T29" style:family="text">
      <style:text-properties style:font-name="Times New Roman" fo:font-size="12pt" fo:font-weight="bold" officeooo:rsid="002887bb" style:font-name-asian="Arial Narrow" style:font-size-asian="12pt" style:font-weight-asian="bold" style:font-name-complex="Arial Narrow" style:font-size-complex="12pt" style:font-weight-complex="bold"/>
    </style:style>
    <style:style style:name="T30"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31" style:family="text">
      <style:text-properties style:font-name="Times New Roman" fo:font-size="12pt" fo:font-weight="bold" style:font-name-asian="ArialMT1" style:font-size-asian="12pt" style:font-weight-asian="bold" style:font-name-complex="ArialMT1" style:font-size-complex="12pt" style:font-weight-complex="bold"/>
    </style:style>
    <style:style style:name="T32" style:family="text">
      <style:text-properties style:font-name="Times New Roman" fo:font-size="12pt" fo:font-weight="bold" style:font-size-asian="12pt" style:font-weight-asian="bold" style:font-size-complex="12pt"/>
    </style:style>
    <style:style style:name="T33" style:family="text">
      <style:text-properties style:font-name="Times New Roman" fo:font-size="12pt" fo:font-weight="bold" style:font-size-asian="12pt" style:font-weight-asian="bold" style:font-size-complex="12pt" style:font-weight-complex="bold"/>
    </style:style>
    <style:style style:name="T34" style:family="text">
      <style:text-properties style:font-name="Times New Roman" fo:font-size="12pt" fo:font-weight="bold" officeooo:rsid="00f0415e" style:font-size-asian="12pt" style:font-weight-asian="bold" style:font-size-complex="12pt" style:font-weight-complex="bold"/>
    </style:style>
    <style:style style:name="T35" style:family="text">
      <style:text-properties style:font-name="Times New Roman" fo:font-size="12pt" fo:font-weight="bold" officeooo:rsid="00f2e23a" style:font-size-asian="12pt" style:font-weight-asian="bold" style:font-size-complex="12pt" style:font-weight-complex="bold"/>
    </style:style>
    <style:style style:name="T36" style:family="text">
      <style:text-properties style:font-name="Times New Roman" fo:font-size="12pt" fo:font-weight="bold" officeooo:rsid="00f37a46" style:font-size-asian="12pt" style:font-weight-asian="bold" style:font-size-complex="12pt" style:font-weight-complex="bold"/>
    </style:style>
    <style:style style:name="T37" style:family="text">
      <style:text-properties style:font-name="Times New Roman" fo:font-size="12pt" fo:font-weight="bold" officeooo:rsid="00fe8ea0" style:font-size-asian="12pt" style:font-weight-asian="bold" style:font-size-complex="12pt" style:font-weight-complex="bold"/>
    </style:style>
    <style:style style:name="T38" style:family="text">
      <style:text-properties style:font-name="Times New Roman" fo:font-size="12pt" fo:font-style="normal" fo:font-weight="normal" officeooo:rsid="005f9f98" style:font-name-asian="Arial Narrow" style:font-size-asian="12pt" style:font-style-asian="normal" style:font-weight-asian="normal" style:font-name-complex="Arial Narrow" style:font-size-complex="12pt" style:font-style-complex="normal" style:font-weight-complex="normal"/>
    </style:style>
    <style:style style:name="T39" style:family="text">
      <style:text-properties style:font-name="Times New Roman" fo:font-size="12pt" fo:font-style="normal" fo:font-weight="normal" officeooo:rsid="00608641" style:font-name-asian="Arial Narrow" style:font-size-asian="12pt" style:font-style-asian="normal" style:font-weight-asian="normal" style:font-name-complex="Arial Narrow" style:font-size-complex="12pt" style:font-style-complex="normal" style:font-weight-complex="normal"/>
    </style:style>
    <style:style style:name="T40"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41" style:family="text">
      <style:text-properties style:font-name="Times New Roman" fo:font-size="12pt" fo:font-style="normal" fo:font-weight="bold" officeooo:rsid="002390c3" style:font-size-asian="12pt" style:font-style-asian="normal" style:font-weight-asian="bold" style:font-size-complex="12pt" style:font-style-complex="normal" style:font-weight-complex="bold"/>
    </style:style>
    <style:style style:name="T42" style:family="text">
      <style:text-properties style:font-name="Times New Roman" fo:font-size="12pt" fo:font-style="normal" fo:font-weight="bold" officeooo:rsid="001c6cca" style:font-size-asian="12pt" style:font-style-asian="normal" style:font-weight-asian="bold" style:font-size-complex="12pt" style:font-style-complex="normal" style:font-weight-complex="bold"/>
    </style:style>
    <style:style style:name="T43" style:family="text">
      <style:text-properties style:font-name="Times New Roman" fo:font-size="12pt" fo:font-style="normal" fo:font-weight="bold" fo:background-color="#579d1c" loext:char-shading-value="0" style:font-size-asian="12pt" style:font-style-asian="normal" style:font-weight-asian="bold" style:font-size-complex="12pt" style:font-style-complex="normal" style:font-weight-complex="bold"/>
    </style:style>
    <style:style style:name="T44" style:family="text">
      <style:text-properties style:font-name="Times New Roman" fo:font-size="12pt" fo:font-style="normal" fo:font-weight="bold" officeooo:rsid="002390c3" fo:background-color="#579d1c" loext:char-shading-value="0" style:font-size-asian="12pt" style:font-style-asian="normal" style:font-weight-asian="bold" style:font-size-complex="12pt" style:font-style-complex="normal" style:font-weight-complex="bold"/>
    </style:style>
    <style:style style:name="T45" style:family="text">
      <style:text-properties style:font-name="Times New Roman" fo:font-size="12pt" fo:font-style="normal" fo:font-weight="bold" officeooo:rsid="001c6cca" fo:background-color="#579d1c" loext:char-shading-value="0" style:font-size-asian="12pt" style:font-style-asian="normal" style:font-weight-asian="bold" style:font-size-complex="12pt" style:font-style-complex="normal" style:font-weight-complex="bold"/>
    </style:style>
    <style:style style:name="T46" style:family="text">
      <style:text-properties style:font-name="Times New Roman" fo:font-size="12pt" fo:font-style="normal" style:font-name-asian="Arial Unicode MS2" style:font-size-asian="12pt" style:font-style-asian="normal" style:font-name-complex="Arial Unicode MS2" style:font-size-complex="12pt" style:font-style-complex="normal"/>
    </style:style>
    <style:style style:name="T47" style:family="text">
      <style:text-properties style:font-name="Times New Roman" fo:font-size="12pt" fo:font-style="normal" officeooo:rsid="01d21b6c" style:font-name-asian="Arial Unicode MS2" style:font-size-asian="12pt" style:font-style-asian="normal" style:font-name-complex="Arial Unicode MS2" style:font-size-complex="12pt" style:font-style-complex="normal"/>
    </style:style>
    <style:style style:name="T48" style:family="text">
      <style:text-properties style:font-name="Times New Roman" fo:font-size="12pt" fo:font-style="normal" officeooo:rsid="0025d381" style:font-name-asian="Arial Unicode MS2" style:font-size-asian="12pt" style:font-style-asian="normal" style:font-name-complex="Arial Unicode MS2" style:font-size-complex="12pt" style:font-style-complex="normal"/>
    </style:style>
    <style:style style:name="T49" style:family="text">
      <style:text-properties style:font-name="Times New Roman" fo:font-size="12pt" fo:font-style="normal" style:font-size-asian="12pt" style:font-style-asian="normal" style:font-size-complex="12pt" style:font-style-complex="normal"/>
    </style:style>
    <style:style style:name="T50" style:family="text">
      <style:text-properties style:font-name="Times New Roman" fo:font-size="12pt" fo:font-style="normal" officeooo:rsid="002b5996" style:font-size-asian="12pt" style:font-style-asian="normal" style:font-size-complex="12pt" style:font-style-complex="normal"/>
    </style:style>
    <style:style style:name="T51" style:family="text">
      <style:text-properties style:font-name="Times New Roman" fo:font-size="12pt" fo:font-style="normal" fo:background-color="#579d1c" loext:char-shading-value="0" style:font-name-asian="Arial Unicode MS2" style:font-size-asian="12pt" style:font-style-asian="normal" style:font-name-complex="Arial Unicode MS2" style:font-size-complex="12pt" style:font-style-complex="normal"/>
    </style:style>
    <style:style style:name="T52" style:family="text">
      <style:text-properties style:font-name="Times New Roman" fo:font-size="12pt" fo:font-style="normal" officeooo:rsid="01d21b6c" fo:background-color="#579d1c" loext:char-shading-value="0" style:font-name-asian="Arial Unicode MS2" style:font-size-asian="12pt" style:font-style-asian="normal" style:font-name-complex="Arial Unicode MS2" style:font-size-complex="12pt" style:font-style-complex="normal"/>
    </style:style>
    <style:style style:name="T53" style:family="text">
      <style:text-properties style:font-name="Times New Roman" fo:font-size="12pt" fo:font-style="normal" officeooo:rsid="0025d381" fo:background-color="#579d1c" loext:char-shading-value="0" style:font-name-asian="Arial Unicode MS2" style:font-size-asian="12pt" style:font-style-asian="normal" style:font-name-complex="Arial Unicode MS2" style:font-size-complex="12pt" style:font-style-complex="normal"/>
    </style:style>
    <style:style style:name="T54" style:family="text">
      <style:text-properties style:font-name="Times New Roman" fo:font-size="12pt" fo:font-style="normal" officeooo:rsid="00e256ce" fo:background-color="#579d1c" loext:char-shading-value="0" style:font-name-asian="Arial Unicode MS2" style:font-size-asian="12pt" style:font-style-asian="normal" style:font-name-complex="Arial Unicode MS2" style:font-size-complex="12pt" style:font-style-complex="normal"/>
    </style:style>
    <style:style style:name="T55" style:family="text">
      <style:text-properties style:font-name="Times New Roman" fo:font-size="12pt" fo:font-style="normal" fo:background-color="#579d1c" loext:char-shading-value="0" style:font-size-asian="12pt" style:font-style-asian="normal" style:font-size-complex="12pt" style:font-style-complex="normal"/>
    </style:style>
    <style:style style:name="T56" style:family="text">
      <style:text-properties style:font-name="Times New Roman" fo:font-size="12pt" fo:font-style="normal" officeooo:rsid="002b5996" fo:background-color="#579d1c" loext:char-shading-value="0" style:font-size-asian="12pt" style:font-style-asian="normal" style:font-size-complex="12pt" style:font-style-complex="normal"/>
    </style:style>
    <style:style style:name="T57" style:family="text">
      <style:text-properties style:font-name="Times New Roman" fo:font-size="12pt" style:font-size-asian="12pt" style:font-name-complex="Tahoma1" style:font-size-complex="12pt"/>
    </style:style>
    <style:style style:name="T58" style:family="text">
      <style:text-properties style:font-name="Times New Roman" fo:font-size="12pt" officeooo:rsid="00bb7d3d" style:font-size-asian="12pt" style:font-name-complex="Tahoma1" style:font-size-complex="12pt"/>
    </style:style>
    <style:style style:name="T59" style:family="text">
      <style:text-properties style:font-name="Times New Roman" fo:font-size="12pt" style:font-size-asian="12pt" style:font-size-complex="12pt"/>
    </style:style>
    <style:style style:name="T60" style:family="text">
      <style:text-properties style:font-name="Times New Roman" fo:font-size="12pt" officeooo:rsid="00dcc7ba" style:font-size-asian="12pt" style:font-size-complex="12pt"/>
    </style:style>
    <style:style style:name="T61" style:family="text">
      <style:text-properties style:font-name="Times New Roman" fo:font-size="12pt" officeooo:rsid="0071e003" style:font-size-asian="12pt" style:font-size-complex="12pt"/>
    </style:style>
    <style:style style:name="T62" style:family="text">
      <style:text-properties style:font-name="Times New Roman" fo:font-size="12pt" officeooo:rsid="00ebfb92" style:font-size-asian="12pt" style:font-size-complex="12pt"/>
    </style:style>
    <style:style style:name="T63" style:family="text">
      <style:text-properties style:font-name="Times New Roman" fo:font-size="12pt" style:font-name-asian="ArialMT1" style:font-size-asian="12pt" style:font-size-complex="12pt"/>
    </style:style>
    <style:style style:name="T64" style:family="text">
      <style:text-properties style:font-name="Times New Roman" fo:font-size="12pt" style:font-name-asian="ArialMT1" style:font-size-asian="12pt" style:font-name-complex="ArialMT1" style:font-size-complex="12pt"/>
    </style:style>
    <style:style style:name="T65" style:family="text">
      <style:text-properties style:font-name="Times New Roman" fo:font-size="12pt" style:font-name-asian="ArialMT1" style:font-size-asian="12pt" style:font-name-complex="ArialMT1" style:font-size-complex="12pt" style:font-weight-complex="bold"/>
    </style:style>
    <style:style style:name="T66" style:family="text">
      <style:text-properties style:font-name="Times New Roman" fo:font-size="12pt" fo:font-style="italic" style:font-name-asian="ArialMT1" style:font-size-asian="12pt" style:font-style-asian="italic" style:font-name-complex="ArialMT1" style:font-size-complex="12pt" style:font-style-complex="italic"/>
    </style:style>
    <style:style style:name="T67" style:family="text">
      <style:text-properties style:font-name="Times New Roman" fo:font-size="12pt" fo:language="fr" fo:country="FR" fo:font-weight="normal" style:font-size-asian="12pt" style:font-weight-asian="normal" style:font-size-complex="12pt" style:font-weight-complex="normal"/>
    </style:style>
    <style:style style:name="T68" style:family="text">
      <style:text-properties style:font-name="Times New Roman" fo:font-size="12pt" fo:language="fr" fo:country="FR" fo:font-weight="normal" officeooo:rsid="00e9ae28" style:font-size-asian="12pt" style:font-weight-asian="normal" style:font-size-complex="12pt" style:font-weight-complex="normal"/>
    </style:style>
    <style:style style:name="T69" style:family="text">
      <style:text-properties style:font-name="Times New Roman" fo:font-size="12pt" fo:language="fr" fo:country="FR" fo:font-weight="normal" officeooo:rsid="00f37a46" style:font-size-asian="12pt" style:font-weight-asian="normal" style:font-size-complex="12pt" style:font-weight-complex="normal"/>
    </style:style>
    <style:style style:name="T70" style:family="text">
      <style:text-properties style:font-name="Times New Roman" fo:font-size="12pt" fo:language="fr" fo:country="FR" fo:font-weight="bold" officeooo:rsid="00e82698" style:font-size-asian="12pt" style:font-weight-asian="bold" style:font-size-complex="12pt" style:font-weight-complex="bold"/>
    </style:style>
    <style:style style:name="T71" style:family="text">
      <style:text-properties style:font-name="Times New Roman" fo:font-size="12pt" fo:language="fr" fo:country="FR" fo:font-weight="bold" officeooo:rsid="00f37a46" style:font-size-asian="12pt" style:font-weight-asian="bold" style:font-size-complex="12pt" style:font-weight-complex="bold"/>
    </style:style>
    <style:style style:name="T72" style:family="text">
      <style:text-properties style:font-name="Times New Roman" fo:font-size="12pt" fo:background-color="#579d1c" loext:char-shading-value="0" style:font-size-asian="12pt" style:font-size-complex="12pt"/>
    </style:style>
    <style:style style:name="T73" style:family="text">
      <style:text-properties style:font-name="Times New Roman" fo:font-weight="bold" style:font-name-asian="Arial Narrow" style:font-weight-asian="bold" style:font-name-complex="Arial Narrow" style:font-weight-complex="bold"/>
    </style:style>
    <style:style style:name="T74" style:family="text">
      <style:text-properties style:font-name="Times New Roman" fo:font-weight="bold" officeooo:rsid="0048faa2" style:font-name-asian="Arial Narrow" style:font-weight-asian="bold" style:font-name-complex="Arial Narrow" style:font-weight-complex="bold"/>
    </style:style>
    <style:style style:name="T75" style:family="text">
      <style:text-properties style:font-name="Times New Roman" fo:font-size="16pt" style:text-underline-style="solid" style:text-underline-width="auto" style:text-underline-color="font-color" fo:font-weight="bold" style:font-name-asian="Arial Narrow" style:font-size-asian="16pt" style:font-weight-asian="bold" style:font-name-complex="Arial Narrow" style:font-size-complex="16pt" style:font-weight-complex="bold"/>
    </style:style>
    <style:style style:name="T76" style:family="text">
      <style:text-properties style:font-name="Times New Roman" fo:font-size="16pt" style:text-underline-style="solid" style:text-underline-width="auto" style:text-underline-color="font-color" fo:font-weight="bold" officeooo:rsid="002f6c37" style:font-name-asian="Arial Narrow" style:font-size-asian="16pt" style:font-weight-asian="bold" style:font-name-complex="Arial Narrow" style:font-size-complex="16pt" style:font-weight-complex="bold"/>
    </style:style>
    <style:style style:name="T77" style:family="text">
      <style:text-properties style:font-name="Times New Roman" fo:font-size="16pt" style:text-underline-style="solid" style:text-underline-width="auto" style:text-underline-color="font-color" fo:font-weight="bold" officeooo:rsid="00d7b1aa" style:font-name-asian="Arial Narrow" style:font-size-asian="16pt" style:font-weight-asian="bold" style:font-name-complex="Arial Narrow" style:font-size-complex="16pt" style:font-weight-complex="bold"/>
    </style:style>
    <style:style style:name="T78" style:family="text">
      <style:text-properties style:font-name="Times New Roman" fo:font-size="16pt" style:text-underline-style="solid" style:text-underline-width="auto" style:text-underline-color="font-color" style:font-name-asian="Arial Narrow" style:font-size-asian="16pt" style:font-name-complex="Arial Narrow" style:font-size-complex="16pt"/>
    </style:style>
    <style:style style:name="T79" style:family="text">
      <style:text-properties style:font-name="Times New Roman" fo:font-size="16pt" style:text-underline-style="solid" style:text-underline-width="auto" style:text-underline-color="font-color" officeooo:rsid="0048faa2" style:font-name-asian="Arial Narrow" style:font-size-asian="16pt" style:font-name-complex="Arial Narrow" style:font-size-complex="16pt"/>
    </style:style>
    <style:style style:name="T80" style:family="text">
      <style:text-properties style:font-name="Times New Roman" fo:font-size="16pt" style:text-underline-style="solid" style:text-underline-width="auto" style:text-underline-color="font-color" officeooo:rsid="00d7b1aa" style:font-name-asian="Arial Narrow" style:font-size-asian="16pt" style:font-name-complex="Arial Narrow" style:font-size-complex="16pt"/>
    </style:style>
    <style:style style:name="T81" style:family="text">
      <style:text-properties style:font-name="Times New Roman" fo:font-size="16pt" style:text-underline-style="solid" style:text-underline-width="auto" style:text-underline-color="font-color" officeooo:rsid="0121f88f" style:font-name-asian="Arial Narrow" style:font-size-asian="16pt" style:font-name-complex="Arial Narrow" style:font-size-complex="16pt"/>
    </style:style>
    <style:style style:name="T82" style:family="text">
      <style:text-properties style:font-name="Times New Roman" fo:font-size="16pt" style:text-underline-style="solid" style:text-underline-width="auto" style:text-underline-color="font-color" officeooo:rsid="01264c20" style:font-name-asian="Arial Narrow" style:font-size-asian="16pt" style:font-name-complex="Arial Narrow" style:font-size-complex="16pt"/>
    </style:style>
    <style:style style:name="T83" style:family="text">
      <style:text-properties style:font-name="Times New Roman" fo:font-weight="normal" officeooo:rsid="007f8923" style:font-name-asian="Arial Narrow" style:font-weight-asian="normal" style:font-name-complex="Arial Narrow"/>
    </style:style>
    <style:style style:name="T84" style:family="text">
      <style:text-properties style:font-name="Times New Roman" fo:font-weight="normal" officeooo:rsid="006fa681" style:font-name-asian="Arial Narrow" style:font-weight-asian="normal" style:font-name-complex="Arial Narrow"/>
    </style:style>
    <style:style style:name="T85" style:family="text">
      <style:text-properties style:font-name="Times New Roman" fo:font-weight="normal" fo:background-color="#579d1c" loext:char-shading-value="0" style:font-weight-asian="normal" style:font-weight-complex="normal"/>
    </style:style>
    <style:style style:name="T86" style:family="text">
      <style:text-properties style:font-name="Times New Roman" fo:font-weight="normal" officeooo:rsid="01b6a98a" fo:background-color="#579d1c" loext:char-shading-value="0" style:font-weight-asian="normal" style:font-weight-complex="normal"/>
    </style:style>
    <style:style style:name="T87" style:family="text">
      <style:text-properties style:font-name="Times New Roman" officeooo:rsid="01554667"/>
    </style:style>
    <style:style style:name="T88" style:family="text">
      <style:text-properties style:font-name="Times New Roman" fo:font-style="normal" fo:background-color="#579d1c" loext:char-shading-value="0" style:font-name-asian="Arial Unicode MS2" style:font-style-asian="normal" style:font-name-complex="Arial Unicode MS2" style:font-style-complex="normal"/>
    </style:style>
    <style:style style:name="T89" style:family="text">
      <style:text-properties style:font-name="Times New Roman" fo:font-style="normal" officeooo:rsid="01d366d2" fo:background-color="#579d1c" loext:char-shading-value="0" style:font-name-asian="Arial Unicode MS2" style:font-style-asian="normal" style:font-name-complex="Arial Unicode MS2" style:font-style-complex="normal"/>
    </style:style>
    <style:style style:name="T90" style:family="text">
      <style:text-properties style:font-name="Times New Roman" fo:font-style="normal" officeooo:rsid="01b8e557" fo:background-color="#579d1c" loext:char-shading-value="0" style:font-name-asian="Arial Unicode MS2" style:font-style-asian="normal" style:font-name-complex="Arial Unicode MS2" style:font-style-complex="normal"/>
    </style:style>
    <style:style style:name="T91" style:family="text">
      <style:text-properties style:font-name="Times New Roman" fo:font-style="normal" officeooo:rsid="001a7cf4" fo:background-color="#579d1c" loext:char-shading-value="0" style:font-name-asian="Arial Unicode MS2" style:font-style-asian="normal" style:font-name-complex="Arial Unicode MS2" style:font-style-complex="normal"/>
    </style:style>
    <style:style style:name="T92" style:family="text">
      <style:text-properties style:font-name="Times New Roman" fo:font-style="normal" officeooo:rsid="001acb26" fo:background-color="#579d1c" loext:char-shading-value="0" style:font-name-asian="Arial Unicode MS2" style:font-style-asian="normal" style:font-name-complex="Arial Unicode MS2" style:font-style-complex="normal"/>
    </style:style>
    <style:style style:name="T93" style:family="text">
      <style:text-properties style:font-name="Times New Roman" fo:font-style="normal" officeooo:rsid="0015dd29" fo:background-color="#579d1c" loext:char-shading-value="0" style:font-name-asian="Arial Unicode MS2" style:font-style-asian="normal" style:font-name-complex="Arial Unicode MS2" style:font-style-complex="normal"/>
    </style:style>
    <style:style style:name="T94" style:family="text">
      <style:text-properties style:font-name="Times New Roman" fo:font-style="normal" officeooo:rsid="011ddadc" fo:background-color="#aecf00" loext:char-shading-value="0" style:font-style-asian="normal" style:font-name-complex="Times New Roman" style:font-style-complex="normal"/>
    </style:style>
    <style:style style:name="T95" style:family="text">
      <style:text-properties style:font-name="Times New Roman" fo:background-color="#579d1c" loext:char-shading-value="0"/>
    </style:style>
    <style:style style:name="T96" style:family="text">
      <style:text-properties style:font-name="Times New Roman" officeooo:rsid="01b6a98a" fo:background-color="#579d1c" loext:char-shading-value="0"/>
    </style:style>
    <style:style style:name="T97" style:family="text">
      <style:text-properties style:font-name="Times New Roman" officeooo:rsid="00e256ce" fo:background-color="#579d1c" loext:char-shading-value="0"/>
    </style:style>
    <style:style style:name="T98" style:family="text">
      <style:text-properties style:font-name="Times New Roman" officeooo:rsid="01157bfc" fo:background-color="#579d1c" loext:char-shading-value="0"/>
    </style:style>
    <style:style style:name="T99" style:family="text">
      <style:text-properties fo:font-weight="bold" style:font-weight-asian="bold"/>
    </style:style>
    <style:style style:name="T100" style:family="text">
      <style:text-properties fo:font-weight="bold" style:font-weight-asian="bold" style:font-weight-complex="bold"/>
    </style:style>
    <style:style style:name="T101" style:family="text">
      <style:text-properties fo:font-weight="bold" officeooo:rsid="00d7b1aa" style:font-weight-asian="bold" style:font-weight-complex="bold"/>
    </style:style>
    <style:style style:name="T102" style:family="text">
      <style:text-properties fo:font-weight="bold" officeooo:rsid="001b119c" style:font-weight-asian="bold" style:font-weight-complex="bold"/>
    </style:style>
    <style:style style:name="T103" style:family="text">
      <style:text-properties fo:font-weight="bold" officeooo:rsid="001bf71b" style:font-weight-asian="bold" style:font-weight-complex="bold"/>
    </style:style>
    <style:style style:name="T104" style:family="text">
      <style:text-properties fo:font-weight="bold" officeooo:rsid="00c386cb" style:font-weight-asian="bold" style:font-weight-complex="bold"/>
    </style:style>
    <style:style style:name="T105" style:family="text">
      <style:text-properties fo:font-weight="bold" officeooo:rsid="00d915ea" style:font-weight-asian="bold" style:font-weight-complex="bold"/>
    </style:style>
    <style:style style:name="T106" style:family="text">
      <style:text-properties fo:font-weight="bold" officeooo:rsid="00dcc7ba" style:font-weight-asian="bold" style:font-weight-complex="bold"/>
    </style:style>
    <style:style style:name="T107" style:family="text">
      <style:text-properties fo:font-weight="bold" officeooo:rsid="0021b02f" style:font-weight-asian="bold" style:font-weight-complex="bold"/>
    </style:style>
    <style:style style:name="T108" style:family="text">
      <style:text-properties fo:font-weight="bold" officeooo:rsid="00242831" style:font-weight-asian="bold" style:font-weight-complex="bold"/>
    </style:style>
    <style:style style:name="T109" style:family="text">
      <style:text-properties fo:font-weight="bold" officeooo:rsid="002f9951" style:font-weight-asian="bold" style:font-weight-complex="bold"/>
    </style:style>
    <style:style style:name="T110" style:family="text">
      <style:text-properties fo:font-weight="bold" officeooo:rsid="001a2d78" style:font-weight-asian="bold" style:font-weight-complex="bold"/>
    </style:style>
    <style:style style:name="T111" style:family="text">
      <style:text-properties fo:font-weight="bold" officeooo:rsid="01b6a98a" style:font-weight-asian="bold" style:font-weight-complex="bold"/>
    </style:style>
    <style:style style:name="T112" style:family="text">
      <style:text-properties fo:font-weight="bold" officeooo:rsid="0125c2fb" style:font-weight-asian="bold" style:font-weight-complex="bold"/>
    </style:style>
    <style:style style:name="T113" style:family="text">
      <style:text-properties fo:font-weight="bold" fo:background-color="#fff200" loext:char-shading-value="0" style:font-weight-asian="bold" style:font-weight-complex="bold"/>
    </style:style>
    <style:style style:name="T114" style:family="text">
      <style:text-properties fo:font-size="18pt" style:text-underline-style="none" style:font-size-asian="18pt" style:font-size-complex="18pt"/>
    </style:style>
    <style:style style:name="T115" style:family="text">
      <style:text-properties fo:font-size="18pt" style:text-underline-style="none" officeooo:rsid="00d915ea" style:font-size-asian="18pt" style:font-size-complex="18pt"/>
    </style:style>
    <style:style style:name="T116" style:family="text">
      <style:text-properties fo:font-size="18pt" style:text-underline-style="none" officeooo:rsid="00dc2dbf" style:font-size-asian="18pt" style:font-size-complex="18pt"/>
    </style:style>
    <style:style style:name="T117" style:family="text">
      <style:text-properties fo:font-size="18pt" style:text-underline-style="none" officeooo:rsid="00b077ab" style:font-size-asian="18pt" style:font-size-complex="18pt"/>
    </style:style>
    <style:style style:name="T118" style:family="text">
      <style:text-properties fo:font-size="12pt" style:font-size-asian="12pt" style:font-name-complex="Tahoma1" style:font-size-complex="12pt"/>
    </style:style>
    <style:style style:name="T119" style:family="text">
      <style:text-properties fo:font-size="12pt" officeooo:rsid="00a818a0" style:font-size-asian="12pt" style:font-name-complex="Tahoma1" style:font-size-complex="12pt"/>
    </style:style>
    <style:style style:name="T120" style:family="text">
      <style:text-properties fo:font-size="12pt" officeooo:rsid="00c66c6f" style:font-size-asian="12pt" style:font-name-complex="Tahoma1" style:font-size-complex="12pt"/>
    </style:style>
    <style:style style:name="T121" style:family="text">
      <style:text-properties fo:font-size="12pt" officeooo:rsid="00dc2dbf" style:font-size-asian="12pt" style:font-name-complex="Tahoma1" style:font-size-complex="12pt"/>
    </style:style>
    <style:style style:name="T122" style:family="text">
      <style:text-properties fo:font-size="12pt" officeooo:rsid="011ddadc" style:font-size-asian="12pt" style:font-name-complex="Tahoma1" style:font-size-complex="12pt"/>
    </style:style>
    <style:style style:name="T123" style:family="text">
      <style:text-properties fo:font-size="12pt" style:font-size-asian="12pt" style:font-size-complex="12pt"/>
    </style:style>
    <style:style style:name="T124" style:family="text">
      <style:text-properties fo:font-size="12pt" officeooo:rsid="00bb7d3d" style:font-size-asian="12pt" style:font-size-complex="12pt"/>
    </style:style>
    <style:style style:name="T125" style:family="text">
      <style:text-properties fo:font-size="12pt" officeooo:rsid="00bdeade" style:font-size-asian="12pt" style:font-size-complex="12pt"/>
    </style:style>
    <style:style style:name="T126" style:family="text">
      <style:text-properties fo:font-size="12pt" officeooo:rsid="00c36afd" style:font-size-asian="12pt" style:font-size-complex="12pt"/>
    </style:style>
    <style:style style:name="T127" style:family="text">
      <style:text-properties fo:font-size="12pt" officeooo:rsid="00c66c6f" style:font-size-asian="12pt" style:font-size-complex="12pt"/>
    </style:style>
    <style:style style:name="T128" style:family="text">
      <style:text-properties fo:font-size="12pt" officeooo:rsid="00cd5519" style:font-size-asian="12pt" style:font-size-complex="12pt"/>
    </style:style>
    <style:style style:name="T129" style:family="text">
      <style:text-properties fo:font-size="12pt" fo:font-weight="bold" style:font-name-asian="ArialMT1" style:font-size-asian="12pt" style:font-weight-asian="bold" style:font-size-complex="12pt" style:font-weight-complex="bold"/>
    </style:style>
    <style:style style:name="T130" style:family="text">
      <style:text-properties fo:font-size="12pt" fo:font-weight="bold" officeooo:rsid="00db3d1a" style:font-name-asian="ArialMT1" style:font-size-asian="12pt" style:font-weight-asian="bold" style:font-size-complex="12pt" style:font-weight-complex="bold"/>
    </style:style>
    <style:style style:name="T131" style:family="text">
      <style:text-properties fo:font-size="12pt" fo:font-weight="bold" officeooo:rsid="00bb7d3d" style:font-name-asian="ArialMT1" style:font-size-asian="12pt" style:font-weight-asian="bold" style:font-size-complex="12pt" style:font-weight-complex="bold"/>
    </style:style>
    <style:style style:name="T132" style:family="text">
      <style:text-properties fo:font-size="12pt" fo:font-weight="bold" officeooo:rsid="00d49d8a" style:font-name-asian="ArialMT1" style:font-size-asian="12pt" style:font-weight-asian="bold" style:font-size-complex="12pt" style:font-weight-complex="bold"/>
    </style:style>
    <style:style style:name="T133" style:family="text">
      <style:text-properties fo:font-size="12pt" fo:font-weight="bold" style:font-size-asian="12pt" style:font-weight-asian="bold" style:font-name-complex="Tahoma1" style:font-size-complex="12pt" style:font-weight-complex="bold"/>
    </style:style>
    <style:style style:name="T134" style:family="text">
      <style:text-properties fo:font-size="12pt" style:font-name-asian="ArialMT1" style:font-size-asian="12pt" style:font-size-complex="12pt"/>
    </style:style>
    <style:style style:name="T135" style:family="text">
      <style:text-properties fo:font-size="12pt" officeooo:rsid="00bb7d3d" style:font-name-asian="ArialMT1" style:font-size-asian="12pt" style:font-size-complex="12pt"/>
    </style:style>
    <style:style style:name="T136" style:family="text">
      <style:text-properties fo:font-size="12pt" fo:font-style="italic" style:font-size-asian="12pt" style:font-style-asian="italic" style:font-size-complex="12pt" style:font-style-complex="italic"/>
    </style:style>
    <style:style style:name="T137" style:family="text">
      <style:text-properties fo:font-size="12pt" fo:font-style="italic" style:font-size-asian="12pt" style:font-style-asian="italic" style:font-name-complex="Tahoma1" style:font-size-complex="12pt" style:font-style-complex="italic"/>
    </style:style>
    <style:style style:name="T138" style:family="text">
      <style:text-properties fo:font-size="12pt" fo:font-style="italic" style:font-name-asian="ArialMT1" style:font-size-asian="12pt" style:font-style-asian="italic" style:font-size-complex="12pt" style:font-style-complex="italic"/>
    </style:style>
    <style:style style:name="T139" style:family="text">
      <style:text-properties fo:font-size="12pt" fo:font-style="italic" officeooo:rsid="0125c2fb" fo:background-color="#fff200" loext:char-shading-value="0" style:font-size-asian="12pt" style:font-style-asian="italic" style:font-name-complex="Tahoma1" style:font-size-complex="12pt" style:font-style-complex="italic"/>
    </style:style>
    <style:style style:name="T140" style:family="text">
      <style:text-properties fo:font-size="12pt" fo:font-style="normal" fo:font-weight="bold" style:font-size-asian="12pt" style:font-style-asian="normal" style:font-weight-asian="bold" style:font-size-complex="12pt" style:font-style-complex="normal" style:font-weight-complex="bold"/>
    </style:style>
    <style:style style:name="T141" style:family="text">
      <style:text-properties fo:font-size="12pt" fo:font-weight="normal" officeooo:rsid="00d49d8a" style:font-name-asian="ArialMT1" style:font-size-asian="12pt" style:font-weight-asian="normal" style:font-size-complex="12pt" style:font-weight-complex="normal"/>
    </style:style>
    <style:style style:name="T142" style:family="text">
      <style:text-properties fo:font-size="12pt" fo:background-color="#fff200" loext:char-shading-value="0" style:font-size-asian="12pt" style:font-name-complex="Tahoma1" style:font-size-complex="12pt"/>
    </style:style>
    <style:style style:name="T143" style:family="text">
      <style:text-properties fo:font-size="12pt" officeooo:rsid="011ddadc" fo:background-color="#fff200" loext:char-shading-value="0" style:font-size-asian="12pt" style:font-name-complex="Tahoma1" style:font-size-complex="12pt"/>
    </style:style>
    <style:style style:name="T144" style:family="text">
      <style:text-properties fo:font-size="12pt" officeooo:rsid="012d11e2" fo:background-color="#fff200" loext:char-shading-value="0" style:font-size-asian="12pt" style:font-name-complex="Tahoma1" style:font-size-complex="12pt"/>
    </style:style>
    <style:style style:name="T145" style:family="text">
      <style:text-properties fo:font-size="12pt" officeooo:rsid="012b1bd7" fo:background-color="#fff200" loext:char-shading-value="0" style:font-size-asian="12pt" style:font-size-complex="12pt"/>
    </style:style>
    <style:style style:name="T146" style:family="text">
      <style:text-properties fo:font-size="12pt" fo:background-color="#fff200" loext:char-shading-value="0" style:font-name-asian="ArialMT1" style:font-size-asian="12pt" style:font-size-complex="12pt"/>
    </style:style>
    <style:style style:name="T147" style:family="text">
      <style:text-properties fo:font-size="12pt" fo:background-color="#aecf00" loext:char-shading-value="0" style:font-size-asian="12pt" style:font-name-complex="Tahoma1" style:font-size-complex="12pt"/>
    </style:style>
    <style:style style:name="T148" style:family="text">
      <style:text-properties fo:font-size="12pt" officeooo:rsid="011ddadc" fo:background-color="#aecf00" loext:char-shading-value="0" style:font-size-asian="12pt" style:font-name-complex="Tahoma1" style:font-size-complex="12pt"/>
    </style:style>
    <style:style style:name="T149" style:family="text">
      <style:text-properties fo:font-size="12pt" officeooo:rsid="010c67e8" fo:background-color="#aecf00" loext:char-shading-value="0" style:font-size-asian="12pt" style:font-name-complex="Tahoma1" style:font-size-complex="12pt"/>
    </style:style>
    <style:style style:name="T150" style:family="text">
      <style:text-properties fo:font-weight="normal" style:font-weight-asian="normal"/>
    </style:style>
    <style:style style:name="T151" style:family="text">
      <style:text-properties fo:font-weight="normal" style:font-weight-asian="normal" style:font-weight-complex="normal"/>
    </style:style>
    <style:style style:name="T152" style:family="text">
      <style:text-properties fo:font-weight="normal" officeooo:rsid="007f8923" style:font-weight-asian="normal" style:font-weight-complex="normal"/>
    </style:style>
    <style:style style:name="T153" style:family="text">
      <style:text-properties fo:font-weight="normal" officeooo:rsid="007f8923" style:font-weight-asian="normal"/>
    </style:style>
    <style:style style:name="T154" style:family="text">
      <style:text-properties fo:font-weight="normal" officeooo:rsid="00d2b56a" style:font-weight-asian="normal"/>
    </style:style>
    <style:style style:name="T155" style:family="text">
      <style:text-properties fo:font-weight="normal" officeooo:rsid="0128bb0d" style:font-weight-asian="normal"/>
    </style:style>
    <style:style style:name="T156" style:family="text">
      <style:text-properties fo:font-weight="normal" fo:background-color="transparent" loext:char-shading-value="0" style:font-weight-asian="normal" style:font-weight-complex="normal"/>
    </style:style>
    <style:style style:name="T157" style:family="text">
      <style:text-properties fo:font-weight="normal" officeooo:rsid="00e4ba81" fo:background-color="transparent" loext:char-shading-value="0" style:font-weight-asian="normal" style:font-weight-complex="normal"/>
    </style:style>
    <style:style style:name="T158" style:family="text">
      <style:text-properties fo:font-weight="normal" officeooo:rsid="00a1f279" fo:background-color="transparent" loext:char-shading-value="0" style:font-weight-asian="normal" style:font-weight-complex="normal"/>
    </style:style>
    <style:style style:name="T159" style:family="text">
      <style:text-properties fo:font-weight="normal" fo:background-color="#fff200" loext:char-shading-value="0" style:font-weight-asian="normal"/>
    </style:style>
    <style:style style:name="T160" style:family="text">
      <style:text-properties fo:font-weight="normal" officeooo:rsid="011f56fe" fo:background-color="#fff200" loext:char-shading-value="0" style:font-weight-asian="normal" style:font-weight-complex="normal"/>
    </style:style>
    <style:style style:name="T161" style:family="text">
      <style:text-properties fo:font-weight="normal" officeooo:rsid="0128bb0d" fo:background-color="#fff200" loext:char-shading-value="0" style:font-weight-asian="normal"/>
    </style:style>
    <style:style style:name="T162" style:family="text">
      <style:text-properties style:text-line-through-style="none" style:text-line-through-type="none" style:text-underline-style="none"/>
    </style:style>
    <style:style style:name="T163" style:family="text">
      <style:text-properties style:text-line-through-style="none" style:text-line-through-type="none" style:text-underline-style="none" fo:font-weight="normal" style:font-name-asian="Times New Roman" style:font-weight-asian="normal" style:font-name-complex="Times New Roman" style:font-weight-complex="normal"/>
    </style:style>
    <style:style style:name="T164" style:family="text">
      <style:text-properties style:text-line-through-style="none" style:text-line-through-type="none" style:text-underline-style="none" fo:font-weight="normal" officeooo:rsid="00dab86d" style:font-name-asian="Times New Roman" style:font-weight-asian="normal" style:font-name-complex="Times New Roman" style:font-weight-complex="normal"/>
    </style:style>
    <style:style style:name="T165" style:family="text">
      <style:text-properties style:text-line-through-style="none" style:text-line-through-type="none" style:text-underline-style="none" fo:font-weight="normal" officeooo:rsid="000f2a70" style:font-name-asian="Times New Roman" style:font-weight-asian="normal" style:font-name-complex="Times New Roman" style:font-weight-complex="normal"/>
    </style:style>
    <style:style style:name="T166" style:family="text">
      <style:text-properties style:text-line-through-style="none" style:text-line-through-type="none" style:text-underline-style="none" fo:font-weight="normal" officeooo:rsid="00195c1e" style:font-name-asian="Times New Roman" style:font-weight-asian="normal" style:font-name-complex="Times New Roman" style:font-weight-complex="normal"/>
    </style:style>
    <style:style style:name="T167" style:family="text">
      <style:text-properties style:text-line-through-style="none" style:text-line-through-type="none" style:text-underline-style="none" fo:font-weight="normal" officeooo:rsid="00d53fb8" style:font-name-asian="Times New Roman" style:font-weight-asian="normal" style:font-name-complex="Times New Roman" style:font-weight-complex="normal"/>
    </style:style>
    <style:style style:name="T168" style:family="text">
      <style:text-properties style:text-line-through-style="none" style:text-line-through-type="none" style:text-underline-style="none" fo:font-weight="normal" officeooo:rsid="00174ef4" style:font-name-asian="Times New Roman" style:font-weight-asian="normal" style:font-name-complex="Times New Roman" style:font-weight-complex="bold"/>
    </style:style>
    <style:style style:name="T169" style:family="text">
      <style:text-properties style:text-line-through-style="none" style:text-line-through-type="none" style:text-underline-style="none" fo:font-weight="normal" style:font-weight-asian="normal"/>
    </style:style>
    <style:style style:name="T170" style:family="text">
      <style:text-properties style:text-line-through-style="none" style:text-line-through-type="none" style:text-underline-style="none" fo:font-weight="normal" style:font-weight-asian="normal" style:font-weight-complex="normal"/>
    </style:style>
    <style:style style:name="T171" style:family="text">
      <style:text-properties style:text-line-through-style="none" style:text-line-through-type="none" style:text-underline-style="none" fo:font-weight="normal" officeooo:rsid="00a280a2" style:font-weight-asian="normal"/>
    </style:style>
    <style:style style:name="T172" style:family="text">
      <style:text-properties style:text-line-through-style="none" style:text-line-through-type="none" style:text-underline-style="none" fo:font-weight="normal" officeooo:rsid="00d53fb8" style:font-weight-asian="normal"/>
    </style:style>
    <style:style style:name="T173" style:family="text">
      <style:text-properties style:text-line-through-style="none" style:text-line-through-type="none" style:text-underline-style="none" fo:font-weight="normal" officeooo:rsid="01098550" style:font-weight-asian="normal"/>
    </style:style>
    <style:style style:name="T174" style:family="text">
      <style:text-properties style:text-line-through-style="none" style:text-line-through-type="none" style:text-underline-style="none" fo:font-weight="normal" officeooo:rsid="0118ac7a" style:font-weight-asian="normal"/>
    </style:style>
    <style:style style:name="T175" style:family="text">
      <style:text-properties style:text-line-through-style="none" style:text-line-through-type="none" style:text-underline-style="none" fo:font-weight="normal" fo:background-color="#fff200" loext:char-shading-value="0" style:font-weight-asian="normal"/>
    </style:style>
    <style:style style:name="T176" style:family="text">
      <style:text-properties style:text-line-through-style="none" style:text-line-through-type="none" style:text-underline-style="none" fo:font-weight="normal" officeooo:rsid="0123b20e" fo:background-color="#fff200" loext:char-shading-value="0" style:font-weight-asian="normal"/>
    </style:style>
    <style:style style:name="T177" style:family="text">
      <style:text-properties style:text-line-through-style="none" style:text-line-through-type="none" style:text-underline-style="none" fo:font-weight="bold" style:font-weight-asian="bold"/>
    </style:style>
    <style:style style:name="T178" style:family="text">
      <style:text-properties style:text-line-through-style="none" style:text-line-through-type="none" style:text-underline-style="none" fo:font-weight="bold" style:font-weight-asian="bold" style:font-weight-complex="bold"/>
    </style:style>
    <style:style style:name="T179" style:family="text">
      <style:text-properties style:text-line-through-style="none" style:text-line-through-type="none" style:text-underline-style="none" fo:font-weight="bold" officeooo:rsid="00174ef4" style:font-name-asian="Times New Roman" style:font-weight-asian="bold" style:font-name-complex="Times New Roman" style:font-weight-complex="bold"/>
    </style:style>
    <style:style style:name="T180" style:family="text">
      <style:text-properties style:text-line-through-style="none" style:text-line-through-type="none" style:text-underline-style="none" fo:font-weight="bold" fo:background-color="#fff200" loext:char-shading-value="0" style:font-weight-asian="bold"/>
    </style:style>
    <style:style style:name="T181" style:family="text">
      <style:text-properties style:text-line-through-style="none" style:text-line-through-type="none" style:text-underline-style="none" fo:font-weight="bold" officeooo:rsid="011ddadc" fo:background-color="#fff200" loext:char-shading-value="0" style:font-weight-asian="bold"/>
    </style:style>
    <style:style style:name="T182" style:family="text">
      <style:text-properties style:text-line-through-style="none" style:text-line-through-type="none" style:text-underline-style="none" style:text-blinking="false" fo:background-color="transparent" loext:char-shading-value="0"/>
    </style:style>
    <style:style style:name="T183" style:family="text">
      <style:text-properties style:text-line-through-style="none" style:text-line-through-type="none" style:text-underline-style="none" officeooo:rsid="0025bef1" style:text-blinking="false" fo:background-color="transparent" loext:char-shading-value="0"/>
    </style:style>
    <style:style style:name="T184" style:family="text">
      <style:text-properties style:text-line-through-style="none" style:text-line-through-type="none" style:text-underline-style="none" officeooo:rsid="00179d6a" style:text-blinking="false" fo:background-color="transparent" loext:char-shading-value="0"/>
    </style:style>
    <style:style style:name="T185" style:family="text">
      <style:text-properties style:text-line-through-style="none" style:text-line-through-type="none" style:text-underline-style="none" officeooo:rsid="001c6cca" style:text-blinking="false" fo:background-color="transparent" loext:char-shading-value="0"/>
    </style:style>
    <style:style style:name="T186" style:family="text">
      <style:text-properties style:text-line-through-style="none" style:text-line-through-type="none" style:text-underline-style="none" officeooo:rsid="00e256ce" style:text-blinking="false" fo:background-color="transparent" loext:char-shading-value="0"/>
    </style:style>
    <style:style style:name="T187" style:family="text">
      <style:text-properties style:text-line-through-style="none" style:text-line-through-type="none" style:font-name="Times New Roman" style:text-underline-style="none" fo:font-weight="normal" style:font-weight-asian="normal"/>
    </style:style>
    <style:style style:name="T188" style:family="text">
      <style:text-properties style:text-line-through-style="none" style:text-line-through-type="none" style:font-name="Times New Roman" style:text-underline-style="none" fo:font-weight="bold" style:font-weight-asian="bold"/>
    </style:style>
    <style:style style:name="T189" style:family="text">
      <style:text-properties style:text-line-through-style="none" style:text-line-through-type="none" style:font-name="Times New Roman" fo:font-size="12pt" fo:font-style="normal" style:text-underline-style="solid" style:text-underline-width="auto" style:text-underline-color="font-color" style:text-blinking="false" style:font-name-asian="Arial Unicode MS2" style:font-size-asian="12pt" style:font-style-asian="normal" style:font-name-complex="Arial Unicode MS2" style:font-size-complex="12pt" style:font-style-complex="normal"/>
    </style:style>
    <style:style style:name="T190" style:family="text">
      <style:text-properties style:text-line-through-style="none" style:text-line-through-type="none" style:font-name="Times New Roman" fo:font-size="12pt" fo:font-style="normal" style:text-underline-style="solid" style:text-underline-width="auto" style:text-underline-color="font-color" style:text-blinking="false" fo:background-color="#579d1c" loext:char-shading-value="0" style:font-name-asian="Arial Unicode MS2" style:font-size-asian="12pt" style:font-style-asian="normal" style:font-name-complex="Arial Unicode MS2" style:font-size-complex="12pt" style:font-style-complex="normal"/>
    </style:style>
    <style:style style:name="T191" style:family="text">
      <style:text-properties style:text-line-through-style="none" style:text-line-through-type="none" style:font-name="Times New Roman" fo:font-size="12pt" fo:font-style="normal" style:text-underline-style="solid" style:text-underline-width="auto" style:text-underline-color="font-color" officeooo:rsid="01d1a3b8" style:text-blinking="false" fo:background-color="#579d1c" loext:char-shading-value="0" style:font-name-asian="Arial Unicode MS2" style:font-size-asian="12pt" style:font-style-asian="normal" style:font-name-complex="Arial Unicode MS2" style:font-size-complex="12pt" style:font-style-complex="normal"/>
    </style:style>
    <style:style style:name="T192" style:family="text">
      <style:text-properties style:text-line-through-style="none" style:text-line-through-type="none" style:font-name="Times New Roman" fo:font-size="12pt" fo:font-style="normal" style:text-underline-style="none" style:text-blinking="false" style:font-name-asian="Arial Unicode MS2" style:font-size-asian="12pt" style:font-style-asian="normal" style:font-name-complex="Arial Unicode MS2" style:font-size-complex="12pt" style:font-style-complex="normal"/>
    </style:style>
    <style:style style:name="T193" style:family="text">
      <style:text-properties style:text-line-through-style="none" style:text-line-through-type="none" style:font-name="Times New Roman" fo:font-size="12pt" fo:language="fr" fo:country="FR" style:text-underline-style="none" fo:font-weight="normal" officeooo:rsid="00174ef4" style:font-name-asian="Times New Roman" style:font-size-asian="12pt" style:font-weight-asian="normal" style:font-name-complex="Times New Roman" style:font-size-complex="12pt" style:font-weight-complex="bold"/>
    </style:style>
    <style:style style:name="T194" style:family="text">
      <style:text-properties style:text-line-through-style="none" style:text-line-through-type="none" style:font-name="Times New Roman" fo:font-size="12pt" fo:language="fr" fo:country="FR" style:text-underline-style="none" fo:font-weight="normal" officeooo:rsid="00ea689c" style:font-name-asian="Times New Roman" style:font-size-asian="12pt" style:font-weight-asian="normal" style:font-name-complex="Times New Roman" style:font-size-complex="12pt" style:font-weight-complex="normal"/>
    </style:style>
    <style:style style:name="T195" style:family="text">
      <style:text-properties style:text-line-through-style="none" style:text-line-through-type="none" style:font-name="Times New Roman" fo:font-size="12pt" fo:language="fr" fo:country="FR" style:text-underline-style="none" fo:font-weight="bold" officeooo:rsid="009d2010" style:font-name-asian="Times New Roman" style:font-size-asian="12pt" style:font-weight-asian="bold" style:font-name-complex="Times New Roman" style:font-size-complex="12pt" style:font-weight-complex="bold"/>
    </style:style>
    <style:style style:name="T196" style:family="text">
      <style:text-properties style:text-line-through-style="none" style:text-line-through-type="none" style:font-name="Times New Roman" fo:font-size="12pt" fo:language="fr" fo:country="FR" style:text-underline-style="none" fo:font-weight="bold" officeooo:rsid="00174ef4" style:font-name-asian="Times New Roman" style:font-size-asian="12pt" style:font-weight-asian="bold" style:font-name-complex="Times New Roman" style:font-size-complex="12pt" style:font-weight-complex="bold"/>
    </style:style>
    <style:style style:name="T197" style:family="text">
      <style:text-properties style:text-line-through-style="none" style:text-line-through-type="none" style:font-name="Times New Roman" fo:font-size="12pt" fo:language="fr" fo:country="FR" style:text-underline-style="none" fo:font-weight="bold" officeooo:rsid="00fe8ea0" style:font-name-asian="Times New Roman" style:font-size-asian="12pt" style:font-weight-asian="bold" style:font-name-complex="Times New Roman" style:font-size-complex="12pt" style:font-weight-complex="bold"/>
    </style:style>
    <style:style style:name="T198" style:family="text">
      <style:text-properties style:text-line-through-style="none" style:text-line-through-type="none" style:font-name="Times New Roman" fo:font-size="12pt" fo:language="fr" fo:country="FR" style:text-underline-style="none" fo:font-weight="bold" officeooo:rsid="00966e74" style:font-name-asian="Times New Roman" style:font-size-asian="12pt" style:font-weight-asian="bold" style:font-name-complex="Times New Roman" style:font-size-complex="12pt" style:font-weight-complex="bold"/>
    </style:style>
    <style:style style:name="T199" style:family="text">
      <style:text-properties style:text-line-through-style="none" style:text-line-through-type="none" style:font-name="Times New Roman" fo:font-size="12pt" fo:language="fr" fo:country="FR" style:text-underline-style="none" fo:font-weight="bold" officeooo:rsid="012d29e8" style:font-name-asian="Times New Roman" style:font-size-asian="12pt" style:font-weight-asian="bold" style:font-name-complex="Times New Roman" style:font-size-complex="12pt" style:font-weight-complex="bold"/>
    </style:style>
    <style:style style:name="T200" style:family="text">
      <style:text-properties style:text-line-through-style="none" style:text-line-through-type="none" style:font-name="Times New Roman" fo:font-size="12pt" style:text-underline-style="none" fo:font-weight="bold" officeooo:rsid="00174ef4" style:font-name-asian="Times New Roman" style:font-size-asian="12pt" style:font-weight-asian="bold" style:font-name-complex="Times New Roman" style:font-size-complex="12pt" style:font-weight-complex="bold"/>
    </style:style>
    <style:style style:name="T201" style:family="text">
      <style:text-properties style:text-line-through-style="none" style:text-line-through-type="none" style:font-name="Times New Roman" fo:font-size="12pt" style:text-underline-style="none" fo:font-weight="bold" officeooo:rsid="00a14ada" style:font-name-asian="Times New Roman" style:font-size-asian="12pt" style:font-weight-asian="bold" style:font-name-complex="Times New Roman" style:font-size-complex="12pt" style:font-weight-complex="bold"/>
    </style:style>
    <style:style style:name="T202" style:family="text">
      <style:text-properties style:text-line-through-style="none" style:text-line-through-type="none" style:font-name="Times New Roman" fo:font-size="12pt" style:text-underline-style="none" fo:font-weight="bold" officeooo:rsid="00e9ae28" style:font-name-asian="Times New Roman" style:font-size-asian="12pt" style:font-weight-asian="bold" style:font-name-complex="Times New Roman" style:font-size-complex="12pt" style:font-weight-complex="bold"/>
    </style:style>
    <style:style style:name="T203" style:family="text">
      <style:text-properties style:text-line-through-style="none" style:text-line-through-type="none" style:font-name="Times New Roman" fo:font-size="12pt" style:text-underline-style="none" fo:font-weight="bold" officeooo:rsid="00ea689c" style:font-name-asian="Times New Roman" style:font-size-asian="12pt" style:font-weight-asian="bold" style:font-name-complex="Times New Roman" style:font-size-complex="12pt" style:font-weight-complex="bold"/>
    </style:style>
    <style:style style:name="T204" style:family="text">
      <style:text-properties style:text-line-through-style="none" style:text-line-through-type="none" style:font-name="Times New Roman" fo:font-size="12pt" style:text-underline-style="none" fo:font-weight="bold" officeooo:rsid="00fe8ea0" style:font-name-asian="Times New Roman" style:font-size-asian="12pt" style:font-weight-asian="bold" style:font-name-complex="Times New Roman" style:font-size-complex="12pt" style:font-weight-complex="bold"/>
    </style:style>
    <style:style style:name="T205" style:family="text">
      <style:text-properties style:text-line-through-style="none" style:text-line-through-type="none" style:font-name="Times New Roman" fo:font-size="12pt" style:text-underline-style="none" fo:font-weight="bold" officeooo:rsid="010071d7" style:font-name-asian="Times New Roman" style:font-size-asian="12pt" style:font-weight-asian="bold" style:font-name-complex="Times New Roman" style:font-size-complex="12pt" style:font-weight-complex="bold"/>
    </style:style>
    <style:style style:name="T206" style:family="text">
      <style:text-properties style:text-line-through-style="none" style:text-line-through-type="none" style:font-name="Times New Roman" fo:font-size="12pt" style:text-underline-style="none" fo:font-weight="bold" officeooo:rsid="00966e74" style:font-name-asian="Times New Roman" style:font-size-asian="12pt" style:font-weight-asian="bold" style:font-name-complex="Times New Roman" style:font-size-complex="12pt" style:font-weight-complex="bold"/>
    </style:style>
    <style:style style:name="T207" style:family="text">
      <style:text-properties style:text-line-through-style="none" style:text-line-through-type="none" style:font-name="Times New Roman" fo:font-size="12pt" style:text-underline-style="none" fo:font-weight="normal" officeooo:rsid="00e9ae28" style:font-name-asian="Times New Roman" style:font-size-asian="12pt" style:font-weight-asian="normal" style:font-name-complex="Times New Roman" style:font-size-complex="12pt" style:font-weight-complex="normal"/>
    </style:style>
    <style:style style:name="T208" style:family="text">
      <style:text-properties style:text-line-through-style="none" style:text-line-through-type="none" style:font-name="Times New Roman" fo:font-size="12pt" style:text-underline-style="none" fo:font-weight="normal" officeooo:rsid="00ea689c" style:font-name-asian="Times New Roman" style:font-size-asian="12pt" style:font-weight-asian="normal" style:font-name-complex="Times New Roman" style:font-size-complex="12pt" style:font-weight-complex="normal"/>
    </style:style>
    <style:style style:name="T209" style:family="text">
      <style:text-properties style:text-line-through-style="none" style:text-line-through-type="none" style:font-name="Times New Roman" fo:font-size="12pt" style:text-underline-style="none" fo:font-weight="normal" officeooo:rsid="00ebfb92" style:font-name-asian="Times New Roman" style:font-size-asian="12pt" style:font-weight-asian="normal" style:font-name-complex="Times New Roman" style:font-size-complex="12pt" style:font-weight-complex="normal"/>
    </style:style>
    <style:style style:name="T210" style:family="text">
      <style:text-properties style:text-line-through-style="none" style:text-line-through-type="none" style:font-name="Times New Roman" fo:font-size="12pt" style:text-underline-style="none" fo:font-weight="normal" officeooo:rsid="00ed69f8" style:font-name-asian="Times New Roman" style:font-size-asian="12pt" style:font-weight-asian="normal" style:font-name-complex="Times New Roman" style:font-size-complex="12pt" style:font-weight-complex="normal"/>
    </style:style>
    <style:style style:name="T211" style:family="text">
      <style:text-properties style:text-line-through-style="none" style:text-line-through-type="none" style:font-name="Times New Roman" fo:font-size="12pt" style:text-underline-style="none" fo:font-weight="normal" officeooo:rsid="00174ef4" style:font-name-asian="Times New Roman" style:font-size-asian="12pt" style:font-weight-asian="normal" style:font-name-complex="Times New Roman" style:font-size-complex="12pt" style:font-weight-complex="bold"/>
    </style:style>
    <style:style style:name="T212" style:family="text">
      <style:text-properties style:text-line-through-style="none" style:text-line-through-type="none" style:font-name="Times New Roman" fo:font-style="normal" style:text-underline-style="solid" style:text-underline-width="auto" style:text-underline-color="font-color" style:text-blinking="false" fo:background-color="#579d1c" loext:char-shading-value="0" style:font-name-asian="Arial Unicode MS2" style:font-style-asian="normal" style:font-name-complex="Arial Unicode MS2" style:font-style-complex="normal"/>
    </style:style>
    <style:style style:name="T213" style:family="text">
      <style:text-properties style:text-line-through-style="none" style:text-line-through-type="none" style:font-name="Times New Roman" fo:font-style="normal" style:text-underline-style="solid" style:text-underline-width="auto" style:text-underline-color="font-color" officeooo:rsid="0015dd29" style:text-blinking="false" fo:background-color="#579d1c" loext:char-shading-value="0" style:font-name-asian="Arial Unicode MS2" style:font-style-asian="normal" style:font-name-complex="Arial Unicode MS2" style:font-style-complex="normal"/>
    </style:style>
    <style:style style:name="T214" style:family="text">
      <style:text-properties style:text-line-through-style="none" style:text-line-through-type="none" style:font-name="Times New Roman" fo:font-style="normal" style:text-underline-style="solid" style:text-underline-width="auto" style:text-underline-color="font-color" officeooo:rsid="01b8e557" style:text-blinking="false" fo:background-color="#579d1c" loext:char-shading-value="0" style:font-name-asian="Arial Unicode MS2" style:font-style-asian="normal" style:font-name-complex="Arial Unicode MS2" style:font-style-complex="normal"/>
    </style:style>
    <style:style style:name="T215" style:family="text">
      <style:text-properties style:text-line-through-style="none" style:text-line-through-type="none" fo:language="fr" fo:country="FR" style:text-underline-style="none" fo:font-weight="normal" officeooo:rsid="00174ef4" style:font-name-asian="Times New Roman" style:font-weight-asian="normal" style:font-name-complex="Times New Roman" style:font-weight-complex="bold"/>
    </style:style>
    <style:style style:name="T216" style:family="text">
      <style:text-properties style:text-line-through-style="none" style:text-line-through-type="none" fo:language="fr" fo:country="FR" style:text-underline-style="none" fo:font-weight="normal" officeooo:rsid="01024245" style:font-name-asian="Times New Roman" style:font-weight-asian="normal" style:font-name-complex="Times New Roman" style:font-weight-complex="bold"/>
    </style:style>
    <style:style style:name="T217" style:family="text">
      <style:text-properties style:text-line-through-style="none" style:text-line-through-type="none" style:font-name="ArialMT" fo:font-size="12pt" style:text-underline-style="none" fo:font-weight="normal" officeooo:rsid="00ea689c" style:font-name-asian="Times New Roman" style:font-size-asian="12pt" style:font-weight-asian="normal" style:font-name-complex="Times New Roman" style:font-size-complex="12pt" style:font-weight-complex="normal"/>
    </style:style>
    <style:style style:name="T218" style:family="text">
      <style:text-properties style:text-line-through-style="none" style:text-line-through-type="none" style:font-name="ArialMT" fo:font-size="12pt" fo:language="fr" fo:country="FR" style:text-underline-style="none" fo:font-weight="normal" officeooo:rsid="00ea689c" style:font-name-asian="Times New Roman" style:font-size-asian="12pt" style:font-weight-asian="normal" style:font-name-complex="Times New Roman" style:font-size-complex="12pt" style:font-weight-complex="normal"/>
    </style:style>
    <style:style style:name="T219" style:family="text">
      <style:text-properties style:text-line-through-style="none" style:text-line-through-type="none" fo:font-style="italic" style:text-underline-style="none" fo:font-weight="bold" officeooo:rsid="011ddadc" style:font-style-asian="italic" style:font-weight-asian="bold" style:font-style-complex="italic" style:font-weight-complex="bold"/>
    </style:style>
    <style:style style:name="T220" style:family="text">
      <style:text-properties officeooo:rsid="00db3d1a"/>
    </style:style>
    <style:style style:name="T221" style:family="text">
      <style:text-properties officeooo:rsid="001b119c"/>
    </style:style>
    <style:style style:name="T222" style:family="text">
      <style:text-properties fo:color="#000000" loext:opacity="100%" style:font-name="TimesNewRomanPSMT" fo:font-size="12pt" style:font-size-asian="12pt"/>
    </style:style>
    <style:style style:name="T223" style:family="text">
      <style:text-properties fo:color="#000000" loext:opacity="100%" style:font-name="TimesNewRomanPSMT" fo:font-size="12pt" officeooo:rsid="00db3d1a" style:font-size-asian="12pt"/>
    </style:style>
    <style:style style:name="T224" style:family="text">
      <style:text-properties fo:color="#000000" loext:opacity="100%" style:font-name="TimesNewRomanPSMT" fo:font-size="12pt" officeooo:rsid="001c9b47" style:font-size-asian="12pt"/>
    </style:style>
    <style:style style:name="T225" style:family="text">
      <style:text-properties fo:color="#000000" loext:opacity="100%" style:font-name="TimesNewRomanPSMT" fo:font-size="12pt" officeooo:rsid="001bed73" style:font-size-asian="12pt"/>
    </style:style>
    <style:style style:name="T226" style:family="text">
      <style:text-properties fo:color="#000000" loext:opacity="100%" style:font-name="TimesNewRomanPSMT" fo:font-size="12pt" officeooo:rsid="00527d4d" style:font-size-asian="12pt"/>
    </style:style>
    <style:style style:name="T227" style:family="text">
      <style:text-properties fo:color="#000000" loext:opacity="100%" style:font-name="TimesNewRomanPSMT" fo:font-size="12pt" officeooo:rsid="001e9113" style:font-size-asian="12pt"/>
    </style:style>
    <style:style style:name="T228" style:family="text">
      <style:text-properties fo:color="#000000" loext:opacity="100%" style:font-name="TimesNewRomanPSMT" fo:font-size="12pt" officeooo:rsid="00dc2dbf" style:font-size-asian="12pt"/>
    </style:style>
    <style:style style:name="T229" style:family="text">
      <style:text-properties fo:color="#000000" loext:opacity="100%" style:font-name="TimesNewRomanPSMT" fo:font-size="12pt" officeooo:rsid="005ab292" style:font-size-asian="12pt"/>
    </style:style>
    <style:style style:name="T230" style:family="text">
      <style:text-properties fo:color="#000000" loext:opacity="100%" style:font-name="TimesNewRomanPSMT" fo:font-size="12pt" officeooo:rsid="001d14c4" style:font-size-asian="12pt"/>
    </style:style>
    <style:style style:name="T231" style:family="text">
      <style:text-properties fo:color="#000000" loext:opacity="100%" style:font-name="TimesNewRomanPSMT" fo:font-size="12pt" officeooo:rsid="0024bb1f" style:font-size-asian="12pt"/>
    </style:style>
    <style:style style:name="T232" style:family="text">
      <style:text-properties fo:color="#000000" loext:opacity="100%" style:font-name="TimesNewRomanPSMT" fo:font-size="12pt" officeooo:rsid="002887bb" style:font-size-asian="12pt"/>
    </style:style>
    <style:style style:name="T233" style:family="text">
      <style:text-properties fo:color="#000000" loext:opacity="100%" style:font-name="TimesNewRomanPSMT" fo:font-size="12pt" officeooo:rsid="0028f91b" style:font-size-asian="12pt"/>
    </style:style>
    <style:style style:name="T234" style:family="text">
      <style:text-properties fo:color="#000000" loext:opacity="100%" style:font-name="TimesNewRomanPSMT" fo:font-size="12pt" officeooo:rsid="002ce720" style:font-size-asian="12pt"/>
    </style:style>
    <style:style style:name="T235" style:family="text">
      <style:text-properties fo:color="#000000" loext:opacity="100%" style:font-name="TimesNewRomanPSMT" fo:font-size="12pt" officeooo:rsid="0040bcf3" style:font-size-asian="12pt"/>
    </style:style>
    <style:style style:name="T236" style:family="text">
      <style:text-properties fo:color="#000000" loext:opacity="100%" style:font-name="TimesNewRomanPSMT" fo:font-size="12pt" officeooo:rsid="004237ad" style:font-size-asian="12pt"/>
    </style:style>
    <style:style style:name="T237" style:family="text">
      <style:text-properties fo:color="#000000" loext:opacity="100%" style:font-name="TimesNewRomanPSMT" fo:font-size="12pt" officeooo:rsid="004ec69c" style:font-size-asian="12pt"/>
    </style:style>
    <style:style style:name="T238" style:family="text">
      <style:text-properties fo:color="#000000" loext:opacity="100%" style:font-name="TimesNewRomanPSMT" fo:font-size="12pt" officeooo:rsid="00511283" style:font-size-asian="12pt"/>
    </style:style>
    <style:style style:name="T239" style:family="text">
      <style:text-properties fo:color="#000000" loext:opacity="100%" style:font-name="TimesNewRomanPSMT" fo:font-size="12pt" officeooo:rsid="00564798" style:font-size-asian="12pt"/>
    </style:style>
    <style:style style:name="T240" style:family="text">
      <style:text-properties fo:color="#000000" loext:opacity="100%" style:font-name="TimesNewRomanPSMT" fo:font-size="12pt" officeooo:rsid="005a0feb" style:font-size-asian="12pt"/>
    </style:style>
    <style:style style:name="T241" style:family="text">
      <style:text-properties fo:color="#000000" loext:opacity="100%" style:font-name="TimesNewRomanPSMT" fo:font-size="12pt" officeooo:rsid="00bfca3a" style:font-size-asian="12pt"/>
    </style:style>
    <style:style style:name="T242" style:family="text">
      <style:text-properties fo:color="#000000" loext:opacity="100%" style:font-name="TimesNewRomanPSMT" fo:font-size="12pt" officeooo:rsid="010afd7a" style:font-size-asian="12pt"/>
    </style:style>
    <style:style style:name="T243" style:family="text">
      <style:text-properties fo:color="#000000" loext:opacity="100%" style:font-name="TimesNewRomanPSMT" fo:font-size="12pt" officeooo:rsid="0113ccba" style:font-size-asian="12pt"/>
    </style:style>
    <style:style style:name="T244" style:family="text">
      <style:text-properties fo:color="#000000" loext:opacity="100%" style:font-name="TimesNewRomanPSMT" fo:font-size="12pt" officeooo:rsid="0113e543" style:font-size-asian="12pt"/>
    </style:style>
    <style:style style:name="T245" style:family="text">
      <style:text-properties fo:color="#000000" loext:opacity="100%" style:font-name="TimesNewRomanPSMT" fo:font-size="12pt" style:font-name-asian="Arial Narrow" style:font-size-asian="12pt" style:font-name-complex="Arial Narrow"/>
    </style:style>
    <style:style style:name="T246" style:family="text">
      <style:text-properties fo:color="#000000" loext:opacity="100%" style:font-name="TimesNewRomanPSMT" fo:font-size="12pt" officeooo:rsid="0051f458" style:font-name-asian="Arial Narrow" style:font-size-asian="12pt" style:font-name-complex="Arial Narrow"/>
    </style:style>
    <style:style style:name="T247" style:family="text">
      <style:text-properties fo:color="#000000" loext:opacity="100%" style:font-name="TimesNewRomanPSMT" fo:font-size="12pt" officeooo:rsid="00527d4d" style:font-name-asian="Arial Narrow" style:font-size-asian="12pt" style:font-name-complex="Arial Narrow"/>
    </style:style>
    <style:style style:name="T248" style:family="text">
      <style:text-properties fo:color="#000000" loext:opacity="100%" style:font-name="TimesNewRomanPSMT" fo:font-size="12pt" officeooo:rsid="004ec69c" style:font-name-asian="Arial Narrow" style:font-size-asian="12pt" style:font-name-complex="Arial Narrow"/>
    </style:style>
    <style:style style:name="T249" style:family="text">
      <style:text-properties fo:color="#000000" loext:opacity="100%" style:font-name="TimesNewRomanPSMT" fo:font-size="12pt" officeooo:rsid="004eda56" style:font-name-asian="Arial Narrow" style:font-size-asian="12pt" style:font-name-complex="Arial Narrow"/>
    </style:style>
    <style:style style:name="T250" style:family="text">
      <style:text-properties fo:color="#000000" loext:opacity="100%" style:font-name="TimesNewRomanPSMT" fo:font-size="12pt" officeooo:rsid="00511283" style:font-name-asian="Arial Narrow" style:font-size-asian="12pt" style:font-name-complex="Arial Narrow"/>
    </style:style>
    <style:style style:name="T251" style:family="text">
      <style:text-properties fo:color="#000000" loext:opacity="100%" style:font-name="TimesNewRomanPSMT" fo:font-size="12pt" officeooo:rsid="005750c0" style:font-name-asian="Arial Narrow" style:font-size-asian="12pt" style:font-name-complex="Arial Narrow"/>
    </style:style>
    <style:style style:name="T252" style:family="text">
      <style:text-properties fo:color="#000000" loext:opacity="100%" style:font-name="TimesNewRomanPSMT" fo:font-size="12pt" officeooo:rsid="0058cb9b" style:font-name-asian="Arial Narrow" style:font-size-asian="12pt" style:font-name-complex="Arial Narrow"/>
    </style:style>
    <style:style style:name="T253" style:family="text">
      <style:text-properties fo:color="#000000" loext:opacity="100%" style:font-name="TimesNewRomanPSMT" fo:font-size="12pt" officeooo:rsid="004c8845" style:font-name-asian="Arial Narrow" style:font-size-asian="12pt" style:font-name-complex="Arial Narrow"/>
    </style:style>
    <style:style style:name="T254" style:family="text">
      <style:text-properties fo:color="#000000" loext:opacity="100%" style:font-name="TimesNewRomanPSMT" fo:font-size="12pt" officeooo:rsid="005f9f98" style:font-name-asian="Arial Narrow" style:font-size-asian="12pt" style:font-name-complex="Arial Narrow"/>
    </style:style>
    <style:style style:name="T255" style:family="text">
      <style:text-properties fo:color="#000000" loext:opacity="100%" style:font-name="TimesNewRomanPSMT" fo:font-size="12pt" officeooo:rsid="00db3d1a" style:font-name-asian="Arial Narrow" style:font-size-asian="12pt" style:font-name-complex="Arial Narrow"/>
    </style:style>
    <style:style style:name="T256" style:family="text">
      <style:text-properties fo:color="#000000" loext:opacity="100%" style:font-name="TimesNewRomanPSMT" fo:font-size="12pt" officeooo:rsid="00dc2dbf" style:font-name-asian="Arial Narrow" style:font-size-asian="12pt" style:font-name-complex="Arial Narrow"/>
    </style:style>
    <style:style style:name="T257" style:family="text">
      <style:text-properties fo:color="#000000" loext:opacity="100%" style:font-name="TimesNewRomanPSMT" fo:font-size="12pt" officeooo:rsid="0113ccba" style:font-name-asian="Arial Narrow" style:font-size-asian="12pt" style:font-name-complex="Arial Narrow"/>
    </style:style>
    <style:style style:name="T258" style:family="text">
      <style:text-properties fo:color="#000000" loext:opacity="100%" style:font-name="TimesNewRomanPSMT" fo:font-size="12pt" fo:background-color="transparent" loext:char-shading-value="0" style:font-size-asian="12pt"/>
    </style:style>
    <style:style style:name="T259" style:family="text">
      <style:text-properties fo:color="#000000" loext:opacity="100%" style:font-name="TimesNewRomanPSMT" fo:font-size="12pt" officeooo:rsid="00db3d1a" fo:background-color="transparent" loext:char-shading-value="0" style:font-size-asian="12pt"/>
    </style:style>
    <style:style style:name="T260" style:family="text">
      <style:text-properties fo:color="#000000" loext:opacity="100%" style:font-name="TimesNewRomanPSMT" fo:font-size="12pt" officeooo:rsid="001d14c4" fo:background-color="transparent" loext:char-shading-value="0" style:font-size-asian="12pt"/>
    </style:style>
    <style:style style:name="T261" style:family="text">
      <style:text-properties fo:color="#000000" loext:opacity="100%" style:font-name="TimesNewRomanPSMT" fo:font-size="12pt" officeooo:rsid="001e9113" fo:background-color="transparent" loext:char-shading-value="0" style:font-size-asian="12pt"/>
    </style:style>
    <style:style style:name="T262" style:family="text">
      <style:text-properties fo:color="#000000" loext:opacity="100%" style:font-name="TimesNewRomanPSMT" fo:font-size="12pt" fo:font-weight="bold" style:font-size-asian="12pt" style:font-weight-asian="bold" style:font-weight-complex="bold"/>
    </style:style>
    <style:style style:name="T263" style:family="text">
      <style:text-properties fo:color="#000000" loext:opacity="100%" style:font-name="TimesNewRomanPSMT" fo:font-size="12pt" fo:font-weight="normal" style:font-name-asian="Arial Narrow" style:font-size-asian="12pt" style:font-weight-asian="normal" style:font-name-complex="Arial Narrow" style:font-size-complex="12pt" style:font-weight-complex="normal"/>
    </style:style>
    <style:style style:name="T264" style:family="text">
      <style:text-properties fo:color="#000000" loext:opacity="100%" style:font-name="TimesNewRomanPSMT" fo:font-size="12pt" fo:font-weight="normal" officeooo:rsid="002887bb" style:font-name-asian="Arial Narrow" style:font-size-asian="12pt" style:font-weight-asian="normal" style:font-name-complex="Arial Narrow" style:font-size-complex="12pt" style:font-weight-complex="normal"/>
    </style:style>
    <style:style style:name="T265" style:family="text">
      <style:text-properties fo:color="#000000" loext:opacity="100%" style:font-name="TimesNewRomanPSMT" fo:font-size="12pt" style:text-underline-style="solid" style:text-underline-width="auto" style:text-underline-color="font-color" fo:font-weight="bold" style:font-size-asian="12pt" style:font-weight-asian="bold" style:font-weight-complex="bold"/>
    </style:style>
    <style:style style:name="T266" style:family="text">
      <style:text-properties fo:color="#000000" loext:opacity="100%" style:font-name="TimesNewRomanPSMT" fo:font-size="12pt" style:text-underline-style="solid" style:text-underline-width="auto" style:text-underline-color="font-color" fo:font-weight="bold" officeooo:rsid="001d14c4" style:font-size-asian="12pt" style:font-weight-asian="bold" style:font-weight-complex="bold"/>
    </style:style>
    <style:style style:name="T267" style:family="text">
      <style:text-properties fo:color="#000000" loext:opacity="100%" style:font-name="TimesNewRomanPSMT" fo:font-size="12pt" style:text-underline-style="solid" style:text-underline-width="auto" style:text-underline-color="font-color" fo:font-weight="bold" officeooo:rsid="0028f91b" style:font-size-asian="12pt" style:font-weight-asian="bold" style:font-weight-complex="bold"/>
    </style:style>
    <style:style style:name="T268" style:family="text">
      <style:text-properties fo:color="#000000" loext:opacity="100%" style:font-name="TimesNewRomanPSMT" fo:font-size="12pt" fo:background-color="#fff200" loext:char-shading-value="0" style:font-size-asian="12pt"/>
    </style:style>
    <style:style style:name="T269" style:family="text">
      <style:text-properties fo:color="#000000" loext:opacity="100%" style:font-name="TimesNewRomanPSMT" fo:font-size="12pt" officeooo:rsid="011f56fe" fo:background-color="#fff200" loext:char-shading-value="0" style:font-size-asian="12pt"/>
    </style:style>
    <style:style style:name="T270" style:family="text">
      <style:text-properties fo:color="#000000" loext:opacity="100%" style:font-name="TimesNewRomanPSMT" fo:font-size="12pt" officeooo:rsid="001c9b47" fo:background-color="#fff200" loext:char-shading-value="0" style:font-size-asian="12pt"/>
    </style:style>
    <style:style style:name="T271" style:family="text">
      <style:text-properties fo:color="#000000" loext:opacity="100%" style:font-name="TimesNewRomanPSMT" fo:font-weight="normal" officeooo:rsid="001fe1ed" fo:background-color="transparent" loext:char-shading-value="0" style:font-weight-asian="normal" style:font-weight-complex="normal"/>
    </style:style>
    <style:style style:name="T272" style:family="text">
      <style:text-properties fo:color="#000000" loext:opacity="100%" style:font-name="TimesNewRomanPSMT" fo:font-weight="normal" officeooo:rsid="0040a53b" fo:background-color="transparent" loext:char-shading-value="0" style:font-weight-asian="normal" style:font-weight-complex="normal"/>
    </style:style>
    <style:style style:name="T273" style:family="text">
      <style:text-properties fo:color="#000000" loext:opacity="100%" style:font-name="TimesNewRomanPSMT" fo:background-color="transparent" loext:char-shading-value="0"/>
    </style:style>
    <style:style style:name="T274" style:family="text">
      <style:text-properties fo:color="#000000" loext:opacity="100%" fo:font-weight="normal" officeooo:rsid="001fe1ed" fo:background-color="transparent" loext:char-shading-value="0" style:font-weight-asian="normal" style:font-weight-complex="normal"/>
    </style:style>
    <style:style style:name="T275" style:family="text">
      <style:text-properties fo:color="#000000" loext:opacity="100%" fo:font-weight="normal" officeooo:rsid="0028e0ce" fo:background-color="transparent" loext:char-shading-value="0" style:font-weight-asian="normal" style:font-weight-complex="normal"/>
    </style:style>
    <style:style style:name="T276" style:family="text">
      <style:text-properties fo:color="#000000" loext:opacity="100%" fo:font-weight="normal" officeooo:rsid="00456994" fo:background-color="transparent" loext:char-shading-value="0" style:font-weight-asian="normal" style:font-weight-complex="normal"/>
    </style:style>
    <style:style style:name="T277" style:family="text">
      <style:text-properties fo:color="#000000" loext:opacity="100%" style:font-name="TimesNewRomanPS-BoldMT" fo:font-size="12pt" fo:font-weight="bold" style:font-size-asian="12pt" style:font-weight-asian="bold"/>
    </style:style>
    <style:style style:name="T278" style:family="text">
      <style:text-properties fo:color="#000000" loext:opacity="100%" style:font-name="TimesNewRomanPS-BoldMT" fo:font-size="12pt" fo:font-weight="bold" officeooo:rsid="0028f91b" style:font-size-asian="12pt" style:font-weight-asian="bold"/>
    </style:style>
    <style:style style:name="T279" style:family="text">
      <style:text-properties fo:color="#000000" loext:opacity="100%" style:font-name="TimesNewRomanPS-BoldMT" fo:font-size="12pt" fo:font-weight="bold" officeooo:rsid="005a0feb" style:font-size-asian="12pt" style:font-weight-asian="bold"/>
    </style:style>
    <style:style style:name="T280" style:family="text">
      <style:text-properties fo:color="#000000" loext:opacity="100%" style:font-name="TimesNewRomanPS-BoldMT" fo:font-size="12pt" style:text-underline-style="solid" style:text-underline-width="auto" style:text-underline-color="font-color" fo:font-weight="bold" style:font-size-asian="12pt" style:font-weight-asian="bold"/>
    </style:style>
    <style:style style:name="T281" style:family="text">
      <style:text-properties fo:color="#000000" loext:opacity="100%" style:font-name="TimesNewRomanPS-BoldMT" fo:font-size="12pt" style:text-underline-style="solid" style:text-underline-width="auto" style:text-underline-color="font-color" fo:font-weight="bold" officeooo:rsid="0028f91b" style:font-size-asian="12pt" style:font-weight-asian="bold"/>
    </style:style>
    <style:style style:name="T282" style:family="text">
      <style:text-properties fo:color="#000000" loext:opacity="100%" style:font-name="Symbol2" fo:font-size="12.5pt" style:font-size-asian="12.5pt"/>
    </style:style>
    <style:style style:name="T283" style:family="text">
      <style:text-properties fo:color="#000000" loext:opacity="100%" style:font-name="Symbol2" fo:font-size="12.5pt" style:text-underline-style="solid" style:text-underline-width="auto" style:text-underline-color="font-color" officeooo:rsid="0028f91b" style:font-size-asian="12.5pt"/>
    </style:style>
    <style:style style:name="T284" style:family="text">
      <style:text-properties fo:color="#000000" loext:opacity="100%" style:font-name="TimesNewRomanPS-ItalicMT" fo:font-size="12pt" fo:font-style="italic" style:font-size-asian="12pt" style:font-style-asian="italic"/>
    </style:style>
    <style:style style:name="T285" style:family="text">
      <style:text-properties fo:color="#000000" loext:opacity="100%" style:font-name="Times New Roman" fo:font-size="12.5pt" officeooo:rsid="001e9113" style:font-size-asian="12.5pt"/>
    </style:style>
    <style:style style:name="T286" style:family="text">
      <style:text-properties fo:color="#000000" loext:opacity="100%" style:font-name="Times New Roman" fo:font-size="12.5pt" fo:font-weight="normal" officeooo:rsid="0040a53b" fo:background-color="transparent" loext:char-shading-value="0" style:font-size-asian="12.5pt" style:font-weight-asian="normal" style:font-weight-complex="normal"/>
    </style:style>
    <style:style style:name="T287" style:family="text">
      <style:text-properties fo:color="#000000" loext:opacity="100%" style:font-name="Times New Roman" fo:font-size="12pt" fo:font-weight="normal" style:font-name-asian="Arial Narrow" style:font-size-asian="12pt" style:font-weight-asian="normal" style:font-name-complex="Arial Narrow" style:font-size-complex="12pt" style:font-weight-complex="normal"/>
    </style:style>
    <style:style style:name="T288" style:family="text">
      <style:text-properties fo:color="#000000" loext:opacity="100%" style:font-name="Times New Roman" fo:font-size="12pt" fo:font-weight="normal" officeooo:rsid="002887bb" style:font-name-asian="Arial Narrow" style:font-size-asian="12pt" style:font-weight-asian="normal" style:font-name-complex="Arial Narrow" style:font-size-complex="12pt" style:font-weight-complex="normal"/>
    </style:style>
    <style:style style:name="T289" style:family="text">
      <style:text-properties fo:color="#000000" loext:opacity="100%" style:font-name="Times New Roman" fo:font-size="12pt" fo:font-weight="normal" officeooo:rsid="001fe1ed" style:font-name-asian="Arial Narrow" style:font-size-asian="12pt" style:font-weight-asian="normal" style:font-name-complex="Arial Narrow" style:font-size-complex="12pt" style:font-weight-complex="normal"/>
    </style:style>
    <style:style style:name="T290" style:family="text">
      <style:text-properties fo:color="#000000" loext:opacity="100%" style:font-name="Times New Roman" fo:font-size="12pt" fo:font-weight="normal" officeooo:rsid="002887bb" style:font-name-asian="ArialMT1" style:font-size-asian="12pt" style:font-weight-asian="normal" style:font-name-complex="ArialMT1" style:font-size-complex="12pt" style:font-weight-complex="normal"/>
    </style:style>
    <style:style style:name="T291" style:family="text">
      <style:text-properties fo:color="#000000" loext:opacity="100%" style:font-name="Times New Roman" fo:font-size="12pt" fo:font-weight="normal" officeooo:rsid="002f6c37" style:font-name-asian="ArialMT1" style:font-size-asian="12pt" style:font-weight-asian="normal" style:font-name-complex="ArialMT1" style:font-size-complex="12pt" style:font-weight-complex="normal"/>
    </style:style>
    <style:style style:name="T292" style:family="text">
      <style:text-properties fo:color="#000000" loext:opacity="100%" style:font-name="Times New Roman" fo:font-size="12pt" fo:font-weight="normal" officeooo:rsid="00c2a36f" style:font-name-asian="ArialMT1" style:font-size-asian="12pt" style:font-weight-asian="normal" style:font-name-complex="ArialMT1" style:font-size-complex="12pt" style:font-weight-complex="normal"/>
    </style:style>
    <style:style style:name="T293" style:family="text">
      <style:text-properties fo:color="#000000" loext:opacity="100%" style:font-name="Times New Roman" fo:font-size="12pt" fo:font-weight="normal" style:font-size-asian="12pt" style:font-weight-asian="normal" style:font-size-complex="12pt" style:font-weight-complex="normal"/>
    </style:style>
    <style:style style:name="T294" style:family="text">
      <style:text-properties fo:color="#000000" loext:opacity="100%" style:font-name="Times New Roman" fo:font-size="12pt" officeooo:rsid="0053db26" style:font-name-asian="Arial Narrow" style:font-size-asian="12pt" style:font-name-complex="Arial Narrow"/>
    </style:style>
    <style:style style:name="T295" style:family="text">
      <style:text-properties fo:color="#000000" loext:opacity="100%" style:font-name="Times New Roman" fo:font-size="12pt" officeooo:rsid="00564798" style:font-name-asian="Arial Narrow" style:font-size-asian="12pt" style:font-name-complex="Arial Narrow"/>
    </style:style>
    <style:style style:name="T296" style:family="text">
      <style:text-properties fo:color="#000000" loext:opacity="100%" style:font-name="Times New Roman" fo:font-size="12pt" fo:font-style="normal" fo:font-weight="bold" style:font-name-asian="Arial Unicode MS2" style:font-size-asian="12pt" style:font-style-asian="normal" style:font-name-complex="Arial Unicode MS2" style:font-size-complex="12pt" style:font-style-complex="normal"/>
    </style:style>
    <style:style style:name="T297" style:family="text">
      <style:text-properties fo:color="#000000" loext:opacity="100%" style:font-name="Times New Roman" fo:font-size="12pt" fo:font-style="normal" fo:font-weight="bold" officeooo:rsid="002390c3" style:font-name-asian="Arial Unicode MS2" style:font-size-asian="12pt" style:font-style-asian="normal" style:font-name-complex="Arial Unicode MS2" style:font-size-complex="12pt" style:font-style-complex="normal"/>
    </style:style>
    <style:style style:name="T298" style:family="text">
      <style:text-properties fo:color="#000000" loext:opacity="100%" style:font-name="Times New Roman" fo:font-size="12pt" fo:font-style="normal" fo:font-weight="bold" officeooo:rsid="00235a78" style:font-name-asian="Arial Unicode MS2" style:font-size-asian="12pt" style:font-style-asian="normal" style:font-name-complex="Arial Unicode MS2" style:font-size-complex="12pt" style:font-style-complex="normal"/>
    </style:style>
    <style:style style:name="T299" style:family="text">
      <style:text-properties fo:color="#000000" loext:opacity="100%" style:font-name="Times New Roman" fo:font-size="12pt" fo:font-style="normal" fo:font-weight="bold" fo:background-color="#579d1c" loext:char-shading-value="0" style:font-name-asian="Arial Unicode MS2" style:font-size-asian="12pt" style:font-style-asian="normal" style:font-name-complex="Arial Unicode MS2" style:font-size-complex="12pt" style:font-style-complex="normal"/>
    </style:style>
    <style:style style:name="T300" style:family="text">
      <style:text-properties fo:color="#000000" loext:opacity="100%" style:font-name="Times New Roman" fo:font-size="12pt" fo:font-style="normal" fo:font-weight="bold" officeooo:rsid="002390c3" fo:background-color="#579d1c" loext:char-shading-value="0" style:font-name-asian="Arial Unicode MS2" style:font-size-asian="12pt" style:font-style-asian="normal" style:font-name-complex="Arial Unicode MS2" style:font-size-complex="12pt" style:font-style-complex="normal"/>
    </style:style>
    <style:style style:name="T301" style:family="text">
      <style:text-properties fo:color="#000000" loext:opacity="100%" style:font-name="Times New Roman" fo:font-size="12pt" fo:font-style="normal" fo:font-weight="bold" officeooo:rsid="00235a78" fo:background-color="#579d1c" loext:char-shading-value="0" style:font-name-asian="Arial Unicode MS2" style:font-size-asian="12pt" style:font-style-asian="normal" style:font-name-complex="Arial Unicode MS2" style:font-size-complex="12pt" style:font-style-complex="normal"/>
    </style:style>
    <style:style style:name="T302" style:family="text">
      <style:text-properties fo:color="#000000" loext:opacity="100%" style:font-name="Times New Roman" fo:font-size="12pt" fo:font-style="normal" style:text-underline-style="solid" style:text-underline-width="auto" style:text-underline-color="font-color" fo:font-weight="bold" style:font-name-asian="Arial Unicode MS2" style:font-size-asian="12pt" style:font-style-asian="normal" style:font-name-complex="Arial Unicode MS2" style:font-size-complex="12pt" style:font-style-complex="normal"/>
    </style:style>
    <style:style style:name="T303" style:family="text">
      <style:text-properties fo:color="#000000" loext:opacity="100%" style:font-name="Times New Roman" fo:font-size="12pt" fo:font-style="normal" style:text-underline-style="solid" style:text-underline-width="auto" style:text-underline-color="font-color" fo:font-weight="bold" officeooo:rsid="00235a78" style:font-name-asian="Arial Unicode MS2" style:font-size-asian="12pt" style:font-style-asian="normal" style:font-name-complex="Arial Unicode MS2" style:font-size-complex="12pt" style:font-style-complex="normal"/>
    </style:style>
    <style:style style:name="T304" style:family="text">
      <style:text-properties fo:color="#000000" loext:opacity="100%" style:font-name="Times New Roman" fo:font-size="12pt" fo:font-style="normal" style:text-underline-style="solid" style:text-underline-width="auto" style:text-underline-color="font-color" fo:font-weight="bold" fo:background-color="#579d1c" loext:char-shading-value="0" style:font-name-asian="Arial Unicode MS2" style:font-size-asian="12pt" style:font-style-asian="normal" style:font-name-complex="Arial Unicode MS2" style:font-size-complex="12pt" style:font-style-complex="normal"/>
    </style:style>
    <style:style style:name="T305" style:family="text">
      <style:text-properties fo:color="#000000" loext:opacity="100%" style:font-name="Times New Roman" fo:font-size="12pt" fo:font-style="normal" style:text-underline-style="solid" style:text-underline-width="auto" style:text-underline-color="font-color" fo:font-weight="bold" officeooo:rsid="00235a78" fo:background-color="#579d1c" loext:char-shading-value="0" style:font-name-asian="Arial Unicode MS2" style:font-size-asian="12pt" style:font-style-asian="normal" style:font-name-complex="Arial Unicode MS2" style:font-size-complex="12pt" style:font-style-complex="normal"/>
    </style:style>
    <style:style style:name="T306" style:family="text">
      <style:text-properties fo:color="#000000" loext:opacity="100%" style:font-name="Times New Roman" fo:font-size="12pt" fo:font-style="normal" style:font-name-asian="Arial Unicode MS2" style:font-size-asian="12pt" style:font-style-asian="normal" style:font-name-complex="Arial Unicode MS2" style:font-size-complex="12pt" style:font-style-complex="normal"/>
    </style:style>
    <style:style style:name="T307" style:family="text">
      <style:text-properties fo:color="#000000" loext:opacity="100%" style:font-name="Times New Roman" fo:font-size="12pt" fo:font-style="normal" officeooo:rsid="0025bef1" style:font-name-asian="Arial Unicode MS2" style:font-size-asian="12pt" style:font-style-asian="normal" style:font-name-complex="Arial Unicode MS2" style:font-size-complex="12pt" style:font-style-complex="normal"/>
    </style:style>
    <style:style style:name="T308" style:family="text">
      <style:text-properties fo:color="#000000" loext:opacity="100%" style:font-name="Times New Roman" style:font-name-asian="Microsoft YaHei1" style:font-name-complex="Arial1"/>
    </style:style>
    <style:style style:name="T309" style:family="text">
      <style:text-properties fo:color="#000000" loext:opacity="100%" style:font-name="Times New Roman" officeooo:rsid="01b41824" style:font-name-asian="Microsoft YaHei1" style:font-name-complex="Arial1"/>
    </style:style>
    <style:style style:name="T310" style:family="text">
      <style:text-properties fo:color="#000000" loext:opacity="100%" style:font-name="Times New Roman" officeooo:rsid="0016fe64" style:font-name-asian="Microsoft YaHei1" style:font-name-complex="Arial1"/>
    </style:style>
    <style:style style:name="T311" style:family="text">
      <style:text-properties fo:color="#000000" loext:opacity="100%" style:font-name="Times New Roman2" fo:font-size="12pt" fo:font-weight="normal" style:font-size-asian="12pt" style:font-weight-asian="normal" style:font-weight-complex="normal"/>
    </style:style>
    <style:style style:name="T312" style:family="text">
      <style:text-properties fo:color="#000000" loext:opacity="100%" style:font-name="Times New Roman2" fo:font-size="12pt" fo:font-weight="normal" officeooo:rsid="001e9113" style:font-size-asian="12pt" style:font-weight-asian="normal" style:font-weight-complex="normal"/>
    </style:style>
    <style:style style:name="T313" style:family="text">
      <style:text-properties fo:color="#000000" loext:opacity="100%" style:font-name="Times New Roman2" fo:font-size="12pt" fo:font-weight="normal" officeooo:rsid="0028f91b" style:font-size-asian="12pt" style:font-weight-asian="normal" style:font-weight-complex="normal"/>
    </style:style>
    <style:style style:name="T314" style:family="text">
      <style:text-properties fo:color="#000000" loext:opacity="100%" style:font-name="Times New Roman2" fo:font-size="12pt" fo:font-weight="normal" officeooo:rsid="002f6c37" style:font-size-asian="12pt" style:font-weight-asian="normal" style:font-weight-complex="normal"/>
    </style:style>
    <style:style style:name="T315" style:family="text">
      <style:text-properties fo:color="#000000" loext:opacity="100%" style:font-name="Times New Roman2" fo:font-size="12pt" fo:font-weight="normal" style:font-size-asian="12pt" style:font-weight-asian="normal" style:font-size-complex="12pt" style:font-weight-complex="normal"/>
    </style:style>
    <style:style style:name="T316" style:family="text">
      <style:text-properties fo:color="#000000" loext:opacity="100%" style:font-name="Times New Roman2" fo:font-size="12pt" fo:font-weight="normal" officeooo:rsid="005ab292" style:font-size-asian="12pt" style:font-weight-asian="normal" style:font-size-complex="12pt" style:font-weight-complex="normal"/>
    </style:style>
    <style:style style:name="T317" style:family="text">
      <style:text-properties fo:color="#000000" loext:opacity="100%" style:font-name="Times New Roman2" fo:font-size="12pt" fo:font-weight="bold" style:font-size-asian="12pt" style:font-weight-asian="bold" style:font-size-complex="12pt"/>
    </style:style>
    <style:style style:name="T318" style:family="text">
      <style:text-properties fo:color="#000000" loext:opacity="100%" style:font-name="Times New Roman2" fo:font-size="12pt" style:text-underline-style="none" fo:font-weight="normal" style:font-size-asian="12pt" style:font-weight-asian="normal" style:font-weight-complex="normal"/>
    </style:style>
    <style:style style:name="T319" style:family="text">
      <style:text-properties fo:color="#000000" loext:opacity="100%" style:font-name="Times New Roman2" fo:font-size="12pt" style:font-size-asian="12pt" style:font-size-complex="12pt"/>
    </style:style>
    <style:style style:name="T320" style:family="text">
      <style:text-properties fo:color="#000000" loext:opacity="100%" style:font-name="Times New Roman2" fo:font-size="16pt" fo:font-weight="bold" style:font-size-asian="16pt" style:font-weight-asian="bold" style:font-size-complex="16pt"/>
    </style:style>
    <style:style style:name="T321" style:family="text">
      <style:text-properties fo:color="#000000" loext:opacity="100%" style:font-name="Times New Roman2" fo:font-size="16pt" fo:font-weight="bold" officeooo:rsid="00d71395" style:font-size-asian="16pt" style:font-weight-asian="bold" style:font-size-complex="16pt"/>
    </style:style>
    <style:style style:name="T322" style:family="text">
      <style:text-properties fo:color="#000000" loext:opacity="100%" style:font-name="Times New Roman2" fo:font-size="16pt" style:text-underline-style="solid" style:text-underline-width="auto" style:text-underline-color="font-color" fo:font-weight="bold" style:font-size-asian="16pt" style:font-weight-asian="bold" style:font-size-complex="16pt"/>
    </style:style>
    <style:style style:name="T323" style:family="text">
      <style:text-properties fo:color="#000000" loext:opacity="100%" style:font-name="Times New Roman2" fo:font-size="16pt" style:text-underline-style="solid" style:text-underline-width="auto" style:text-underline-color="font-color" fo:font-weight="bold" officeooo:rsid="00b87abe" style:font-size-asian="16pt" style:font-weight-asian="bold" style:font-size-complex="16pt"/>
    </style:style>
    <style:style style:name="T324" style:family="text">
      <style:text-properties fo:color="#000000" loext:opacity="100%" style:font-name="Times New Roman2" fo:font-size="16pt" style:text-underline-style="solid" style:text-underline-width="auto" style:text-underline-color="font-color" fo:font-weight="bold" officeooo:rsid="00d49d8a" style:font-size-asian="16pt" style:font-weight-asian="bold" style:font-size-complex="16pt"/>
    </style:style>
    <style:style style:name="T325" style:family="text">
      <style:text-properties fo:color="#000000" loext:opacity="100%" style:font-name="Times New Roman2" fo:font-size="16pt" style:text-underline-style="solid" style:text-underline-width="auto" style:text-underline-color="font-color" fo:font-weight="bold" officeooo:rsid="01157bfc" style:font-size-asian="16pt" style:font-weight-asian="bold" style:font-size-complex="16pt"/>
    </style:style>
    <style:style style:name="T326" style:family="text">
      <style:text-properties fo:color="#000000" loext:opacity="100%" style:font-name="Times New Roman2" fo:font-size="16pt" style:text-underline-style="solid" style:text-underline-width="auto" style:text-underline-color="font-color" fo:font-weight="bold" officeooo:rsid="01157bfc" style:font-size-asian="16pt" style:font-weight-asian="bold" style:font-size-complex="16pt" style:font-weight-complex="bold"/>
    </style:style>
    <style:style style:name="T327" style:family="text">
      <style:text-properties fo:color="#000000" loext:opacity="100%" style:font-name="Times New Roman2" fo:font-size="16pt" style:text-underline-style="solid" style:text-underline-width="auto" style:text-underline-color="font-color" fo:font-weight="bold" fo:background-color="#fff200" loext:char-shading-value="0" style:font-size-asian="16pt" style:font-weight-asian="bold" style:font-size-complex="16pt"/>
    </style:style>
    <style:style style:name="T328" style:family="text">
      <style:text-properties fo:color="#000000" loext:opacity="100%" style:font-name="Times New Roman2" fo:font-size="16pt" style:text-underline-style="solid" style:text-underline-width="auto" style:text-underline-color="font-color" fo:font-weight="bold" officeooo:rsid="011f56fe" fo:background-color="#fff200" loext:char-shading-value="0" style:font-size-asian="16pt" style:font-weight-asian="bold" style:font-size-complex="16pt"/>
    </style:style>
    <style:style style:name="T329" style:family="text">
      <style:text-properties fo:color="#000000" loext:opacity="100%" fo:font-size="12.5pt" style:font-size-asian="12.5pt"/>
    </style:style>
    <style:style style:name="T330" style:family="text">
      <style:text-properties fo:color="#000000" loext:opacity="100%" fo:font-size="12.5pt" officeooo:rsid="001e9113" style:font-size-asian="12.5pt"/>
    </style:style>
    <style:style style:name="T331" style:family="text">
      <style:text-properties fo:color="#000000" loext:opacity="100%" fo:font-size="12.5pt" officeooo:rsid="00456994" style:font-size-asian="12.5pt"/>
    </style:style>
    <style:style style:name="T332" style:family="text">
      <style:text-properties fo:color="#000000" loext:opacity="100%" fo:font-size="12pt" style:font-size-asian="12pt"/>
    </style:style>
    <style:style style:name="T333" style:family="text">
      <style:text-properties fo:color="#000000" loext:opacity="100%" fo:font-size="12pt" officeooo:rsid="001e9113" style:font-size-asian="12pt"/>
    </style:style>
    <style:style style:name="T334" style:family="text">
      <style:text-properties fo:color="#000000" loext:opacity="100%" fo:font-size="12pt" officeooo:rsid="00456994" style:font-size-asian="12pt"/>
    </style:style>
    <style:style style:name="T335" style:family="text">
      <style:text-properties fo:color="#000000" loext:opacity="100%" fo:font-size="12pt" style:font-size-asian="12pt" style:font-name-complex="Tahoma1" style:font-size-complex="12pt"/>
    </style:style>
    <style:style style:name="T336" style:family="text">
      <style:text-properties fo:color="#000000" loext:opacity="100%" fo:font-style="normal" fo:font-weight="normal" fo:background-color="transparent" loext:char-shading-value="0" style:font-style-asian="normal" style:font-weight-asian="normal" style:font-weight-complex="normal"/>
    </style:style>
    <style:style style:name="T337" style:family="text">
      <style:text-properties fo:color="#000000" loext:opacity="100%" fo:font-style="normal" fo:font-weight="normal" officeooo:rsid="00a150f6" fo:background-color="transparent" loext:char-shading-value="0" style:font-style-asian="normal" style:font-weight-asian="normal" style:font-weight-complex="normal"/>
    </style:style>
    <style:style style:name="T338" style:family="text">
      <style:text-properties fo:color="#000000" loext:opacity="100%" fo:font-style="normal" fo:font-weight="normal" officeooo:rsid="00e4ba81" fo:background-color="transparent" loext:char-shading-value="0" style:font-style-asian="normal" style:font-weight-asian="normal" style:font-weight-complex="normal"/>
    </style:style>
    <style:style style:name="T339" style:family="text">
      <style:text-properties fo:color="#000000" loext:opacity="100%" fo:font-style="normal" style:font-name-asian="Arial Unicode MS2" style:font-style-asian="normal" style:font-name-complex="Arial Unicode MS2" style:font-style-complex="normal"/>
    </style:style>
    <style:style style:name="T340" style:family="text">
      <style:text-properties fo:color="#000000" loext:opacity="100%" fo:font-style="normal" officeooo:rsid="01d366d2" style:font-name-asian="Arial Unicode MS2" style:font-style-asian="normal" style:font-name-complex="Arial Unicode MS2" style:font-style-complex="normal"/>
    </style:style>
    <style:style style:name="T341" style:family="text">
      <style:text-properties fo:color="#000000" loext:opacity="100%" fo:font-style="normal" officeooo:rsid="0025bef1" style:font-name-asian="Arial Unicode MS2" style:font-style-asian="normal" style:font-name-complex="Arial Unicode MS2" style:font-style-complex="normal"/>
    </style:style>
    <style:style style:name="T342" style:family="text">
      <style:text-properties fo:color="#000000" loext:opacity="100%" style:text-line-through-style="none" style:text-line-through-type="none" style:font-name="Times New Roman" fo:font-size="12pt" fo:font-style="normal" style:text-underline-style="solid" style:text-underline-width="auto" style:text-underline-color="font-color" fo:font-weight="bold" style:text-blinking="false" style:font-name-asian="Arial Unicode MS2" style:font-size-asian="12pt" style:font-style-asian="normal" style:font-name-complex="Arial Unicode MS2" style:font-size-complex="12pt" style:font-style-complex="normal"/>
    </style:style>
    <style:style style:name="T343" style:family="text">
      <style:text-properties fo:color="#000000" loext:opacity="100%" style:text-line-through-style="none" style:text-line-through-type="none" style:font-name="Times New Roman" fo:font-size="12pt" fo:font-style="normal" style:text-underline-style="solid" style:text-underline-width="auto" style:text-underline-color="font-color" fo:font-weight="bold" style:text-blinking="false" fo:background-color="#579d1c" loext:char-shading-value="0" style:font-name-asian="Arial Unicode MS2" style:font-size-asian="12pt" style:font-style-asian="normal" style:font-name-complex="Arial Unicode MS2" style:font-size-complex="12pt" style:font-style-complex="normal"/>
    </style:style>
    <style:style style:name="T344" style:family="text">
      <style:text-properties fo:color="#000000" loext:opacity="100%" style:text-line-through-style="none" style:text-line-through-type="none" style:font-name="Times New Roman" fo:font-size="12pt" fo:font-style="normal" style:text-underline-style="none" style:text-blinking="false" style:font-name-asian="Arial Unicode MS2" style:font-size-asian="12pt" style:font-style-asian="normal" style:font-name-complex="Arial Unicode MS2" style:font-size-complex="12pt" style:font-style-complex="normal"/>
    </style:style>
    <style:style style:name="T345" style:family="text">
      <style:text-properties fo:color="#000000" loext:opacity="100%" style:text-line-through-style="none" style:text-line-through-type="none" style:font-name="Times New Roman" fo:font-size="12pt" fo:font-style="normal" style:text-underline-style="none" officeooo:rsid="0025bef1" style:text-blinking="false" style:font-name-asian="Arial Unicode MS2" style:font-size-asian="12pt" style:font-style-asian="normal" style:font-name-complex="Arial Unicode MS2" style:font-size-complex="12pt" style:font-style-complex="normal"/>
    </style:style>
    <style:style style:name="T346" style:family="text">
      <style:text-properties fo:color="#000000" loext:opacity="100%" style:text-line-through-style="none" style:text-line-through-type="none" style:font-name="Times New Roman" fo:font-size="12pt" fo:language="fr" fo:country="FR" style:text-underline-style="none" fo:font-weight="normal" officeooo:rsid="00ea689c" style:font-name-asian="Times New Roman" style:font-size-asian="12pt" style:font-weight-asian="normal" style:font-name-complex="Times New Roman" style:font-size-complex="12pt" style:font-weight-complex="normal"/>
    </style:style>
    <style:style style:name="T347" style:family="text">
      <style:text-properties fo:color="#000000" loext:opacity="100%" style:text-line-through-style="none" style:text-line-through-type="none" style:font-name="Times New Roman" fo:font-size="12pt" fo:language="fr" fo:country="FR" style:text-underline-style="none" fo:font-weight="normal" officeooo:rsid="012d29e8" style:font-name-asian="Times New Roman" style:font-size-asian="12pt" style:font-weight-asian="normal" style:font-name-complex="Times New Roman" style:font-size-complex="12pt" style:font-weight-complex="normal"/>
    </style:style>
    <style:style style:name="T348" style:family="text">
      <style:text-properties fo:color="#000000" loext:opacity="100%" style:text-line-through-style="none" style:text-line-through-type="none" fo:font-style="normal" style:text-underline-style="none" officeooo:rsid="0025bef1" style:text-blinking="false" style:font-name-asian="Arial Unicode MS2" style:font-style-asian="normal" style:font-name-complex="Arial Unicode MS2" style:font-style-complex="normal"/>
    </style:style>
    <style:style style:name="T349" style:family="text">
      <style:text-properties fo:color="#000000" loext:opacity="100%" style:text-line-through-style="none" style:text-line-through-type="none" style:font-name="ArialMT" fo:font-size="12pt" fo:language="fr" fo:country="FR" style:text-underline-style="none" fo:font-weight="bold" officeooo:rsid="00ea689c" style:font-name-asian="Times New Roman" style:font-size-asian="12pt" style:font-weight-asian="bold" style:font-name-complex="Times New Roman" style:font-size-complex="12pt" style:font-weight-complex="bold"/>
    </style:style>
    <style:style style:name="T350" style:family="text">
      <style:text-properties fo:color="#000000" loext:opacity="100%" style:text-line-through-style="none" style:text-line-through-type="none" style:font-name="TimesNewRoman" fo:font-size="12pt" fo:language="fr" fo:country="FR" style:text-underline-style="none" fo:font-weight="normal" officeooo:rsid="012d29e8" style:font-name-asian="Times New Roman" style:font-size-asian="12pt" style:font-weight-asian="normal" style:font-name-complex="Times New Roman" style:font-size-complex="12pt" style:font-weight-complex="normal"/>
    </style:style>
    <style:style style:name="T351" style:family="text">
      <style:text-properties fo:color="#000000" loext:opacity="100%" style:font-name="TimesNewRoman" fo:font-size="12pt" fo:font-weight="normal" style:font-size-asian="12pt" style:font-weight-asian="normal" style:font-weight-complex="normal"/>
    </style:style>
    <style:style style:name="T352" style:family="text">
      <style:text-properties officeooo:rsid="00dc2dbf"/>
    </style:style>
    <style:style style:name="T353" style:family="text">
      <style:text-properties style:font-name="TimesNewRomanPSMT" fo:font-size="12pt" style:font-name-asian="Arial Narrow" style:font-size-asian="12pt" style:font-name-complex="Arial Narrow"/>
    </style:style>
    <style:style style:name="T354" style:family="text">
      <style:text-properties style:font-name="TimesNewRomanPSMT" fo:font-size="12pt" officeooo:rsid="00322a0b" style:font-name-asian="Arial Narrow" style:font-size-asian="12pt" style:font-name-complex="Arial Narrow"/>
    </style:style>
    <style:style style:name="T355" style:family="text">
      <style:text-properties style:font-name="TimesNewRomanPSMT" fo:font-size="12pt" officeooo:rsid="003a083e" style:font-name-asian="Arial Narrow" style:font-size-asian="12pt" style:font-name-complex="Arial Narrow"/>
    </style:style>
    <style:style style:name="T356" style:family="text">
      <style:text-properties style:font-name="TimesNewRomanPSMT" fo:font-size="12pt" officeooo:rsid="004b524e" style:font-name-asian="Arial Narrow" style:font-size-asian="12pt" style:font-name-complex="Arial Narrow"/>
    </style:style>
    <style:style style:name="T357" style:family="text">
      <style:text-properties style:font-name="TimesNewRomanPSMT" fo:font-size="12pt" officeooo:rsid="004c8845" style:font-name-asian="Arial Narrow" style:font-size-asian="12pt" style:font-name-complex="Arial Narrow"/>
    </style:style>
    <style:style style:name="T358" style:family="text">
      <style:text-properties style:font-name="TimesNewRomanPSMT" fo:font-size="12pt" style:font-size-asian="12pt"/>
    </style:style>
    <style:style style:name="T359" style:family="text">
      <style:text-properties style:font-name="TimesNewRomanPSMT" fo:font-size="12pt" officeooo:rsid="00dc2dbf" style:font-size-asian="12pt"/>
    </style:style>
    <style:style style:name="T360" style:family="text">
      <style:text-properties style:font-name="TimesNewRomanPSMT" fo:font-size="12pt" officeooo:rsid="00473d06" style:font-size-asian="12pt"/>
    </style:style>
    <style:style style:name="T361" style:family="text">
      <style:text-properties style:font-name="TimesNewRomanPSMT" fo:font-size="12pt" officeooo:rsid="004c8845" style:font-size-asian="12pt"/>
    </style:style>
    <style:style style:name="T362" style:family="text">
      <style:text-properties style:font-name="TimesNewRomanPSMT" fo:font-size="12pt" officeooo:rsid="00322a0b" style:font-size-asian="12pt"/>
    </style:style>
    <style:style style:name="T363" style:family="text">
      <style:text-properties style:font-name="TimesNewRomanPSMT" fo:font-size="12pt" officeooo:rsid="0038af40" style:font-size-asian="12pt"/>
    </style:style>
    <style:style style:name="T364" style:family="text">
      <style:text-properties style:font-name="TimesNewRomanPSMT" fo:font-size="12pt" officeooo:rsid="003a083e" style:font-size-asian="12pt"/>
    </style:style>
    <style:style style:name="T365" style:family="text">
      <style:text-properties style:font-name="TimesNewRomanPSMT" fo:font-size="12pt" officeooo:rsid="004b524e" style:font-size-asian="12pt"/>
    </style:style>
    <style:style style:name="T366" style:family="text">
      <style:text-properties style:font-name="TimesNewRomanPSMT" fo:font-size="12pt" officeooo:rsid="006765a2" style:font-size-asian="12pt"/>
    </style:style>
    <style:style style:name="T367" style:family="text">
      <style:text-properties style:font-name="TimesNewRomanPSMT" fo:font-size="12pt" style:font-size-asian="12pt" style:font-size-complex="12pt"/>
    </style:style>
    <style:style style:name="T368" style:family="text">
      <style:text-properties style:font-name="TimesNewRomanPSMT" fo:font-size="12pt" officeooo:rsid="00322a0b" style:font-size-asian="12pt" style:font-size-complex="12pt"/>
    </style:style>
    <style:style style:name="T369" style:family="text">
      <style:text-properties style:font-name="TimesNewRomanPSMT" fo:font-size="12pt" officeooo:rsid="00c66c6f" style:font-size-asian="12pt" style:font-size-complex="12pt"/>
    </style:style>
    <style:style style:name="T370" style:family="text">
      <style:text-properties style:font-name="TimesNewRomanPSMT" fo:font-size="12pt" officeooo:rsid="0113e543" style:font-size-asian="12pt"/>
    </style:style>
    <style:style style:name="T371" style:family="text">
      <style:text-properties style:font-name="TimesNewRomanPSMT" fo:font-size="12pt" fo:font-weight="bold" style:font-size-asian="12pt" style:font-weight-asian="bold" style:font-weight-complex="bold"/>
    </style:style>
    <style:style style:name="T372" style:family="text">
      <style:text-properties style:font-name="TimesNewRomanPSMT" fo:font-size="12pt" fo:font-weight="bold" style:font-name-asian="Arial Narrow" style:font-size-asian="12pt" style:font-weight-asian="bold" style:font-name-complex="Arial Narrow" style:font-weight-complex="bold"/>
    </style:style>
    <style:style style:name="T373" style:family="text">
      <style:text-properties style:font-name="TimesNewRomanPSMT" fo:font-size="12pt" fo:font-weight="bold" officeooo:rsid="005a0feb" style:font-name-asian="Arial Narrow" style:font-size-asian="12pt" style:font-weight-asian="bold" style:font-name-complex="Arial Narrow" style:font-weight-complex="bold"/>
    </style:style>
    <style:style style:name="T374" style:family="text">
      <style:text-properties style:font-name="TimesNewRomanPSMT" fo:font-size="12pt" fo:font-weight="bold" officeooo:rsid="004b524e" style:font-name-asian="Arial Narrow" style:font-size-asian="12pt" style:font-weight-asian="bold" style:font-name-complex="Arial Narrow" style:font-weight-complex="bold"/>
    </style:style>
    <style:style style:name="T375" style:family="text">
      <style:text-properties style:font-name="TimesNewRomanPSMT" fo:font-size="12pt" fo:font-weight="normal" style:font-name-asian="Arial Narrow" style:font-size-asian="12pt" style:font-weight-asian="normal" style:font-name-complex="Arial Narrow" style:font-size-complex="12pt" style:font-weight-complex="normal"/>
    </style:style>
    <style:style style:name="T376" style:family="text">
      <style:text-properties style:font-name="TimesNewRomanPSMT" fo:font-size="12pt" fo:font-weight="normal" officeooo:rsid="006765a2" style:font-name-asian="Arial Narrow" style:font-size-asian="12pt" style:font-weight-asian="normal" style:font-name-complex="Arial Narrow" style:font-size-complex="12pt" style:font-weight-complex="normal"/>
    </style:style>
    <style:style style:name="T377" style:family="text">
      <style:text-properties style:font-name="TimesNewRomanPSMT" fo:font-size="12pt" fo:font-weight="normal" officeooo:rsid="00691227" style:font-name-asian="Arial Narrow" style:font-size-asian="12pt" style:font-weight-asian="normal" style:font-name-complex="Arial Narrow" style:font-size-complex="12pt" style:font-weight-complex="normal"/>
    </style:style>
    <style:style style:name="T378" style:family="text">
      <style:text-properties style:font-name="TimesNewRomanPSMT" fo:font-size="12pt" fo:font-weight="normal" fo:background-color="#fff200" loext:char-shading-value="0" style:font-name-asian="Arial Narrow" style:font-size-asian="12pt" style:font-weight-asian="normal" style:font-name-complex="Arial Narrow" style:font-size-complex="12pt" style:font-weight-complex="normal"/>
    </style:style>
    <style:style style:name="T379" style:family="text">
      <style:text-properties style:font-name="TimesNewRomanPSMT" fo:font-size="12pt" fo:font-weight="normal" officeooo:rsid="006765a2" fo:background-color="#fff200" loext:char-shading-value="0" style:font-name-asian="Arial Narrow" style:font-size-asian="12pt" style:font-weight-asian="normal" style:font-name-complex="Arial Narrow" style:font-size-complex="12pt" style:font-weight-complex="normal"/>
    </style:style>
    <style:style style:name="T380" style:family="text">
      <style:text-properties style:font-name="TimesNewRomanPSMT" fo:font-size="12pt" fo:font-weight="normal" officeooo:rsid="01213fdd" fo:background-color="#fff200" loext:char-shading-value="0" style:font-name-asian="Arial Narrow" style:font-size-asian="12pt" style:font-weight-asian="normal" style:font-name-complex="Arial Narrow" style:font-size-complex="12pt" style:font-weight-complex="normal"/>
    </style:style>
    <style:style style:name="T381" style:family="text">
      <style:text-properties style:font-name="TimesNewRomanPSMT" fo:font-size="12pt" style:text-underline-style="none" fo:font-weight="normal" style:font-size-asian="12pt" style:font-weight-asian="normal" style:font-weight-complex="normal"/>
    </style:style>
    <style:style style:name="T382" style:family="text">
      <style:text-properties style:font-name="TimesNewRomanPSMT" fo:font-size="12pt" style:text-underline-style="none" fo:font-weight="normal" officeooo:rsid="00473d06" style:font-size-asian="12pt" style:font-weight-asian="normal" style:font-weight-complex="normal"/>
    </style:style>
    <style:style style:name="T383" style:family="text">
      <style:text-properties style:font-name="TimesNewRomanPSMT" fo:font-size="12pt" style:text-underline-style="none" fo:font-weight="normal" officeooo:rsid="01264c20" style:font-size-asian="12pt" style:font-weight-asian="normal" style:font-weight-complex="normal"/>
    </style:style>
    <style:style style:name="T384" style:family="text">
      <style:text-properties style:font-name="TimesNewRomanPSMT" fo:font-size="12pt" fo:background-color="#fff200" loext:char-shading-value="0" style:font-size-asian="12pt"/>
    </style:style>
    <style:style style:name="T385" style:family="text">
      <style:text-properties style:font-name="TimesNewRomanPSMT" fo:font-size="12pt" officeooo:rsid="006765a2" fo:background-color="#fff200" loext:char-shading-value="0" style:font-size-asian="12pt"/>
    </style:style>
    <style:style style:name="T386" style:family="text">
      <style:text-properties style:font-name="TimesNewRomanPSMT" fo:font-size="12pt" officeooo:rsid="00dc2dbf" fo:background-color="#fff200" loext:char-shading-value="0" style:font-size-asian="12pt"/>
    </style:style>
    <style:style style:name="T387" style:family="text">
      <style:text-properties style:font-name="TimesNewRomanPS-BoldMT" fo:font-size="12pt" fo:font-weight="bold" style:font-size-asian="12pt" style:font-weight-asian="bold"/>
    </style:style>
    <style:style style:name="T388" style:family="text">
      <style:text-properties style:font-name="Times New Roman2"/>
    </style:style>
    <style:style style:name="T389" style:family="text">
      <style:text-properties style:font-name="Times New Roman2" fo:font-size="12pt" style:font-size-asian="12pt" style:font-size-complex="12pt"/>
    </style:style>
    <style:style style:name="T390" style:family="text">
      <style:text-properties style:font-name="Times New Roman2" fo:font-size="12pt" officeooo:rsid="005b5590" style:font-size-asian="12pt" style:font-size-complex="12pt"/>
    </style:style>
    <style:style style:name="T391" style:family="text">
      <style:text-properties style:font-name="Times New Roman2" fo:font-size="12pt" officeooo:rsid="00cd5519" style:font-size-asian="12pt" style:font-size-complex="12pt"/>
    </style:style>
    <style:style style:name="T392" style:family="text">
      <style:text-properties style:font-name="Times New Roman2" fo:font-size="12pt" officeooo:rsid="00dc2dbf" style:font-size-asian="12pt" style:font-size-complex="12pt"/>
    </style:style>
    <style:style style:name="T393" style:family="text">
      <style:text-properties style:font-name="Times New Roman2" fo:font-size="12pt" officeooo:rsid="0095678b" style:font-name-asian="Arial Narrow" style:font-size-asian="12pt" style:font-name-complex="Arial Narrow" style:font-size-complex="12pt"/>
    </style:style>
    <style:style style:name="T394" style:family="text">
      <style:text-properties style:font-name="Times New Roman2" fo:font-size="12pt" fo:font-weight="normal" style:font-name-asian="Arial Narrow" style:font-size-asian="12pt" style:font-weight-asian="normal" style:font-name-complex="Arial Narrow" style:font-weight-complex="normal"/>
    </style:style>
    <style:style style:name="T395" style:family="text">
      <style:text-properties style:font-name="Times New Roman2" fo:font-size="12pt" fo:font-weight="normal" officeooo:rsid="00c66c6f" style:font-name-asian="Arial Narrow" style:font-size-asian="12pt" style:font-weight-asian="normal" style:font-name-complex="Arial Narrow" style:font-weight-complex="normal"/>
    </style:style>
    <style:style style:name="T396" style:family="text">
      <style:text-properties style:font-name="Times New Roman2" fo:font-size="12pt" style:text-underline-style="solid" style:text-underline-width="auto" style:text-underline-color="font-color" officeooo:rsid="0095678b" style:font-name-asian="Arial Narrow" style:font-size-asian="12pt" style:font-name-complex="Arial Narrow" style:font-size-complex="12pt"/>
    </style:style>
    <style:style style:name="T397" style:family="text">
      <style:text-properties style:font-name="Times New Roman2" fo:font-size="12pt" fo:background-color="#fff200" loext:char-shading-value="0" style:font-size-asian="12pt" style:font-size-complex="12pt"/>
    </style:style>
    <style:style style:name="T398" style:family="text">
      <style:text-properties style:font-name="Times New Roman2" fo:font-size="12pt" officeooo:rsid="00cd5519" fo:background-color="#fff200" loext:char-shading-value="0" style:font-size-asian="12pt" style:font-size-complex="12pt"/>
    </style:style>
    <style:style style:name="T399" style:family="text">
      <style:text-properties style:font-name="Times New Roman2" fo:font-size="12pt" officeooo:rsid="012b1bd7" fo:background-color="#fff200" loext:char-shading-value="0" style:font-size-asian="12pt" style:font-size-complex="12pt"/>
    </style:style>
    <style:style style:name="T400" style:family="text">
      <style:text-properties style:font-name="Times New Roman2" fo:font-size="16pt" fo:font-weight="bold" style:font-size-asian="16pt" style:font-weight-asian="bold" style:font-size-complex="16pt"/>
    </style:style>
    <style:style style:name="T401" style:family="text">
      <style:text-properties style:font-name="Times New Roman2" fo:font-size="16pt" fo:font-weight="bold" officeooo:rsid="00d7b1aa" style:font-size-asian="16pt" style:font-weight-asian="bold" style:font-size-complex="16pt"/>
    </style:style>
    <style:style style:name="T402" style:family="text">
      <style:text-properties officeooo:rsid="00dcc7ba"/>
    </style:style>
    <style:style style:name="T403" style:family="text">
      <style:text-properties style:text-position="super 58%"/>
    </style:style>
    <style:style style:name="T404" style:family="text">
      <style:text-properties style:text-position="super 58%" officeooo:rsid="01b6a98a"/>
    </style:style>
    <style:style style:name="T405" style:family="text">
      <style:text-properties style:text-position="super 58%" fo:font-style="italic" officeooo:rsid="01b6127d" style:font-style-asian="italic" style:font-style-complex="italic"/>
    </style:style>
    <style:style style:name="T406" style:family="text">
      <style:text-properties style:text-position="super 58%" fo:font-weight="bold" officeooo:rsid="01b6a98a" style:font-weight-asian="bold" style:font-weight-complex="bold"/>
    </style:style>
    <style:style style:name="T407" style:family="text">
      <style:text-properties style:text-position="super 58%" style:font-name="Times New Roman" officeooo:rsid="01b6a98a" fo:background-color="#579d1c" loext:char-shading-value="0"/>
    </style:style>
    <style:style style:name="T408" style:family="text">
      <style:text-properties fo:background-color="transparent" loext:char-shading-value="0"/>
    </style:style>
    <style:style style:name="T409" style:family="text">
      <style:text-properties officeooo:rsid="001269ab"/>
    </style:style>
    <style:style style:name="T410" style:family="text">
      <style:text-properties officeooo:rsid="00174ef4"/>
    </style:style>
    <style:style style:name="T411" style:family="text">
      <style:text-properties officeooo:rsid="00195c1e"/>
    </style:style>
    <style:style style:name="T412" style:family="text">
      <style:text-properties officeooo:rsid="001aa46d"/>
    </style:style>
    <style:style style:name="T413" style:family="text">
      <style:text-properties style:font-name-asian="Times New Roman" style:font-name-complex="Times New Roman"/>
    </style:style>
    <style:style style:name="T414" style:family="text">
      <style:text-properties officeooo:rsid="00b077ab" style:font-name-asian="Times New Roman" style:font-name-complex="Times New Roman"/>
    </style:style>
    <style:style style:name="T415" style:family="text">
      <style:text-properties officeooo:rsid="00b87abe" style:font-name-asian="Times New Roman" style:font-name-complex="Times New Roman"/>
    </style:style>
    <style:style style:name="T416" style:family="text">
      <style:text-properties officeooo:rsid="00d2b56a" style:font-name-asian="Times New Roman" style:font-name-complex="Times New Roman"/>
    </style:style>
    <style:style style:name="T417" style:family="text">
      <style:text-properties officeooo:rsid="002c685e"/>
    </style:style>
    <style:style style:name="T418" style:family="text">
      <style:text-properties officeooo:rsid="002ce720"/>
    </style:style>
    <style:style style:name="T419" style:family="text">
      <style:text-properties style:font-name="Symbol2" fo:font-size="12.5pt" style:font-size-asian="12.5pt"/>
    </style:style>
    <style:style style:name="T420" style:family="text">
      <style:text-properties officeooo:rsid="006421f1"/>
    </style:style>
    <style:style style:name="T421" style:family="text">
      <style:text-properties fo:font-style="normal" style:font-style-asian="normal" style:font-style-complex="normal"/>
    </style:style>
    <style:style style:name="T422" style:family="text">
      <style:text-properties fo:font-style="normal" fo:font-weight="normal" officeooo:rsid="00daa3fa" fo:background-color="#fff200" loext:char-shading-value="0" style:font-style-asian="normal" style:font-weight-asian="normal" style:font-style-complex="normal" style:font-weight-complex="normal"/>
    </style:style>
    <style:style style:name="T423" style:family="text">
      <style:text-properties fo:font-style="normal" fo:font-weight="normal" officeooo:rsid="011ddadc" fo:background-color="#fff200" loext:char-shading-value="0" style:font-style-asian="normal" style:font-weight-asian="normal" style:font-style-complex="normal" style:font-weight-complex="normal"/>
    </style:style>
    <style:style style:name="T424" style:family="text">
      <style:text-properties fo:font-style="normal" fo:font-weight="normal" officeooo:rsid="007d3bae" fo:background-color="#fff200" loext:char-shading-value="0" style:font-style-asian="normal" style:font-weight-asian="normal" style:font-style-complex="normal"/>
    </style:style>
    <style:style style:name="T425" style:family="text">
      <style:text-properties fo:font-style="normal" fo:font-weight="normal" style:font-style-asian="normal" style:font-weight-asian="normal" style:font-style-complex="normal"/>
    </style:style>
    <style:style style:name="T426" style:family="text">
      <style:text-properties fo:font-style="normal" fo:font-weight="normal" style:font-style-asian="normal" style:font-weight-asian="normal" style:font-style-complex="normal" style:font-weight-complex="normal"/>
    </style:style>
    <style:style style:name="T427" style:family="text">
      <style:text-properties fo:font-style="normal" fo:font-weight="normal" officeooo:rsid="007a4065" style:font-style-asian="normal" style:font-weight-asian="normal" style:font-style-complex="normal" style:font-weight-complex="normal"/>
    </style:style>
    <style:style style:name="T428" style:family="text">
      <style:text-properties fo:font-style="normal" fo:font-weight="normal" officeooo:rsid="011ddadc" style:font-style-asian="normal" style:font-weight-asian="normal" style:font-style-complex="normal" style:font-weight-complex="normal"/>
    </style:style>
    <style:style style:name="T429" style:family="text">
      <style:text-properties fo:font-style="normal" fo:font-weight="normal" officeooo:rsid="007bbb90" style:font-style-asian="normal" style:font-weight-asian="normal" style:font-style-complex="normal" style:font-weight-complex="normal"/>
    </style:style>
    <style:style style:name="T430" style:family="text">
      <style:text-properties fo:font-style="normal" fo:font-weight="normal" officeooo:rsid="007bbb90" style:font-style-asian="normal" style:font-weight-asian="normal" style:font-style-complex="normal"/>
    </style:style>
    <style:style style:name="T431" style:family="text">
      <style:text-properties officeooo:rsid="006765a2"/>
    </style:style>
    <style:style style:name="T432" style:family="text">
      <style:text-properties officeooo:rsid="00691227"/>
    </style:style>
    <style:style style:name="T433" style:family="text">
      <style:text-properties officeooo:rsid="006c950f"/>
    </style:style>
    <style:style style:name="T434" style:family="text">
      <style:text-properties officeooo:rsid="006fa681"/>
    </style:style>
    <style:style style:name="T435" style:family="text">
      <style:text-properties fo:font-size="11.5pt" style:font-size-asian="11.5pt"/>
    </style:style>
    <style:style style:name="T436" style:family="text">
      <style:text-properties fo:font-size="11.5pt" fo:font-weight="bold" style:font-size-asian="11.5pt" style:font-weight-asian="bold"/>
    </style:style>
    <style:style style:name="T437" style:family="text">
      <style:text-properties fo:font-size="11.5pt" fo:font-weight="bold" fo:background-color="#fff200" loext:char-shading-value="0" style:font-size-asian="11.5pt" style:font-weight-asian="bold"/>
    </style:style>
    <style:style style:name="T438" style:family="text">
      <style:text-properties fo:font-size="11.5pt" fo:font-weight="bold" officeooo:rsid="011ddadc" fo:background-color="#fff200" loext:char-shading-value="0" style:font-size-asian="11.5pt" style:font-weight-asian="bold"/>
    </style:style>
    <style:style style:name="T439" style:family="text">
      <style:text-properties style:text-underline-style="none" fo:font-weight="normal" officeooo:rsid="00bdeade" style:font-weight-asian="normal" style:font-weight-complex="normal"/>
    </style:style>
    <style:style style:name="T440" style:family="text">
      <style:text-properties fo:font-style="italic" officeooo:rsid="01b6127d" style:font-style-asian="italic" style:font-style-complex="italic"/>
    </style:style>
    <style:style style:name="T441" style:family="text">
      <style:text-properties fo:font-style="italic" officeooo:rsid="01b65473" style:font-style-asian="italic" style:font-style-complex="italic"/>
    </style:style>
    <style:style style:name="T442" style:family="text">
      <style:text-properties fo:font-style="italic" fo:font-weight="normal" officeooo:rsid="011ddadc" fo:background-color="#fff200" loext:char-shading-value="0" style:font-style-asian="italic" style:font-weight-asian="normal" style:font-style-complex="italic" style:font-weight-complex="normal"/>
    </style:style>
    <style:style style:name="T443" style:family="text">
      <style:text-properties officeooo:rsid="009000f7"/>
    </style:style>
    <style:style style:name="T444" style:family="text">
      <style:text-properties officeooo:rsid="0095678b"/>
    </style:style>
    <style:style style:name="T445" style:family="text">
      <style:text-properties style:font-name-complex="Tahoma1"/>
    </style:style>
    <style:style style:name="T446" style:family="text">
      <style:text-properties fo:color="#ff0000" loext:opacity="100%" fo:font-size="12pt" style:font-size-asian="12pt" style:font-name-complex="Tahoma1" style:font-size-complex="12pt"/>
    </style:style>
    <style:style style:name="T447" style:family="text">
      <style:text-properties fo:color="#ff0000" loext:opacity="100%" fo:font-size="12pt" fo:font-style="italic" fo:font-weight="bold" style:font-name-asian="ArialMT1" style:font-size-asian="12pt" style:font-style-asian="italic" style:font-weight-asian="bold" style:font-name-complex="ArialMT1" style:font-size-complex="12pt" style:font-style-complex="italic" style:font-weight-complex="bold"/>
    </style:style>
    <style:style style:name="T448" style:family="text">
      <style:text-properties fo:color="#ff0000" loext:opacity="100%" fo:font-size="12pt" fo:background-color="#ffff00" loext:char-shading-value="0" style:font-size-asian="12pt" style:font-name-complex="Tahoma1" style:font-size-complex="12pt"/>
    </style:style>
    <style:style style:name="T449" style:family="text">
      <style:text-properties fo:color="#ff0000" loext:opacity="100%" fo:font-weight="bold" fo:background-color="transparent" loext:char-shading-value="0" style:font-weight-asian="bold" style:font-weight-complex="bold"/>
    </style:style>
    <style:style style:name="T450" style:family="text">
      <style:text-properties officeooo:rsid="00b077ab"/>
    </style:style>
    <style:style style:name="T451" style:family="text">
      <style:text-properties officeooo:rsid="00b19502"/>
    </style:style>
    <style:style style:name="T452" style:family="text">
      <style:text-properties officeooo:rsid="00b6c924"/>
    </style:style>
    <style:style style:name="T453" style:family="text">
      <style:text-properties officeooo:rsid="00b87abe"/>
    </style:style>
    <style:style style:name="T454" style:family="text">
      <style:text-properties officeooo:rsid="00b8ba21"/>
    </style:style>
    <style:style style:name="T455" style:family="text">
      <style:text-properties style:text-underline-style="solid" style:text-underline-width="auto" style:text-underline-color="font-color"/>
    </style:style>
    <style:style style:name="T456" style:family="text">
      <style:text-properties style:text-underline-style="solid" style:text-underline-width="auto" style:text-underline-color="font-color" fo:font-weight="bold" style:font-weight-asian="bold" style:font-weight-complex="bold"/>
    </style:style>
    <style:style style:name="T457" style:family="text">
      <style:text-properties style:text-underline-style="solid" style:text-underline-width="auto" style:text-underline-color="font-color" fo:font-weight="bold" officeooo:rsid="00bdeade" style:font-weight-asian="bold" style:font-weight-complex="bold"/>
    </style:style>
    <style:style style:name="T458" style:family="text">
      <style:text-properties style:text-underline-style="solid" style:text-underline-width="auto" style:text-underline-color="font-color" fo:font-weight="bold" officeooo:rsid="001b46dd" style:font-weight-asian="bold" style:font-weight-complex="bold"/>
    </style:style>
    <style:style style:name="T459" style:family="text">
      <style:text-properties style:text-underline-style="solid" style:text-underline-width="auto" style:text-underline-color="font-color" fo:font-weight="bold" officeooo:rsid="009000f7" style:font-weight-asian="bold" style:font-weight-complex="bold"/>
    </style:style>
    <style:style style:name="T460" style:family="text">
      <style:text-properties style:text-underline-style="solid" style:text-underline-width="auto" style:text-underline-color="font-color" officeooo:rsid="00cdc3eb"/>
    </style:style>
    <style:style style:name="T461" style:family="text">
      <style:text-properties officeooo:rsid="00c8e7b9"/>
    </style:style>
    <style:style style:name="T462" style:family="text">
      <style:text-properties fo:color="#070707" loext:opacity="100%" fo:font-weight="bold" fo:background-color="transparent" loext:char-shading-value="0" style:font-weight-asian="bold" style:font-weight-complex="bold"/>
    </style:style>
    <style:style style:name="T463" style:family="text">
      <style:text-properties fo:color="#070707" loext:opacity="100%" fo:font-size="12pt" fo:background-color="transparent" loext:char-shading-value="0" style:font-size-asian="12pt" style:font-size-complex="12pt"/>
    </style:style>
    <style:style style:name="T464" style:family="text">
      <style:text-properties fo:color="#070707" loext:opacity="100%" fo:font-size="12pt" fo:font-weight="bold" fo:background-color="#fff200" loext:char-shading-value="0" style:font-size-asian="12pt" style:font-weight-asian="bold" style:font-name-complex="Tahoma1" style:font-size-complex="12pt" style:font-weight-complex="bold"/>
    </style:style>
    <style:style style:name="T465" style:family="text">
      <style:text-properties fo:color="#070707" loext:opacity="100%" fo:font-size="12pt" fo:background-color="#fff200" loext:char-shading-value="0" style:font-size-asian="12pt" style:font-name-complex="Tahoma1" style:font-size-complex="12pt"/>
    </style:style>
    <style:style style:name="T466" style:family="text">
      <style:text-properties officeooo:rsid="00ca9149"/>
    </style:style>
    <style:style style:name="T467" style:family="text">
      <style:text-properties officeooo:rsid="00cdc3eb"/>
    </style:style>
    <style:style style:name="T468" style:family="text">
      <style:text-properties officeooo:rsid="00d0946d"/>
    </style:style>
    <style:style style:name="T469" style:family="text">
      <style:text-properties style:font-name-asian="Arial Narrow" style:font-name-complex="Arial Narrow"/>
    </style:style>
    <style:style style:name="T470" style:family="text">
      <style:text-properties officeooo:rsid="00d0946d" style:font-name-asian="Arial Narrow" style:font-name-complex="Arial Narrow"/>
    </style:style>
    <style:style style:name="T471" style:family="text">
      <style:text-properties officeooo:rsid="00d2b56a"/>
    </style:style>
    <style:style style:name="T472" style:family="text">
      <style:text-properties officeooo:rsid="007f8923"/>
    </style:style>
    <style:style style:name="T473" style:family="text">
      <style:text-properties officeooo:rsid="00d49d8a"/>
    </style:style>
    <style:style style:name="T474" style:family="text">
      <style:text-properties officeooo:rsid="00d7b1aa"/>
    </style:style>
    <style:style style:name="T475" style:family="text">
      <style:text-properties fo:color="#030303" loext:opacity="100%" fo:font-size="12pt" fo:background-color="#ffff00" loext:char-shading-value="0" style:font-size-asian="12pt" style:font-name-complex="Tahoma1" style:font-size-complex="12pt"/>
    </style:style>
    <style:style style:name="T476" style:family="text">
      <style:text-properties fo:color="#030303" loext:opacity="100%" fo:font-size="12pt" style:font-size-asian="12pt" style:font-name-complex="Tahoma1" style:font-size-complex="12pt"/>
    </style:style>
    <style:style style:name="T477" style:family="text">
      <style:text-properties officeooo:rsid="00a13ab2"/>
    </style:style>
    <style:style style:name="T478" style:family="text">
      <style:text-properties officeooo:rsid="01b6a98a"/>
    </style:style>
    <style:style style:name="T479" style:family="text">
      <style:text-properties officeooo:rsid="002390c3"/>
    </style:style>
    <style:style style:name="T480" style:family="text">
      <style:text-properties officeooo:rsid="0025bef1"/>
    </style:style>
    <style:style style:name="T481" style:family="text">
      <style:text-properties officeooo:rsid="00242831"/>
    </style:style>
    <style:style style:name="T482" style:family="text">
      <style:text-properties officeooo:rsid="001acb26"/>
    </style:style>
    <style:style style:name="T483" style:family="text">
      <style:text-properties officeooo:rsid="0025d381"/>
    </style:style>
    <style:style style:name="T484" style:family="text">
      <style:text-properties officeooo:rsid="01d21b6c"/>
    </style:style>
    <style:style style:name="T485" style:family="text">
      <style:text-properties officeooo:rsid="01d03ad5"/>
    </style:style>
    <style:style style:name="T486" style:family="text">
      <style:text-properties officeooo:rsid="001bac62"/>
    </style:style>
    <style:style style:name="T487" style:family="text">
      <style:text-properties officeooo:rsid="01cb86cc"/>
    </style:style>
    <style:style style:name="T488" style:family="text">
      <style:text-properties officeooo:rsid="013aa3d7"/>
    </style:style>
    <style:style style:name="T489" style:family="text">
      <style:text-properties officeooo:rsid="001ced0d"/>
    </style:style>
    <style:style style:name="T490" style:family="text">
      <style:text-properties officeooo:rsid="01563f3d"/>
    </style:style>
    <style:style style:name="T491" style:family="text">
      <style:text-properties officeooo:rsid="0021b02f"/>
    </style:style>
    <style:style style:name="T492" style:family="text">
      <style:text-properties officeooo:rsid="0071e003"/>
    </style:style>
    <style:style style:name="T493" style:family="text">
      <style:text-properties officeooo:rsid="00e256ce"/>
    </style:style>
    <style:style style:name="T494" style:family="text">
      <style:text-properties fo:language="fr" fo:country="FR" officeooo:rsid="00174ef4"/>
    </style:style>
    <style:style style:name="T495" style:family="text">
      <style:text-properties fo:language="fr" fo:country="FR" fo:font-weight="bold" officeooo:rsid="01024245" style:font-weight-asian="bold"/>
    </style:style>
    <style:style style:name="T496" style:family="text">
      <style:text-properties fo:font-variant="normal" fo:text-transform="none" fo:color="#060606" loext:opacity="100%" style:font-name="Times New Roman" fo:font-size="12pt" fo:letter-spacing="normal" fo:language="fr" fo:country="FR" fo:font-style="normal" fo:font-weight="normal" officeooo:rsid="00f37a46" style:font-size-asian="12pt" style:font-weight-asian="normal" style:font-size-complex="12pt" style:font-weight-complex="normal"/>
    </style:style>
    <style:style style:name="T497" style:family="text">
      <style:text-properties fo:font-variant="normal" fo:text-transform="none" fo:color="#060606" loext:opacity="100%" style:font-name="Times New Roman" fo:font-size="12pt" fo:letter-spacing="normal" fo:language="fr" fo:country="FR" fo:font-style="normal" fo:font-weight="bold" officeooo:rsid="00f37a46" style:font-size-asian="12pt" style:font-weight-asian="bold" style:font-size-complex="12pt" style:font-weight-complex="bold"/>
    </style:style>
    <style:style style:name="T498" style:family="text">
      <style:text-properties officeooo:rsid="01065403"/>
    </style:style>
    <style:style style:name="T499" style:family="text">
      <style:text-properties officeooo:rsid="010afd7a"/>
    </style:style>
    <style:style style:name="T500" style:family="text">
      <style:text-properties officeooo:rsid="008c401b" fo:background-color="#aecf00" loext:char-shading-value="0"/>
    </style:style>
    <style:style style:name="T501" style:family="text">
      <style:text-properties officeooo:rsid="0113ccba"/>
    </style:style>
    <style:style style:name="T502" style:family="text">
      <style:text-properties officeooo:rsid="0113e543"/>
    </style:style>
    <style:style style:name="T503" style:family="text">
      <style:text-properties officeooo:rsid="011999d4"/>
    </style:style>
    <style:style style:name="T504" style:family="text">
      <style:text-properties officeooo:rsid="011ddadc"/>
    </style:style>
    <style:style style:name="T505" style:family="text">
      <style:text-properties fo:background-color="#fff200" loext:char-shading-value="0"/>
    </style:style>
    <style:style style:name="T506" style:family="text">
      <style:text-properties officeooo:rsid="011ddadc" fo:background-color="#fff200" loext:char-shading-value="0"/>
    </style:style>
    <style:style style:name="T507" style:family="text">
      <style:text-properties officeooo:rsid="008c401b" fo:background-color="#fff200" loext:char-shading-value="0"/>
    </style:style>
    <style:style style:name="T508" style:family="text">
      <style:text-properties officeooo:rsid="0118ac7a" fo:background-color="#fff200" loext:char-shading-value="0"/>
    </style:style>
    <style:style style:name="T509" style:family="text">
      <style:text-properties officeooo:rsid="011f56fe" fo:background-color="#fff200" loext:char-shading-value="0"/>
    </style:style>
    <style:style style:name="T510" style:family="text">
      <style:text-properties officeooo:rsid="0125955d" fo:background-color="#fff200" loext:char-shading-value="0"/>
    </style:style>
    <style:style style:name="T511" style:family="text">
      <style:text-properties officeooo:rsid="01297e8c" fo:background-color="#fff200" loext:char-shading-value="0"/>
    </style:style>
    <style:style style:name="T512" style:family="text">
      <style:text-properties officeooo:rsid="01157bfc" fo:background-color="#fff200" loext:char-shading-value="0"/>
    </style:style>
    <style:style style:name="T513" style:family="text">
      <style:text-properties officeooo:rsid="012c55c9" fo:background-color="#fff200" loext:char-shading-value="0"/>
    </style:style>
    <style:style style:name="T514" style:family="text">
      <style:text-properties officeooo:rsid="012d11e2" fo:background-color="#fff200" loext:char-shading-value="0"/>
    </style:style>
    <style:style style:name="T515" style:family="text">
      <style:text-properties officeooo:rsid="006fa681" fo:background-color="#fff200" loext:char-shading-value="0"/>
    </style:style>
    <style:style style:name="T516" style:family="text">
      <style:text-properties officeooo:rsid="008c401b"/>
    </style:style>
    <style:style style:name="T517" style:family="text">
      <style:text-properties officeooo:rsid="011f56fe"/>
    </style:style>
    <style:style style:name="T518" style:family="text">
      <style:text-properties officeooo:rsid="0123b20e"/>
    </style:style>
    <style:style style:name="T519" style:family="text">
      <style:text-properties officeooo:rsid="01297e8c"/>
    </style:style>
    <style:style style:name="T520" style:family="text">
      <style:text-properties officeooo:rsid="012d11e2"/>
    </style:style>
    <style:style style:name="T521" style:family="text">
      <style:text-properties style:font-name="Arial2" fo:font-size="9pt" style:font-size-asian="9pt" style:font-size-complex="9pt"/>
    </style:style>
    <style:style style:name="T522" style:family="text">
      <style:text-properties style:font-name="Arial2" fo:font-size="9pt" fo:font-style="italic" style:font-size-asian="9pt" style:font-style-asian="italic" style:font-size-complex="9pt" style:font-style-complex="italic"/>
    </style:style>
    <style:style style:name="T523" style:family="text">
      <style:text-properties fo:font-variant="normal" fo:text-transform="none" style:use-window-font-color="true" loext:opacity="0%" style:text-outline="false" style:text-line-through-style="none" style:text-line-through-type="none" style:text-position="0% 100%" style:font-name="Arial2"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Arial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24" style:family="text">
      <style:text-properties fo:font-variant="normal" fo:text-transform="none" style:use-window-font-color="true" loext:opacity="0%" style:text-outline="false" style:text-line-through-style="none" style:text-line-through-type="none" style:text-position="0% 100%" style:font-name="Arial2" fo:font-size="9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italic" style:font-weight-asian="normal" style:font-name-complex="Arial1" style:font-size-complex="9pt" style:language-complex="hi" style:country-complex="IN" style:font-style-complex="italic" style:font-weight-complex="normal" style:text-emphasize="none" style:text-scale="100%" style:font-relief="none" style:text-overline-style="none" style:text-overline-color="font-color"/>
    </style:style>
    <style:style style:name="T525" style:family="text">
      <style:text-properties fo:font-variant="normal" fo:text-transform="none" style:use-window-font-color="true" loext:opacity="0%" style:text-outline="false" style:text-line-through-style="none" style:text-line-through-type="none" style:text-position="0% 100%" style:font-name="Arial2"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Arial1" style:font-size-complex="9pt" style:language-complex="hi" style:country-complex="IN" style:font-style-complex="normal" style:font-weight-complex="bold" style:text-emphasize="none" style:text-scale="100%"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30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0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1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1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1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2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2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2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2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2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2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2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2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2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3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3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3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loext:num-list-format="·%1%" style:num-prefix="·" text:bullet-char="·">
        <style:list-level-properties text:min-label-width="0.635cm" text:min-label-distance="0.212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4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4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4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35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5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5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5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5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5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5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5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5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6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6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6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23LVL1" loext:num-list-format="%1%" text:bullet-char="•">
        <style:list-level-properties text:list-level-position-and-space-mode="label-alignment">
          <style:list-level-label-alignment text:label-followed-by="listtab" text:list-tab-stop-position="1.27cm" fo:text-indent="-0.635cm" fo:margin-left="2.54cm"/>
        </style:list-level-properties>
        <style:text-properties style:font-name="StarSymbol"/>
      </text:list-level-style-bullet>
      <text:list-level-style-bullet text:level="2" text:style-name="WW_5f_CharLFO23LVL2" loext:num-list-format="%2%" text:bullet-char="◦">
        <style:list-level-properties text:list-level-position-and-space-mode="label-alignment">
          <style:list-level-label-alignment text:label-followed-by="listtab" text:list-tab-stop-position="1.27cm" fo:text-indent="-0.635cm" fo:margin-left="3.175cm"/>
        </style:list-level-properties>
        <style:text-properties style:font-name="StarSymbol"/>
      </text:list-level-style-bullet>
      <text:list-level-style-bullet text:level="3" text:style-name="WW_5f_CharLFO23LVL3" loext:num-list-format="%3%" text:bullet-char="▪">
        <style:list-level-properties text:list-level-position-and-space-mode="label-alignment">
          <style:list-level-label-alignment text:label-followed-by="listtab" text:list-tab-stop-position="1.27cm" fo:text-indent="-0.635cm" fo:margin-left="3.81cm"/>
        </style:list-level-properties>
        <style:text-properties style:font-name="StarSymbol"/>
      </text:list-level-style-bullet>
      <text:list-level-style-bullet text:level="4" text:style-name="WW_5f_CharLFO23LVL4" loext:num-list-format="%4%" text:bullet-char="•">
        <style:list-level-properties text:list-level-position-and-space-mode="label-alignment">
          <style:list-level-label-alignment text:label-followed-by="listtab" text:list-tab-stop-position="1.27cm" fo:text-indent="-0.635cm" fo:margin-left="4.445cm"/>
        </style:list-level-properties>
        <style:text-properties style:font-name="StarSymbol"/>
      </text:list-level-style-bullet>
      <text:list-level-style-bullet text:level="5" text:style-name="WW_5f_CharLFO23LVL5" loext:num-list-format="%5%" text:bullet-char="◦">
        <style:list-level-properties text:list-level-position-and-space-mode="label-alignment">
          <style:list-level-label-alignment text:label-followed-by="listtab" text:list-tab-stop-position="1.27cm" fo:text-indent="-0.635cm" fo:margin-left="5.08cm"/>
        </style:list-level-properties>
        <style:text-properties style:font-name="StarSymbol"/>
      </text:list-level-style-bullet>
      <text:list-level-style-bullet text:level="6" text:style-name="WW_5f_CharLFO23LVL6" loext:num-list-format="%6%" text:bullet-char="▪">
        <style:list-level-properties text:list-level-position-and-space-mode="label-alignment">
          <style:list-level-label-alignment text:label-followed-by="listtab" text:list-tab-stop-position="1.27cm" fo:text-indent="-0.635cm" fo:margin-left="5.715cm"/>
        </style:list-level-properties>
        <style:text-properties style:font-name="StarSymbol"/>
      </text:list-level-style-bullet>
      <text:list-level-style-bullet text:level="7" text:style-name="WW_5f_CharLFO23LVL7" loext:num-list-format="%7%" text:bullet-char="•">
        <style:list-level-properties text:list-level-position-and-space-mode="label-alignment">
          <style:list-level-label-alignment text:label-followed-by="listtab" text:list-tab-stop-position="1.27cm" fo:text-indent="-0.635cm" fo:margin-left="6.35cm"/>
        </style:list-level-properties>
        <style:text-properties style:font-name="StarSymbol"/>
      </text:list-level-style-bullet>
      <text:list-level-style-bullet text:level="8" text:style-name="WW_5f_CharLFO23LVL8" loext:num-list-format="%8%" text:bullet-char="◦">
        <style:list-level-properties text:list-level-position-and-space-mode="label-alignment">
          <style:list-level-label-alignment text:label-followed-by="listtab" text:list-tab-stop-position="1.27cm" fo:text-indent="-0.635cm" fo:margin-left="6.985cm"/>
        </style:list-level-properties>
        <style:text-properties style:font-name="StarSymbol"/>
      </text:list-level-style-bullet>
      <text:list-level-style-bullet text:level="9" text:style-name="WW_5f_CharLFO23LVL9" loext:num-list-format="%9%" text:bullet-char="▪">
        <style:list-level-properties text:list-level-position-and-space-mode="label-alignment">
          <style:list-level-label-alignment text:label-followed-by="listtab" text:list-tab-stop-position="1.27cm" fo:text-indent="-0.635cm" fo:margin-left="7.62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WW_5f_CharLFO41LVL1" loext:num-list-format="%1%" text:bullet-char="•">
        <style:list-level-properties text:list-level-position-and-space-mode="label-alignment">
          <style:list-level-label-alignment text:label-followed-by="listtab" text:list-tab-stop-position="0.635cm" fo:text-indent="-0.635cm" fo:margin-left="1.931cm"/>
        </style:list-level-properties>
        <style:text-properties style:font-name="StarSymbol"/>
      </text:list-level-style-bullet>
      <text:list-level-style-bullet text:level="2" text:style-name="WW_5f_CharLFO41LVL2" loext:num-list-format="%2%" text:bullet-char="◦">
        <style:list-level-properties text:list-level-position-and-space-mode="label-alignment">
          <style:list-level-label-alignment text:label-followed-by="listtab" text:list-tab-stop-position="0.635cm" fo:text-indent="-0.635cm" fo:margin-left="2.566cm"/>
        </style:list-level-properties>
        <style:text-properties style:font-name="StarSymbol"/>
      </text:list-level-style-bullet>
      <text:list-level-style-bullet text:level="3" text:style-name="WW_5f_CharLFO41LVL3" loext:num-list-format="%3%" text:bullet-char="▪">
        <style:list-level-properties text:list-level-position-and-space-mode="label-alignment">
          <style:list-level-label-alignment text:label-followed-by="listtab" text:list-tab-stop-position="0.635cm" fo:text-indent="-0.635cm" fo:margin-left="3.201cm"/>
        </style:list-level-properties>
        <style:text-properties style:font-name="StarSymbol"/>
      </text:list-level-style-bullet>
      <text:list-level-style-bullet text:level="4" text:style-name="WW_5f_CharLFO41LVL4" loext:num-list-format="%4%" text:bullet-char="•">
        <style:list-level-properties text:list-level-position-and-space-mode="label-alignment">
          <style:list-level-label-alignment text:label-followed-by="listtab" text:list-tab-stop-position="0.635cm" fo:text-indent="-0.635cm" fo:margin-left="3.836cm"/>
        </style:list-level-properties>
        <style:text-properties style:font-name="StarSymbol"/>
      </text:list-level-style-bullet>
      <text:list-level-style-bullet text:level="5" text:style-name="WW_5f_CharLFO41LVL5" loext:num-list-format="%5%" text:bullet-char="◦">
        <style:list-level-properties text:list-level-position-and-space-mode="label-alignment">
          <style:list-level-label-alignment text:label-followed-by="listtab" text:list-tab-stop-position="0.635cm" fo:text-indent="-0.635cm" fo:margin-left="4.471cm"/>
        </style:list-level-properties>
        <style:text-properties style:font-name="StarSymbol"/>
      </text:list-level-style-bullet>
      <text:list-level-style-bullet text:level="6" text:style-name="WW_5f_CharLFO41LVL6" loext:num-list-format="%6%" text:bullet-char="▪">
        <style:list-level-properties text:list-level-position-and-space-mode="label-alignment">
          <style:list-level-label-alignment text:label-followed-by="listtab" text:list-tab-stop-position="0.635cm" fo:text-indent="-0.635cm" fo:margin-left="5.106cm"/>
        </style:list-level-properties>
        <style:text-properties style:font-name="StarSymbol"/>
      </text:list-level-style-bullet>
      <text:list-level-style-bullet text:level="7" text:style-name="WW_5f_CharLFO41LVL7" loext:num-list-format="%7%" text:bullet-char="•">
        <style:list-level-properties text:list-level-position-and-space-mode="label-alignment">
          <style:list-level-label-alignment text:label-followed-by="listtab" text:list-tab-stop-position="0.635cm" fo:text-indent="-0.635cm" fo:margin-left="5.741cm"/>
        </style:list-level-properties>
        <style:text-properties style:font-name="StarSymbol"/>
      </text:list-level-style-bullet>
      <text:list-level-style-bullet text:level="8" text:style-name="WW_5f_CharLFO41LVL8" loext:num-list-format="%8%" text:bullet-char="◦">
        <style:list-level-properties text:list-level-position-and-space-mode="label-alignment">
          <style:list-level-label-alignment text:label-followed-by="listtab" text:list-tab-stop-position="0.635cm" fo:text-indent="-0.635cm" fo:margin-left="6.376cm"/>
        </style:list-level-properties>
        <style:text-properties style:font-name="StarSymbol"/>
      </text:list-level-style-bullet>
      <text:list-level-style-bullet text:level="9" text:style-name="WW_5f_CharLFO41LVL9" loext:num-list-format="%9%" text:bullet-char="▪">
        <style:list-level-properties text:list-level-position-and-space-mode="label-alignment">
          <style:list-level-label-alignment text:label-followed-by="listtab" text:list-tab-stop-position="0.635cm" fo:text-indent="-0.635cm" fo:margin-left="7.011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1cm" svg:stroke-color="#99ff66" draw:marker-start-width="0.653cm" draw:marker-end-width="0.653cm" draw:fill="none" draw:fill-color="#ffffff" fo:min-height="6.227cm" fo:padding-top="0.049cm" fo:padding-bottom="0.049cm" fo:padding-left="0.049cm" fo:padding-right="0.049cm" style:run-through="foreground"/>
      <style:paragraph-properties style:writing-mode="lr-tb"/>
    </style:style>
    <style:style style:name="gr3" style:family="graphic">
      <style:graphic-properties style:run-through="foreground"/>
    </style:style>
    <style:style style:name="gr4" style:family="graphic">
      <style:graphic-properties draw:stroke="none" svg:stroke-color="#000000" draw:fill="solid" draw:fill-color="#cccccc" fo:min-height="0.988cm" style:run-through="foreground"/>
      <style:paragraph-properties style:writing-mode="lr-tb"/>
    </style:style>
    <style:style style:name="gr5" style:family="graphic">
      <style:graphic-properties svg:stroke-color="#000000" draw:fill="none" draw:textarea-horizontal-align="justify" draw:textarea-vertical-align="middle" draw:auto-grow-height="false" fo:min-height="2.044cm" fo:min-width="4.062cm" style:run-through="foreground"/>
    </style:style>
    <style:style style:name="gr6" style:family="graphic">
      <style:graphic-properties draw:stroke="solid" svg:stroke-width="0.101cm" svg:stroke-color="#6666ff" draw:marker-start-width="0.653cm" draw:marker-end-width="0.653cm" draw:fill="none" draw:fill-color="#ffffff" draw:textarea-vertical-align="middle" fo:min-height="2.60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101cm" svg:stroke-color="#ff6600" draw:marker-start-width="0.649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svg:stroke-width="0.101cm" svg:stroke-color="#6666ff" draw:marker-start-width="0.649cm" draw:marker-end="Arrow" draw:marker-end-width="0.3cm" draw:textarea-horizontal-align="center" draw:textarea-vertical-align="middle" fo:padding-top="0.049cm" fo:padding-bottom="0.049cm" fo:padding-left="0.049cm" fo:padding-right="0.049cm" style:run-through="foreground"/>
    </style:style>
    <style:style style:name="gr10" style:family="graphic">
      <style:graphic-properties svg:stroke-width="0.101cm" svg:stroke-color="#99ff66" draw:marker-start-width="0.649cm" draw:marker-end="Arrow" draw:marker-end-width="0.3cm" draw:textarea-horizontal-align="center" draw:textarea-vertical-align="middle" fo:padding-top="0.049cm" fo:padding-bottom="0.049cm" fo:padding-left="0.049cm" fo:padding-right="0.049cm" style:run-through="foreground"/>
    </style:style>
    <style:style style:name="gr11" style:family="graphic">
      <style:graphic-properties draw:stroke="none" svg:stroke-color="#000000" draw:fill="none" draw:fill-color="#ffffff" fo:min-height="1.663cm" style:run-through="foreground"/>
      <style:paragraph-properties style:writing-mode="lr-tb"/>
    </style:style>
    <style:style style:name="gr12" style:family="graphic">
      <style:graphic-properties svg:stroke-width="0.101cm" svg:stroke-color="#99ff66" draw:marker-start="Arrow" draw:marker-start-width="0.3cm" draw:marker-end="" draw:marker-end-width="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6600" draw:marker-start-width="0.649cm" draw:marker-end="Arrow" draw:marker-end-width="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99ff66"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6600"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101cm" svg:stroke-color="#6666ff" draw:marker-start-width="0.649cm" draw:marker-end="Arrow" draw:marker-end-width="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width="0.101cm" svg:stroke-color="#ccff66" draw:marker-start-width="0.653cm" draw:marker-end-width="0.653cm" draw:fill="solid" draw:fill-color="#ccff66" draw:textarea-vertical-align="middle" fo:min-height="0.92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solid" svg:stroke-width="0.101cm" svg:stroke-color="#ff6600" draw:marker-start-width="0.653cm" draw:marker-end-width="0.653cm" draw:fill="none" draw:fill-color="#ffffff" draw:textarea-vertical-align="middle" fo:min-height="9.013cm"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cccccc" fo:min-height="0.979cm" style:run-through="foreground"/>
      <style:paragraph-properties style:writing-mode="lr-tb"/>
    </style:style>
    <style:style style:name="gr20" style:family="graphic">
      <style:graphic-properties svg:stroke-color="#000000" draw:fill="none" draw:textarea-horizontal-align="justify" draw:textarea-vertical-align="middle" draw:auto-grow-height="false" fo:min-height="2.053cm" fo:min-width="4.029cm" style:run-through="foreground"/>
    </style:style>
    <style:style style:name="gr21" style:family="graphic">
      <style:graphic-properties draw:stroke="solid" svg:stroke-width="0.101cm" svg:stroke-color="#99ff66" draw:marker-start-width="0.653cm" draw:marker-end-width="0.653cm" draw:fill="none" draw:fill-color="#ffffff" fo:min-height="6.181cm" fo:padding-top="0.049cm" fo:padding-bottom="0.049cm" fo:padding-left="0.049cm" fo:padding-right="0.04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solid" svg:stroke-width="0.101cm" svg:stroke-color="#6666ff" draw:marker-start-width="0.653cm" draw:marker-end-width="0.653cm" draw:fill="none" draw:fill-color="#ffffff" draw:textarea-vertical-align="middle" fo:min-height="6.18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solid" svg:stroke-width="0.101cm" svg:stroke-color="#ff6600" draw:marker-start-width="0.653cm" draw:marker-end-width="0.653cm" draw:fill="none" draw:fill-color="#ffffff" draw:textarea-vertical-align="middle" fo:min-height="7.616cm"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1"/>
      <text:p text:style-name="P136"/>
      <text:p text:style-name="P39"/>
      <text:p text:style-name="P39"/>
      <text:p text:style-name="P39"/>
      <text:p text:style-name="P184">MARCHÉ D'ÉTUDES </text:p>
      <text:p text:style-name="P184"/>
      <text:p text:style-name="P143"/>
      <text:p text:style-name="P143"/>
      <text:p text:style-name="P143"/>
      <text:p text:style-name="P143"/>
      <text:p text:style-name="P143"/>
      <text:p text:style-name="P143"/>
      <text:p text:style-name="P143"/>
      <text:p text:style-name="P137">Cahier des Charges <text:span text:style-name="T473">des clauses techniques</text:span></text:p>
      <text:p text:style-name="P143"/>
      <text:p text:style-name="P143"/>
      <text:p text:style-name="P143"/>
      <text:p text:style-name="P137"><text:span text:style-name="T505">Élaboration</text:span> <text:span text:style-name="T504">ou </text:span><text:span text:style-name="T506">révision</text:span> d’un Plan Local d'Urbanisme <text:span text:style-name="T506">communal ou inter communale</text:span></text:p>
      <text:p text:style-name="P137"/>
      <text:p text:style-name="P137"/>
      <text:p text:style-name="P137"/>
      <text:p text:style-name="P140">Nom commune ou EPCI</text:p>
      <text:p text:style-name="P138"/>
      <text:p text:style-name="P139"/>
      <text:p text:style-name="P139"/>
      <text:p text:style-name="P137"/>
      <text:p text:style-name="P36"/>
      <text:p text:style-name="P36"/>
      <text:p text:style-name="P37">SOMMAIRE</text:p>
      <text:p text:style-name="P2"/>
      <text:p text:style-name="P21">I. OBJET DE <text:span text:style-name="T451">LA CONSULTATION</text:span></text:p>
      <text:p text:style-name="P78"><text:span text:style-name="Police_20_par_20_défaut"><text:span text:style-name="T118"/></text:span></text:p>
      <text:p text:style-name="P192"><text:span text:style-name="T458">I-</text:span><text:span text:style-name="T459">1</text:span><text:span text:style-name="T458"> Contexte</text:span></text:p>
      <text:list xml:id="list645521169" text:style-name="L1">
        <text:list-item>
          <text:list>
            <text:list-item>
              <text:list>
                <text:list-header>
                  <text:p text:style-name="P342"/>
                </text:list-header>
              </text:list>
            </text:list-item>
          </text:list>
        </text:list-item>
      </text:list>
      <text:p text:style-name="P189"><text:span text:style-name="T411">I</text:span>.<text:span text:style-name="T450">2</text:span> Cadre de la mission</text:p>
      <text:p text:style-name="P133"/>
      <text:p text:style-name="P191"><text:span text:style-name="T450">I.2</text:span>.1 <text:s/>Gouvernance </text:p>
      <text:p text:style-name="P91"/>
      <text:p text:style-name="P191"><text:span text:style-name="T452">1.2.2</text:span> Compétences requises pour le marché </text:p>
      <text:p text:style-name="P190"/>
      <text:p text:style-name="P31"/>
      <text:p text:style-name="P21"><text:span text:style-name="T413">I</text:span><text:span text:style-name="T414">I</text:span><text:span text:style-name="T413">- </text:span><text:span text:style-name="T416">Contenu</text:span><text:span text:style-name="T415"> de l’étude</text:span></text:p>
      <text:p text:style-name="P29"/>
      <text:p text:style-name="P189"><text:span text:style-name="T415">I</text:span><text:span text:style-name="T413">I.1 Préambule</text:span></text:p>
      <text:p text:style-name="P30"/>
      <text:p text:style-name="P189"><text:span text:style-name="T323">II.</text:span><text:span text:style-name="T324">2</text:span><text:span text:style-name="T322"> Le rapport de présentation du PLU</text:span><text:span text:style-name="T325">i</text:span><text:span text:style-name="T326">_</text:span><text:span text:style-name="T322">H </text:span><text:span text:style-name="T318">(article L.151-4 du code de l'urbanisme)</text:span></text:p>
      <text:p text:style-name="P286"/>
      <text:p text:style-name="P193"><text:span text:style-name="T283">· </text:span><text:span text:style-name="T267">Diagnostic</text:span></text:p>
      <text:p text:style-name="P241"/>
      <text:p text:style-name="P236"><text:bookmark-start text:name="__RefHeading__2106_21336645791"/><text:span text:style-name="T283">· </text:span><text:span text:style-name="T456">Etat initial de l'environnement, </text:span><text:span text:style-name="T457">des paysages et des continuités écologiques</text:span><text:span text:style-name="T439"> </text:span><text:bookmark-end text:name="__RefHeading__2106_21336645791"/></text:p>
      <text:p text:style-name="P272"/>
      <text:p text:style-name="P193"><text:span text:style-name="T282">· </text:span><text:span text:style-name="T280">Expliquer les choix retenus</text:span></text:p>
      <text:p text:style-name="P262"/>
      <text:p text:style-name="P193"><text:span text:style-name="T282">· </text:span><text:span text:style-name="T280">Justifi</text:span><text:span text:style-name="T281">cations</text:span></text:p>
      <text:p text:style-name="P280"/>
      <text:p text:style-name="P193"><text:span text:style-name="T282">· </text:span><text:span text:style-name="T265">Pr</text:span><text:span text:style-name="T266">é</text:span><text:span text:style-name="T265">ciser les indicateurs</text:span><text:span text:style-name="T222"> </text:span></text:p>
      <text:p text:style-name="P288"/>
      <text:p text:style-name="P325"><text:span text:style-name="T282">· </text:span><text:span text:style-name="T267">Evaluation environnementale</text:span></text:p>
      <text:p text:style-name="P283"/>
      <text:p text:style-name="P292"/>
      <text:p text:style-name="P189"><text:span text:style-name="T321">II.3 </text:span><text:span text:style-name="T320">Le projet d’aménagement et de développement durables (PADD)</text:span><text:span text:style-name="T277"> </text:span><text:span text:style-name="T314">(article L151-5 du code de l’urbanisme)</text:span></text:p>
      <text:p text:style-name="P261"/>
      <text:p text:style-name="P189"><text:span text:style-name="T77">II.4</text:span><text:span text:style-name="T76"> </text:span><text:span text:style-name="T75"><text:s/>Les orientations d'aménagement et de programmation </text:span><text:span text:style-name="T76">(OAP)</text:span><text:span text:style-name="T12"> </text:span><text:span text:style-name="T14">(articles L151-6 et 7 du code de l’urbanisme)</text:span></text:p>
      <text:p text:style-name="P251"/>
      <text:p text:style-name="P189"><text:span text:style-name="T80">II.</text:span><text:span text:style-name="T81">5 </text:span><text:span text:style-name="T79">Le</text:span><text:span text:style-name="T78"> règlement</text:span><text:span text:style-name="T11"> </text:span><text:span text:style-name="T15">(articles L151-8 et L151-9 du code de l’urbanisme)</text:span><text:span text:style-name="T13"> </text:span></text:p>
      <text:p text:style-name="P120"/>
      <text:p text:style-name="P189"><text:span text:style-name="T474">II.6 </text:span><text:s/>Les annexes</text:p>
      <text:p text:style-name="P190"/>
      <text:p text:style-name="P154"/>
      <text:p text:style-name="P21"><text:soft-page-break/><text:span text:style-name="T117">III</text:span><text:span text:style-name="T114">- <text:s/>LE </text:span><text:span text:style-name="T115">DÉROULEMENT</text:span><text:span text:style-name="T114"> DE </text:span><text:span text:style-name="T115">L’ÉTUDE</text:span></text:p>
      <text:p text:style-name="P97"/>
      <text:p text:style-name="P189"><text:span text:style-name="T474">III.1. </text:span>Modalités pratiques d’intervention</text:p>
      <text:p text:style-name="P190"/>
      <text:p text:style-name="P189"><text:span text:style-name="T101">III</text:span><text:span text:style-name="T100">-</text:span><text:span text:style-name="T101">2 </text:span><text:span text:style-name="T100"><text:s/></text:span><text:span text:style-name="T105">Échéancier</text:span><text:span text:style-name="T101"> prévisionnel</text:span></text:p>
      <text:p text:style-name="P311"/>
      <text:p text:style-name="P310"/>
      <text:p text:style-name="P310"/>
      <text:p text:style-name="P310"/>
      <text:p text:style-name="P310"/>
      <text:p text:style-name="P26">Annexes </text:p>
      <text:p text:style-name="P26"/>
      <text:p text:style-name="P186">Annexe 1 : Cadre législatif </text:p>
      <text:p text:style-name="P18"/>
      <text:p text:style-name="P21"><text:span text:style-name="T498">Annexe 2 : </text:span>Liens juridiques entre PLU et documents supérieurs</text:p>
      <text:p text:style-name="P79"/>
      <text:p text:style-name="P19"/>
      <text:p text:style-name="P3"/>
      <text:p text:style-name="P20">I. OBJET DE <text:span text:style-name="T451">LA CONSULTATION</text:span></text:p>
      <text:p text:style-name="P25"/>
      <text:p text:style-name="P194"><text:span text:style-name="Police_20_par_20_défaut"><text:span text:style-name="T118">Par délibération en date du </text:span></text:span><text:span text:style-name="Police_20_par_20_défaut"><text:span text:style-name="T465">………………..</text:span></text:span><text:span text:style-name="Police_20_par_20_défaut"><text:span text:style-name="T464">,</text:span></text:span><text:span text:style-name="Police_20_par_20_défaut"><text:span text:style-name="T133"> </text:span></text:span><text:span text:style-name="Police_20_par_20_défaut"><text:span text:style-name="T118">le </text:span></text:span><text:span text:style-name="Police_20_par_20_défaut"><text:span text:style-name="T142">conseil communautaire </text:span></text:span><text:span text:style-name="Police_20_par_20_défaut"><text:span text:style-name="T143">ou le conseil municipal</text:span></text:span><text:span text:style-name="Police_20_par_20_défaut"><text:span text:style-name="T119"> </text:span></text:span><text:span text:style-name="Police_20_par_20_défaut"><text:span text:style-name="T122">de </text:span></text:span><text:span text:style-name="Police_20_par_20_défaut"><text:span text:style-name="T148">………..</text:span></text:span><text:span text:style-name="Police_20_par_20_défaut"><text:span text:style-name="T118">a prescrit</text:span></text:span><text:span text:style-name="Police_20_par_20_défaut"><text:span text:style-name="T446"> </text:span></text:span><text:span text:style-name="Police_20_par_20_défaut"><text:span text:style-name="T118">l'é</text:span></text:span><text:span text:style-name="Police_20_par_20_défaut"><text:span text:style-name="T142">laboration </text:span></text:span><text:span text:style-name="Police_20_par_20_défaut"><text:span text:style-name="T143">ou la révision</text:span></text:span><text:span text:style-name="Police_20_par_20_défaut"><text:span text:style-name="T122"> </text:span></text:span><text:span text:style-name="Police_20_par_20_défaut"><text:span text:style-name="T118">du Plan Local d’Urbanisme <text:s/></text:span></text:span><text:span text:style-name="Police_20_par_20_défaut"><text:span text:style-name="T143">communal ou</text:span></text:span><text:span text:style-name="Police_20_par_20_défaut"><text:span text:style-name="T142"> intercommunal</text:span></text:span><text:span text:style-name="Police_20_par_20_défaut"><text:span text:style-name="T118">.</text:span></text:span></text:p>
      <text:p text:style-name="P65"><text:span text:style-name="Police_20_par_20_défaut"><text:span text:style-name="T442"/></text:span></text:p>
      <text:p text:style-name="P66"><text:span text:style-name="Police_20_par_20_défaut"><text:span text:style-name="T422">Cette élaboration </text:span></text:span><text:span text:style-name="Police_20_par_20_défaut"><text:span text:style-name="T423">ou révision</text:span></text:span><text:span text:style-name="Police_20_par_20_défaut"><text:span text:style-name="T427"> consiste </text:span></text:span><text:span text:style-name="Police_20_par_20_défaut"><text:span text:style-name="T428">à </text:span></text:span><text:span text:style-name="Police_20_par_20_défaut"><text:span text:style-name="T426">construire un nouveau projet de territoire</text:span></text:span><text:span text:style-name="Police_20_par_20_défaut"><text:span text:style-name="T421"> </text:span></text:span><text:span text:style-name="Police_20_par_20_défaut"><text:span text:style-name="T425">à horizon 20</text:span></text:span><text:span text:style-name="Police_20_par_20_défaut"><text:span text:style-name="T424">30</text:span></text:span><text:span text:style-name="Police_20_par_20_défaut"><text:span text:style-name="T425"> afin de répondre aux besoins actuels de la population et d’anticiper les besoins futurs ; ce projet de territoire s’appuiera notamment sur l’ambition de maîtriser l’accueil de nouveaux habitants et de structurer l’offre territoriale en termes </text:span></text:span><text:span text:style-name="Police_20_par_20_défaut"><text:span text:style-name="T430">de logements, </text:span></text:span><text:span text:style-name="Police_20_par_20_défaut"><text:span text:style-name="T425">d’équipements au service du public tout en poursuivant le développement économique. </text:span></text:span><text:span text:style-name="Police_20_par_20_défaut"><text:span text:style-name="T430">Elle s’attachera à </text:span></text:span><text:span text:style-name="Police_20_par_20_défaut"><text:span text:style-name="T426">préserver les valeurs identitaires du territoire en menant une réflexion approfondie sur la consommation foncière compatible</text:span></text:span><text:span text:style-name="Police_20_par_20_défaut"><text:span text:style-name="T429"> avec ces valeurs</text:span></text:span><text:span text:style-name="Police_20_par_20_défaut"><text:span text:style-name="T426">. </text:span></text:span></text:p>
      <text:p text:style-name="P224">La présente consultation vise à sélectionner l'équipe qui sera chargée <text:span text:style-name="T504">de </text:span><text:span text:style-name="T506">la révision ou de l’élaboration du </text:span><text:span text:style-name="T505">PLU</text:span> <text:span text:style-name="T408">,</text:span> à partir du programme initial détaillé ci-après et conformément aux conditions énoncées.</text:p>
      <text:p text:style-name="P230"><text:span text:style-name="T504">L</text:span>a législation et de la réglementation en vigueur <text:span text:style-name="T504">devra être respectée, </text:span>notamment les principes d'élaboration associée et de concertation avec la population.</text:p>
      <text:p text:style-name="P229">L’annexe de ce document présente les différentes législations en vigueur et les documents opposables de portée supérieure.</text:p>
      <text:p text:style-name="P83"><text:span text:style-name="Police_20_par_20_défaut"><text:span text:style-name="T445">Le présent CCTP fait partie intégrante de l’offre présentée par le candidat. Le candidat s’engage donc à le respecter dans son intégralité.</text:span></text:span></text:p>
      <text:p text:style-name="P83"/>
      <text:p text:style-name="P220">I-<text:span text:style-name="T443">1</text:span> Contexte <text:span text:style-name="T505">_ </text:span><text:span text:style-name="T506">Description du territoire </text:span><text:span text:style-name="T94">A compléter par la commune ou communauté de communes</text:span></text:p>
      <text:p text:style-name="P141"/>
      <text:p text:style-name="P92"><text:span text:style-name="T507">La compétence relative à l’élaboration d’un PLU a été transférée de droit conformément aux dispositions de la loi ALUR à compter du 27 mars 2017.</text:span><text:span text:style-name="T516"> <text:s/></text:span><text:span text:style-name="T500"><text:s/>_ A voir en fonction du contexte</text:span></text:p>
      <text:p text:style-name="P103">Sinon : compétence PLU <text:span text:style-name="T518">⇒ </text:span>co<text:span text:style-name="T518">mmune</text:span> (expression de minorité de bloquage)</text:p>
      <text:p text:style-name="P90"/>
      <text:p text:style-name="P89"/>
      <text:list xml:id="list98704395" text:style-name="L2">
        <text:list-item>
          <text:p text:style-name="P343">objectifs de l’<text:span text:style-name="T505">élaboration </text:span><text:span text:style-name="T506">ou la révision</text:span></text:p>
        </text:list-item>
      </text:list>
      <text:p text:style-name="P88"/>
      <text:p text:style-name="P88"/>
      <text:p text:style-name="P179">A compléter par la commune ou communauté de communes</text:p>
      <text:p text:style-name="P142"/>
      <text:p text:style-name="P93"/>
      <text:p text:style-name="P80"/>
      <text:p text:style-name="P80"/>
      <text:p text:style-name="P80"/>
      <text:p text:style-name="P80"/>
      <text:p text:style-name="P80"/>
      <text:p text:style-name="P80"/>
      <text:p text:style-name="P80"/>
      <text:p text:style-name="Heading_20_2"><text:soft-page-break/><text:span text:style-name="T411">I</text:span>.<text:span text:style-name="T450">2</text:span> Cadre de la mission</text:p>
      <text:p text:style-name="P132"/>
      <text:p text:style-name="P336"><text:span text:style-name="T450">I.2</text:span>.1 <text:s/>Gouvernance </text:p>
      <text:p text:style-name="P335"/>
      <text:p text:style-name="P332"><text:s/><text:span text:style-name="T471">(A REVOIR / VALIDATION <text:s/>PAR LA CC ou la commune)</text:span></text:p>
      <text:p text:style-name="Standard"/>
      <text:p text:style-name="P82"><text:span text:style-name="T435">La </text:span><text:span text:style-name="T437">Communauté de Communes </text:span><text:span text:style-name="T438">ou la commune</text:span><text:span text:style-name="T436"> </text:span><text:span text:style-name="T435">co-anime avec le prestataire les réunions </text:span><text:span text:style-name="T1">de travail, les réunions de validation ainsi que toutes les réunions publiques. Tout au long de la mission elle assure les dialogues avec les territoires limitrophes portant également un projet de planification structurante. </text:span></text:p>
      <text:p text:style-name="P82"/>
      <text:p text:style-name="P45"><text:span text:style-name="T169">Le </text:span><text:span text:style-name="T180">conseil communautaire </text:span><text:span text:style-name="T181">ou municipal</text:span><text:span text:style-name="T177"> </text:span><text:span text:style-name="T169">sera l’instance décisionnelle qui validera les étapes juridiques établies dans le code de l’urbanisme. </text:span></text:p>
      <text:p text:style-name="P16"/>
      <text:p text:style-name="P122"><text:span text:style-name="T169">Le </text:span><text:span text:style-name="T177">conseil des maires </text:span><text:span text:style-name="T169">rassemblant l’ensemble des maires des communes membres, doit officiellement se réunir à deux reprises pendant l’élaboration du PLUi_H, conformément à l’article L </text:span><text:span text:style-name="T171">153-8 et L153-21</text:span><text:span text:style-name="T169"> du Code de l’urbanisme. Le conseil est mis en place pour examiner les modalités de collaboration avec les communes, avant </text:span><text:span text:style-name="T172">l</text:span><text:span text:style-name="T169">a délibération arrêtant ces modalités. </text:span><text:span text:style-name="T172">Il</text:span><text:span text:style-name="T169"> se réunit une seconde fois, après enquête publique du PLUi_</text:span><text:span text:style-name="T174">H</text:span><text:span text:style-name="T169">, pour une présentation des avis joints au dossier d’enquête publique, des observations du public et du rapport du commissaire ou de la commission d’enquête. En tant que de besoin, il est précisé que ce conseil des maires pourra se réunir au-delà des deux étapes prévues par la loi. </text:span><text:span text:style-name="T219">( A METTRE QUE DANS LE CAS DE COMM. COMM)</text:span></text:p>
      <text:p text:style-name="P16"/>
      <text:p text:style-name="P46"><text:span text:style-name="T169">Il est prévu de mettre en place un </text:span><text:span text:style-name="T177">comité de pilotage </text:span><text:span text:style-name="T169">associant élus et personnes publiques qui sera chargé d’examiner les résultats obtenus à chaque phase de la mission et de donner un avis sur les orientations à prendre et les compléments à apporter à l’issue de chacune d’elle. Ce comité de pilotage sera présidé par </text:span><text:span text:style-name="T175">le président de </text:span><text:span text:style-name="T176">la communauté de communes ou par le maire de la commune</text:span><text:span text:style-name="T169">. </text:span><text:span text:style-name="T163">La Direction Départementale des Territoires </text:span><text:span text:style-name="T167">(DDT) </text:span><text:span text:style-name="T163">représentera </text:span><text:span text:style-name="T164">l’État</text:span><text:span text:style-name="T163"> en tant que Personne Publique Associée (PPA) à l’élaboration du </text:span><text:span text:style-name="T165">document</text:span><text:span text:style-name="T163">. A ce titre, elle </text:span><text:span text:style-name="T165">sera associée </text:span><text:span text:style-name="T163">tout au long de la procédure et </text:span><text:span text:style-name="T166">veillera </text:span><text:span text:style-name="T163">à l’appui, notamment des informations transmises dans le cadre du PAC, à assurer la prise en compte des politiques de l’État. </text:span></text:p>
      <text:p text:style-name="P16"/>
      <text:p text:style-name="P16"/>
      <text:p text:style-name="P47"><text:span text:style-name="T169">Le comité de pilotage sera assisté d’un </text:span><text:span text:style-name="T177">comité technique </text:span><text:span text:style-name="T169">élargi à des élus référents dans </text:span><text:span text:style-name="T173">les </text:span><text:span text:style-name="T169">domaines de l’aménagement, l’urbanisme, l’habitat etc. et des représentants d’associations qualifiées. Il est demandé au prestataire de tenir régulièrement informés les participants de l’avancée des travaux. Ce comité de pilotage sera présidé par le </text:span><text:span text:style-name="T175">vice-président de </text:span><text:span text:style-name="T176">la communauté de communes ou par le chargé de mission de la commune</text:span><text:span text:style-name="T169"> en charge de l’urbanisme. Les </text:span><text:span text:style-name="T177">réunions techniques </text:span><text:span text:style-name="T169">et le titulaire du marché viendront compléter le processus d’élaboration du PLU. </text:span></text:p>
      <text:p text:style-name="P16"/>
      <text:p text:style-name="P80"><text:span text:style-name="T162">Pour chacune des réunions le prestataire réalisera un support de communication et remettra à chaque membre les documents supports au plus tard </text:span><text:span text:style-name="T177">7 jours avant la réunion</text:span><text:span text:style-name="T162">. </text:span></text:p>
      <text:p text:style-name="P80"/>
      <text:p text:style-name="P80"/>
      <text:p text:style-name="P80">Le dossier devra faire l’objet d’une concertation continue avec la population et les acteurs du territoire.</text:p>
      <text:p text:style-name="P80"/>
      <text:p text:style-name="P51"/>
      <text:p text:style-name="P52"/>
      <text:p text:style-name="P81"/>
      <text:p text:style-name="P104"/>
      <text:p text:style-name="P87"/>
      <text:p text:style-name="P87"><text:soft-page-break/></text:p>
      <text:p text:style-name="Heading_20_3"><text:span text:style-name="T452">1.3</text:span> Compétences requises pour le marché </text:p>
      <text:p text:style-name="P14"/>
      <text:p text:style-name="P121"><text:span text:style-name="T170">L’équipe proposée sera une </text:span><text:span text:style-name="T178">équipe pluridisciplinaire</text:span><text:span text:style-name="T170"> composée d’un ou plusieurs urbanistes, architectes, paysagistes, géographes, environnementalistes, juristes, cartographes, animateurs, ... En cas de groupement, le mandataire sera responsable de la bonne circulation des informations entre le maître d’ouvrage et les différents prestataires, il devra donc être identifié précisément. Il </text:span><text:span text:style-name="T169">serait préférable d'avoir une personne </text:span><text:span text:style-name="T177">expressément identifiée </text:span><text:span text:style-name="T169">au sein de l'équipe, en charge de l'animation et de la communication tout au long de l'élaboration des divers documents. </text:span></text:p>
      <text:p text:style-name="P13"/>
      <text:p text:style-name="P13">Le <text:span text:style-name="T220">maître</text:span> d'ouvrage souhaite que le bureau d'étude soit compét<text:span text:style-name="T453">e</text:span>nt dans les domaines suivants : </text:p>
      <text:p text:style-name="P13">- Planification Urbaine et élaboration du document d'urbanisme <text:span text:style-name="T505">à une échelle supra-communale, </text:span></text:p>
      <text:p text:style-name="P13">- Diagnostics architecturaux, aménagement urbains et paysagers, </text:p>
      <text:p text:style-name="P13">- Cartographie et Systèmes d'Informations Géographiques, </text:p>
      <text:p text:style-name="P13">- <text:span text:style-name="T220">Évaluation</text:span> Environnementale, diagnostic et expertise environnementale et agricole, </text:p>
      <text:p text:style-name="P121"><text:span text:style-name="T169">- Animation, </text:span><text:span text:style-name="T170">pédagogie</text:span><text:span text:style-name="T177"> </text:span><text:span text:style-name="T169">et communication auprès de la population, des acteurs du territoire, des partenaires et des élus.</text:span></text:p>
      <text:p text:style-name="P13"/>
      <text:p text:style-name="P13">Le bureau d’études devra spécifier la composition de l’équipe dédiée en précisant : </text:p>
      <text:p text:style-name="P121"><text:span text:style-name="T169">- les </text:span><text:span text:style-name="T177">compétences et le rôle </text:span><text:span text:style-name="T169">de chaque personne travaillant sur la mission </text:span></text:p>
      <text:p text:style-name="P244"><text:span text:style-name="T187">- les expériences et </text:span><text:span text:style-name="T188">références </text:span><text:span text:style-name="T187">de prestations similaires déjà réalisées par chaque membre.</text:span><text:span text:style-name="T169"> </text:span></text:p>
      <text:p text:style-name="P12">- les autres compétences existantes dans le bureau d’études et pouvant être éventuellement mobilisées. </text:p>
      <text:p text:style-name="P104"/>
      <text:p text:style-name="P27"/>
      <text:p text:style-name="P20"><text:span text:style-name="T413">I</text:span><text:span text:style-name="T414">I</text:span><text:span text:style-name="T413">- </text:span><text:span text:style-name="T416">Contenu</text:span><text:span text:style-name="T415"> de l’étude</text:span></text:p>
      <text:p text:style-name="P28"/>
      <text:p text:style-name="Heading_20_2"><text:span text:style-name="T415">I</text:span><text:span text:style-name="T413">I.1 Préambule</text:span></text:p>
      <text:p text:style-name="P28"/>
      <text:p text:style-name="P107"><text:span text:style-name="T471">L</text:span>e responsable des études doit tenir compte pour l’élaboration des documents d’urbanisme des <text:span text:style-name="T100">principes </text:span><text:span text:style-name="T102">généraux </text:span><text:span text:style-name="T100">du code de l’urbanisme</text:span> mentionnés c<text:span text:style-name="T412">i-dessous :</text:span></text:p>
      <text:p text:style-name="P109"/>
      <text:p text:style-name="P108"><text:span text:style-name="T221">1°) Équilibre</text:span> entre :<text:line-break/><text:line-break/>a) Les populations résidant dans les zones urbaines et rurales ;<text:line-break/><text:line-break/>b) Le renouvellement urbain, le développement urbain maîtrisé, la restructuration des espaces urbanisés, la revitalisation des centres urbains et ruraux, la lutte contre l'étalement urbain ;<text:line-break/><text:line-break/>c) Une utilisation économe des espaces naturels, la préservation des espaces affectés aux activités agricoles et forestières et la protection des sites, des milieux et paysages naturels ;<text:line-break/><text:line-break/>d) La sauvegarde des ensembles urbains et la protection, la conservation et la restauration du patrimoine culturel ;<text:line-break/><text:line-break/>e) Les besoins en matière de mobilité ;<text:line-break/><text:line-break/>2° La qualité urbaine, architecturale et paysagère, notamment des entrées de ville ;<text:line-break/><text:line-break/>3° La diversité des fonctions urbaines et rurales et la mixité sociale dans l'habitat, en prévoyant des <text:soft-page-break/>capacités de construction et de réhabilitation suffisantes pour la satisfaction, sans discrimination, des besoins présents et futurs de l'ensemble des modes d'habitat, d'activités économiques, touristiques, sportives, culturelles et d'intérêt général ainsi que d'équipements publics et d'équipement commercial, en tenant compte en particulier des objectifs de répartition géographiquement équilibrée entre emploi, habitat, commerces et services, d'amélioration des performances énergétiques, de développement des communications électroniques, de diminution des obligations de déplacements motorisés et de développement des transports alternatifs à l'usage individuel de l'automobile ;<text:line-break/><text:line-break/>4° La sécurité et la salubrité publiques ;<text:line-break/><text:line-break/>5° La prévention des risques naturels prévisibles, des risques miniers, des risques technologiques, des pollutions et des nuisances de toute nature ;<text:line-break/><text:line-break/>6° La protection des milieux naturels et des paysages, la préservation de la qualité de l'air, de l'eau, du sol et du sous-sol, des ressources naturelles, de la biodiversité, des écosystèmes, des espaces verts ainsi que la création, la préservation et la remise en bon état des continuités écologiques ;<text:line-break/><text:line-break/>7° La lutte contre le changement climatique et l'adaptation à ce changement, la réduction des émissions de gaz à effet de serre, l'économie des ressources fossiles, la maîtrise de l'énergie et la production énergétique à partir de sources renouvelables ;</text:p>
      <text:p text:style-name="P108"/>
      <text:p text:style-name="P240"><text:s text:c="4"/>8° La promotion du principe de conception universelle pour une société inclusive vis-à-vis des <text:s/>personnes en situation de handicap ou en perte d'autonomie dans les zones urbaines et rurales.</text:p>
      <text:p text:style-name="P109"/>
      <text:p text:style-name="P107"/>
      <text:p text:style-name="P119">La mission comprendra la réalisation des études, l’animation des réunions y compris avec les services associés, la rédaction des comptes-rendus, l’élaboration et la fourniture des dossiers jusqu’à l’approbation du PLU et son contrôle de légalité, <text:span text:style-name="T503">y compris la numérisation du document au format CNIG réglementaire pour le versement sur le géoportail de l’urbanisme</text:span>.</text:p>
      <text:p text:style-name="P34"/>
      <text:p text:style-name="Heading_20_2"><text:span text:style-name="T323">II.</text:span><text:span text:style-name="T324">2</text:span><text:span text:style-name="T322"> Le rapport de présentation du </text:span><text:span text:style-name="T327">PLU </text:span><text:span text:style-name="T328">ou PLUi</text:span><text:span text:style-name="T327"> </text:span><text:span text:style-name="T318">(article L.151-4 du code de l'urbanisme)</text:span></text:p>
      <text:p text:style-name="P285"/>
      <text:p text:style-name="P195"><text:span text:style-name="T222">Le rapport de </text:span><text:span text:style-name="T223">présentation</text:span><text:span text:style-name="T222"> constitue l’une des </text:span><text:span text:style-name="T223">pièces</text:span><text:span text:style-name="T222"> essentielles du dossier de </text:span><text:span text:style-name="T268">PLUi </text:span><text:span text:style-name="T269">ou PLU</text:span><text:span text:style-name="T222"> dans la mesure ou il sert de <text:s/>« base de r</text:span><text:span text:style-name="T224">é</text:span><text:span text:style-name="T222">f</text:span><text:span text:style-name="T224">é</text:span><text:span text:style-name="T222">rence » au juge administratif en cas de recours contentieux pour</text:span><text:span text:style-name="T225"> </text:span><text:span text:style-name="T222">appr</text:span><text:span text:style-name="T224">é</text:span><text:span text:style-name="T222">cier la </text:span><text:span text:style-name="T223">légalité</text:span><text:span text:style-name="T222"> des options retenues et le « parti pris » d’urbanisme.</text:span></text:p>
      <text:p text:style-name="P265"/>
      <text:p text:style-name="P195"><text:span text:style-name="T277">Le rapport de présentation est un document d’ordre général qui doit fournir au public une information complète sur les choix d’urbanisme et d’aménagement de la commune </text:span><text:span text:style-name="T222">et sa lecture doit permettre de mieux comprendre les motivations qui ont guid</text:span><text:span text:style-name="T225">é</text:span><text:span text:style-name="T222"> les choix effectu</text:span><text:span text:style-name="T225">é</text:span><text:span text:style-name="T222">s. Ceci implique qu’il soit </text:span><text:span text:style-name="T223">rédigé</text:span><text:span text:style-name="T222"> dans un langage clair et accessible </text:span><text:span text:style-name="T242">à</text:span><text:span text:style-name="T222"> tous. Il ne saurait non plus exister de contradictions entre le rapport de pr</text:span><text:span text:style-name="T225">é</text:span><text:span text:style-name="T222">sentation du plan local d’urbanisme, d’une part, et le projet </text:span><text:span text:style-name="T223">d’aménagement</text:span><text:span text:style-name="T222"> et de </text:span><text:span text:style-name="T223">développement</text:span><text:span text:style-name="T222"> durable </text:span><text:span text:style-name="T232">(PADD)</text:span><text:span text:style-name="T222">, les orientations </text:span><text:span text:style-name="T223">d’aménagement</text:span><text:span text:style-name="T222"> et de programmation </text:span><text:span text:style-name="T232">(OAP)</text:span><text:span text:style-name="T222">, le r</text:span><text:span text:style-name="T232">é</text:span><text:span text:style-name="T222">glement et les documents graphiques, d’autre part.</text:span></text:p>
      <text:p text:style-name="P265"/>
      <text:p text:style-name="P265"/>
      <text:p text:style-name="P265"/>
      <text:p text:style-name="P265"><text:soft-page-break/></text:p>
      <text:p text:style-name="P221"><text:span text:style-name="T282">· </text:span><text:span text:style-name="T262">Diagnostic</text:span></text:p>
      <text:p text:style-name="P281"/>
      <text:p text:style-name="P48">Cette première étape vise à :</text:p>
      <text:list xml:id="list3927353682" text:style-name="L3">
        <text:list-item>
          <text:p text:style-name="P348"><text:span text:style-name="T454">L</text:span>'appropriation collective de la démarche du <text:span text:style-name="T505">PLUi</text:span><text:span text:style-name="T113"> </text:span><text:span text:style-name="T160">ou PLU</text:span>, de ses objectifs, de la législation en vigueur. Pour cela, le prestataire rencontrera <text:span text:style-name="T517">les élus</text:span> au démarrage de sa mission. </text:p>
        </text:list-item>
        <text:list-item>
          <text:p text:style-name="P357">Réunir la Conférence Intercommunale des Maires (CIM<text:span text:style-name="T499">)</text:span></text:p>
        </text:list-item>
        <text:list-item>
          <text:p text:style-name="P348">Organiser le travail : calendrier et préparation des réunions, identification et détermination du rôle des différents acteurs, auditions et concertation à prévoir, travail de terrain...</text:p>
        </text:list-item>
        <text:list-item>
          <text:p text:style-name="P348">Collecter des données et identifier des manques ou faiblesses (études complémentaires à lancer...)</text:p>
        </text:list-item>
      </text:list>
      <text:p text:style-name="P282"/>
      <text:p text:style-name="P265"/>
      <text:p text:style-name="P195"><text:span text:style-name="T222">L'article L.151-4 stipule que le rapport de </text:span><text:span text:style-name="T223">présentation</text:span><text:span text:style-name="T222"> d’un </text:span><text:span text:style-name="T270">PLUi </text:span><text:span text:style-name="T269">ou PLU</text:span><text:span text:style-name="T222"> </text:span><text:span text:style-name="T223">s’appuie</text:span><text:span text:style-name="T224"> sur </text:span><text:span text:style-name="T277">un diagnostic « </text:span><text:span text:style-name="T284">au regard des prévisions économiques et démographiques et des besoins répertoriés en matière de développement économique, d’aménagement de l’espace, d’environnement, notamment en matière de biodiversité, d’agriculture, de préservation du potentiel agronomique, d’équilibre social de l’habitat, de transports, d’équipements et de services »</text:span><text:span text:style-name="T222">.</text:span></text:p>
      <text:p text:style-name="P170">Le diagnostic comprend l'analyse territoriale afin de caractériser le territoire dans son contexte, le bilan du<text:span text:style-name="T409">(des)</text:span> document<text:span text:style-name="T409">(s)</text:span> d'urbanisme (habitat, économique, consommation de terres agricoles, protection de l’environnement, ...) antérieur et l<text:span text:style-name="T100">'étude des perspectives et des besoins </text:span><text:span text:style-name="T103">au vue du contexte démographique, économique, social, environnemental présent et à venir</text:span><text:span text:style-name="T100">.</text:span></text:p>
      <text:p text:style-name="P337"><text:span text:style-name="T16">Il doit permettre de faire émerger les atouts, les potentiels et les faiblesses du territoire et doit ressortir les </text:span><text:span text:style-name="T28">enjeux </text:span><text:span text:style-name="T29">du territoire.</text:span></text:p>
      <text:p text:style-name="P98"/>
      <text:p text:style-name="P207"><text:span text:style-name="T17">Il ne s'agira pas de faire une monographie descriptive, mais un diagnostic problématisé mettant en lumière les dynamiques à l’œuvre sur l’ensemble des thématiques, permettant aux </text:span><text:span text:style-name="T18">acteurs du territoire</text:span><text:span text:style-name="T17"> d'établir, dans les phases suivantes, un projet politique qui se déclinera en orientations générales d'aménagement puis en dispositions d'urbanisme opposables aux tiers.</text:span></text:p>
      <text:p text:style-name="P98"/>
      <text:p text:style-name="P337"><text:span text:style-name="T17">Il</text:span><text:span text:style-name="T263"> doit être partagé et validé par l'ensemble des élus et acteurs intervenant dans l'élaboration du document d'urbanisme. C'est une partie objective dans le sens où il s'agit d'une vision du territoire sans prise de parti. <text:s/></text:span></text:p>
      <text:p text:style-name="P337"><text:span text:style-name="T289">Il</text:span><text:span text:style-name="T287"> sera établi à partir de données récentes, en s’appuyant notamment sur le « porter à connaissance » ou les rapports de présentation des documents supérieurs s’ils existent. Les données seront complétées par des entretiens avec des acteurs locaux </text:span><text:span text:style-name="T288">sur</text:span><text:span text:style-name="T264"> les différentes thématiques permettant de répondre aux principes généraux du code de l’urbanisme et du code de la construction et de l’habitat.</text:span></text:p>
      <text:p text:style-name="P275"/>
      <text:p text:style-name="P243">Les <text:span text:style-name="T100">thèmes du diagnostic</text:span> seront ceux nécessaires à l'expression de la problématique et à la justification des dispositions du futur <text:span text:style-name="T505">PLU</text:span><text:span text:style-name="T508">i ou PLU</text:span>. Il appartiendra au bureau d'études d'<text:span text:style-name="T100">identifier et de hiérarchiser les thèmes nécessitant une analyse fine en termes de diagnostic</text:span>, que ce soit au regard des spécificités du territoire ou des exigences de la législation ou de la réglementation en vigueur.</text:p>
      <text:p text:style-name="P243"/>
      <text:p text:style-name="P243">A titre indicatif, le diagnostic abordera notamment les thèmes suivants :</text:p>
      <text:list xml:id="list3279031543" text:style-name="L4">
        <text:list-item>
          <text:p text:style-name="P368"><text:span text:style-name="Police_20_par_20_défaut"><text:span text:style-name="T129">Population – démographie </text:span></text:span><text:span text:style-name="Police_20_par_20_défaut"><text:span text:style-name="T134">: observation de l'évolution de la population, de la structure par âge, de la composition des ménages et leurs caractéristiques sociales permettant de mesurer les besoins futurs de la commune en matière de logements, d'activités ou d'équipements</text:span></text:span></text:p>
        </text:list-item>
        <text:list-item>
          <text:p text:style-name="P368"><text:soft-page-break/><text:span text:style-name="Police_20_par_20_défaut"><text:span text:style-name="T129">Habitat/logement </text:span></text:span><text:span text:style-name="Police_20_par_20_défaut"><text:span text:style-name="T134">: analyse de l’offre en termes d'habitat, connaissance des besoins en quantité et en types de logements, caractéristiques du parc de logements et ses modalités d'occupation </text:span></text:span><text:span text:style-name="Police_20_par_20_défaut"><text:span text:style-name="T135">notamment analyse de la vacance</text:span></text:span><text:span text:style-name="Police_20_par_20_défaut"><text:span text:style-name="T134">, opportunités foncières ou immobilières exploitables</text:span></text:span></text:p>
        </text:list-item>
        <text:list-item>
          <text:p text:style-name="P368"><text:span text:style-name="Police_20_par_20_défaut"><text:span text:style-name="T129">Économie locale :</text:span></text:span><text:span text:style-name="Police_20_par_20_défaut"><text:span text:style-name="T134"> profil et dynamisme du milieu économique local (commerces, artisanat, industrie, services, tourisme…) </text:span></text:span><text:span text:style-name="Police_20_par_20_défaut"><text:span text:style-name="T146">et stratégie intercommunale.</text:span></text:span><text:span text:style-name="Police_20_par_20_défaut"><text:span text:style-name="T134"> Devront notamment être recensées les zones d'activités existantes </text:span></text:span><text:span text:style-name="Police_20_par_20_défaut"><text:span text:style-name="T146">dans le ressort de l'EPCI</text:span></text:span><text:span text:style-name="Police_20_par_20_défaut"><text:span text:style-name="T134"> avec mention de leur taux d'occupation, capacité de densification ou de mutation ainsi que les friches économiques (en ZAE et dans le tissu urbain des communes). </text:span></text:span></text:p>
        </text:list-item>
        <text:list-item>
          <text:p text:style-name="P369"><text:span text:style-name="Police_20_par_20_défaut"><text:span text:style-name="T132">Agriculture : </text:span></text:span><text:span text:style-name="Police_20_par_20_défaut"><text:span text:style-name="T141">analyse du contexte agricole et son potentiel, cultures sous signes de qualité..</text:span></text:span><text:span text:style-name="Police_20_par_20_défaut"><text:span text:style-name="T132"> </text:span></text:span></text:p>
        </text:list-item>
        <text:list-item>
          <text:p text:style-name="P368"><text:span text:style-name="Police_20_par_20_défaut"><text:span text:style-name="T129">Analyse urbaine / </text:span></text:span><text:span text:style-name="Police_20_par_20_défaut"><text:span text:style-name="T131">foncier</text:span></text:span><text:span text:style-name="Police_20_par_20_défaut"><text:span text:style-name="T129"> </text:span></text:span><text:span text:style-name="Police_20_par_20_défaut"><text:span text:style-name="T134">: bilan du fonctionnement urbain, synthèse des types architecturaux, hiérarchisation du réseau de voirie et des espaces publics, localisation du réseau d'équipement. Analyse des capacités de densification et de mutation de l'ensemble des espaces bâtis en tenant compte des formes urbaines et architecturales. Identification des secteurs stratégiques de renouvellement urbain, y compris en destruction sans reconstruction. Les dispositions favorisant la densification de ces espaces ainsi que la </text:span></text:span><text:span text:style-name="Police_20_par_20_défaut"><text:span text:style-name="T129">limitation de la consommation des espaces naturels, agricoles ou forestiers</text:span></text:span><text:span text:style-name="Police_20_par_20_défaut"><text:span text:style-name="T134"> sera exposée. </text:span></text:span></text:p>
        </text:list-item>
        <text:list-item>
          <text:p text:style-name="P370"><text:span text:style-name="Police_20_par_20_défaut"><text:span text:style-name="T130">Équipements</text:span></text:span><text:span text:style-name="Police_20_par_20_défaut"><text:span text:style-name="T129"> publics et réseaux :</text:span></text:span><text:span text:style-name="Police_20_par_20_défaut"><text:span text:style-name="T134"> recensement et analyse des équipements et des besoins (sportifs, scolaires, culturels, sociaux, santé, loisirs…), capacité des réseaux (assainissement, eau potable, défense incendie, électricité …), mise en évidence des secteurs insuffisamment desservis et renforcements éventuels à prévoir, modalités existantes de gestion des eaux pluviales en lien avec la prévention des inondations (mesures préventives, dispositifs de rétentions ou infiltration). </text:span></text:span><text:span text:style-name="Police_20_par_20_défaut"><text:span text:style-name="T63">Étude du dimensionnement des réseaux et évaluation de leur capacité à desservir de nouveaux bâtis. </text:span></text:span></text:p>
        </text:list-item>
        <text:list-item>
          <text:p text:style-name="P368"><text:span text:style-name="Police_20_par_20_défaut"><text:span text:style-name="T129">Déplacements :</text:span></text:span><text:span text:style-name="Police_20_par_20_défaut"><text:span text:style-name="T134"> connaissance du système de déplacement (de personnes, de marchandises, stationnement, sécurité des déplacements réseau de liaisons douces, migrations pendulaires) et de son fonctionnement, de l’offre de transport en commun </text:span></text:span></text:p>
        </text:list-item>
        <text:list-item>
          <text:p text:style-name="P368"><text:span text:style-name="Police_20_par_20_défaut"><text:span text:style-name="T129">Risques :</text:span></text:span><text:span text:style-name="T123"> </text:span><text:span text:style-name="T125">analyse de l’existence de risques et de risques pressentis en matière d’inondation, mais également d’érosion, de zones de rétention temporaire des eaux de crues ou de ruissellement, existence de zones de mobilité du lit mineur d’un cours d’eau</text:span></text:p>
          <text:p text:style-name="P373"/>
        </text:list-item>
      </text:list>
      <text:p text:style-name="P243"/>
      <text:p text:style-name="P50">Cette étape comprendra notamment :</text:p>
      <text:list xml:id="list972560866" text:style-name="L5">
        <text:list-item>
          <text:p text:style-name="P371"><text:span text:style-name="Police_20_par_20_défaut"><text:span text:style-name="T64">la prise de connaissance </text:span></text:span><text:span text:style-name="Police_20_par_20_défaut"><text:span text:style-name="T66">in situ</text:span></text:span><text:span text:style-name="Police_20_par_20_défaut"><text:span text:style-name="T64"> du territoire intercommunal avec la rencontre des Maires dans les communes en début de phase. </text:span></text:span></text:p>
        </text:list-item>
        <text:list-item>
          <text:p text:style-name="P371"><text:span text:style-name="Police_20_par_20_défaut"><text:span text:style-name="T57">plusieurs rencontres avec </text:span></text:span><text:span text:style-name="Police_20_par_20_défaut"><text:span text:style-name="T58">la communauté de communes</text:span></text:span><text:span text:style-name="Police_20_par_20_défaut"><text:span text:style-name="T57"> (élus et services) et ses </text:span></text:span><text:span text:style-name="Police_20_par_20_défaut"><text:span text:style-name="T59">principaux partenaires ;</text:span></text:span></text:p>
        </text:list-item>
      </text:list>
      <text:list xml:id="list2963328950" text:style-name="L6">
        <text:list-item>
          <text:p text:style-name="P349">la prise de connaissance, la mise à jour et l'analyse des données intercommunales dont les études et démarches à intégrer</text:p>
        </text:list-item>
      </text:list>
      <text:p text:style-name="P330"/>
      <text:p text:style-name="P205"><text:span text:style-name="T123">Les éléments de ce diagnostic auront, </text:span><text:span text:style-name="Police_20_par_20_défaut"><text:span text:style-name="T136">in fine</text:span></text:span><text:span text:style-name="T123">, vocation à figurer dans le rapport de présentation. Ils seront présentés et mis à la disposition de la </text:span><text:span text:style-name="T124">communauté de communes</text:span><text:span text:style-name="T123">, en tant que de besoin, au fur et à mesure de la progression du diagnostic.</text:span></text:p>
      <text:p text:style-name="P231"/>
      <text:p text:style-name="P248">Le diagnostic fera l’objet d’un rendu synthétique, pédagogique et illustré mettant en exergue les points saillants de l’analyse, les dynamiques à l’œuvre et les enjeux à traiter.</text:p>
      <text:p text:style-name="P205"><text:span text:style-name="Police_20_par_20_défaut"><text:span text:style-name="T447"/></text:span></text:p>
      <text:p text:style-name="P242"/>
      <text:p text:style-name="P235"><text:bookmark-start text:name="__RefHeading__2106_2133664579"/><text:soft-page-break/><text:span text:style-name="T283">· </text:span><text:span text:style-name="T456">Etat initial de l'environnement, </text:span><text:span text:style-name="T457">des paysages et des continuités écologiques</text:span><text:span text:style-name="T439"> (Natura 2000 et zones à dominante humide)</text:span><text:bookmark-end text:name="__RefHeading__2106_2133664579"/></text:p>
      <text:p text:style-name="P231"/>
      <text:p text:style-name="P205"><text:span text:style-name="T123">Le BE réalisera un bilan aussi exhaustif que possible de l'ensemble des problématiques environnementales </text:span><text:span text:style-name="T125">du territoire</text:span><text:span text:style-name="T123">, afin de mesurer dès le début de la procédure les atouts, faiblesses et éléments de contraintes à prendre en compte. La démarche pourra révéler un </text:span><text:span text:style-name="Police_20_par_20_défaut"><text:span text:style-name="T64">besoin d'études complémentaires sur certains aspects.</text:span></text:span></text:p>
      <text:p text:style-name="P231">L'état initial de l'environnement traitera de toutes les thématiques de l’environnement, au sens large du terme, permettant de caractériser son état et son évolution. Il sera ensuite approfondi et complété en fonction de la sensibilité du territoire et des orientations du document d’urbanisme.</text:p>
      <text:p text:style-name="P231"/>
      <text:p text:style-name="P231"><text:span text:style-name="T100">Le bureau d'études identifiera les enjeux, les hiérarchisera et les traduira en objectifs de PLU.</text:span> <text:span text:style-name="T100">Il proposera des critères d'évaluation pour mesurer les incidences notables des choix et du projet notamment sur les zones les plus sensibles.</text:span></text:p>
      <text:p text:style-name="P247"/>
      <text:p text:style-name="P231">L'analyse de l'état initial de l'environnement fera l'objet d'une partie spécifique dans le rapport de présentation. Il présentera les différentes caractéristiques du territoire en termes d'enjeux environnementaux et analysera les perspectives d'évolution possible, en hiérarchisant les zones susceptibles d’être touchées de manière notable par le projet intercommunal, qui s’exprimera dans le PADD.</text:p>
      <text:p text:style-name="P231"/>
      <text:p text:style-name="P205"><text:span text:style-name="Police_20_par_20_défaut"><text:span text:style-name="T264">Toutes les mesures envisagées pour assurer la protection de l’environnement figureront dans le </text:span></text:span><text:span text:style-name="Police_20_par_20_défaut"><text:span text:style-name="T290">rapport de présentation.</text:span></text:span></text:p>
      <text:p text:style-name="P274"/>
      <text:p text:style-name="P277">L’état initial de l’environnement constituera un document d’information et de débat lisible sur les principaux thèmes environnementaux. Il aura une dimension pédagogique pour l’ensemble des acteurs concernés par l’élaboration du PL<text:span text:style-name="T501">U.</text:span></text:p>
      <text:p text:style-name="P274"/>
      <text:p text:style-name="P271"/>
      <text:p text:style-name="P196"><text:span text:style-name="T282">· </text:span><text:span text:style-name="T280">Expliquer les choix retenus</text:span></text:p>
      <text:p text:style-name="P204"><text:span text:style-name="T313">Il est obligatoire d’expliquer les choix</text:span><text:span text:style-name="T278"> </text:span><text:span text:style-name="T222">qui ont permis d’</text:span><text:span text:style-name="T224">é</text:span><text:span text:style-name="T222">tablir le projet </text:span><text:span text:style-name="T223">d’aménagement</text:span><text:span text:style-name="T222"> et de </text:span><text:span text:style-name="T223">développement</text:span><text:span text:style-name="T222"> durable</text:span><text:span text:style-name="T223">s</text:span><text:span text:style-name="T222"> </text:span><text:span text:style-name="T233">(PADD)</text:span><text:span text:style-name="T222"> et exposer les motifs de la d</text:span><text:span text:style-name="T231">é</text:span><text:span text:style-name="T222">limitation des zones, des r</text:span><text:span text:style-name="T224">è</text:span><text:span text:style-name="T222">gles qui sont applicables et des orientations </text:span><text:span text:style-name="T223">d’aménagement</text:span><text:span text:style-name="T222"> et de programmation </text:span><text:span text:style-name="T233">(OAP)</text:span><text:span text:style-name="T222"> (en rapport </text:span><text:span text:style-name="T224">é</text:span><text:span text:style-name="T222">troit avec les options du projet </text:span><text:span text:style-name="T223">d’aménagement</text:span><text:span text:style-name="T222"> et de </text:span><text:span text:style-name="T223">développement</text:span><text:span text:style-name="T222"> durable</text:span><text:span text:style-name="T223">s</text:span><text:span text:style-name="T222">) dans le respect des objectifs </text:span><text:span text:style-name="T224">é</text:span><text:span text:style-name="T222">nonc</text:span><text:span text:style-name="T223">é</text:span><text:span text:style-name="T222">s </text:span><text:span text:style-name="T224">au code de l’urbanisme et au code de la construction et de l’habitat </text:span><text:span text:style-name="T222">(notions de renouvellement urbain, de mixit</text:span><text:span text:style-name="T224">é</text:span><text:span text:style-name="T222"> sociale, d’utilisation </text:span><text:span text:style-name="T224">é</text:span><text:span text:style-name="T222">conome du sol, de gestion des eaux, de d</text:span><text:span text:style-name="T224">é</text:span><text:span text:style-name="T222">placements…)</text:span><text:span text:style-name="T231">.</text:span></text:p>
      <text:p text:style-name="P264"/>
      <text:p text:style-name="P263"/>
      <text:p text:style-name="P263"/>
      <text:p text:style-name="P196"><text:span text:style-name="T282">· </text:span><text:span text:style-name="T280">Justifi</text:span><text:span text:style-name="T281">cations</text:span></text:p>
      <text:p text:style-name="P196"><text:span text:style-name="T313">Il est nécessaire de justifier les objectifs </text:span><text:span text:style-name="T311">compris dans le </text:span><text:span text:style-name="T313">PADD</text:span><text:span text:style-name="T278"> </text:span><text:span text:style-name="T222">au regard des dynamiques </text:span><text:span text:style-name="T224">é</text:span><text:span text:style-name="T222">conomiques et d</text:span><text:span text:style-name="T224">é</text:span><text:span text:style-name="T222">mographiques. </text:span></text:p>
      <text:p text:style-name="P267"/>
      <text:p text:style-name="P144"><text:span text:style-name="T234">J</text:span><text:span text:style-name="T222">ustification</text:span><text:span text:style-name="T234">s</text:span><text:span text:style-name="T222"> vis-</text:span><text:span text:style-name="T243">à</text:span><text:span text:style-name="T222">-vis du développement durable (solution de moindre impact écologique ou du moins la plus soutenable compte tenu des enjeux) y compris vis-</text:span><text:span text:style-name="T223">à-</text:span><text:span text:style-name="T222">vis des politiques de </text:span><text:span text:style-name="T223">l’État</text:span><text:span text:style-name="T222"> et des documents supra communaux.</text:span></text:p>
      <text:p text:style-name="P145"><text:span text:style-name="T235">Le rapport de présentation dans le cas d’un PLU doit </text:span><text:span text:style-name="T222">explique</text:span><text:span text:style-name="T235">r</text:span><text:span text:style-name="T222"> les choix retenus par ce programme </text:span><text:span text:style-name="T235">d’orientations et d’actions (voir </text:span><text:span text:style-name="T236">chapitre spécifique </text:span><text:span text:style-name="T235">ci-dessous)</text:span><text:span text:style-name="T222">. </text:span></text:p>
      <text:p text:style-name="P208"><text:soft-page-break/><text:span text:style-name="T246">Lorsque dans les zones </text:span><text:span text:style-name="T245">agricole</text:span><text:span text:style-name="T246">s</text:span><text:span text:style-name="T245">, </text:span><text:span text:style-name="T249">naturel</text:span><text:span text:style-name="T246">les</text:span><text:span text:style-name="T249"> ou foresti</text:span><text:span text:style-name="T246">è</text:span><text:span text:style-name="T249">r</text:span><text:span text:style-name="T246">es, le document prévoit par dérogation à la protection de ces zones la possibilité d’extension et d’annexes pour les constructions existantes, et/ou des constructions et installations nécessaires à des équipements collectifs, et/ou des constructions et installations nécessaires à la transformation, au conditionnement et à la commercialisation des produits agricoles dès lors que ces activités constituent le prolongement de l’acte de production, et/ou la distinction </text:span><text:span text:style-name="T247">de bâtiments pouvant faire l’objet de changement de destination </text:span><text:span text:style-name="T294">(art. L151-11, Art. L151-12 </text:span><text:span text:style-name="T295">code de l’urbanisme</text:span><text:span text:style-name="T294">)</text:span><text:span text:style-name="T247">, u</text:span><text:span text:style-name="T248">ne analyse relative à </text:span><text:span text:style-name="T245">l'absence d'impact <text:s/></text:span><text:span text:style-name="T247">sur l’activité agricole ou la </text:span><text:span text:style-name="T257">qualité</text:span><text:span text:style-name="T247"> paysagère </text:span><text:span text:style-name="T248">est à figurer dans le rapport de présentation.</text:span></text:p>
      <text:p text:style-name="P209"><text:span text:style-name="T247">Da</text:span><text:span text:style-name="T249">ns les cas </text:span><text:span text:style-name="T248">de définitions de secteurs de taille et de capacité d’accueil </text:span><text:span text:style-name="T255">limitées </text:span><text:span text:style-name="T248">(STECAL) dans </text:span><text:span text:style-name="T247">les zones agricoles, naturelles ou forestières</text:span><text:span text:style-name="T248">, </text:span><text:span text:style-name="T247">l</text:span><text:span text:style-name="T250">e</text:span><text:span text:style-name="T237"> caractère exceptionnel </text:span><text:span text:style-name="T238">de ces STECAL doit </text:span><text:span text:style-name="T226">être étudi</text:span><text:span text:style-name="T223">é</text:span><text:span text:style-name="T226">, il est à </text:span><text:span text:style-name="T237">apprécie</text:span><text:span text:style-name="T238">r</text:span><text:span text:style-name="T237">, entre autres critères, en fonction des caractéristiques du territoire, du type d'urbanisation du secteur, de la distance entre les constructions ou de la desserte par les réseaux ou par les équipements collectifs </text:span><text:span text:style-name="T239">(article L151-13 code de l’urbanisme)</text:span><text:span text:style-name="T237">. </text:span></text:p>
      <text:p text:style-name="P195"><text:span text:style-name="T258">Si le </text:span><text:span text:style-name="T260">PLU</text:span><text:span text:style-name="T258"> institue les servitudes pr</text:span><text:span text:style-name="T261">é</text:span><text:span text:style-name="T258">vues </text:span><text:span text:style-name="T260">à</text:span><text:span text:style-name="T258"> l’article L.151-41 5° du code de l’urbanisme («</text:span><text:span text:style-name="T260">gel »</text:span><text:span text:style-name="T258"> de toute </text:span><text:span text:style-name="T261">nouvelle </text:span><text:span text:style-name="T258">urbanisation, dans un </text:span><text:span text:style-name="T259">périmètre</text:span><text:span text:style-name="T258"> d</text:span><text:span text:style-name="T260">é</text:span><text:span text:style-name="T258">limit</text:span><text:span text:style-name="T260">é</text:span><text:span text:style-name="T258">, pour une dur</text:span><text:span text:style-name="T260">é</text:span><text:span text:style-name="T258">e au plus de cinq ans, dans l’attente d’un projet </text:span><text:span text:style-name="T259">d’aménagement</text:span><text:span text:style-name="T258"> global et r</text:span><text:span text:style-name="T260">é</text:span><text:span text:style-name="T258">servation de terrains en vue de la r</text:span><text:span text:style-name="T260">é</text:span><text:span text:style-name="T258">alisation de logements), le</text:span><text:span text:style-name="T260"> </text:span><text:span text:style-name="T258">rapport de pr</text:span><text:span text:style-name="T260">é</text:span><text:span text:style-name="T258">sentation devra </text:span><text:span text:style-name="T260">é</text:span><text:span text:style-name="T258">galement consacrer un </text:span><text:span text:style-name="T259">développement</text:span><text:span text:style-name="T258"> </text:span><text:span text:style-name="T260">à</text:span><text:span text:style-name="T258"> la justification de cette politique.</text:span></text:p>
      <text:p text:style-name="P279"/>
      <text:p text:style-name="P106"><text:span text:style-name="T286">Si l</text:span><text:span text:style-name="T271">'approbation du </text:span><text:span text:style-name="T272">PLU vaut</text:span><text:span text:style-name="T271"> acte de création d'une zone d'aménagement concerté </text:span><text:span text:style-name="T272">(ZAC)</text:span><text:span text:style-name="T271">, le rapport de présentation comporte une description de l'existant dans le périmètre de cette </text:span><text:span text:style-name="T272">ZAC</text:span><text:span text:style-name="T271"> ainsi que de son environnement et énonce les raisons pour lesquelles, au regard des dispositions du </text:span><text:span text:style-name="T272">PLU</text:span><text:span text:style-name="T271"> et de l'insertion dans l'environnement naturel ou urbain, la création de cette zone a été retenue. </text:span></text:p>
      <text:p text:style-name="P279"/>
      <text:p text:style-name="P195"><text:span text:style-name="T282">· </text:span><text:span text:style-name="T265">Pr</text:span><text:span text:style-name="T266">é</text:span><text:span text:style-name="T265">ciser les indicateurs</text:span><text:span text:style-name="T222"> qui devront </text:span><text:span text:style-name="T230">ê</text:span><text:span text:style-name="T222">tre </text:span><text:span text:style-name="T230">é</text:span><text:span text:style-name="T222">labo</text:span><text:span text:style-name="T241">ré</text:span><text:span text:style-name="T222">s pour l'</text:span><text:span text:style-name="T230">é</text:span><text:span text:style-name="T222">valuation des r</text:span><text:span text:style-name="T230">é</text:span><text:span text:style-name="T222">sultats de l'application du plan</text:span></text:p>
      <text:p text:style-name="P278"/>
      <text:p text:style-name="P287"/>
      <text:p text:style-name="P324"><text:span text:style-name="T282">· </text:span><text:span text:style-name="T267">Evaluation environnementale</text:span></text:p>
      <text:p text:style-name="P273">Le <text:s/>PLU est soumis à une évaluation environnementale obligatoire <text:span text:style-name="T509">ou au cas par cas (cas de </text:span><text:span text:style-name="T510">certaines</text:span><text:span text:style-name="T509"> révisions)</text:span>. Le bureau d’étude sera chargé dans le cadre du présent marché de cette évaluation, à réaliser conformément à la législation et la réglementation en vigueur. Le prestataire devra également tenir compte du guide de l’évaluation environnementale des documents d’urbanisme réalisé en novembre 2019 par le ministère de la transition écologique et solidaire (disponible gratuitement sur le site du ministère).</text:p>
      <text:p text:style-name="P276"/>
      <text:p text:style-name="P196"><text:span text:style-name="T285">L</text:span><text:span text:style-name="T222">e rapport de pr</text:span><text:span text:style-name="T227">é</text:span><text:span text:style-name="T222">sentation doit comprendre des </text:span><text:span text:style-name="T223">éléments</text:span><text:span text:style-name="T222"> d</text:span><text:span text:style-name="T227">é</text:span><text:span text:style-name="T222">taill</text:span><text:span text:style-name="T227">é</text:span><text:span text:style-name="T222">s </text:span><text:span text:style-name="T227">relatifs à l’</text:span><text:span text:style-name="T312">évaluation environnementale :</text:span></text:p>
      <text:p text:style-name="P321"><text:span text:style-name="T329">➢ </text:span><text:span text:style-name="T330">décrire</text:span><text:span text:style-name="T332"> l'articulation du plan avec les autres documents d'urbanisme et les plans avec lesquels il doit être compatible ou qu'il doit prendre en compte.</text:span></text:p>
      <text:p text:style-name="P321"><text:span text:style-name="T329">➢ </text:span><text:span text:style-name="T331">a</text:span><text:span text:style-name="T332">nalyse</text:span><text:span text:style-name="T334">r</text:span><text:span text:style-name="T332"> les perspectives d'évolution de l'état initial de l'environnement, </text:span></text:p>
      <text:p text:style-name="P320"><text:span text:style-name="T329">➢ </text:span><text:span text:style-name="T332">décrire et évaluer « les incidences notables que peut avoir le document sur l'environnement »,</text:span></text:p>
      <text:p text:style-name="P320"><text:span text:style-name="T329">➢ </text:span><text:span text:style-name="T332">présenter les mesures envisagées pour éviter </text:span><text:span text:style-name="T333">ou </text:span><text:span text:style-name="T332">réduire </text:span><text:span text:style-name="T333">voire</text:span><text:span text:style-name="T332"> compenser ces incidences négatives </text:span><text:span text:style-name="T333">(privilégier l’évitement, décrire les différentes alternatives)</text:span></text:p>
      <text:p text:style-name="P320"><text:span text:style-name="T329">➢ </text:span><text:span text:style-name="T332">exposer « les raisons pour lesquelles, notamment du point de vue de la protection de l'environnement, parmi les partis d'aménagement envisagés, le projet a été retenu ,</text:span></text:p>
      <text:p text:style-name="P320"><text:span text:style-name="T329">➢ </text:span><text:span text:style-name="T332">définir les critères, indicateurs et modalités de suivi-évaluation des effets du plan sur l'environnement et la consommation d'espace permettant d'identifier à un stade précoce les impacts négatifs imprévus et d'envisager les mesures appropriées,</text:span></text:p>
      <text:p text:style-name="P320"><text:soft-page-break/><text:span text:style-name="T329">➢ </text:span><text:span text:style-name="T332">rédiger un résumé non technique et une description de la manière dont l'évaluation a été effectuée.</text:span></text:p>
      <text:p text:style-name="P291">Il est préconisé pour cette évaluation environnementale à réaliser et à enrichir tout au long de la procédure d’élaboration du document, de s’appuyer sur le guide du commissariat général au développement durable de novembre 2019.</text:p>
      <text:p text:style-name="P105"><text:span text:style-name="T273">Le code de l’environnement impose que dès lors que le plan est soumis à la démarche d’évaluation environnementale, il fera systématiquement l’objet d’une évaluation des incidences sur site Natura 2000 (R414-19 <text:s/>I 1°). Le contenu de cette évaluation des incidences est décrit par l’article R414-23 du code de l’environnement. </text:span><text:span text:style-name="T275">L</text:span><text:span text:style-name="T274">e degré d’approfondissement de l’étude sera proportionné aux enjeux rencontrés localement, en fonction de la sensibilité environnementale du territoire étudié et du projet de PLU envisagé.</text:span></text:p>
      <text:p text:style-name="P105"><text:span text:style-name="T274">Lorsque l'approbation du </text:span><text:span text:style-name="T276">PLU</text:span><text:span text:style-name="T274"> vaut création d'une </text:span><text:span text:style-name="T276">ZAC</text:span><text:span text:style-name="T274">, la procédure d'évaluation environnementale </text:span><text:span text:style-name="T276">commune </text:span><text:span text:style-name="T274">va</text:span><text:span text:style-name="T276">lant</text:span><text:span text:style-name="T274"> à la fois évaluation d'un plan ou d'un programme et d'un projet prévue au II de l'article R. 122-25 du code de l'environnement est mise en œuvre. </text:span></text:p>
      <text:p text:style-name="P270"/>
      <text:p text:style-name="P195"><text:span text:style-name="T282">· </text:span><text:span text:style-name="T222">Le rapport de pr</text:span><text:span text:style-name="T227">é</text:span><text:span text:style-name="T222">sentation peut </text:span><text:span text:style-name="T227">ê</text:span><text:span text:style-name="T222">tre illustr</text:span><text:span text:style-name="T227">é</text:span><text:span text:style-name="T222"> par des documents cartographiques ou photographiques, facilitant sa compr</text:span><text:span text:style-name="T227">é</text:span><text:span text:style-name="T222">hension.</text:span></text:p>
      <text:p text:style-name="P265"/>
      <text:p text:style-name="P284"/>
      <text:p text:style-name="P290"/>
      <text:p text:style-name="Heading_20_2"><text:span text:style-name="T321">II.3 </text:span><text:span text:style-name="T320">Le projet d’aménagement et de développement durables (PADD)</text:span><text:span text:style-name="T277"> </text:span><text:span text:style-name="T314">(article L151-5 du code de l’urbanisme)</text:span></text:p>
      <text:p text:style-name="P289"/>
      <text:p text:style-name="P200"><text:span text:style-name="Police_20_par_20_défaut"><text:span text:style-name="T291">Au cours de cette phase, le bureau d'études définira, en liaison étroite avec la </text:span></text:span><text:span text:style-name="Police_20_par_20_défaut"><text:span text:style-name="T292">communauté de communes</text:span></text:span><text:span text:style-name="Police_20_par_20_défaut"><text:span text:style-name="T291">, en fonction des éléments analysés dans le diagnostic, des besoins recensés et du débat du conseil communautaire sur les orientations générales, les perspectives d’évolution </text:span></text:span><text:span text:style-name="Police_20_par_20_défaut"><text:span text:style-name="T292">du territoire.</text:span></text:span></text:p>
      <text:p text:style-name="P41"/>
      <text:list xml:id="list4221318352" text:style-name="L7">
        <text:list-header>
          <text:p text:style-name="P338">La finalité du développement durable et la déclinaison dans le PLU</text:p>
          <text:p text:style-name="P345"/>
          <text:p text:style-name="P339">Le PADD apparaît comme la clef de voûte du plan local d’urbanisme : il doit présenter de manière claire et concise les grandes lignes de la politique d’aménagement et d’urbanisme que <text:span text:style-name="T417">l’inter communalité</text:span> met en œuvre dans les autres parties du plan (orientations d’aménagement et de programmation, règlement et documents graphiques). Il comporte l’essentiel de l’économie générale du plan. </text:p>
          <text:p text:style-name="P339">Seuls le règlement, les documents graphiques et les orientations d'aménagement et de programmation <text:s/><text:span text:style-name="T417">(OAP)</text:span> sont opposables aux autorisations individuelles d'urbanisme.</text:p>
          <text:p text:style-name="P339">Mais, si le PADD n'est pas directement opposable aux tiers, il impose cependant aux autres normes du PLU une exigence de respect (pour le<text:span text:style-name="T352">s</text:span> règlement<text:span text:style-name="T352">s</text:span>) et de cohérence (pour les <text:span text:style-name="T417">OAP</text:span>) avec les orientations qu’il annonce ; il constitue également le document de référence pour apprécier une éventuelle atteinte à l’économie générale du plan.</text:p>
          <text:p text:style-name="P339">Le <text:span text:style-name="T418">PADD </text:span>est le document stratégique du PLU. <text:s/><text:span text:style-name="T418">Il</text:span> constitue le projet politique et la stratégie pour le territoire pour les 1<text:span text:style-name="T352">0</text:span> ans à venir. Il exprime donc la volonté des élus locaux de définir un avenir prévisible de leur <text:span text:style-name="T418">territoire</text:span> dans le respect des principes du développement durable. </text:p>
        </text:list-header>
      </text:list>
      <text:p text:style-name="P149"/>
      <text:p text:style-name="P150"><text:tab/><text:tab/><text:span text:style-name="T64">Il s’agira à ce stade de l’étude :</text:span></text:p>
      <text:list xml:id="list3586988726" text:style-name="L8">
        <text:list-item>
          <text:p text:style-name="P344">de faire préciser les <text:span text:style-name="T100">objectifs </text:span><text:span text:style-name="T112">territoriaux</text:span> en matière de développement économique, d’aménagement de l’espace, d’environnement, de paysage, d’équilibre social de l’habitat, de <text:soft-page-break/>transports, d’équipements et de services ainsi que tout autre objectif pouvant participer à l’élaboration du projet d’aménagement et de développement durable,</text:p>
        </text:list-item>
        <text:list-item>
          <text:p text:style-name="P346"><text:span text:style-name="Police_20_par_20_défaut"><text:span text:style-name="T64">de </text:span></text:span><text:span text:style-name="Police_20_par_20_défaut"><text:span text:style-name="T65">fixer des </text:span></text:span><text:span text:style-name="Police_20_par_20_défaut"><text:span text:style-name="T31">objectifs chiffrés de modération de la consommation de l'espace et de lutte contre l'étalement urbain</text:span></text:span></text:p>
        </text:list-item>
        <text:list-item>
          <text:p text:style-name="P344"><text:span text:style-name="T100">d’étudier la cohérence entre les superficies à ouvrir à l’urbanisation </text:span><text:span text:style-name="T104">et</text:span><text:span text:style-name="T100"> les potentialités offerte</text:span><text:span text:style-name="T151">s</text:span> par le renouvellement urbain au regard des objectifs de consommation de l'espace et au regard des dynamiques économiques et démographiques,</text:p>
        </text:list-item>
        <text:list-item>
          <text:p text:style-name="P344">de recenser tous les projets publics ou privés pouvant avoir une incidence sur le développement de la commune</text:p>
        </text:list-item>
      </text:list>
      <text:p text:style-name="P331"/>
      <text:p text:style-name="P328"><text:span text:style-name="Police_20_par_20_défaut"><text:span text:style-name="T118">Cette phase, élaborée en étroite collaboration avec les élus s'alimentera également de la concertation menée et de l'association des personnes publiques. </text:span></text:span></text:p>
      <text:p text:style-name="P328"><text:span text:style-name="Police_20_par_20_défaut"><text:span text:style-name="T448"/></text:span></text:p>
      <text:p text:style-name="P124"><text:span text:style-name="Police_20_par_20_défaut"><text:span text:style-name="T449"><text:tab/><text:tab/></text:span></text:span><text:span text:style-name="Police_20_par_20_défaut"><text:span text:style-name="T462">Dans sa forme finale, le PADD devra être synthétique et accessible à tous citoyens.</text:span></text:span></text:p>
      <text:p text:style-name="P228"/>
      <text:p text:style-name="P246">Cette étape comprendra notamment :</text:p>
      <text:list xml:id="list1440491306" text:style-name="L9">
        <text:list-item>
          <text:p text:style-name="P376">les investigations complémentaires nécessaires en matière d'état de lieux et de diagnostic</text:p>
        </text:list-item>
        <text:list-item>
          <text:p text:style-name="P378"><text:span text:style-name="T123">la participation à une ou plusieurs réunions publiques (incluant la production des documents supports nécessaires</text:span><text:span text:style-name="T126">)</text:span></text:p>
        </text:list-item>
        <text:list-item>
          <text:p text:style-name="P372"><text:span text:style-name="T136">l'animation d'une réunion des </text:span><text:span text:style-name="Police_20_par_20_défaut"><text:span text:style-name="T137">personnes publiques associées en vue d'une présentation du diagnostic et du PADD. Les éléments présentés à cette réunion devront être transmis par la </text:span></text:span><text:span text:style-name="Police_20_par_20_défaut"><text:span text:style-name="T139">communauté de communes ou commune</text:span></text:span><text:span text:style-name="Police_20_par_20_défaut"><text:span text:style-name="T137"> aux PPA invités au plus tard 15 jours avant la date de la réunion</text:span></text:span></text:p>
        </text:list-item>
        <text:list-item>
          <text:p text:style-name="P377">la présentation du PADD en séance du conseil communautaire dans le cadre du débat organisé au minimum 2 mois avant l'arrêt du PLU</text:p>
        </text:list-item>
        <text:list-item>
          <text:p text:style-name="P372"><text:span text:style-name="T136">la production d'un rapport final valant expression du PADD, ayant ensuite vocation à figurer </text:span><text:span text:style-name="Police_20_par_20_défaut"><text:span text:style-name="T138">dans le rapport de présentation.</text:span></text:span></text:p>
        </text:list-item>
      </text:list>
      <text:p text:style-name="P245"/>
      <text:p text:style-name="P123"><text:span text:style-name="Police_20_par_20_défaut"><text:span text:style-name="T140"/></text:span></text:p>
      <text:p text:style-name="P260"/>
      <text:p text:style-name="Heading_20_2"><text:span text:style-name="T77">II.4</text:span><text:span text:style-name="T76"> </text:span><text:span text:style-name="T75"><text:s/>Les orientations d'aménagement et de programmation </text:span><text:span text:style-name="T76">(OAP)</text:span><text:span text:style-name="T12"> </text:span><text:span text:style-name="T14">(articles L151-6 et 7 du code de l’urbanisme)</text:span></text:p>
      <text:p text:style-name="P183"/>
      <text:p text:style-name="P217"><text:span text:style-name="T123">Les </text:span><text:span text:style-name="Police_20_par_20_défaut"><text:span text:style-name="T120">OAP</text:span></text:span><text:span text:style-name="T123"> encadreront l'évolution des secteurs ou quartiers urbains existants à restructurer </text:span><text:span text:style-name="T127">(zones U)</text:span><text:span text:style-name="T123"> ainsi que les conditions d'ouverture à l'urbanisation des zones à urbaniser (AU). </text:span><text:span text:style-name="T369">Elles</text:span><text:span text:style-name="T367"> peuvent comporter un </text:span><text:span text:style-name="T368">é</text:span><text:span text:style-name="T367">ch</text:span><text:span text:style-name="T368">é</text:span><text:span text:style-name="T367">ancier pr</text:span><text:span text:style-name="T368">é</text:span><text:span text:style-name="T367">visionnel de l’ouverture </text:span><text:span text:style-name="T368">à </text:span><text:span text:style-name="T367">l’urbanisation </text:span><text:span text:style-name="T369">de ces</text:span><text:span text:style-name="T367"> zones et de la r</text:span><text:span text:style-name="T368">é</text:span><text:span text:style-name="T367">alisation des </text:span><text:span text:style-name="T368">é</text:span><text:span text:style-name="T367">quipements correspondants</text:span><text:span text:style-name="T123">.</text:span></text:p>
      <text:p text:style-name="P237"/>
      <text:p text:style-name="P237">Une attention particulière sera portée à l'aménagement des zones à urbaniser en prenant en compte notamment :</text:p>
      <text:list xml:id="list3517638400" text:style-name="L10">
        <text:list-item>
          <text:p text:style-name="P374">la capacité des réseaux et le traitement des eaux pluviales étudiées à la phase diagnostic</text:p>
        </text:list-item>
        <text:list-item>
          <text:p text:style-name="P374">le raccordement de ces zones aux voiries existantes dont les voies de circulation douce</text:p>
        </text:list-item>
        <text:list-item>
          <text:p text:style-name="P374">la qualité de leur insertion dans le paysage urbain</text:p>
        </text:list-item>
      </text:list>
      <text:p text:style-name="P148"/>
      <text:p text:style-name="P210"><text:soft-page-break/><text:span text:style-name="T394">Les OAP doivent respecter </text:span><text:span text:style-name="T395">les objectifs</text:span><text:span text:style-name="T353"> d</text:span><text:span text:style-name="T354">é</text:span><text:span text:style-name="T353">finis </text:span><text:span text:style-name="T358">dans le PADD et comprennent des dispositions portant sur </text:span><text:span text:style-name="T359">l’aménagement</text:span><text:span text:style-name="T358">, l'habitat, les transports, les d</text:span><text:span text:style-name="T362">é</text:span><text:span text:style-name="T358">placements, </text:span><text:span text:style-name="T363">et e</text:span><text:span text:style-name="T358">n l'absence de schéma de cohérence territoriale, les orientations relatives à l'équipement commercial et artisanal mentionnées </text:span><text:span text:style-name="T363">ainsi que</text:span><text:span text:style-name="T358"> les conditions d'implantation de </text:span><text:span text:style-name="T363">ces</text:span><text:span text:style-name="T358"> équipements commerciaux qui, du fait de leur importance, sont susceptibles d'avoir un impact significatif sur l'aménagement du territoire et le développement durable.</text:span></text:p>
      <text:p text:style-name="P211"><text:span text:style-name="T358">Afin de permettre le renouvellement urbain et assurer le </text:span><text:span text:style-name="T359">développement</text:span><text:span text:style-name="T358"> de la commune, les OAP pourront d</text:span><text:span text:style-name="T362">é</text:span><text:span text:style-name="T358">finir les actions et op</text:span><text:span text:style-name="T362">é</text:span><text:span text:style-name="T358">rations pour r</text:span><text:span text:style-name="T362">é</text:span><text:span text:style-name="T358">pondre aux </text:span><text:span text:style-name="T359">thématiques</text:span><text:span text:style-name="T358"> suivantes :</text:span></text:p>
      <text:p text:style-name="P25"><text:span text:style-name="T419">· </text:span><text:span text:style-name="T358">L'environnement et plus </text:span><text:span text:style-name="T359">particulièrement</text:span><text:span text:style-name="T358"> les continuit</text:span><text:span text:style-name="T364">é</text:span><text:span text:style-name="T358">s </text:span><text:span text:style-name="T364">é</text:span><text:span text:style-name="T358">cologiques,</text:span></text:p>
      <text:p text:style-name="P25"><text:span text:style-name="T419">· </text:span><text:span text:style-name="T358">les paysages,</text:span></text:p>
      <text:p text:style-name="P25"><text:span text:style-name="T419">· </text:span><text:span text:style-name="T358">les entr</text:span><text:span text:style-name="T364">é</text:span><text:span text:style-name="T358">es de villes et le patrimoine,</text:span></text:p>
      <text:p text:style-name="P25"><text:span text:style-name="T419">· </text:span><text:span text:style-name="T358">la lutte contre </text:span><text:span text:style-name="T359">l’insalubrité.</text:span></text:p>
      <text:p text:style-name="P250"/>
      <text:p text:style-name="P195"><text:span text:style-name="T358">Dans le cadre d'op</text:span><text:span text:style-name="T362">é</text:span><text:span text:style-name="T358">rations </text:span><text:span text:style-name="T359">d’aménagement</text:span><text:span text:style-name="T358">, de construction ou de r</text:span><text:span text:style-name="T362">é</text:span><text:span text:style-name="T358">habilitation, il est possible de pr</text:span><text:span text:style-name="T362">é</text:span><text:span text:style-name="T358">voir un pourcentage destin</text:span><text:span text:style-name="T362">é</text:span><text:span text:style-name="T358"> </text:span><text:span text:style-name="T362">à </text:span><text:span text:style-name="T358">la r</text:span><text:span text:style-name="T362">é</text:span><text:span text:style-name="T358">alisation de commerces.</text:span></text:p>
      <text:p text:style-name="P327"/>
      <text:p text:style-name="P25"><text:span text:style-name="T358">Les autorisations d’occupation des sols devront </text:span><text:span text:style-name="T362">ê</text:span><text:span text:style-name="T358">tre compatibles avec les OAP. Les OAP ne doivent </text:span><text:span text:style-name="T353">pas fixer de r</text:span><text:span text:style-name="T354">è</text:span><text:span text:style-name="T353">gles qui rel</text:span><text:span text:style-name="T354">è</text:span><text:span text:style-name="T353">vent du r</text:span><text:span text:style-name="T355">è</text:span><text:span text:style-name="T353">glement. </text:span><text:span text:style-name="T354">Le règlement peut les compléter.</text:span></text:p>
      <text:p text:style-name="P256"/>
      <text:p text:style-name="P201"><text:span text:style-name="T354">Elles peuvent également se suffirent à elles-mêmes en zone U ou AU, à condition de porte</text:span><text:span text:style-name="T355">r</text:span><text:span text:style-name="T354"> au moins sur </text:span><text:span text:style-name="T355">l</text:span><text:span text:style-name="T354">a qualité de l'insertion architecturale, urbaine et paysagère ; </text:span><text:span text:style-name="T355">l</text:span><text:span text:style-name="T354">a mixité fonctionnelle et sociale ; </text:span><text:span text:style-name="T355">l</text:span><text:span text:style-name="T354">a qualité environnementale et la prévention des risques ; </text:span><text:span text:style-name="T355">l</text:span><text:span text:style-name="T354">es besoins en matière de stationnement ; </text:span><text:span text:style-name="T355">l</text:span><text:span text:style-name="T354">a desserte par les transports en commun ; </text:span><text:span text:style-name="T355">l</text:span><text:span text:style-name="T354">a desserte des terrains par les voies et réseaux </text:span><text:span text:style-name="T355">(art. R151-8 du code de l’urbanisme). Dans ce cas, c</text:span><text:span text:style-name="T354">es </text:span><text:span text:style-name="T355">OAP</text:span><text:span text:style-name="T354"> comportent un schéma d'aménagement qui précise les principales caractéristiques d'organisation spatiale du secteur. </text:span></text:p>
      <text:p text:style-name="P116"/>
      <text:p text:style-name="P201"><text:span text:style-name="T25">L</text:span><text:span text:style-name="T23">a délibération d'approbation du </text:span><text:span text:style-name="T25">PLU</text:span><text:span text:style-name="T23"> peut valoir acte de création de la zone d'aménagement concerté </text:span><text:span text:style-name="T25">(ZAC) si </text:span><text:span text:style-name="T22"><text:s/>des </text:span><text:span text:style-name="T25">OAP</text:span><text:span text:style-name="T22"> </text:span><text:span text:style-name="T24">comportent au moins </text:span><text:span text:style-name="T25">l</text:span><text:span text:style-name="T24">e schéma d'aménagement de la </text:span><text:span text:style-name="T25">ZAC</text:span><text:span text:style-name="T24"> qui en précise les principales caractéristiques d'organisation spatiale, </text:span><text:span text:style-name="T25">l</text:span><text:span text:style-name="T24">e programme global prévisionnel des constructions à édifier dans la </text:span><text:span text:style-name="T25">ZAC</text:span><text:span text:style-name="T24"> ; </text:span><text:span text:style-name="T25">l</text:span><text:span text:style-name="T24">a mention du régime applicable au regard de la part communale ou intercommunale de la taxe d'aménagement dans cette zone </text:span><text:span text:style-name="T26">(article R151-8-1 du code de l’urbanisme).</text:span></text:p>
      <text:p text:style-name="P115"/>
      <text:p text:style-name="P128">Cette étape comprend donc l’élaboration des OAP en cohérence avec les autres documents.</text:p>
      <text:p text:style-name="P249"/>
      <text:p text:style-name="P249"/>
      <text:p text:style-name="P222"><text:span text:style-name="T401">II.6 </text:span><text:span text:style-name="T400"><text:s/>Les plans de secteur</text:span><text:span text:style-name="T387"> </text:span><text:span text:style-name="T381">(article </text:span><text:span text:style-name="T382">L</text:span><text:span text:style-name="T381">151-3 du code de l'urbanisme) _ </text:span><text:span text:style-name="T383">PLUi</text:span></text:p>
      <text:p text:style-name="P259"/>
      <text:p text:style-name="P223"><text:span text:style-name="T358">L’article L.151-3 </text:span><text:span text:style-name="T359">précise</text:span><text:span text:style-name="T358"> que le PLU</text:span><text:span text:style-name="T370">i</text:span><text:span text:style-name="T358"> peut comporter des plans de secteur qui couvrent chacun </text:span><text:span text:style-name="T359">l’intégralité</text:span><text:span text:style-name="T358"> du territoire d'une ou plusieurs communes membres de l'</text:span><text:span text:style-name="T360">é</text:span><text:span text:style-name="T358">tablissement public de coop</text:span><text:span text:style-name="T360">é</text:span><text:span text:style-name="T358">ration intercommunale et qui </text:span><text:span text:style-name="T359">précisent</text:span><text:span text:style-name="T358"> les </text:span><text:span text:style-name="T360">OAP </text:span><text:span text:style-name="T358">ainsi que le </text:span><text:span text:style-name="T359">règlement</text:span><text:span text:style-name="T358"> </text:span><text:span text:style-name="T359">spécifique</text:span><text:span text:style-name="T358"> </text:span><text:span text:style-name="T360">à</text:span><text:span text:style-name="T358"> ce secteur. Une ou plusieurs communes membres d'une communaut</text:span><text:span text:style-name="T360">é</text:span><text:span text:style-name="T358"> de communes n</text:span><text:span text:style-name="T370">e</text:span><text:span text:style-name="T358"> peuvent demander </text:span><text:span text:style-name="T360">à</text:span><text:span text:style-name="T358"> </text:span><text:span text:style-name="T360">ê</text:span><text:span text:style-name="T358">tre couvertes par un plan de secteur. </text:span><text:span text:style-name="T359">Après</text:span><text:span text:style-name="T358"> un d</text:span><text:span text:style-name="T360">é</text:span><text:span text:style-name="T358">bat au sein de l'organe </text:span><text:span text:style-name="T359">délibérant</text:span><text:span text:style-name="T358"> de l'</text:span><text:span text:style-name="T360">é</text:span><text:span text:style-name="T358">tablissement public de </text:span><text:span text:style-name="T359">coopération</text:span><text:span text:style-name="T358"> intercommunale, celui-ci d</text:span><text:span text:style-name="T360">é</text:span><text:span text:style-name="T358">lib</text:span><text:span text:style-name="T360">è</text:span><text:span text:style-name="T358">re sur l'opportunit</text:span><text:span text:style-name="T360">é</text:span><text:span text:style-name="T358"> d'</text:span><text:span text:style-name="T360">é</text:span><text:span text:style-name="T358">laborer ce plan.</text:span></text:p>
      <text:p text:style-name="P258"/>
      <text:p text:style-name="P257">S’il y a lieu, <text:span text:style-name="T502">c</text:span>ette étape comprend l’élaboration des plans de secteur et leurs justifications</text:p>
      <text:p text:style-name="P114"/>
      <text:p text:style-name="P114"/>
      <text:p text:style-name="Heading_20_2"><text:soft-page-break/><text:span text:style-name="T80">II.</text:span><text:span text:style-name="T82">6</text:span><text:span text:style-name="T80"> </text:span><text:span text:style-name="T79">Le</text:span><text:span text:style-name="T78"> règlement</text:span><text:span text:style-name="T11"> </text:span><text:span text:style-name="T15">(articles L151-8 et L151-9 du code de l’urbanisme)</text:span><text:span text:style-name="T13"> </text:span></text:p>
      <text:p text:style-name="P117"/>
      <text:p text:style-name="P213"><text:span text:style-name="T6">Le règlement a pour objectif de fixer,</text:span><text:span text:style-name="T73"> en cohérence avec le </text:span><text:span text:style-name="T74">PADD</text:span><text:span text:style-name="T6">, des </text:span><text:span text:style-name="T73">règles générales et des servitudes d’utilisation des sols</text:span><text:span text:style-name="T6"> permettant d’atteindre les objectifs </text:span><text:span text:style-name="T8">généraux </text:span><text:span text:style-name="T6">figurant </text:span><text:span text:style-name="T8">dans le</text:span><text:span text:style-name="T6"> code de l'urbanisme. </text:span></text:p>
      <text:p text:style-name="P182"/>
      <text:p text:style-name="P181">Aucun article n’est obligatoire, le règlement doit répondre aux enjeux, à la stratégie au projet du territoire.</text:p>
      <text:p text:style-name="P147"/>
      <text:p text:style-name="P214"><text:span text:style-name="T353">Il est constitu</text:span><text:span text:style-name="T356">é</text:span><text:span text:style-name="T353"> d'un </text:span><text:span text:style-name="T372">r</text:span><text:span text:style-name="T373">è</text:span><text:span text:style-name="T372">glement </text:span><text:span text:style-name="T374">é</text:span><text:span text:style-name="T372">crit</text:span><text:span text:style-name="T353"> </text:span><text:span text:style-name="T357">(il </text:span><text:span text:style-name="T21">devra rechercher la pédagogie dans l’écriture de la règle : schémas, dessins illustrant ce qui est recommandé, ce qu’il ne faut pas faire, sur quelques points importants</text:span><text:span text:style-name="T27">) </text:span><text:span text:style-name="T353">et de </text:span><text:span text:style-name="T372">documents graphiques, tous opposables </text:span><text:span text:style-name="T374">à</text:span><text:span text:style-name="T372"> toute demande </text:span><text:span text:style-name="T371">d'occupation des sols.</text:span><text:span text:style-name="T358"> </text:span></text:p>
      <text:p text:style-name="P255"/>
      <text:p text:style-name="P254"/>
      <text:p text:style-name="P254"/>
      <text:p text:style-name="P293">Le règlement écrit</text:p>
      <text:p text:style-name="P269"/>
      <text:p text:style-name="P195"><text:span text:style-name="T277">Le règlement d’un </text:span><text:span text:style-name="T279">PLU </text:span><text:span text:style-name="T277">ne doit contenir que des prescriptions à caractère réglementaire ou des interdictions fixant les règles applicables aux terrains compris dans les diverses zones du territoire couvertes par le plan </text:span><text:span text:style-name="T222">(assorties de r</text:span><text:span text:style-name="T240">é</text:span><text:span text:style-name="T222">serves, le cas </text:span><text:span text:style-name="T228">échéant</text:span><text:span text:style-name="T222">), </text:span><text:span text:style-name="T277">et non de simples intentions ou recommandations</text:span><text:span text:style-name="T222">. Il convient donc d’adopter un style neutre, pr</text:span><text:span text:style-name="T240">é</text:span><text:span text:style-name="T222">cis, clair et le plus objectif possible, afin d’</text:span><text:span text:style-name="T240">é</text:span><text:span text:style-name="T222">viter toute </text:span><text:span text:style-name="T228">subjectivité</text:span><text:span text:style-name="T222"> dans l’instruction des autorisations de construire et d’utiliser le sol. Le r</text:span><text:span text:style-name="T229">è</text:span><text:span text:style-name="T222">glement n’a pas non plus vocation </text:span><text:span text:style-name="T229">à</text:span><text:span text:style-name="T222"> r</text:span><text:span text:style-name="T229">é</text:span><text:span text:style-name="T222">glementer toutes les occupations et utilisations du sol (publicit</text:span><text:span text:style-name="T229">é</text:span><text:span text:style-name="T222"> et enseignes par exemple, pour lesquelles les annexes du plan </text:span><text:span text:style-name="T229">peuvent</text:span><text:span text:style-name="T222"> comporte</text:span><text:span text:style-name="T229">r</text:span><text:span text:style-name="T222">, </text:span><text:span text:style-name="T229">à</text:span><text:span text:style-name="T222"> titre d’information, que les actes instituant les zones de </text:span><text:span text:style-name="T244">publicité</text:span><text:span text:style-name="T222"> restreinte et </text:span><text:span text:style-name="T229">é</text:span><text:span text:style-name="T222">largie). Le </text:span><text:span text:style-name="T228">règlement</text:span><text:span text:style-name="T222"> ne peut pas renvoyer </text:span><text:span text:style-name="T229">à</text:span><text:span text:style-name="T222"> des </text:span><text:span text:style-name="T228">procédures</text:span><text:span text:style-name="T222"> ou avis non </text:span><text:span text:style-name="T228">prévus</text:span><text:span text:style-name="T222"> par les textes (par exemple l’accord de tel ou tel service municipal).</text:span></text:p>
      <text:p text:style-name="P265"/>
      <text:p text:style-name="P197"><text:span text:style-name="T316">L</text:span><text:span text:style-name="T315">es règles édictées dans le PLU</text:span><text:span text:style-name="T317"> <text:s/></text:span><text:span text:style-name="T389">peuvent </text:span><text:span text:style-name="T390">être différentes en fonction de sous-destination au sein d’une même destination parmi les 5 destinations réglementaires et leurs sous-destination associées, sans toutefois pouvoir réglementer des destinations et sous-destinations non comprises dans l</text:span><text:span text:style-name="T392">a</text:span><text:span text:style-name="T390"> réglementation. </text:span><text:span text:style-name="T222"><text:s/></text:span></text:p>
      <text:p text:style-name="P266"/>
      <text:p text:style-name="P198"><text:span text:style-name="T358">Dans les ZAC, le </text:span><text:span text:style-name="T365">PLU</text:span><text:span text:style-name="T358"> peut pr</text:span><text:span text:style-name="T365">é</text:span><text:span text:style-name="T358">ciser (cf. article L.151-42) la localisation et les </text:span><text:span text:style-name="T359">caractéristiques</text:span><text:span text:style-name="T358"> des espaces publics, des ouvrages publics et installations d’int</text:span><text:span text:style-name="T365">é</text:span><text:span text:style-name="T358">r</text:span><text:span text:style-name="T365">ê</text:span><text:span text:style-name="T358">t g</text:span><text:span text:style-name="T361">é</text:span><text:span text:style-name="T358">n</text:span><text:span text:style-name="T361">é</text:span><text:span text:style-name="T358">ral et les espaces verts. Le r</text:span><text:span text:style-name="T361">è</text:span><text:span text:style-name="T358">glement peut </text:span><text:span text:style-name="T361">é</text:span><text:span text:style-name="T358">galement d</text:span><text:span text:style-name="T361">é</text:span><text:span text:style-name="T358">terminer la surface de plancher dont la construction est autoris</text:span><text:span text:style-name="T361">é</text:span><text:span text:style-name="T358">e dans chaque </text:span><text:span text:style-name="T359">îlot</text:span><text:span text:style-name="T358">, en fonction, le cas </text:span><text:span text:style-name="T359">échéant</text:span><text:span text:style-name="T358">, de la nature et de la destination des b</text:span><text:span text:style-name="T361">â</text:span><text:span text:style-name="T358">timents. Ceci doit figurer dans le </text:span><text:span text:style-name="T359">règlement</text:span><text:span text:style-name="T358"> du PLU, dans les </text:span><text:span text:style-name="T361">OAP</text:span><text:span text:style-name="T358"> ou leurs documents graphiques.</text:span></text:p>
      <text:p text:style-name="P253"/>
      <text:p text:style-name="P198"><text:span text:style-name="T245">Dans les zones agricoles, naturelles </text:span><text:span text:style-name="T251">ou forestières</text:span><text:span text:style-name="T245"> </text:span><text:span text:style-name="T251">le règlement peut autoriser les extensions et annexes d</text:span><text:span text:style-name="T245">es habitations existantes</text:span><text:span text:style-name="T252"> </text:span><text:span text:style-name="T251">sous</text:span><text:span text:style-name="T245"> conditions de hauteur, </text:span><text:span text:style-name="T251">d’implantation </text:span><text:span text:style-name="T245">et de densit</text:span><text:span text:style-name="T253">é</text:span><text:span text:style-name="T245">. </text:span><text:span text:style-name="T251">Dans le cas exceptionnel de défin</text:span><text:span text:style-name="T256">i</text:span><text:span text:style-name="T251">tion de STECAL en plus des</text:span><text:span text:style-name="T245"> conditions de hauteur, d'implantation et de densité des constructions, </text:span><text:span text:style-name="T251">le règlement doit fixer </text:span><text:span text:style-name="T245">les conditions relatives aux raccordements aux réseaux publics, ainsi que les conditions relatives à l'hygiène et à la sécurité auxquelles les constructions, les résidences démontables ou les résidences mobiles doivent satisfaire.</text:span></text:p>
      <text:p text:style-name="P268"/>
      <text:p text:style-name="P198"><text:span text:style-name="T252">Dans </text:span><text:span text:style-name="T254">ces mêmes</text:span><text:span text:style-name="T252"> zones agricoles, naturelles ou forestières le règlement peut a</text:span><text:span text:style-name="T245">utoriser les constructions et installations nécessaires à des équipements collectifs, </text:span><text:span text:style-name="T252">ainsi que d</text:span><text:span text:style-name="T245">ésigner </text:span><text:span text:style-name="T252">d</text:span><text:span text:style-name="T245">es bâtiments qui peuvent faire l'objet d'un changement de destination, dès lors q</text:span><text:span text:style-name="T252">ue ces mesures</text:span><text:span text:style-name="T245"> ne sont pas incompatibles avec </text:span><text:soft-page-break/><text:span text:style-name="T245">l'exercice d'une activité agricole, pastorale ou forestière du terrain sur lequel elles sont implantées et qu'elles ne portent pas atteinte à la sauvegarde des espaces naturels et des paysages</text:span></text:p>
      <text:p text:style-name="P252"><text:s/></text:p>
      <text:p text:style-name="P147"/>
      <text:p text:style-name="P126">Le règlement graphique – les plans de zonage</text:p>
      <text:p text:style-name="P125"/>
      <text:p text:style-name="P199"><text:span text:style-name="T38">Le ou les documents graphiques font apparaître les limites des zones </text:span><text:span text:style-name="T39">(</text:span><text:span text:style-name="T38">urbaines </text:span><text:span text:style-name="T39">U</text:span><text:span text:style-name="T38">, à urbaniser </text:span><text:span text:style-name="T39">AU</text:span><text:span text:style-name="T38">, <text:s/>agricoles </text:span><text:span text:style-name="T39">A</text:span><text:span text:style-name="T38">, naturelles et forestières </text:span><text:span text:style-name="T39">N) et s’il y a lieu les secteurs, les emplacements réservés, les protections particulières en réponse au projet de territoire <text:s/>rendues possibles au titre des articles R151-9 à R151-50 du code de l’urbanisme.</text:span></text:p>
      <text:p text:style-name="P130"/>
      <text:p text:style-name="P129">Il doit être précis et complet sous peine d’inapplicabilité et donc d’illégalité des dispositions édictées par le PLU.</text:p>
      <text:p text:style-name="P127"/>
      <text:p text:style-name="P147">Les plans de zonage devront être établis au 1/5 000<text:span text:style-name="T403">ème</text:span> avec mise à jour du plan sur la base des permis octroyés jusqu’aux 2 mois précédant la date d’arrêt du projet et au 1/2 000<text:span text:style-name="T403">ème</text:span>. <text:span text:style-name="T420">Ils</text:span> doivent être validés sur le terrain. <text:span text:style-name="T420">Il doit s’accompagner, au minimum, d’une légende, d’une échelle, de l’orientation, d’une date. </text:span></text:p>
      <text:p text:style-name="P147"/>
      <text:p text:style-name="P174">Cette étape comprendra :</text:p>
      <text:p text:style-name="P174">- <text:span text:style-name="T461">un projet de plan de zonage</text:span></text:p>
      <text:p text:style-name="P174">- <text:span text:style-name="T461">une justification des choix de nomenclature retenue ainsi que des dispositions réglementaires correspondant à chaque zonage et sous-zonage</text:span></text:p>
      <text:p text:style-name="P174">- un projet de règlement « à tester » avec les services instructeurs <text:span text:style-name="T461">et présentation à un comité de lecture</text:span></text:p>
      <text:p text:style-name="P174">- un règlement ajusté et finalisé à la suite de ce<text:span text:style-name="T461">tte présentation</text:span></text:p>
      <text:p text:style-name="P174">- <text:span text:style-name="T461">l’animation des réunions techniques et de la réunion des personnes publiques associées. Les éléments présentés à cette réunion devront être transmis par la communauté de communes aux PPA invités au plus tard 15j avant la date de la réunion.</text:span></text:p>
      <text:p text:style-name="P169"/>
      <text:p text:style-name="P168"/>
      <text:p text:style-name="P147"/>
      <text:p text:style-name="Heading_20_2"><text:span text:style-name="T474">II.7 </text:span><text:s/>Les annexes</text:p>
      <text:p text:style-name="P94"/>
      <text:p text:style-name="P94"><text:span text:style-name="T461">Elles comprendront l’ensemble des pièces prévue par la réglementation en vigueur dont </text:span>les servitudes d'utilité publique affectant l'utilisation du sol <text:span text:style-name="T466">et </text:span><text:s/>s'il y a lieu, les éléments énumérés aux articles <text:a xlink:type="simple" xlink:href="https://www.legifrance.gouv.fr/affichCodeArticle.do?cidTexte=LEGITEXT000006074075&amp;idArticle=LEGIARTI000031720117&amp;dateTexte=&amp;categorieLien=cid" text:style-name="Internet_20_link" text:visited-style-name="Visited_20_Internet_20_Link">R. 151-52 </text:a>et <text:a xlink:type="simple" xlink:href="https://www.legifrance.gouv.fr/affichCodeArticle.do?cidTexte=LEGITEXT000006074075&amp;idArticle=LEGIARTI000031720119&amp;dateTexte=&amp;categorieLien=cid" text:style-name="Internet_20_link" text:visited-style-name="Visited_20_Internet_20_Link">R. 151-53</text:a> <text:span text:style-name="T431">du code de l’urbanisme.</text:span></text:p>
      <text:p text:style-name="P94"/>
      <text:p text:style-name="P212"><text:span text:style-name="T377">Elles</text:span><text:span text:style-name="T375"> <text:s/>comportent des documents qui rel</text:span><text:span text:style-name="T376">è</text:span><text:span text:style-name="T375">vent de </text:span><text:span text:style-name="T358">proc</text:span><text:span text:style-name="T366">é</text:span><text:span text:style-name="T358">dures sp</text:span><text:span text:style-name="T366">é</text:span><text:span text:style-name="T358">cifiques, souvent « </text:span><text:span text:style-name="T366">é</text:span><text:span text:style-name="T358">trang</text:span><text:span text:style-name="T366">è</text:span><text:span text:style-name="T358">res » au </text:span><text:span text:style-name="T366">PLU </text:span><text:span text:style-name="T358">(plan d'exposition au bruit des </text:span><text:span text:style-name="T359">aérodromes</text:span><text:span text:style-name="T358">, voies </text:span><text:span text:style-name="T359">classées</text:span><text:span text:style-name="T358"> bruyantes, etc...), mais avec des incidences sur les dispositions d'urbanisme et doivent </text:span><text:span text:style-name="T366">ê</text:span><text:span text:style-name="T358">tre prises en </text:span><text:span text:style-name="T359">considération</text:span><text:span text:style-name="T358"> par le PLU. Elles peuvent et doivent </text:span><text:span text:style-name="T366">ê</text:span><text:span text:style-name="T358">tre actualis</text:span><text:span text:style-name="T366">é</text:span><text:span text:style-name="T358">es par simple</text:span><text:span text:style-name="T384"> arr</text:span><text:span text:style-name="T385">ê</text:span><text:span text:style-name="T384">t</text:span><text:span text:style-name="T385">é</text:span><text:span text:style-name="T384"> du </text:span><text:span text:style-name="T386">président</text:span><text:span text:style-name="T384"> </text:span><text:span text:style-name="T378">de l'EPCI comp</text:span><text:span text:style-name="T379">é</text:span><text:span text:style-name="T378">tent en mati</text:span><text:span text:style-name="T379">è</text:span><text:span text:style-name="T378">re de PLU </text:span><text:span text:style-name="T380">ou par …..</text:span></text:p>
      <text:p text:style-name="P95"/>
      <text:p text:style-name="P146"><text:span text:style-name="T432">Elles</text:span> comprennent des annexes sanitaires avec notamment le schéma d'assainissement, le schéma de gestion des eaux pluviales, le réseau d'eau potable, le réseau d’électricité...</text:p>
      <text:p text:style-name="P146"/>
      <text:p text:style-name="P173">Cette étape comprendra <text:span text:style-name="T466">donc l’élaboration des annexes.</text:span></text:p>
      <text:p text:style-name="P173"/>
      <text:p text:style-name="P173"><text:soft-page-break/></text:p>
      <text:p text:style-name="P173"/>
      <text:p text:style-name="P180">Partie non règlementaire</text:p>
      <text:p text:style-name="P180"/>
      <text:p text:style-name="P172">Le bureau d’étude précisera </text:p>
      <text:list xml:id="list3614131966" text:style-name="L11">
        <text:list-item>
          <text:p text:style-name="P340">les politiques d’action foncière à mettre en œuvre pour accompagner la mise en application du futur PLU (droit de préemption urbain, zone d’aménagement différé...) ;</text:p>
        </text:list-item>
        <text:list-item>
          <text:p text:style-name="P340">les politiques d’action fiscale à mettre en œuvre pour accompagner la mise en application du futur PLU (taxe d’aménagement, projet urbain partenarial...)</text:p>
        </text:list-item>
      </text:list>
      <text:p text:style-name="P172"/>
      <text:p text:style-name="P146"/>
      <text:p text:style-name="P20"><text:span text:style-name="T117">III</text:span><text:span text:style-name="T114">- <text:s/>LE </text:span><text:span text:style-name="T116">DÉROULEMENT</text:span><text:span text:style-name="T114"> DE </text:span><text:span text:style-name="T116">L’ÉTUDE</text:span></text:p>
      <text:p text:style-name="P96"/>
      <text:p text:style-name="Heading_20_2"><text:span text:style-name="T474">III.1. </text:span>Modalités pratiques d’intervention</text:p>
      <text:p text:style-name="P158"/>
      <text:p text:style-name="P158">La mission comprend :</text:p>
      <text:p text:style-name="P158"/>
      <text:p text:style-name="P69"><text:span text:style-name="T153">1- </text:span><text:span text:style-name="T152">Le bureau d’étude devra être force de proposition en matière de concertation et</text:span><text:span text:style-name="T472"> </text:span><text:span text:style-name="T154">mettre</text:span><text:span text:style-name="T83"> en place la démarche de concertation avec la population telle que définie dans la délibération de prescription du PLU</text:span><text:span text:style-name="T84">.</text:span></text:p>
      <text:p text:style-name="P99"/>
      <text:p text:style-name="P67"><text:span text:style-name="T83"><text:tab/><text:tab/>L</text:span><text:span text:style-name="T150">es objectifs de la concertation sont de permettre à tout un chacun, tout au long de la <text:tab/><text:tab/>procédure </text:span><text:span text:style-name="T159">d’élaboration </text:span><text:span text:style-name="T161">ou de révision</text:span><text:span text:style-name="T155"> </text:span><text:span text:style-name="T150">du projet de</text:span><text:span text:style-name="T159"> Plan Local d’Urbanisme <text:tab/><text:tab/><text:tab/>Intercommunal </text:span><text:span text:style-name="T161">ou Communal</text:span><text:span text:style-name="T159"> </text:span><text:span text:style-name="T150">et ce jusqu’à son arrêt :</text:span></text:p>
      <text:p text:style-name="P15"><text:tab/><text:tab/>- d’avoir accès à l’information </text:p>
      <text:p text:style-name="P15"><text:tab/><text:tab/>- d’alimenter la réflexion et l’enrichir </text:p>
      <text:p text:style-name="P15"><text:tab/><text:tab/>- de formuler des observations et des propositions </text:p>
      <text:p text:style-name="P15"><text:tab/><text:tab/>- de s’approprier le projet de territoire.</text:p>
      <text:p text:style-name="P15"/>
      <text:p text:style-name="P9"><text:tab/><text:tab/><text:tab/>La concertation prend fin dès que son bilan est établi par délibération, soit au plus tard, <text:tab/><text:tab/>au moment de l’arrêt du projet <text:span text:style-name="T505">d’élaboration </text:span><text:span text:style-name="T511">ou de révision</text:span><text:span text:style-name="T519"> </text:span>du PLU. </text:p>
      <text:p text:style-name="P9"/>
      <text:p text:style-name="P8"><text:span text:style-name="T470">L</text:span><text:span text:style-name="T469">e bureau d'études sera chargé de préparer les supports présentant les grandes lignes du diagnostic, les principaux enjeux et les options de développement retenues </text:span><text:span text:style-name="T470">dans le cadre de cette concertation.</text:span><text:tab/><text:tab/></text:p>
      <text:p text:style-name="P160"/>
      <text:p text:style-name="P153"><text:span text:style-name="T444">2</text:span>- Les études d'urbanisme nécessaires à l’élaboration du Plan <text:span text:style-name="T444">jusqu'à ce que la délibération approuvant le PLU devienne exécutoire conformément au Code de l'Urbanisme. . </text:span></text:p>
      <text:p text:style-name="P153"/>
      <text:p text:style-name="P165">3- Assistance <text:span text:style-name="T352">administrative</text:span> auprès <text:span text:style-name="T505">du président de l’EPCI </text:span><text:span text:style-name="T511">ou du maire de la commune</text:span></text:p>
      <text:p text:style-name="P176">Le bureau d’études doit une assistance administrative : modèle de délibération, suivi de la procédure, suivi de l’enquête publique, suivi de la diffusion des comptes-rendu et des dossiers.</text:p>
      <text:p text:style-name="P176"/>
      <text:p text:style-name="P178">Au moment du <text:span text:style-name="T455">débat du PADD</text:span></text:p>
      <text:p text:style-name="P177">Dans le cadre du débat sur les orientations du PADD, <text:span text:style-name="T434">l</text:span>e bureau d'études sera chargé de préparer un document synthétique présentant les principales options de développement <text:span text:style-name="T434">du territoire</text:span>, qui servira de support à ce débat.</text:p>
      <text:p text:style-name="P176"/>
      <text:p text:style-name="P215"><text:soft-page-break/><text:span text:style-name="T393">Au moment de la </text:span><text:span text:style-name="T396">phase d’arrêt,</text:span><text:span text:style-name="T393"> <text:s/></text:span><text:span text:style-name="T391">l</text:span><text:span text:style-name="T389">e projet de PLU sera finalisé suivant la forme prévue par le code de l'urbanisme. </text:span></text:p>
      <text:p text:style-name="P322">Cette phase comprendra notamment :</text:p>
      <text:p text:style-name="P323"><text:tab/> * la mise au point et la fourniture des documents prévus au code de l'urbanisme :</text:p>
      <text:list xml:id="list2932128943" text:style-name="L12">
        <text:list-item>
          <text:list>
            <text:list-item>
              <text:p text:style-name="P379"><text:span text:style-name="T389">l</text:span><text:span text:style-name="Police_20_par_20_défaut"><text:span text:style-name="T319">e rapport de présentation</text:span></text:span></text:p>
            </text:list-item>
            <text:list-item>
              <text:p text:style-name="P380">le projet d'aménagement et de développement durables (PADD)</text:p>
            </text:list-item>
            <text:list-item>
              <text:p text:style-name="P380">les OAP et le règlement</text:p>
            </text:list-item>
            <text:list-item>
              <text:p text:style-name="P380">les annexes nécessaires</text:p>
            </text:list-item>
          </text:list>
        </text:list-item>
      </text:list>
      <text:list xml:id="list1351560483" text:style-name="L13">
        <text:list-header>
          <text:p text:style-name="P381"><text:span text:style-name="T391">* </text:span><text:span text:style-name="T389">la préparation du bilan de la concertation avec </text:span><text:span text:style-name="T397">la </text:span><text:span text:style-name="T398">communauté de communes </text:span><text:span text:style-name="T399">ou la commune</text:span></text:p>
          <text:p text:style-name="P382">* une séance de présentation du dossier complet <text:span text:style-name="T505">au conseil </text:span><text:span text:style-name="T512">communautaire ou conseil municipal</text:span></text:p>
          <text:p text:style-name="P375"><text:span text:style-name="T388">* </text:span>la participation à une ou plusieurs réunions publiques, incluant la production des documents supports nécessaires : plaquettes, panneaux d'exposition, diaporamas ….</text:p>
        </text:list-header>
      </text:list>
      <text:p text:style-name="P156"/>
      <text:p text:style-name="P216"><text:span text:style-name="T123">Une fois le projet de PLU arrêté, le BE fournira le dossier </text:span><text:span text:style-name="Police_20_par_20_défaut"><text:span text:style-name="T118">établi selon l</text:span></text:span><text:span text:style-name="Police_20_par_20_défaut"><text:span text:style-name="T335">a</text:span></text:span><text:span text:style-name="Police_20_par_20_défaut"><text:span text:style-name="T118"> composition d'un PLU type sous format numérique (pdf et version modifiable y compris pour les documents cartographiques)</text:span></text:span><text:span text:style-name="T123"> en vue des consultations prévues par le code de l'urbanisme.</text:span></text:p>
      <text:p text:style-name="P232">La reproduction des documents du PLU sous format papier ainsi que les transmissions de ces dossiers dans le cadre des consultations prévues par les dispositions réglementaires en vigueur ne sont pas à la charge du prestataire.</text:p>
      <text:p text:style-name="P238"/>
      <text:p text:style-name="P155"><text:span text:style-name="T123">En vue de la saisine de la </text:span><text:span text:style-name="Police_20_par_20_défaut"><text:span text:style-name="T463">CDPENAF</text:span></text:span><text:span text:style-name="T463">, </text:span><text:span text:style-name="T123">le </text:span><text:span text:style-name="T128">bureau d’étude</text:span><text:span text:style-name="T123"> constituera <text:s/>un dossier spécifique. Le BE assistera l</text:span><text:span text:style-name="T128">a </text:span><text:span text:style-name="T145">communauté de communes ou la commune</text:span><text:span text:style-name="T123"> pour toute démarche administrative liée à cette demande et notamment par sa participation à l'examen éventuel du projet par la commission.</text:span></text:p>
      <text:p text:style-name="P152"/>
      <text:p text:style-name="P151"/>
      <text:p text:style-name="P167">En phases d’<text:span text:style-name="T455">enquête publique</text:span></text:p>
      <text:p text:style-name="P151"/>
      <text:p text:style-name="P113">A l'issue de la phase de consultation, </text:p>
      <text:p text:style-name="P113">le BE procédera avec <text:span text:style-name="T505">la </text:span><text:span text:style-name="T513">communauté de communes ou la commune</text:span> à une analyse des avis formulés afin de détecter un éventuel obstacle au lancement de l’enquête publique. Dans ce cas, une réunion avec les personnes publiques associées sera organisée pour déterminer les conditions de la poursuite de la procédure.</text:p>
      <text:p text:style-name="P151"/>
      <text:p text:style-name="P234"><text:span text:style-name="T467">A</text:span>près enquête publique,</text:p>
      <text:p text:style-name="P226">le BE <text:span text:style-name="T352">procédera</text:span> à une analyse du rapport et des conclusions de la commission d’enquête ainsi que de l'ensemble des observations formulées au cours de l'enquête. Celle-ci s'opérera en particulier au regard des conséquences des modifications éventuelles envisagées au regard de l'économie générale du PLUet de la faisabilité des demandes Il <text:span text:style-name="T352">procédera</text:span> de la même façon pour l'ensemble des avis émis lors de la consultation des personnes publiques.</text:p>
      <text:p text:style-name="P225">Il assistera la <text:span text:style-name="T514">communauté de communes ou la commune</text:span> pour déterminer les propositions d'adaptation éventuelles à retenir et élaborera un document retraçant l'ensemble de ces points. <text:span text:style-name="T505">La </text:span><text:span text:style-name="T514">communauté de communes ou la commune</text:span><text:span text:style-name="T520">,</text:span> assistée du BE, pourra éventuellement organiser une réunion avec les personnes publiques associées afin d’analyser les modifications éventuelles à apporter.</text:p>
      <text:p text:style-name="P118">Le BE <text:span text:style-name="T352">procédera</text:span> aux modifications du dossier.</text:p>
      <text:p text:style-name="P118"/>
      <text:p text:style-name="P118"/>
      <text:p text:style-name="P239"><text:soft-page-break/><text:span text:style-name="T467">En phase d’</text:span><text:span text:style-name="T460">a</text:span><text:span text:style-name="T455">pprobation du dossier</text:span></text:p>
      <text:p text:style-name="P227"/>
      <text:p text:style-name="P206"><text:span text:style-name="Police_20_par_20_défaut"><text:span text:style-name="T118">Le BE fournira à la </text:span></text:span><text:span text:style-name="Police_20_par_20_défaut"><text:span text:style-name="T144">communauté de communes ou la commune</text:span></text:span><text:span text:style-name="Police_20_par_20_défaut"><text:span text:style-name="T118"> le dossier finalisé conformément aux disposition</text:span></text:span><text:span text:style-name="Police_20_par_20_défaut"><text:span text:style-name="T121">s</text:span></text:span><text:span text:style-name="Police_20_par_20_défaut"><text:span text:style-name="T118"> législatives et réglementaires en vigueur sous format numérique (pdf et versions modifiables).</text:span></text:span></text:p>
      <text:p text:style-name="P233"><text:span text:style-name="Police_20_par_20_défaut"><text:span text:style-name="T22"/></text:span></text:p>
      <text:p text:style-name="P118">Après approbation, le BE pourra être conduit à procéder à des modifications du dossier approuvé à la suite du contrôle de légalité exercé par le préfet.</text:p>
      <text:p text:style-name="P161"/>
      <text:p text:style-name="P162"/>
      <text:p text:style-name="P147"><text:span text:style-name="T468">4- </text:span>La préparation et l'animation de toutes les réunions de travail.</text:p>
      <text:p text:style-name="P112"><text:s/>Pour chaque réunion, le bureau d'études sera chargé :</text:p>
      <text:p text:style-name="P111">- <text:s/>de la préparation d'un document de travail devant servir de support à la réunion (laissé <text:span text:style-name="T434">au siège de l’</text:span><text:span text:style-name="T515">inter communalité ou la commune</text:span> à l'issue de la réunion) et ces documents de travail devront parvenir, au plus tard une semaine avant la réunion.</text:p>
      <text:p text:style-name="P110">- de la rédaction du compte-rendu (celui-ci devra être remis à <text:span text:style-name="T514">la communauté de communes ou à la commune</text:span> dans un délai maximum de 10 jours). </text:p>
      <text:p text:style-name="P147"/>
      <text:p text:style-name="P147">Le nombre de réunions sera défini par le bureau d’études dans son offre initiale en fonction des enjeux présents sur l<text:span text:style-name="T433">e territoire</text:span>.</text:p>
      <text:p text:style-name="P147">Le chef de projet désigné par le prestataire participera obligatoirement à toutes les réunions. <text:span text:style-name="T421">L’offre indiquera le coût d’une réunion supplémentaire.</text:span></text:p>
      <text:p text:style-name="P175"/>
      <text:p text:style-name="P166">En ce qui concerne les réunions de validation avec les Personnes Publiques Associées, les documents devront parvenir à <text:span text:style-name="T520">la </text:span><text:span text:style-name="T514">communauté de communes ou la commune</text:span> au plus tard deux semaines avant la réunion.</text:p>
      <text:p text:style-name="P164"/>
      <text:p text:style-name="P162"/>
      <text:p text:style-name="P147"><text:span text:style-name="T402">5- </text:span>La réalisation des éléments matériels du dossier de PLU<text:span text:style-name="T433">i_H </text:span>(textes, plans) permettant sa reproduction.</text:p>
      <text:p text:style-name="P163"/>
      <text:p text:style-name="P218"><text:span text:style-name="T10">6</text:span><text:span text:style-name="T7"> - </text:span><text:span text:style-name="T6">La vectorisation du </text:span><text:span text:style-name="T9">document</text:span><text:span text:style-name="T6"> au format SIG conformément au dernier standard en vigueur établi par le Conseil National d'Information Géographique (CNIG) et adopté par les partenaires régionaux.</text:span></text:p>
      <text:p text:style-name="P157"/>
      <text:p text:style-name="P157"/>
      <text:p text:style-name="Heading_20_2"><text:span text:style-name="T101">III</text:span><text:span text:style-name="T100">-</text:span><text:span text:style-name="T101">2 </text:span><text:span text:style-name="T100"><text:s/></text:span><text:span text:style-name="T106">Échéancier</text:span><text:span text:style-name="T101"> prévisionnel</text:span></text:p>
      <text:p text:style-name="P159"/>
      <text:p text:style-name="P329"><text:span text:style-name="Police_20_par_20_défaut"><text:span text:style-name="T118">La procédure de sélection du bureau d'études permettra d'engager la mission à compter du mois de </text:span></text:span><text:span text:style-name="Police_20_par_20_défaut"><text:span text:style-name="T475">…………..</text:span></text:span><text:span text:style-name="Police_20_par_20_défaut"><text:span text:style-name="T476">.</text:span></text:span><text:span text:style-name="Police_20_par_20_défaut"><text:span text:style-name="T118"> Le calendrier prévisionnel est le suivant </text:span></text:span><text:span text:style-name="Police_20_par_20_défaut"><text:span text:style-name="T149">(A REVOIR _ soumis à la discussion avant lancement du marché) </text:span></text:span><text:span text:style-name="Police_20_par_20_défaut"><text:span text:style-name="T147">:</text:span></text:span></text:p>
      <table:table table:name="Tableau2" table:style-name="Tableau2">
        <table:table-column table:style-name="Tableau2.A"/>
        <table:table-column table:style-name="Tableau2.B"/>
        <table:table-row table:style-name="TableLine2121020575264">
          <table:table-cell table:style-name="Tableau2.A1" office:value-type="string">
            <text:p text:style-name="P319">Etape</text:p>
          </table:table-cell>
          <table:table-cell table:style-name="Tableau2.B1" office:value-type="string">
            <text:p text:style-name="P319">Echéance indicative</text:p>
          </table:table-cell>
        </table:table-row>
        <table:table-row table:style-name="Tableau2.2">
          <table:table-cell table:style-name="Tableau2.A2" office:value-type="string">
            <text:p text:style-name="P315">Diagnostic de territoire de la commune et état initial de l'environnement</text:p>
          </table:table-cell>
          <table:table-cell table:style-name="Tableau2.B2" office:value-type="string">
            <text:p text:style-name="P317">12 mois</text:p>
          </table:table-cell>
        </table:table-row>
        <table:table-row table:style-name="Tableau2.2">
          <table:table-cell table:style-name="Tableau2.A2" office:value-type="string">
            <text:p text:style-name="P315"><text:span text:style-name="T402">Élaboration</text:span> du PADD</text:p>
          </table:table-cell>
          <table:table-cell table:style-name="Tableau2.B2" office:value-type="string">
            <text:p text:style-name="P317">6 mois</text:p>
          </table:table-cell>
        </table:table-row>
        <table:table-row table:style-name="Tableau2.2">
          <table:table-cell table:style-name="Tableau2.A2" office:value-type="string">
            <text:p text:style-name="P315">Traduction réglementaire du PLU : règlement, OAP</text:p>
          </table:table-cell>
          <table:table-cell table:style-name="Tableau2.B2" office:value-type="string">
            <text:p text:style-name="P317">6 mois</text:p>
          </table:table-cell>
        </table:table-row>
        <text:soft-page-break/>
        <table:table-row table:style-name="Tableau2.2">
          <table:table-cell table:style-name="Tableau2.A2" office:value-type="string">
            <text:p text:style-name="P315">Arrêt du projet de PLU</text:p>
          </table:table-cell>
          <table:table-cell table:style-name="Tableau2.B2" office:value-type="string">
            <text:p text:style-name="P317">4 mois</text:p>
          </table:table-cell>
        </table:table-row>
        <table:table-row table:style-name="Tableau2.2">
          <table:table-cell table:style-name="Tableau2.A2" office:value-type="string">
            <text:p text:style-name="P315">Consultation des personnes publiques associées</text:p>
          </table:table-cell>
          <table:table-cell table:style-name="Tableau2.B2" office:value-type="string">
            <text:p text:style-name="P317">4 mois</text:p>
          </table:table-cell>
        </table:table-row>
        <table:table-row table:style-name="Tableau2.2">
          <table:table-cell table:style-name="Tableau2.A2" office:value-type="string">
            <text:p text:style-name="P315">Enquête publique</text:p>
          </table:table-cell>
          <table:table-cell table:style-name="Tableau2.B2" office:value-type="string">
            <text:p text:style-name="P317">3 mois</text:p>
          </table:table-cell>
        </table:table-row>
        <table:table-row table:style-name="Tableau2.2">
          <table:table-cell table:style-name="Tableau2.A2" office:value-type="string">
            <text:p text:style-name="P315">Mise au point finale</text:p>
          </table:table-cell>
          <table:table-cell table:style-name="Tableau2.B2" office:value-type="string">
            <text:p text:style-name="P317">5 mois</text:p>
          </table:table-cell>
        </table:table-row>
        <table:table-row table:style-name="Tableau2.2">
          <table:table-cell table:style-name="Tableau2.A2" office:value-type="string">
            <text:p text:style-name="P315">Approbation du PLU</text:p>
          </table:table-cell>
          <table:table-cell table:style-name="Tableau2.B2" office:value-type="string">
            <text:p text:style-name="P317">2 mois</text:p>
          </table:table-cell>
        </table:table-row>
        <table:table-row table:style-name="Tableau2.2">
          <table:table-cell table:style-name="Tableau2.A2" office:value-type="string">
            <text:p text:style-name="P316">Total</text:p>
          </table:table-cell>
          <table:table-cell table:style-name="Tableau2.B2" office:value-type="string">
            <text:p text:style-name="P318">42 mois</text:p>
          </table:table-cell>
        </table:table-row>
      </table:table>
      <text:p text:style-name="P171"/>
      <text:p text:style-name="P171"/>
      <text:p text:style-name="P171"/>
      <text:p text:style-name="P171"/>
      <text:p text:style-name="P171"/>
      <text:p text:style-name="P312"/>
      <text:p text:style-name="P185">Annexes </text:p>
      <text:p text:style-name="P22"/>
      <text:p text:style-name="P23"/>
      <text:p text:style-name="P326">Annexe 1 : <text:span text:style-name="T410">Cadre législatif </text:span></text:p>
      <text:p text:style-name="P326"/>
      <text:p text:style-name="P326"/>
      <text:p text:style-name="P38">Annexe 2 : Liens juridiques entre PLU et documents supérieurs</text:p>
      <text:p text:style-name="P326"/>
      <text:p text:style-name="P24"/>
      <text:p text:style-name="P22"/>
      <text:p text:style-name="P187">Annexe 1</text:p>
      <text:p text:style-name="P188">Cadre législatif </text:p>
      <text:p text:style-name="P35"/>
      <text:p text:style-name="P202"><text:span text:style-name="T211"></text:span><text:span text:style-name="T200"> <text:s/></text:span><text:span text:style-name="T30">La loi du 13 décembre 2000 de Solidarité et Renouvellement Urbains, dite SRU, avait </text:span><text:span text:style-name="T59">pour objectif de promouvoir un </text:span><text:span text:style-name="T60">aménagement</text:span><text:span text:style-name="T59"> du territoire plus coh</text:span><text:span text:style-name="T61">é</text:span><text:span text:style-name="T59">rent, plus solidaire et plus soucieux du d</text:span><text:span text:style-name="T61">é</text:span><text:span text:style-name="T59">veloppement durable. Elle a pos</text:span><text:span text:style-name="T61">é</text:span><text:span text:style-name="T59"> les principes g</text:span><text:span text:style-name="T61">é</text:span><text:span text:style-name="T59">n</text:span><text:span text:style-name="T61">é</text:span><text:span text:style-name="T59">raux du droit de l’urbanisme avec lesquels doivent notamment </text:span><text:span text:style-name="T61">ê</text:span><text:span text:style-name="T59">tre compatibles les SCOT, les PLU et les cartes communales : </text:span><text:span text:style-name="T32">aménagement équilibré </text:span><text:span text:style-name="T59">de l’espace, </text:span><text:span text:style-name="T32">diversité fonctionnelle et sociale </text:span><text:span text:style-name="T59">de l’organisation spatiale, </text:span><text:span text:style-name="T32">utilisation économe et équilibrée des sols</text:span><text:span text:style-name="T59">. Ces grands principes s’imposent aux documents d’urbanisme, bien qu’on ne puisse en faire une obligation de r</text:span><text:span text:style-name="T61">é</text:span><text:span text:style-name="T59">sultat.</text:span></text:p>
      <text:p text:style-name="P44"><text:span text:style-name="T168"></text:span><text:span text:style-name="T179"> </text:span><text:span text:style-name="T99">La loi </text:span>n° 2009-967 du 3 <text:span text:style-name="T402">août</text:span> 2009 de programmation relative a la mise en <text:span text:style-name="T402">œuvre</text:span> du Grenelle de l’environnement <text:span text:style-name="T99">(dite loi Grenelle 1) renforçait les principes d’un urbanisme durable : </text:span>lutter contre la r<text:span text:style-name="T492">é</text:span>gression des surfaces agricoles et naturelles, lutter contre l’<text:span text:style-name="T492">é</text:span>talement urbain et la d<text:span text:style-name="T492">é</text:span>perdition d’energie, permettre la revitalisation des centres-villes, pr<text:span text:style-name="T492">é</text:span>server la <text:span text:style-name="T402">biodiversité</text:span> notamment <text:span text:style-name="T492">à</text:span> travers la conservation, la restauration et la cr<text:span text:style-name="T492">é</text:span>ation de continuit<text:span text:style-name="T492">é</text:span>s <text:span text:style-name="T402">écologiques</text:span>, assurer une gestion <text:span text:style-name="T492">é</text:span>conome des ressources et de l’espace, cr<text:span text:style-name="T492">é</text:span>er un lien entre densit<text:span text:style-name="T492">é</text:span> et niveau de desserte par les transports en commun.</text:p>
      <text:p text:style-name="P44"><text:span text:style-name="T168"></text:span><text:span text:style-name="T179"> </text:span><text:span text:style-name="T99">Les lois </text:span>n° 2010-788 du 12 juillet 2010 portant engagement national pour l'environnement <text:span text:style-name="T99">(dite loi Grenelle 2) et </text:span>n° 2010-874 du 27 juillet 2010 <text:span text:style-name="T99">de modernisation de l’agriculture et de la pêche (LMAP) </text:span>obligent <text:span text:style-name="T492">à </text:span>une <text:span text:style-name="T99">prise en compte expresse </text:span>du <text:span text:style-name="T402">développement</text:span> durable dans les documents d’urbanisme <text:span text:style-name="T99">et en fournissent les outils dans les domaines de l'urbanisme et du foncier. </text:span>Elles visent <text:span text:style-name="T492">à</text:span> pr<text:span text:style-name="T492">é</text:span>server les espaces agricoles, forestiers et naturels et <text:span text:style-name="T492">à</text:span> favoriser un urbanisme <text:span text:style-name="T492">é</text:span>conome en ressources <text:span text:style-name="T402">foncières</text:span> et <text:span text:style-name="T492">é</text:span>nerg<text:span text:style-name="T492">é</text:span>tiques, articul<text:span text:style-name="T492">é</text:span>es avec les politiques de l'habitat, de <text:span text:style-name="T402">développement</text:span> commercial et de transports d<text:span text:style-name="T492">é</text:span>placements.</text:p>
      <text:p text:style-name="P42"><text:s/>· <text:span text:style-name="T99">En ce qui concerne les domaines de l'urbanisme et du foncier, la loi n° 2010-874 du 27 juillet 2010 portant modernisation de l'agriculture et de la pêche (LMAP) </text:span>cible la protection des espaces agricoles afin d'assurer le d<text:span text:style-name="T492">é</text:span>veloppement durable de l'agriculture, de la for<text:span text:style-name="T492">ê</text:span>t et des territoires. Elle a pour objectif, entre autres, de <text:span text:style-name="T402">préserver</text:span> le capital de production de l'agriculture et notamment le foncier agricole.</text:p>
      <text:p text:style-name="P44"><text:span text:style-name="T168"></text:span><text:span text:style-name="T179"> </text:span><text:span text:style-name="T99">La loi pour l'Accès au Logement et un Urbanisme Rénové (ALUR) n° 2014-366 du 24 mars 2014 </text:span>d<text:span text:style-name="T492">é</text:span>finit le cadre juridique d'une ville plus dense. Elle lance pour cela un processus de modernisation des documents d'urbanisme, en favorisant notamment les PLU intercommunaux. La loi ALUR va faciliter la production de logements tout en luttant contre la consommation excessive de l'espace. <text:s/>Son objectif est de :</text:p>
      <text:p text:style-name="P42">- Prendre des mesures en <text:span text:style-name="T402">matière</text:span> d’urbanisme permettant la mobilisation des terrains bien situ<text:span text:style-name="T492">é</text:span>s et d<text:span text:style-name="T492">é</text:span>j<text:span text:style-name="T492">à</text:span> <text:span text:style-name="T492">é</text:span>quip<text:span text:style-name="T492">é</text:span>s et la densification des secteurs urbanis<text:span text:style-name="T492">é</text:span>s ;</text:p>
      <text:p text:style-name="P42">- Renforcer les possibilit<text:span text:style-name="T492">é</text:span>s du code de l’urbanisme pour lutter contre la consommation d’espace ;</text:p>
      <text:p text:style-name="P42">- <text:span text:style-name="T402">Améliorer</text:span> les outils fonciers pour permettre la construction de logements.</text:p>
      <text:p text:style-name="P44"><text:span text:style-name="T168"></text:span><text:span text:style-name="T179"> </text:span><text:span text:style-name="T99">La loi n° 2014-1170 du 13 octobre 2014 d'avenir pour l'agriculture, l'alimentation et la forêt (LAAF) </text:span>s’inscrit dans le prolongement de la r<text:span text:style-name="T492">é</text:span>orientation de la Politique Agricole Commune (PAC). Elle engage la transition de l’agriculture <text:span text:style-name="T402">française</text:span> vers un nouveau mod<text:span text:style-name="T492">è</text:span>le plus respectueux <text:span text:style-name="T492">é</text:span>cologiquement, socialement et performant sur le plan <text:span text:style-name="T492">é</text:span>conomique. Elle promeut et accompagne ainsi le renouvellement des pratiques agricoles <text:span text:style-name="T492">à </text:span>travers la <text:span text:style-name="T402">définition</text:span> d’un mod<text:span text:style-name="T492">è</text:span>le <text:span text:style-name="T402">agroécologique</text:span> <text:span text:style-name="T402">français.</text:span> Les r<text:span text:style-name="T492">é</text:span>ponses apport<text:span text:style-name="T492">é</text:span>es <text:span text:style-name="T402">intéressent</text:span> tout autant la diversit<text:span text:style-name="T492">é</text:span> de nos agricultures que les secteurs agroalimentaire et forestier.</text:p>
      <text:p text:style-name="P44"><text:soft-page-break/><text:span text:style-name="T168"></text:span><text:span text:style-name="T179"> </text:span><text:span text:style-name="T99">La loi n° 2014-626 du 18 juin 2014 relative à l'artisanat, au commerce et aux très petites entreprises, </text:span>dans le cadre du Pacte national pour la croissance, la comp<text:span text:style-name="T492">é</text:span>titivit<text:span text:style-name="T492">é</text:span> et l'emploi et dans le plan d'action pour le commerce et les <text:span text:style-name="T402">commerçants</text:span> , a pour objectif de soutenir une offre commerciale et artisanale diversifi<text:span text:style-name="T492">é</text:span>e sur le territoire francais en favorisant le <text:span text:style-name="T402">développement</text:span> des tr<text:span text:style-name="T492">è</text:span>s petites entreprises. La loi « Pinel » r<text:span text:style-name="T402">é</text:span>forme les baux commerciaux en les rapprochant des baux d'habitation.</text:p>
      <text:p text:style-name="P44"><text:span text:style-name="T168"></text:span><text:span text:style-name="T179"> </text:span><text:span text:style-name="T99">La loi n° 2015-990 du 6 août 2015 pour la croissance, l'activité et l'égalité des chances économiques </text:span>qui comporte <text:span text:style-name="T477">également</text:span> des mesures qui impactent le domaine de la planification d’urbanisme :</text:p>
      <text:p text:style-name="P43">- En <text:span text:style-name="T492">é</text:span>largissant le champ du dispositif temporaire incitant l’<text:span text:style-name="T492">é</text:span>laboration d’un PLU intercommunal pour les EPCI <text:span text:style-name="T477">compétents</text:span> en <text:span text:style-name="T477">matière</text:span> de planification d’urbanisme de la loi d<text:span text:style-name="T492">u</text:span> 20 d<text:span text:style-name="T492">é</text:span>cembre 2014 ci-dessus cit<text:span text:style-name="T492">é</text:span>e ;</text:p>
      <text:p text:style-name="P43">- En permettant la majoration, sous conditions, des droits <text:span text:style-name="T492">à</text:span> construire pour les logement<text:span text:style-name="T477">s</text:span> <text:span text:style-name="T492">i</text:span>nterm<text:span text:style-name="T492">é</text:span>diaires </text:p>
      <text:p text:style-name="P43">- En alignant le r<text:span text:style-name="T492">é</text:span>gime d’autorisation des annexes sur celui des extensions des <text:span text:style-name="T477">bâtiments</text:span> d’habitations existants en zone A et N. <text:span text:style-name="T157">L</text:span><text:span text:style-name="T156">es bâtiments d’habitation situés en zone A et N peuvent faire l’objet d’annexes et d’extensions dès lors que ces extensions ou annexes ne compromettent pas l’activité agricole ou la qualité paysagère du site. </text:span><text:span text:style-name="T336">Le règlement du PLU</text:span><text:span text:style-name="T337">i </text:span><text:span text:style-name="T338">doit </text:span><text:span text:style-name="T336">préciser les conditions relatives aux zones d’implantation et aux conditions de hauteur et de densité de ces extensions ou annexes, permettant d’assurer leur insertion dans l’environnement et leur compatibilité avec le maintien du caractère naturel, agricole ou forestier de la zone.</text:span><text:span text:style-name="T156">Le PLUi doit préciser quels secteurs peuvent les accueillir et définir des règles favorisant leur insertion dans l’environnement. Ces dispositions doivent faire l’objet d’un avis </text:span><text:span text:style-name="T158">simple de la</text:span><text:span text:style-name="T156"> CDPENAF, comme pour les STECAL.</text:span></text:p>
      <text:p text:style-name="P44"><text:span text:style-name="T168"></text:span><text:span text:style-name="T179"> </text:span><text:span text:style-name="T99">La loi n° 2015-992 du 7 août 2015 portant nouvelle organisation territoriale de la République </text:span>qui institue un sch<text:span text:style-name="T492">é</text:span>ma regional d'am<text:span text:style-name="T492">é</text:span>nagement de <text:span text:style-name="T402">développement</text:span> durable et <text:span text:style-name="T402">d’égalité</text:span> des territoires (SRADDET) qui devient le document de planification strat<text:span text:style-name="T492">é</text:span>gique <text:span text:style-name="T402">régional</text:span> (qui remplace l'ancien <text:span text:style-name="T402">Schéma</text:span> <text:span text:style-name="T402">Régional</text:span> <text:span text:style-name="T402">d’Aménagement</text:span> et de <text:span text:style-name="T402">Développement</text:span> Durable du Territoire SRADD). Les documents d'urbanisme (SCoT, <text:span text:style-name="T492">à</text:span> defaut PLU et carte communale,) les PDU, les PCET et les chartes des parcs naturels et r<text:span text:style-name="T492">é</text:span>gionaux doivent prendre en compte ce nouveau <text:span text:style-name="T402">schéma</text:span> <text:span text:style-name="T402">régional</text:span> et <text:span text:style-name="T492">êt</text:span>re compatible<text:span text:style-name="T492">s</text:span> avec les r<text:span text:style-name="T492">è</text:span>gles g<text:span text:style-name="T492">é</text:span>n<text:span text:style-name="T492">é</text:span>rales du fascicule de ce schema pour celles qui sont opposables.</text:p>
      <text:p text:style-name="P44"><text:span text:style-name="T168"></text:span><text:span text:style-name="T179"> </text:span><text:span text:style-name="T99">La loi n° 2015-992 du 17 août 2015 relative à la transition énergétique pour la croissance verte </text:span>qui introduit notamment des plans climat air <text:span text:style-name="T402">énergie</text:span> territoriaux (PCAET) et modifie les dispositions concernant leur prise en compte dans les documents d’urbanisme.</text:p>
      <text:list xml:id="list1307510287" text:style-name="L14">
        <text:list-header>
          <text:p text:style-name="P347"><text:span text:style-name="T193"></text:span><text:span text:style-name="T196"> </text:span><text:span text:style-name="T195">La loi</text:span><text:span text:style-name="T200"> n° 2018-1021 du 23 novembre 2018 portant évolution du logement, de l'aménagement et du numérique </text:span><text:span text:style-name="T201">(ELAN) </text:span><text:span text:style-name="T207">apporte des </text:span><text:span text:style-name="T202">compléments aux objectifs généraux</text:span><text:span text:style-name="T207"> des collectivités en charge de l’urbanisme, notamment en ce qui concerne </text:span><text:span text:style-name="T202">la lutte contre l’étalement urbain</text:span><text:span text:style-name="T207"> <text:s/>et l’handicap (inscrits comme objectifs généraux à l’article L101-2 du code de l’urbanisme).</text:span><text:span text:style-name="T202"> </text:span><text:span text:style-name="T208">Ainsi ces composantes sont à retrouver dans chaque pièce du document.</text:span><text:span text:style-name="T203"> </text:span><text:span text:style-name="T194">Elle vise également à </text:span><text:span text:style-name="T346">renforcer les stratégies foncières dans le cadre des PLUi tenant lieu de PLH.</text:span><text:span text:style-name="T349"> </text:span><text:span text:style-name="T208">Elle</text:span><text:span text:style-name="T203"> </text:span><text:span text:style-name="T207">apporte des modifications dans les procédures. </text:span><text:span text:style-name="T208">L’</text:span><text:span text:style-name="T207">analyse </text:span><text:span text:style-name="T210">de </text:span><text:span text:style-name="T207">la consommation d'espaces naturels, agricoles et forestiers </text:span><text:span text:style-name="T208">doit être faite </text:span><text:span text:style-name="T207">au cours des dix années précédant l’arrêt du projet du plan </text:span><text:span text:style-name="T208">(et non l’approbation du plan).</text:span><text:span text:style-name="T217"> </text:span><text:span text:style-name="T218"><text:s/></text:span><text:span text:style-name="T194">En l</text:span><text:span text:style-name="T208">’absence de ScoT, les OAP d’un PLUi doivent comporter les orientations relatives à l’équipement commercial et artisanal.</text:span><text:span text:style-name="T217"> </text:span><text:span text:style-name="T209">Elle permet au règlement du PLUi d’autoriser <text:s/>de nouvelles possibilités de constructions et installations en zones agricoles ou forestières sous réserve de compatibilité avec </text:span><text:span text:style-name="T59">l’exercice d’une activité agricole, pastorale ou forestière sur le terrain sur lequel elles sont </text:span><text:span text:style-name="T209">implantées et qu’elles ne portent pas atteintes à la sauvegarde des espaces naturels et des </text:span><text:span text:style-name="T208">paysages </text:span><text:span text:style-name="T209">(</text:span><text:span text:style-name="T59">constructions et installations nécessaires à la transformation, au conditionnement et à l</text:span><text:span text:style-name="T62">a </text:span><text:span text:style-name="T59">commercialisation des produits agricoles</text:span><text:span text:style-name="T62">) </text:span><text:span text:style-name="T208">Concernant</text:span><text:span text:style-name="T207"> l</text:span><text:span text:style-name="Strong_20_Emphasis"><text:span text:style-name="T67">'organisation </text:span></text:span><text:span text:style-name="Strong_20_Emphasis"><text:span text:style-name="T68">du</text:span></text:span><text:span text:style-name="Strong_20_Emphasis"><text:span text:style-name="T67"> débat sur les orientations générales du </text:span></text:span><text:span text:style-name="Strong_20_Emphasis"><text:span text:style-name="T68">PADD, ce dernier est réputé tenu au sein des conseils municipaux des communes membres de l’EPCI s'il n'a pas eu lieu au plus tard deux mois avant l'examen du projet de plan local d'urbanisme</text:span></text:span><text:span text:style-name="Strong_20_Emphasis"><text:span text:style-name="T67"> .</text:span></text:span><text:span text:style-name="T67"> </text:span></text:p>
        </text:list-header>
      </text:list>
      <text:p text:style-name="P294"/>
      <text:p text:style-name="P135"><text:soft-page-break/></text:p>
      <text:p text:style-name="P203"><text:span text:style-name="T193"></text:span><text:span text:style-name="T196"> </text:span><text:span text:style-name="T71">La </text:span><text:span text:style-name="T70">Loi </text:span><text:span text:style-name="T33">n°2019-1461 </text:span><text:span text:style-name="T36">du 27 décembre 2019 </text:span><text:span text:style-name="T497">relative à l'</text:span><text:span text:style-name="Emphasis"><text:span text:style-name="T497">engagement </text:span></text:span><text:span text:style-name="T497">dans la vie locale et à la </text:span><text:span text:style-name="Emphasis"><text:span text:style-name="T497">proximité</text:span></text:span><text:span text:style-name="Emphasis"><text:span text:style-name="T496"> </text:span></text:span><text:span text:style-name="T497">de l'action publique</text:span><text:span text:style-name="T69"> </text:span><text:span text:style-name="T20">apporte </text:span><text:span text:style-name="T34">quelques modifications de procédures </text:span><text:span text:style-name="T35">dans le déroulement de l’élaboration du document</text:span><text:span text:style-name="T20">. Elle</text:span><text:span text:style-name="T293"> prévoit l</text:span><text:span text:style-name="T19">’avis simple des communes concernées lorsqu’un plan de secteur est prescrit sur leur territoire. </text:span><text:span text:style-name="T20">Elle apporte des modifications relatives à l</text:span><text:span text:style-name="T19">’arrêt du projet de PLUi lorsqu’une commune membre d’un EPCI émet un avis défavorable sur les OAP</text:span><text:span text:style-name="T20">ou les dispositions du règlement. En cas d</text:span><text:span text:style-name="T19">’avis défavorable d’une commune sur le projet de PLUi, l’organe délibérant de l’EPCI peut se prononcer sur un projet de PLUi modifié afin de tenir compte de cet avis défavorable </text:span><text:span text:style-name="T20">(</text:span><text:span text:style-name="T19">arrêt à la majorité des suffrages exprimés et non plus à une majorité qualifiée des deux tiers</text:span><text:span text:style-name="T20">)</text:span><text:span text:style-name="T19">.</text:span></text:p>
      <text:p text:style-name="P219"><text:span text:style-name="T211"></text:span><text:span text:style-name="T200"> </text:span><text:span text:style-name="T204">La </text:span><text:span text:style-name="T200">Loi </text:span><text:span text:style-name="T204">n° </text:span><text:span text:style-name="T205">2020-1525 </text:span><text:span text:style-name="T206">du 7 décembre 2020 </text:span><text:span text:style-name="T33">d'accélération et de simplification de l'action publique </text:span><text:span text:style-name="T37">(</text:span><text:span text:style-name="T206">ASAP</text:span><text:span text:style-name="T204">)</text:span><text:span text:style-name="T211"> </text:span><text:span text:style-name="T197">qui soumet </text:span><text:span text:style-name="T199">systématiquement </text:span><text:span text:style-name="T197">t</text:span><text:span text:style-name="T198">ou</text:span><text:span text:style-name="T199">tes les élaborations de</text:span><text:span text:style-name="T198"> PLUs à évaluation environnementale, </text:span><text:span text:style-name="T199">ainsi que toutes évolutions d’un PLU</text:span><text:span text:style-name="T198"> </text:span><text:span text:style-name="T199">(révision, modification) </text:span><text:span text:style-name="T347">s</text:span><text:span text:style-name="T350">auf dans le cas où elles ne prévoient que des changements qui ne sont pas susceptibles d'avoir des effets notables sur l'environnement, au sens de l'annexe II à la directive 2001/42/ CE du </text:span><text:span text:style-name="T351">Parlement européen et <text:s/>actualisation de l'évaluation réalisée lors de leur élaboration.</text:span></text:p>
      <text:p text:style-name="P11"><text:span text:style-name="T494"> </text:span><text:span text:style-name="T495">Directive européenne Inspire du 14 mars 2007, ordonnance n°2°13-1184 du 19 décembre 2013</text:span></text:p>
      <text:p text:style-name="P49"><text:span text:style-name="T215">Les documents d’urbanisme </text:span><text:span text:style-name="T216">doivent être mis </text:span><text:span text:style-name="T215">en ligne sur le </text:span><text:span text:style-name="T216">g</text:span><text:span text:style-name="T215">éoportail </text:span><text:span text:style-name="T216">de l’urbanisme au format standard CNIG réglementaire.</text:span></text:p>
      <text:p text:style-name="P10"/>
      <text:p text:style-name="P10"/>
      <text:p text:style-name="P7"/>
      <text:p text:style-name="P4"/>
      <text:p text:style-name="P5"/>
      <text:p text:style-name="P6"/>
      <text:p text:style-name="P33">Annexe 2</text:p>
      <text:p text:style-name="P32"><text:s/>Liens juridiques entre PLU et documents supérieurs</text:p>
      <text:p text:style-name="P68"/>
      <text:p text:style-name="P333"><text:span text:style-name="T308">Les </text:span><text:a xlink:type="simple" xlink:href="https://www.legifrance.gouv.fr/affichCode.do?idSectionTA=LEGISCTA000031212177&amp;cidTexte=LEGITEXT000006074075&amp;dateTexte=20190731" text:style-name="Internet_20_link" text:visited-style-name="Visited_20_Internet_20_Link"><text:span text:style-name="T1">articles</text:span></text:a><text:a xlink:type="simple" xlink:href="https://www.legifrance.gouv.fr/affichCode.do?idSectionTA=LEGISCTA000031212177&amp;cidTexte=LEGITEXT000006074075&amp;dateTexte=20190731" text:style-name="Internet_20_link" text:visited-style-name="Visited_20_Internet_20_Link"><text:span text:style-name="T1"> </text:span></text:a><text:a xlink:type="simple" xlink:href="https://www.legifrance.gouv.fr/affichCode.do?idSectionTA=LEGISCTA000031212177&amp;cidTexte=LEGITEXT000006074075&amp;dateTexte=20190731" text:style-name="Internet_20_link" text:visited-style-name="Visited_20_Internet_20_Link"><text:span text:style-name="T87">L131-4 à 7</text:span></text:a><text:span text:style-name="T308"> du code de l'urbanisme définissent les obligations de compatibilité et de prise en compte par les PLU</text:span><text:span text:style-name="T309">(i)</text:span><text:span text:style-name="T308"> des documents </text:span><text:span text:style-name="T310">de rang supérieurs.</text:span></text:p>
      <text:p text:style-name="P71"/>
      <text:p text:style-name="P71">Définitions des notions de compatibilité et de prise en compte.</text:p>
      <text:p text:style-name="P134">La compatibilité :</text:p>
      <text:p text:style-name="P102">Dans le cadre d’un rapport de compatibilité, l’autorité élaborant une décision n’est pas tenue de reproduire à l’identique la norme supérieure (contrairement à la notion de conformité qui ne laisse aucune marge d’adaptation pour appliquer la norme supérieure). La norme inférieure ne doit pas contrarier les options fondamentales de la norme supérieure. La conformité stricte n'est pas exigée, des écarts sont tolérés, l'atteinte qui peut être portée à la norme supérieure par la norme inférieure doit néanmoins rester marginale. </text:p>
      <text:p text:style-name="P134">La prise en compte :</text:p>
      <text:p text:style-name="P102">Il s'agit d'une relation juridique à peine plus souple que l'obligation de compatibilité. Selon le Conseil d'État, la prise en compte impose de «ne pas s'écarter des orientations fondamentales sauf, sous le contrôle du juge, pour un motif tiré de l'intérêt [de l'opération] et dans la mesure où cet intérêt le justifie» (CE, 9 juin 2004, 28 juillet 2004 et 17 mars 2010).</text:p>
      <text:p text:style-name="P102"/>
      <text:p text:style-name="P313"><text:span text:style-name="Strong_20_Emphasis"><text:span text:style-name="T86">L’o</text:span></text:span><text:span text:style-name="Strong_20_Emphasis"><text:span text:style-name="T85">rdonnance n° 2020-745 du 17 juin 2020 relative à la rationalisation de la hiérarchie des normes applicable aux documents d'urbanisme</text:span></text:span><text:span text:style-name="T95"> </text:span><text:span text:style-name="T96">modifie les dispositions applicables en la matière : concernant les PLU(i), les dispositions de l’ordon</text:span><text:span text:style-name="T98">n</text:span><text:span text:style-name="T96">ance s’appliquent aux procédures d’élaboration ou révision engagées à compter du 1</text:span><text:span text:style-name="T407">er</text:span><text:span text:style-name="T96"> avril 2021. <text:s/></text:span><text:span text:style-name="T97">(A VOIR EN FONCTION DE LA DATE D’ENGAGEMENT DE L’ELABORATION)</text:span></text:p>
      <text:p text:style-name="P85"/>
      <text:p text:style-name="P40"><text:span text:style-name="T490">C</text:span>ommune ou EPCI <text:span text:style-name="T491">non </text:span>couvert par un SCOT : <text:span text:style-name="T440">dispositions applicables aux procédures d’élaboration ou révision de PLU(i) engagées </text:span><text:span text:style-name="T441">avant le</text:span><text:span text:style-name="T440"> 1</text:span><text:span text:style-name="T405">er</text:span><text:span text:style-name="T440"> avril 2021.</text:span></text:p>
      <text:p text:style-name="P131"/>
      <text:p text:style-name="P334"><text:span text:style-name="T40">Le principe d'urbanisation limitée en l'absence de S</text:span><text:span text:style-name="T41">C</text:span><text:span text:style-name="T40">oT : </text:span><text:span text:style-name="T42">a</text:span><text:span text:style-name="T296">rticle</text:span><text:span text:style-name="T297">s</text:span><text:span text:style-name="T296"> </text:span><text:a xlink:type="simple" xlink:href="https://www.legifrance.gouv.fr/affichCode.do;jsessionid=87CB5878E25B717AA1386B627B1A1AAB.tplgfr33s_3?idSectionTA=LEGISCTA000031212027&amp;cidTexte=LEGITEXT000006074075&amp;dateTexte=20190731" text:style-name="Internet_20_link" text:visited-style-name="Visited_20_Internet_20_Link"><text:span text:style-name="T342">L. 142-4</text:span></text:a><text:a xlink:type="simple" xlink:href="https://www.legifrance.gouv.fr/affichCode.do;jsessionid=87CB5878E25B717AA1386B627B1A1AAB.tplgfr33s_3?idSectionTA=LEGISCTA000031212027&amp;cidTexte=LEGITEXT000006074075&amp;dateTexte=20190731" text:style-name="Internet_20_link" text:visited-style-name="Visited_20_Internet_20_Link"><text:span text:style-name="T302"> </text:span></text:a><text:a xlink:type="simple" xlink:href="https://www.legifrance.gouv.fr/affichCode.do;jsessionid=87CB5878E25B717AA1386B627B1A1AAB.tplgfr33s_3?idSectionTA=LEGISCTA000031212027&amp;cidTexte=LEGITEXT000006074075&amp;dateTexte=20190731" text:style-name="Internet_20_link" text:visited-style-name="Visited_20_Internet_20_Link"><text:span text:style-name="T303">et 5</text:span></text:a><text:span text:style-name="T298"> </text:span><text:span text:style-name="T296">du code de l'urbanisme</text:span></text:p>
      <text:p text:style-name="P55">Dans les communes qui ne sont pas couvertes par un SCOT applicable, les zones et secteurs suivants ne peuvent être ouverts à l'urbanisation à l'occasion de l'élaboration ou d'une procédure d'évolution d'un document d'urbanisme :</text:p>
      <text:list xml:id="list3917559860" text:style-name="L15">
        <text:list-item>
          <text:p text:style-name="P350">les zones à urbaniser délimitées après le 1er juillet 2002 ;</text:p>
        </text:list-item>
        <text:list-item>
          <text:p text:style-name="P350">les zones naturelles, agricoles ou forestières.</text:p>
        </text:list-item>
      </text:list>
      <text:p text:style-name="P55"/>
      <text:p text:style-name="P55"><text:span text:style-name="T479">Le préfet de département dispose de la possibilité d’accorder une dérogation à cette interdiction, </text:span>après avis de la CDPENAF et, le cas échéant, de l'établissement public en charge de l'élaboration du SCOT.</text:p>
      <text:p text:style-name="P55"/>
      <text:p text:style-name="P55">La dérogation ne peut être accordée que si l'urbanisation envisagée ne nuit pas à la protection des espaces naturels, agricoles et forestiers ou à la préservation et à la remise en bon état des continuités écologiques, ne conduit pas à une consommation excessive de l'espace, ne génère pas d'impact excessif sur les flux de déplacements et ne nuit pas à une répartition équilibrée entre emploi, habitat, commerces et services</text:p>
      <text:p text:style-name="P55"/>
      <text:p text:style-name="P55"/>
      <text:p text:style-name="P55"/>
      <text:p text:style-name="P55"><text:soft-page-break/><text:span text:style-name="T107">R</text:span><text:span text:style-name="T100">apport de compatibilité</text:span></text:p>
      <text:p text:style-name="P334"><text:span text:style-name="T46">Conformément à l'article </text:span><text:a xlink:type="simple" xlink:href="https://www.legifrance.gouv.fr/affichCodeArticle.do?cidTexte=LEGITEXT000006074075&amp;idArticle=LEGIARTI000031210780&amp;dateTexte=&amp;categorieLien=cid" text:style-name="Internet_20_link" text:visited-style-name="Visited_20_Internet_20_Link"><text:span text:style-name="T189">L.131-7</text:span></text:a><text:span text:style-name="T46">, e</text:span><text:span text:style-name="T47">n l’absence de SCOT, </text:span><text:span text:style-name="T46">les PLU</text:span><text:span text:style-name="T47">(i) doivent être </text:span><text:span text:style-name="T46">compatibles, s'il y a lieu, avec les documents énumérés aux 1° à 10° de l'article </text:span><text:a xlink:type="simple" xlink:href="https://www.legifrance.gouv.fr/affichCodeArticle.do?cidTexte=LEGITEXT000006074075&amp;idArticle=LEGIARTI000031210765&amp;dateTexte&amp;categorieLien=cid" text:style-name="Internet_20_link" text:visited-style-name="Visited_20_Internet_20_Link"><text:span text:style-name="T189">L131-1</text:span></text:a><text:span text:style-name="T46">, ainsi qu'</text:span><text:span text:style-name="T48">à l’</text:span><text:span text:style-name="T46">article </text:span><text:a xlink:type="simple" xlink:href="https://www.legifrance.gouv.fr/affichCodeArticle.do?cidTexte=LEGITEXT000006074075&amp;idArticle=LEGIARTI000031210773&amp;dateTexte=&amp;categorieLien=cid" text:style-name="Internet_20_link" text:visited-style-name="Visited_20_Internet_20_Link"><text:span text:style-name="T192">L.131-4</text:span></text:a><text:span text:style-name="T46"> </text:span><text:span text:style-name="T48">du CU.</text:span></text:p>
      <text:p text:style-name="P56"><text:span text:style-name="T479">Selon ces dispositions, l</text:span>e PLU<text:span text:style-name="T480">(i)</text:span> doit être compatible avec, <text:span text:style-name="T493">lorsqu’ils s’appliquent :</text:span></text:p>
      <text:list xml:id="list3342132559" text:style-name="L16">
        <text:list-item>
          <text:p text:style-name="P351">le<text:span text:style-name="T479">s règles générales du fascicule du </text:span>schéma régional d'aménagement, de développement durable et d'égalité des territoires (<text:span text:style-name="T479">SRADDET</text:span>)</text:p>
        </text:list-item>
        <text:list-item>
          <text:p text:style-name="P353">les orientations fondamentales et les objectifs de qualité et de quantité des eaux des SDAGE, </text:p>
        </text:list-item>
        <text:list-item>
          <text:p text:style-name="P351">les objectifs de protection déterminés dans le SAGE ;</text:p>
        </text:list-item>
        <text:list-item>
          <text:p text:style-name="P354">les objectifs de gestion des risques d'inondation définis par les plans de gestion des risques d'inondation (L. 566-7 du CE), ainsi qu'avec les orientations fondamentales et les dispositions de ces plans ; </text:p>
        </text:list-item>
        <text:list-item>
          <text:p text:style-name="P354">les directives de protection et de mise en valeur des paysages (DPMVP – L. 350-1 du CE)</text:p>
        </text:list-item>
        <text:list-item>
          <text:p text:style-name="P354">les dispositions particulières aux zones de bruit des aérodromes (L. 112-4 du CU – PEB)</text:p>
        </text:list-item>
        <text:list-item>
          <text:p text:style-name="P351">le<text:span text:style-name="T480">s</text:span> programme<text:span text:style-name="T480">s</text:span> loca<text:span text:style-name="T480">ux</text:span> de l'habitat (PLH, <text:span text:style-name="T482">art. L302-1 du CCH)</text:span></text:p>
        </text:list-item>
      </text:list>
      <text:p text:style-name="P55"/>
      <text:p text:style-name="P72"><text:span text:style-name="T481">R</text:span>apport de prise en compte</text:p>
      <text:p text:style-name="P334"><text:span text:style-name="T306">Les PLU</text:span><text:span text:style-name="T307">(i)</text:span><text:span text:style-name="T306"> prennent en compte les documents énumérés a</text:span><text:span text:style-name="T307">ux </text:span><text:span text:style-name="T306">article</text:span><text:span text:style-name="T307">s</text:span><text:span text:style-name="T306"> </text:span><text:a xlink:type="simple" xlink:href="https://www.legifrance.gouv.fr/affichCodeArticle.do?idArticle=LEGIARTI000031210767&amp;cidTexte=LEGITEXT000006074075" text:style-name="Internet_20_link" text:visited-style-name="Visited_20_Internet_20_Link"><text:span text:style-name="T59">L.131-2</text:span></text:a><text:span text:style-name="T344"> </text:span><text:span text:style-name="T345">et </text:span><text:a xlink:type="simple" xlink:href="https://www.legifrance.gouv.fr/affichCodeArticle.do;jsessionid=C7896C6CB1BA8C9F30A12CD78F548214.tplgfr33s_3?idArticle=LEGIARTI000033746384&amp;cidTexte=LEGITEXT000006074075&amp;dateTexte=20190731" text:style-name="Internet_20_link" text:visited-style-name="Visited_20_Internet_20_Link"><text:span text:style-name="T59">L131-5</text:span></text:a><text:span text:style-name="T345"> du CU,</text:span><text:span text:style-name="T344"> </text:span><text:span text:style-name="T345">lorsqu’ils existent :</text:span></text:p>
      <text:list xml:id="list2169073714" text:style-name="L17">
        <text:list-item>
          <text:p text:style-name="P352">les objectifs du schéma régional d'aménagement, de développement durable et d'égalité des territoires <text:span text:style-name="T480">(SRADDET)</text:span></text:p>
        </text:list-item>
        <text:list-item>
          <text:p text:style-name="P352">le<text:span text:style-name="T480">s</text:span> <text:span text:style-name="T483">s</text:span>chéma<text:span text:style-name="T483">s</text:span> <text:span text:style-name="T483">r</text:span>égion<text:span text:style-name="T480">aux</text:span> de <text:span text:style-name="T483">c</text:span>ohérence <text:span text:style-name="T483">é</text:span>cologique (SRCE, <text:span text:style-name="T480">L.371-3 du CE</text:span>), <text:span text:style-name="T484">en l’absence de SRADDET,</text:span></text:p>
        </text:list-item>
        <text:list-item>
          <text:p text:style-name="P355">les programmes d'équipement de l'Etat, des collectivités territoriales et des établissements et services publics ;</text:p>
        </text:list-item>
        <text:list-item>
          <text:p text:style-name="P352"><text:span text:style-name="T480">les schémas régionaux des carrières (L. 515-3 du CE)</text:span>;</text:p>
        </text:list-item>
        <text:list-item>
          <text:p text:style-name="P352"><text:span text:style-name="T182">le</text:span><text:span text:style-name="T183">s</text:span><text:span text:style-name="T182"> plan</text:span><text:span text:style-name="T183">s</text:span><text:span text:style-name="T182"> climat-air-énergie territorial </text:span><text:span text:style-name="T184">(</text:span><text:span text:style-name="T186">lorsque </text:span><text:span text:style-name="T184">PCAET </text:span><text:span text:style-name="T185">obligatoire, art L229-6 du C</text:span><text:span text:style-name="T183">E</text:span><text:span text:style-name="T184">) </text:span>;</text:p>
          <text:p text:style-name="P356"/>
        </text:list-item>
      </text:list>
      <text:p text:style-name="P55"/>
      <text:p text:style-name="P73">Le code de l’urbanisme <text:span text:style-name="T485">ou</text:span> d’autres réglementations imposent au PLU(i) la <text:s/>compatibilité ou la prise en compte d’autres documents :<text:span text:style-name="T151"> le schéma ci-après en présente le détail. </text:span></text:p>
      <text:p text:style-name="P55"/>
      <text:p text:style-name="P72"><text:span text:style-name="T480">R</text:span>apport de référence</text:p>
      <text:p text:style-name="P55">Certains documents exist<text:span text:style-name="T486">a</text:span>nt<text:span text:style-name="T486">s</text:span> sur des territoires <text:span text:style-name="T481">ne sont pas juridiquement opposables au</text:span> <text:span text:style-name="T486">PLU(i) car la loi ne le prévoit pas.</text:span> <text:span text:style-name="T486">Ces documents constituent toutefois des documents de référence sur des sujets d’aménagement du territoire sur lesquels les auteurs de PLU(i) pourront utilement s’appuyer et renvoyer. Il peut s’agir par exemple du schéma régional climat air énergie (SCRAE, avant intégration au SRADDET), d’un PCAET non obligatoirement prévu par la loi, d’un schéma de traitement des déchets, d’un atlas des paysages, d’un schéma départemental d’accueil des gens du voyage, d’un PDALHPD,…</text:span></text:p>
      <text:p text:style-name="P55"/>
      <text:p text:style-name="P55"/>
      <text:p text:style-name="P57"><text:span text:style-name="T109">Hiérarchie des normes (</text:span><text:span text:style-name="T110">sans</text:span><text:span text:style-name="T109"> SCOT) </text:span><text:span text:style-name="T111">pour les procédures d’élaboration ou révision prescrites avant le 1</text:span><text:span text:style-name="T406">er</text:span><text:span text:style-name="T111"> avril 2021</text:span></text:p>
      <text:p text:style-name="P70"/>
      <text:p text:style-name="P53"/>
      <text:p text:style-name="P54"><draw:frame text:anchor-type="paragraph" draw:z-index="2" draw:name="Forme1" draw:style-name="gr21" draw:text-style-name="P397" svg:width="5.441cm" svg:height="6.28cm" svg:x="12.051cm" svg:y="0.25cm"><draw:text-box><text:p text:style-name="P383"><text:span text:style-name="T521">DTADD</text:span></text:p><text:p text:style-name="P383"><text:span text:style-name="T521">PRAD et PPRDF</text:span></text:p><text:p text:style-name="P383"><text:span text:style-name="T521">Schémas départementaux : SDENS, SDC, SDAGVD, SDANT,..</text:span></text:p><text:p text:style-name="P383"><text:span text:style-name="T521">Atlas locaux : zones inondables, paysage, ...</text:span></text:p><text:p text:style-name="P383"><text:span text:style-name="T521">PDH, PDALHPD, PPA, Agenda 21,…</text:span></text:p><text:p text:style-name="P383"><text:span text:style-name="T521">Schémas régionaux : SRDEII, SRB,...</text:span></text:p><text:p text:style-name="P384"><text:span text:style-name="T521">SRADT</text:span></text:p><text:p text:style-name="P385"><text:span text:style-name="T521">SRCAE</text:span></text:p><text:p text:style-name="P385"><text:span text:style-name="T521">PRPGD</text:span></text:p><text:p text:style-name="P385"><text:span text:style-name="T521">SRI et SRIT</text:span></text:p><text:p text:style-name="P385"><text:span text:style-name="T521">SR3V</text:span></text:p><text:p text:style-name="P385"><text:span text:style-name="T521"/></text:p><text:p text:style-name="P385"><text:span text:style-name="T522">(...liste non exhaustive)</text:span></text:p></draw:text-box></draw:frame><draw:frame text:anchor-type="paragraph" draw:z-index="0" draw:name="Forme1" draw:style-name="gr23" draw:text-style-name="P391" svg:width="5.441cm" svg:height="7.72cm" svg:x="0.049cm" svg:y="-0.448cm"><draw:text-box><text:p text:style-name="P390"><text:span text:style-name="T523">Lois montagne et Littoral </text:span></text:p><text:p text:style-name="P390"><text:span text:style-name="T523">DTA</text:span></text:p><text:p text:style-name="P390"><text:span text:style-name="T523">SRADDET (règles générales)</text:span></text:p><text:p text:style-name="P390"><text:span text:style-name="T523">Chartes PNR et parcs nationaux</text:span></text:p><text:p text:style-name="P390"><text:span text:style-name="T523">SDAGE</text:span></text:p><text:p text:style-name="P390"><text:span text:style-name="T523">SAGE</text:span></text:p><text:p text:style-name="P390"><text:span text:style-name="T523">PGRI</text:span></text:p><text:p text:style-name="P390"><text:span text:style-name="T524">(L131-7 CU)</text:span></text:p><text:p text:style-name="P390"><text:span text:style-name="T523">PEB</text:span></text:p><text:p text:style-name="P390"><text:span text:style-name="T523">PLH</text:span></text:p><text:p text:style-name="P390"><text:span text:style-name="T523">PDU / plan de mobilité</text:span></text:p><text:p text:style-name="P390"><text:span text:style-name="T523">SMVM</text:span></text:p><text:p text:style-name="P390"><text:span text:style-name="T524">(L131-4 CU)</text:span></text:p><text:p text:style-name="P390"><text:span text:style-name="T523">Directives de protection et mise en valeur des paysages*</text:span><text:span text:style-name="T524"> (L350-1 CE)</text:span></text:p><text:p text:style-name="P390"><text:span text:style-name="T523">DSFM (si DU concerne espace maritime : </text:span><text:span text:style-name="T524">L219-4 CE</text:span><text:span text:style-name="T523">)</text:span></text:p></draw:text-box></draw:frame><draw:frame text:anchor-type="paragraph" draw:z-index="1" draw:name="Forme1" draw:style-name="gr22" draw:text-style-name="P391" svg:width="5.441cm" svg:height="6.289cm" svg:x="6.02cm" svg:y="0.27cm"><draw:text-box><text:p text:style-name="P390"><text:span text:style-name="T523">SRADDET (objectifs)</text:span></text:p><text:p text:style-name="P390"><text:span text:style-name="T523">SRCE (en l’absence de <text:s/>SRADDET)</text:span></text:p><text:p text:style-name="P390"><text:span text:style-name="T523">Schéma régional de développement de l’aquaculture marine</text:span></text:p><text:p text:style-name="P390"><text:span text:style-name="T523">Programmes d’équipement (Etat, CT, établissements et services publics)</text:span></text:p><text:p text:style-name="P390"><text:span text:style-name="T523">Schéma régional des carrières </text:span></text:p><text:p text:style-name="P390"><text:span text:style-name="T523">Schéma départemental d’accès à la ressource forestière (SDARF)</text:span></text:p><text:p text:style-name="P390"><text:span text:style-name="T524">(L131-7 CU)</text:span></text:p><text:p text:style-name="P390"><text:span text:style-name="T523">PCAET*</text:span><text:span text:style-name="T524"> (L131-5 CU)</text:span></text:p><text:p text:style-name="P390"><text:span text:style-name="T523">DSFM (si incidence DUsur espace maritime </text:span><text:span text:style-name="T524">: L219-4 CE</text:span><text:span text:style-name="T523">)</text:span></text:p></draw:text-box></draw:frame></text:p>
      <text:p text:style-name="P54"/>
      <text:p text:style-name="P54"/>
      <text:p text:style-name="P54"/>
      <text:p text:style-name="P54"/>
      <text:p text:style-name="P54"/>
      <text:p text:style-name="P54"/>
      <text:p text:style-name="P54"><draw:g text:anchor-type="paragraph" draw:z-index="3" draw:name="Forme2" draw:style-name="gr1"><draw:frame draw:name="Forme2" draw:style-name="gr19" draw:text-style-name="P388" svg:width="2.043cm" svg:height="0.98cm" draw:transform="rotate (1.5707963267949) translate (12.6753055555556cm 2.45886111111111cm)"><draw:text-box><text:p text:style-name="P387"><text:span text:style-name="T521">en l’absence de SRADDET</text:span></text:p></draw:text-box></draw:frame><draw:custom-shape draw:name="Forme3" draw:style-name="gr20" draw:text-style-name="P396" svg:width="4.029cm" svg:height="2.054cm" svg:x="12.675cm" svg:y="0.416cm"><text:p/><draw:enhanced-geometry svg:viewBox="0 0 21600 21600" draw:type="rectangle" draw:enhanced-path="M 0 0 L 21600 0 21600 21600 0 21600 0 0 Z N"/></draw:custom-shape></draw:g></text:p>
      <text:p text:style-name="P54"><draw:line text:anchor-type="paragraph" draw:z-index="7" draw:name="Forme4" draw:style-name="gr14" draw:text-style-name="P387" svg:x1="14.792cm" svg:y1="2.635cm" svg:x2="14.792cm" svg:y2="4.394cm"><text:p/></draw:line><draw:line text:anchor-type="paragraph" draw:z-index="8" draw:name="Forme5" draw:style-name="gr13" draw:text-style-name="P387" svg:x1="2.753cm" svg:y1="4.357cm" svg:x2="4.323cm" svg:y2="4.375cm"><text:p/></draw:line><draw:line text:anchor-type="paragraph" draw:z-index="9" draw:name="Forme5" draw:style-name="gr12" draw:text-style-name="P387" svg:x1="13.3cm" svg:y1="4.394cm" svg:x2="14.792cm" svg:y2="4.394cm"><text:p/></draw:line></text:p>
      <text:p text:style-name="P54"/>
      <text:p text:style-name="P54"/>
      <text:p text:style-name="P54"/>
      <text:p text:style-name="P54"/>
      <text:p text:style-name="P54"><draw:line text:anchor-type="paragraph" draw:z-index="5" draw:name="Forme3" draw:style-name="gr16" draw:text-style-name="P387" svg:x1="8.729cm" svg:y1="0.377cm" svg:x2="8.743cm" svg:y2="1.292cm"><text:p/></draw:line></text:p>
      <text:p text:style-name="P54"><draw:line text:anchor-type="paragraph" draw:z-index="6" draw:name="Forme2" draw:style-name="gr15" draw:text-style-name="P387" svg:x1="2.753cm" svg:y1="0.455cm" svg:x2="2.753cm" svg:y2="1.436cm"><text:p/></draw:line></text:p>
      <text:p text:style-name="P54"><draw:frame text:anchor-type="paragraph" draw:z-index="4" draw:name="Forme1" draw:style-name="gr17" draw:text-style-name="P395" svg:width="9.034cm" svg:height="1.027cm" svg:x="4.297cm" svg:y="0.355cm"><draw:text-box><text:p text:style-name="P390"><text:span text:style-name="T525">Plan local d’urbanisme – PLU(i) / Carte communale</text:span></text:p></draw:text-box></draw:frame></text:p>
      <text:p text:style-name="P54"/>
      <text:p text:style-name="P54"/>
      <text:p text:style-name="P54"/>
      <text:p text:style-name="P54"><draw:g text:anchor-type="paragraph" draw:z-index="10" draw:name="Forme6" draw:style-name="gr1"><draw:line draw:name="Forme5" draw:style-name="gr8" draw:text-style-name="P387" svg:x1="0.24cm" svg:y1="0.425cm" svg:x2="1.376cm" svg:y2="0.443cm"><text:p/></draw:line><draw:line draw:name="Forme5" draw:style-name="gr9" draw:text-style-name="P387" svg:x1="0.261cm" svg:y1="0.88cm" svg:x2="1.397cm" svg:y2="0.898cm"><text:p/></draw:line><draw:line draw:name="Forme5" draw:style-name="gr10" draw:text-style-name="P387" svg:x1="0.219cm" svg:y1="1.332cm" svg:x2="1.355cm" svg:y2="1.35cm"><text:p/></draw:line><draw:frame draw:name="Forme7" draw:style-name="gr11" draw:text-style-name="P394" svg:width="4.102cm" svg:height="1.664cm" svg:x="1.507cm" svg:y="0.24cm"><draw:text-box><text:p text:style-name="P393"><text:span text:style-name="T521">Rapport de compatibilité</text:span></text:p><text:p text:style-name="P393"><text:span text:style-name="T521">Rapport de prise en compte</text:span></text:p><text:p text:style-name="P393"><text:span text:style-name="T521">Rapport de référence (utile mais sans lien juridique)</text:span></text:p></draw:text-box></draw:frame></draw:g></text:p>
      <text:p text:style-name="P54"><draw:frame text:anchor-type="paragraph" draw:z-index="11" draw:name="Forme14" draw:style-name="gr7" draw:text-style-name="P392" svg:width="4.52cm" svg:height="0.766cm" svg:x="8.414cm" svg:y="0.116cm"><draw:text-box><text:p><text:span text:style-name="T521">* ne concerne pas les cartes communales</text:span></text:p></draw:text-box></draw:frame></text:p>
      <text:p text:style-name="P54"/>
      <text:p text:style-name="P54"/>
      <text:p text:style-name="P54"/>
      <table:table table:name="Tableau3" table:style-name="Tableau3">
        <table:table-column table:style-name="Tableau3.A"/>
        <table:table-column table:style-name="Tableau3.B"/>
        <table:table-column table:style-name="Tableau3.A"/>
        <table:table-column table:style-name="Tableau3.D"/>
        <table:table-row table:style-name="TableLine2120469872496">
          <table:table-cell table:style-name="Tableau3.A1" office:value-type="string">
            <text:p text:style-name="P296">DTA</text:p>
            <text:p text:style-name="P296">DTADD</text:p>
            <text:p text:style-name="P296"/>
            <text:p text:style-name="P297">DFSM</text:p>
            <text:p text:style-name="P298">PCAET</text:p>
            <text:p text:style-name="P298">PDH</text:p>
            <text:p text:style-name="P298">PDALHPD</text:p>
            <text:p text:style-name="P298"/>
            <text:p text:style-name="P298">PDU</text:p>
            <text:p text:style-name="P298">PEB</text:p>
            <text:p text:style-name="P298">PGRI</text:p>
            <text:p text:style-name="P298">PIG</text:p>
            <text:p text:style-name="P298">PLH</text:p>
            <text:p text:style-name="P299">PNR</text:p>
            <text:p text:style-name="P299">PPA</text:p>
            <text:p text:style-name="P298">PRAD</text:p>
            <text:p text:style-name="P298">PPRDF</text:p>
            <text:p text:style-name="P300">PRPG<text:soft-page-break/>D</text:p>
            <text:p text:style-name="P299">SAGE</text:p>
            <text:p text:style-name="P299">SDAGE</text:p>
            <text:p text:style-name="P299">SDARF</text:p>
          </table:table-cell>
          <table:table-cell table:style-name="Tableau3.A1" office:value-type="string">
            <text:p text:style-name="P296">Directive territoriale d’aménagement</text:p>
            <text:p text:style-name="P296">Directive territoriale d’aménagement et de développement durable</text:p>
            <text:p text:style-name="P297">Document stratégique de façade <text:span text:style-name="T487">(ou de bassin) </text:span>maritime</text:p>
            <text:p text:style-name="P298">Plan climat air énergie territorial</text:p>
            <text:p text:style-name="P298">Plan départemental de l’habitat</text:p>
            <text:p text:style-name="P298">Plan départemental d'action pour le logement des personnes défavorisées </text:p>
            <text:p text:style-name="P298">Plan de déplacement urbains (ou plans de mobilité)</text:p>
            <text:p text:style-name="P298">Plan d’exposition au bruit des aérodromes</text:p>
            <text:p text:style-name="P298">Plan de gestion des risques inondation</text:p>
            <text:p text:style-name="P298">Projet d’intérêt général</text:p>
            <text:p text:style-name="P298">Programme local de l’habitat</text:p>
            <text:p text:style-name="P299">Parc naturel régional</text:p>
            <text:p text:style-name="P299">Plan de protection de l’atmosphère</text:p>
            <text:p text:style-name="P298">Plan régional de l’agriculture durable</text:p>
            <text:p text:style-name="P298">Plan pluriannuel régional de développement forestier</text:p>
            <text:p text:style-name="P300">Plan régional de prévention et gestion <text:soft-page-break/>des déchets</text:p>
            <text:p text:style-name="P300">Schéma d’aménagement et de gestion des eaux</text:p>
            <text:p text:style-name="P295"><text:span text:style-name="Emphasis"><text:span text:style-name="T49">Schéma directeur d'aménagement et de gestion des eaux</text:span></text:span><text:span text:style-name="T59"> </text:span></text:p>
            <text:p text:style-name="P295"><text:span text:style-name="Emphasis"><text:span text:style-name="T49">Schéma départemental d'accès à la ressource forestière</text:span></text:span><text:span text:style-name="T59"> </text:span></text:p>
          </table:table-cell>
          <table:table-cell table:style-name="Tableau3.A1" office:value-type="string">
            <text:p text:style-name="P300">SDAGDV</text:p>
            <text:p text:style-name="P300">SDANT</text:p>
            <text:p text:style-name="P300">SDC</text:p>
            <text:p text:style-name="P300">SDENS</text:p>
            <text:p text:style-name="P300">SMVM</text:p>
            <text:p text:style-name="P300">SRADDET</text:p>
            <text:p text:style-name="P300"/>
            <text:p text:style-name="P300">SRADT</text:p>
            <text:p text:style-name="P300"/>
            <text:p text:style-name="P300">SRB</text:p>
            <text:p text:style-name="P300">SRC</text:p>
            <text:p text:style-name="P300">SRCAE</text:p>
            <text:p text:style-name="P300">SRCE</text:p>
            <text:p text:style-name="P301">SRDAM</text:p>
            <text:p text:style-name="P300"><text:soft-page-break/>SRDEII</text:p>
            <text:p text:style-name="P300"/>
            <text:p text:style-name="P300">SRI</text:p>
            <text:p text:style-name="P300">SRIT</text:p>
            <text:p text:style-name="P300"/>
            <text:p text:style-name="P300">SR3V</text:p>
          </table:table-cell>
          <table:table-cell table:style-name="Tableau3.D1" office:value-type="string">
            <text:p text:style-name="P295"><text:span text:style-name="Emphasis"><text:span text:style-name="T49">Schéma départemental d'accueil des gens du voyage</text:span></text:span><text:span text:style-name="T59"> </text:span></text:p>
            <text:p text:style-name="P300">Schéma départemental d'aménagement numérique du territoire </text:p>
            <text:p text:style-name="P300">Schéma départemental des carrières</text:p>
            <text:p text:style-name="P300">Schéma départemental des espaces naturels sensibles</text:p>
            <text:p text:style-name="P300">Schéma de mise en valeur de la mer</text:p>
            <text:p text:style-name="P300">Schéma régional d'aménagement, de développement durable et d'égalité des territoires </text:p>
            <text:p text:style-name="P300">Schéma régional d'aménagement et de développement du territoire </text:p>
            <text:p text:style-name="P302">Schéma régional biomasse</text:p>
            <text:p text:style-name="P302">Schéma régionaldes carrières</text:p>
            <text:p text:style-name="P302">Schéma régionalclimat air énergie</text:p>
            <text:p text:style-name="P302">Schéma régional de cohérence écologique </text:p>
            <text:p text:style-name="P301">Schéma régional de dévelopement de l’aquaculture marine</text:p>
            <text:p text:style-name="P295"><text:span text:style-name="Emphasis"><text:span text:style-name="T49">Schéma </text:span></text:span><text:span text:style-name="Emphasis"><text:span text:style-name="T50">r</text:span></text:span><text:span text:style-name="Emphasis"><text:span text:style-name="T49">égional de </text:span></text:span><text:span text:style-name="Emphasis"><text:span text:style-name="T50">d</text:span></text:span><text:span text:style-name="Emphasis"><text:span text:style-name="T49">éveloppement </text:span></text:span><text:span text:style-name="Emphasis"><text:span text:style-name="T50">é</text:span></text:span><text:span text:style-name="Emphasis"><text:span text:style-name="T49">conomique d'</text:span></text:span><text:span text:style-name="Emphasis"><text:span text:style-name="T50">i</text:span></text:span><text:span text:style-name="Emphasis"><text:span text:style-name="T49">nnovation et </text:span></text:span><text:soft-page-break/><text:span text:style-name="Emphasis"><text:span text:style-name="T49">d'</text:span></text:span><text:span text:style-name="Emphasis"><text:span text:style-name="T50">i</text:span></text:span><text:span text:style-name="Emphasis"><text:span text:style-name="T49">nternationalisation</text:span></text:span><text:span text:style-name="T59"> </text:span></text:p>
            <text:p text:style-name="P295"><text:span text:style-name="Emphasis"><text:span text:style-name="T49">Schéma </text:span></text:span><text:span text:style-name="Emphasis"><text:span text:style-name="T50">r</text:span></text:span><text:span text:style-name="Emphasis"><text:span text:style-name="T49">égional de </text:span></text:span><text:span text:style-name="Emphasis"><text:span text:style-name="T50">l’innovation</text:span></text:span></text:p>
            <text:p text:style-name="P300">Schéma régional des infrastructures, des transports et de l'intermodalité </text:p>
            <text:p text:style-name="P300">schémas régionaux des véloroutes et voies vertes </text:p>
          </table:table-cell>
        </table:table-row>
      </table:table>
      <text:p text:style-name="P84"/>
      <text:p text:style-name="P84"/>
      <text:p text:style-name="P100">A VOIR A QUELLE DATE EST ELABORE LE DOCUMENT ET CHOISIR LE BON PARAGRAPHE</text:p>
      <text:p text:style-name="P86"/>
      <text:p text:style-name="P58"><text:span text:style-name="T490">C</text:span>ommune ou EPCI <text:span text:style-name="T491">non </text:span>couvert par un SCOT : <text:span text:style-name="T440">dispositions applicables aux procédures d’élaboration ou révision de PLU(i) engagées </text:span><text:span text:style-name="T441">à compter du</text:span><text:span text:style-name="T440"> 1</text:span><text:span text:style-name="T405">er</text:span><text:span text:style-name="T440"> avril 2021.</text:span></text:p>
      <text:p text:style-name="P334"><text:span text:style-name="T43">Le principe d'urbanisation limitée en l'absence de S</text:span><text:span text:style-name="T44">C</text:span><text:span text:style-name="T43">oT : </text:span><text:span text:style-name="T45">a</text:span><text:span text:style-name="T299">rticle</text:span><text:span text:style-name="T300">s</text:span><text:span text:style-name="T299"> </text:span><text:a xlink:type="simple" xlink:href="https://www.legifrance.gouv.fr/affichCode.do;jsessionid=87CB5878E25B717AA1386B627B1A1AAB.tplgfr33s_3?idSectionTA=LEGISCTA000031212027&amp;cidTexte=LEGITEXT000006074075&amp;dateTexte=20190731" text:style-name="Internet_20_link" text:visited-style-name="Visited_20_Internet_20_Link"><text:span text:style-name="T343">L. 142-4</text:span></text:a><text:a xlink:type="simple" xlink:href="https://www.legifrance.gouv.fr/affichCode.do;jsessionid=87CB5878E25B717AA1386B627B1A1AAB.tplgfr33s_3?idSectionTA=LEGISCTA000031212027&amp;cidTexte=LEGITEXT000006074075&amp;dateTexte=20190731" text:style-name="Internet_20_link" text:visited-style-name="Visited_20_Internet_20_Link"><text:span text:style-name="T304"> </text:span></text:a><text:a xlink:type="simple" xlink:href="https://www.legifrance.gouv.fr/affichCode.do;jsessionid=87CB5878E25B717AA1386B627B1A1AAB.tplgfr33s_3?idSectionTA=LEGISCTA000031212027&amp;cidTexte=LEGITEXT000006074075&amp;dateTexte=20190731" text:style-name="Internet_20_link" text:visited-style-name="Visited_20_Internet_20_Link"><text:span text:style-name="T305">et 5</text:span></text:a><text:span text:style-name="T301"> </text:span><text:span text:style-name="T299">du code de l'urbanisme</text:span></text:p>
      <text:p text:style-name="P62"/>
      <text:p text:style-name="P62">Dans les communes qui ne sont pas couvertes par un SCOT applicable, les zones et secteurs suivants ne peuvent être ouverts à l'urbanisation à l'occasion de l'élaboration ou d'une procédure d'évolution d'un document d'urbanisme :</text:p>
      <text:list xml:id="list101832119745848" text:continue-list="list3917559860" text:style-name="L15">
        <text:list-item>
          <text:p text:style-name="P358">les zones à urbaniser délimitées après le 1er juillet 2002 ;</text:p>
        </text:list-item>
        <text:list-item>
          <text:p text:style-name="P358">les zones naturelles, agricoles ou forestières.</text:p>
        </text:list-item>
      </text:list>
      <text:p text:style-name="P62"/>
      <text:p text:style-name="P62"><text:span text:style-name="T479">Le préfet de département dispose de la possibilité d’accorder une dérogation à cette interdiction, </text:span>après avis de la CDPENAF et, le cas échéant, de l'établissement public en charge de l'élaboration du SCOT.</text:p>
      <text:p text:style-name="P62"/>
      <text:p text:style-name="P62">La dérogation ne peut être accordée que si l'urbanisation envisagée ne nuit pas à la protection des espaces naturels, agricoles et forestiers ou à la préservation et à la remise en bon état des continuités écologiques, ne conduit pas à une consommation excessive de l'espace, ne génère pas d'impact excessif sur les flux de déplacements et ne nuit pas à une répartition équilibrée entre emploi, habitat, commerces et services</text:p>
      <text:p text:style-name="P62"/>
      <text:p text:style-name="P62"><text:span text:style-name="T107">R</text:span><text:span text:style-name="T100">apport de compatibilité</text:span></text:p>
      <text:p text:style-name="P334"><text:span text:style-name="T51">Conformément à l'article </text:span><text:a xlink:type="simple" xlink:href="https://www.legifrance.gouv.fr/affichCode.do;jsessionid=7BF6DC748A5375F05BF26698BB5186F9.tplgfr28s_2?idSectionTA=LEGISCTA000031212177&amp;cidTexte=LEGITEXT000006074075&amp;dateTexte=20210701" text:style-name="Internet_20_link" text:visited-style-name="Visited_20_Internet_20_Link"><text:span text:style-name="T190">L.131-</text:span></text:a><text:a xlink:type="simple" xlink:href="https://www.legifrance.gouv.fr/affichCode.do;jsessionid=7BF6DC748A5375F05BF26698BB5186F9.tplgfr28s_2?idSectionTA=LEGISCTA000031212177&amp;cidTexte=LEGITEXT000006074075&amp;dateTexte=20210701" text:style-name="Internet_20_link" text:visited-style-name="Visited_20_Internet_20_Link"><text:span text:style-name="T191">6</text:span></text:a><text:a xlink:type="simple" xlink:href="https://www.legifrance.gouv.fr/affichCode.do;jsessionid=7BF6DC748A5375F05BF26698BB5186F9.tplgfr28s_2?idSectionTA=LEGISCTA000031212177&amp;cidTexte=LEGITEXT000006074075&amp;dateTexte=20210701" text:style-name="Internet_20_link" text:visited-style-name="Visited_20_Internet_20_Link"><text:span text:style-name="T51">,</text:span></text:a><text:span text:style-name="T51"> </text:span><text:span text:style-name="T52">en l’absence de SCOT, </text:span><text:span text:style-name="T51">les PLU</text:span><text:span text:style-name="T52">(i) doivent être </text:span><text:span text:style-name="T51">compatibles s'il y a lieu, avec les </text:span><text:span text:style-name="T52">dispositions et </text:span><text:span text:style-name="T51">documents énumérés aux 1° à 1</text:span><text:span text:style-name="T52">8</text:span><text:span text:style-name="T51">° de l'article </text:span><text:a xlink:type="simple" xlink:href="https://www.legifrance.gouv.fr/affichCodeArticle.do;jsessionid=BBFF060CE11C00AA972915DF2F0C2169.tplgfr28s_2?idArticle=LEGIARTI000042017197&amp;cidTexte=LEGITEXT000006074075&amp;categorieLien=id&amp;dateTexte=20210401" text:style-name="Internet_20_link" text:visited-style-name="Visited_20_Internet_20_Link"><text:span text:style-name="T190">L131-1</text:span></text:a><text:span text:style-name="T51"> </text:span><text:span text:style-name="T53">du CU, </text:span><text:span text:style-name="T52">soit en </text:span><text:span text:style-name="T54">Tarn-et-Garonne</text:span><text:span text:style-name="T52"> :</text:span></text:p>
      <text:list xml:id="list3854407878" text:style-name="L18">
        <text:list-item>
          <text:p text:style-name="P359">le<text:span text:style-name="T479">s règles générales du fascicule du </text:span>schéma régional d'aménagement, de développement durable et d'égalité des territoires (<text:span text:style-name="T479">SRADDET</text:span>)</text:p>
        </text:list-item>
        <text:list-item>
          <text:p text:style-name="P362">les orientations fondamentales et les objectifs de qualité et de quantité des eaux des SDAGE, </text:p>
        </text:list-item>
        <text:list-item>
          <text:p text:style-name="P359">les objectifs de protection déterminés dans le SAGE;</text:p>
        </text:list-item>
        <text:list-item>
          <text:p text:style-name="P363">les objectifs de gestion des risques d'inondation définis par les plans de gestion des risques d'inondation (L. 566-7 du CE), ainsi qu'avec les orientations fondamentales et les dispositions de ces plans, </text:p>
        </text:list-item>
        <text:list-item>
          <text:p text:style-name="P363">les dispositions particulières aux zones de bruit des aérodromes (L. 112-4 du CU – PEB)</text:p>
        </text:list-item>
        <text:list-item>
          <text:p text:style-name="P364">les schémas régionaux de carrières (L515-3 du CE)</text:p>
        </text:list-item>
        <text:list-item>
          <text:p text:style-name="P365">le<text:span text:style-name="T480">s</text:span> <text:span text:style-name="T483">s</text:span>chéma<text:span text:style-name="T483">s</text:span> <text:span text:style-name="T483">r</text:span>égion<text:span text:style-name="T480">aux</text:span> de <text:span text:style-name="T483">c</text:span>ohérence <text:span text:style-name="T483">é</text:span>cologique (SRCE, <text:span text:style-name="T480">L.371-3 du CE</text:span>), <text:span text:style-name="T484">en l’absence de SRADDET,</text:span></text:p>
        </text:list-item>
        <text:list-item>
          <text:p text:style-name="P363">les directives de protection et de mise en valeur des paysages (DPMVP – L. 350-1 du CE)</text:p>
        </text:list-item>
      </text:list>
      <text:p text:style-name="P64"/>
      <text:p text:style-name="P314"><text:soft-page-break/><text:span text:style-name="T89">En outre, c</text:span><text:span text:style-name="T88">onformément à l'article </text:span><text:a xlink:type="simple" xlink:href="https://www.legifrance.gouv.fr/affichCode.do?idSectionTA=LEGISCTA000031212177&amp;cidTexte=LEGITEXT000006074075&amp;dateTexte=20210701" text:style-name="Internet_20_link" text:visited-style-name="Visited_20_Internet_20_Link"><text:span text:style-name="T212">L.131-</text:span></text:a><text:a xlink:type="simple" xlink:href="https://www.legifrance.gouv.fr/affichCode.do?idSectionTA=LEGISCTA000031212177&amp;cidTexte=LEGITEXT000006074075&amp;dateTexte=20210701" text:style-name="Internet_20_link" text:visited-style-name="Visited_20_Internet_20_Link"><text:span text:style-name="T213">4 </text:span></text:a><text:a xlink:type="simple" xlink:href="https://www.legifrance.gouv.fr/affichCode.do?idSectionTA=LEGISCTA000031212177&amp;cidTexte=LEGITEXT000006074075&amp;dateTexte=20210701" text:style-name="Internet_20_link" text:visited-style-name="Visited_20_Internet_20_Link"><text:span text:style-name="T214">et L131-5</text:span></text:a><text:span text:style-name="T88">, le PLU</text:span><text:span text:style-name="T90">(i)</text:span><text:span text:style-name="T88"> </text:span><text:span text:style-name="T91">doit être</text:span><text:span text:style-name="T88"> compatible, </text:span><text:span text:style-name="T92">lorsqu’ils existent sur le territoire,</text:span><text:span text:style-name="T88"> </text:span><text:span text:style-name="T93">avec :</text:span></text:p>
      <text:list xml:id="list2652764281" text:style-name="L19">
        <text:list-item>
          <text:p text:style-name="P360">le<text:span text:style-name="T480">s</text:span> <text:span text:style-name="T488">plans de mobilité (ex-PDU, art. L1214-1 du code des transports)</text:span></text:p>
        </text:list-item>
        <text:list-item>
          <text:p text:style-name="P360">le<text:span text:style-name="T480">s</text:span> programme<text:span text:style-name="T480">s</text:span> loca<text:span text:style-name="T480">ux</text:span> de l'habitat (PLH, <text:span text:style-name="T482">art. L302-1 du CCH)</text:span></text:p>
        </text:list-item>
        <text:list-item>
          <text:p text:style-name="P366">les plans climat-air-énergie terriorial (PCAET obligatoire, art L229-26 du CE)</text:p>
        </text:list-item>
      </text:list>
      <text:p text:style-name="P64"/>
      <text:p text:style-name="P62"><text:span text:style-name="T108">R</text:span><text:span text:style-name="T100">apport de prise en compte</text:span></text:p>
      <text:p text:style-name="P62"><text:span text:style-name="T340">En l’absence de SCOT, l</text:span><text:span text:style-name="T339">es PLU</text:span><text:span text:style-name="T341">(i)</text:span><text:span text:style-name="T339"> prennent en compte les documents </text:span><text:span text:style-name="T340">mentionnés à l’article L131-2</text:span><text:span text:style-name="T348"> du CU :</text:span></text:p>
      <text:list xml:id="list241171837" text:style-name="L20">
        <text:list-item>
          <text:p text:style-name="P361">les objectifs du schéma régional d'aménagement, de développement durable et d'égalité des territoires <text:span text:style-name="T480">(SRADDET)</text:span></text:p>
        </text:list-item>
        <text:list-item>
          <text:p text:style-name="P367">les programmes d'équipement de l'Etat, des collectivités territoriales et des établissements et services publics ;</text:p>
        </text:list-item>
      </text:list>
      <text:p text:style-name="P63"/>
      <text:p text:style-name="P101"/>
      <text:p text:style-name="P62"/>
      <text:p text:style-name="P77"><text:span text:style-name="T480">R</text:span>apport de référence</text:p>
      <text:p text:style-name="P62">Certains documents exist<text:span text:style-name="T486">a</text:span>nt<text:span text:style-name="T486">s</text:span> sur des territoires <text:span text:style-name="T481">ne sont pas juridiquement opposables au</text:span> <text:span text:style-name="T486">PLU(i) car la loi ne le prévoit pas.</text:span> <text:span text:style-name="T486">Ces documents constituent toutefois des documents de référence sur des sujets d’aménagement du territoire sur lesquels les auteurs de PLU(i) pourront utilement s’appuyer et renvoyer. Il peut s’agir par exemple du schéma régional climat air énergie (SCRAE, avant intégration au SRADDET), d’un PCAET non obligatoirement prévu par la loi, d’un schéma de traitement des déchets, d’un atlas des paysages, d’un schéma départemental d’accueil des gens du voyage, d’un PDALHPD, d’une charte de développement d’un Pays,…</text:span></text:p>
      <text:p text:style-name="P62"/>
      <text:p text:style-name="P62"/>
      <text:p text:style-name="P75">Hiérarchie des normes (<text:span text:style-name="T489">sans</text:span> SCOT) <text:span text:style-name="T478">pour les procédures d’élaboration ou révision prescrites après le 1</text:span><text:span text:style-name="T404">er</text:span><text:span text:style-name="T478"> avril 2021</text:span></text:p>
      <text:p text:style-name="P74"/>
      <text:p text:style-name="P76"/>
      <text:p text:style-name="P59"/>
      <text:p text:style-name="P60"><draw:frame text:anchor-type="paragraph" draw:z-index="12" draw:name="Forme1" draw:style-name="gr18" draw:text-style-name="P391" svg:width="5.441cm" svg:height="9.117cm" svg:x="0.049cm" svg:y="-1.147cm"><draw:text-box><text:p text:style-name="P390"><text:span text:style-name="T523">Lois montagne et Littoral </text:span></text:p><text:p text:style-name="P390"><text:span text:style-name="T523">SRADDET (règles générales)</text:span></text:p><text:p text:style-name="P390"><text:span text:style-name="T523">Chartes PNR (sauf orientations ou mesures contraires au SRADDET)</text:span></text:p><text:p text:style-name="P390"><text:span text:style-name="T523">Chartes parcs natioanux</text:span></text:p><text:p text:style-name="P390"><text:span text:style-name="T523">SDAGE</text:span></text:p><text:p text:style-name="P390"><text:span text:style-name="T523">SAGE</text:span></text:p><text:p text:style-name="P390"><text:span text:style-name="T523">PGRI</text:span></text:p><text:p text:style-name="P390"><text:span text:style-name="T523">PEB</text:span></text:p><text:p text:style-name="P390"><text:span text:style-name="T523">Schéma régional des carrières</text:span></text:p><text:p text:style-name="P390"><text:span text:style-name="T523">DSFM</text:span></text:p><text:p text:style-name="P390"><text:span text:style-name="T523">SRCE (en l’absence de SRADDET)</text:span></text:p><text:p text:style-name="P390"><text:span text:style-name="T523">Directives de protection et mise en valeur des paysages*</text:span></text:p><text:p text:style-name="P390"><text:span text:style-name="T524">(L131-6 CU)</text:span></text:p><text:p text:style-name="P390"><text:span text:style-name="T523">PLH</text:span></text:p><text:p text:style-name="P390"><text:span text:style-name="T523">PDU / plan de mobilité</text:span></text:p><text:p text:style-name="P390"><text:span text:style-name="T523">SMVM</text:span></text:p><text:p text:style-name="P390"><text:span text:style-name="T523">PCAET*</text:span></text:p><text:p text:style-name="P390"><text:span text:style-name="T524">(L131-4 et L131-5 CU)</text:span></text:p></draw:text-box></draw:frame></text:p>
      <text:p text:style-name="P60"/>
      <text:p text:style-name="P60"/>
      <text:p text:style-name="P60"><draw:g text:anchor-type="paragraph" draw:z-index="22" draw:name="Forme8" draw:style-name="gr1"><draw:frame draw:name="Forme1" draw:style-name="gr2" draw:text-style-name="P386" svg:width="5.485cm" svg:height="6.326cm" svg:x="12.298cm" svg:y="0.245cm"><draw:text-box><text:p text:style-name="P383"><text:span text:style-name="T521">DTADD, DTA, charte de pays </text:span></text:p><text:p text:style-name="P383"><text:span text:style-name="T521">PRAD et PPRDF, SRDAM</text:span></text:p><text:p text:style-name="P383"><text:span text:style-name="T521">Schémas départementaux : SDENS, SDARF, SDC, SDAGVD, SDANT,..</text:span></text:p><text:p text:style-name="P383"><text:span text:style-name="T521">Atlas locaux : zones inondables, paysage, ...</text:span></text:p><text:p text:style-name="P383"><text:span text:style-name="T521">PDH, PDALHPD, PPA, Agenda 21,…</text:span></text:p><text:p text:style-name="P383"><text:span text:style-name="T521">Schémas régionaux : SRDEII, SRB,...</text:span></text:p><text:p text:style-name="P384"><text:span text:style-name="T521">SRADT</text:span></text:p><text:p text:style-name="P385"><text:span text:style-name="T521">SRCAE</text:span></text:p><text:p text:style-name="P385"><text:span text:style-name="T521">PRPGD</text:span></text:p><text:p text:style-name="P385"><text:span text:style-name="T521">SRI et SRIT</text:span></text:p><text:p text:style-name="P385"><text:span text:style-name="T521">SR3V</text:span></text:p><text:p text:style-name="P385"><text:span text:style-name="T521"/></text:p><text:p text:style-name="P385"><text:span text:style-name="T522">(...liste non exhaustive)</text:span></text:p></draw:text-box></draw:frame><draw:g draw:style-name="gr3"><draw:frame draw:name="Forme2" draw:style-name="gr4" draw:text-style-name="P388" svg:width="2.035cm" svg:height="0.989cm" draw:transform="rotate (1.5707963267949) translate (12.9257777777778cm 5.82965277777778cm)"><draw:text-box><text:p text:style-name="P387"><text:span text:style-name="T521">en l’absence de SRADDET</text:span></text:p></draw:text-box></draw:frame><draw:custom-shape draw:name="Forme3" draw:style-name="gr5" draw:text-style-name="P389" svg:width="4.063cm" svg:height="2.045cm" svg:x="12.926cm" svg:y="3.799cm"><text:p/><draw:enhanced-geometry svg:viewBox="0 0 21600 21600" draw:type="rectangle" draw:enhanced-path="M 0 0 L 21600 0 21600 21600 0 21600 0 0 Z N"/></draw:custom-shape></draw:g></draw:g></text:p>
      <text:p text:style-name="P60"/>
      <text:p text:style-name="P60"/>
      <text:p text:style-name="P60"/>
      <text:p text:style-name="P60"/>
      <text:p text:style-name="P60"/>
      <text:p text:style-name="P60"/>
      <text:p text:style-name="P60"><draw:frame text:anchor-type="paragraph" draw:z-index="21" draw:name="Forme1" draw:style-name="gr6" draw:text-style-name="P391" svg:width="5.441cm" svg:height="2.703cm" svg:x="6.167cm" svg:y="0.377cm"><draw:text-box><text:p text:style-name="P390"><text:span text:style-name="T523">SRADDET (objectifs)</text:span></text:p><text:p text:style-name="P390"><text:span text:style-name="T523">Programmes d’équipement (Etat, CT, établissements et services publics)</text:span></text:p><text:p text:style-name="P390"><text:span text:style-name="T524">(L131-6 CU)</text:span></text:p></draw:text-box></draw:frame></text:p>
      <text:p text:style-name="P60"/>
      <text:p text:style-name="P60"/>
      <text:p text:style-name="P60"/>
      <text:p text:style-name="P60"/>
      <text:p text:style-name="P60"/>
      <text:p text:style-name="P60"><draw:line text:anchor-type="paragraph" draw:z-index="14" draw:name="Forme3" draw:style-name="gr16" draw:text-style-name="P387" svg:x1="8.941cm" svg:y1="0.132cm" svg:x2="8.941cm" svg:y2="1.13cm"><text:p/></draw:line><draw:line text:anchor-type="paragraph" draw:z-index="15" draw:name="Forme2" draw:style-name="gr15" draw:text-style-name="P387" svg:x1="2.753cm" svg:y1="0.18cm" svg:x2="2.753cm" svg:y2="1.577cm"><text:p/></draw:line><draw:line text:anchor-type="paragraph" draw:z-index="16" draw:name="Forme4" draw:style-name="gr14" draw:text-style-name="P387" svg:x1="14.938cm" svg:y1="0.22cm" svg:x2="14.938cm" svg:y2="1.601cm"><text:p/></draw:line></text:p>
      <text:p text:style-name="P60"/>
      <text:p text:style-name="P60"><draw:frame text:anchor-type="paragraph" draw:z-index="13" draw:name="Forme1" draw:style-name="gr17" draw:text-style-name="P395" svg:width="9.034cm" svg:height="1.027cm" svg:x="4.561cm" svg:y="0.157cm"><draw:text-box><text:p text:style-name="P390"><text:span text:style-name="T525">Plan local d’urbanisme – PLU(i) / Carte communale</text:span></text:p></draw:text-box></draw:frame></text:p>
      <text:p text:style-name="P60"><draw:line text:anchor-type="paragraph" draw:z-index="17" draw:name="Forme5" draw:style-name="gr13" draw:text-style-name="P387" svg:x1="2.753cm" svg:y1="0.116cm" svg:x2="4.531cm" svg:y2="0.142cm"><text:p/></draw:line><draw:line text:anchor-type="paragraph" draw:z-index="18" draw:name="Forme5" draw:style-name="gr12" draw:text-style-name="P387" svg:x1="13.646cm" svg:y1="0.141cm" svg:x2="14.939cm" svg:y2="0.141cm"><text:p/></draw:line></text:p>
      <text:p text:style-name="P60"/>
      <text:p text:style-name="P60"/>
      <text:p text:style-name="P60"><draw:g text:anchor-type="paragraph" draw:z-index="19" draw:name="Forme9" draw:style-name="gr1"><draw:line draw:name="Forme5" draw:style-name="gr8" draw:text-style-name="P387" svg:x1="0.24cm" svg:y1="0.425cm" svg:x2="1.376cm" svg:y2="0.443cm"><text:p/></draw:line><draw:line draw:name="Forme5" draw:style-name="gr9" draw:text-style-name="P387" svg:x1="0.261cm" svg:y1="0.88cm" svg:x2="1.397cm" svg:y2="0.898cm"><text:p/></draw:line><draw:line draw:name="Forme5" draw:style-name="gr10" draw:text-style-name="P387" svg:x1="0.219cm" svg:y1="1.332cm" svg:x2="1.355cm" svg:y2="1.35cm"><text:p/></draw:line><draw:frame draw:name="Forme7" draw:style-name="gr11" draw:text-style-name="P394" svg:width="4.102cm" svg:height="1.664cm" svg:x="1.507cm" svg:y="0.24cm"><draw:text-box><text:p text:style-name="P393"><text:span text:style-name="T521">Rapport de compatibilité</text:span></text:p><text:p text:style-name="P393"><text:span text:style-name="T521">Rapport de prise en compte</text:span></text:p><text:p text:style-name="P393"><text:span text:style-name="T521">Rapport de référence (utile mais sans lien juridique)</text:span></text:p></draw:text-box></draw:frame></draw:g></text:p>
      <text:p text:style-name="P60"><draw:frame text:anchor-type="paragraph" draw:z-index="20" draw:name="Forme14" draw:style-name="gr7" draw:text-style-name="P392" svg:width="4.52cm" svg:height="0.766cm" svg:x="8.414cm" svg:y="0.116cm"><draw:text-box><text:p><text:span text:style-name="T521">* ne concerne pas les cartes communales</text:span></text:p></draw:text-box></draw:frame></text:p>
      <text:p text:style-name="P60"/>
      <text:p text:style-name="P60"/>
      <text:p text:style-name="P60"/>
      <table:table table:name="Tableau5" table:style-name="Tableau5">
        <table:table-column table:style-name="Tableau5.A"/>
        <table:table-column table:style-name="Tableau5.B"/>
        <table:table-column table:style-name="Tableau5.A"/>
        <table:table-column table:style-name="Tableau5.D"/>
        <table:table-row table:style-name="TableLine2120469867056">
          <table:table-cell table:style-name="Tableau5.A1" office:value-type="string">
            <text:p text:style-name="P303">DTA</text:p>
            <text:p text:style-name="P303">DTADD</text:p>
            <text:p text:style-name="P303"/>
            <text:p text:style-name="P304">DFSM</text:p>
            <text:p text:style-name="P305">PCAET</text:p>
            <text:p text:style-name="P305">PDH</text:p>
            <text:p text:style-name="P305">PDALHPD</text:p>
            <text:p text:style-name="P305"/>
            <text:p text:style-name="P305">PDU</text:p>
            <text:p text:style-name="P305">PEB</text:p>
            <text:p text:style-name="P305">PGRI</text:p>
            <text:p text:style-name="P305">PIG</text:p>
            <text:p text:style-name="P305">PLH</text:p>
            <text:p text:style-name="P306">PNR</text:p>
            <text:p text:style-name="P306">PPA</text:p>
            <text:p text:style-name="P305"><text:soft-page-break/>PRAD</text:p>
            <text:p text:style-name="P305">PPRDF</text:p>
            <text:p text:style-name="P307">PRPGD</text:p>
            <text:p text:style-name="P306">SAGE</text:p>
            <text:p text:style-name="P306">SDAGE</text:p>
            <text:p text:style-name="P306">SDARF</text:p>
          </table:table-cell>
          <table:table-cell table:style-name="Tableau5.A1" office:value-type="string">
            <text:p text:style-name="P303">Directive territoriale d’aménagement</text:p>
            <text:p text:style-name="P303">Directive territoriale d’aménagement et de développement durable</text:p>
            <text:p text:style-name="P304">Document stratégique de façade <text:span text:style-name="T487">(ou de bassin) </text:span>maritime</text:p>
            <text:p text:style-name="P305">Plan climat air énergie territorial</text:p>
            <text:p text:style-name="P305">Plan départemental de l’habitat</text:p>
            <text:p text:style-name="P305">Plan départemental d'action pour le logement des personnes défavorisées </text:p>
            <text:p text:style-name="P305">Plan de déplacement urbains (ou plans de mobilité)</text:p>
            <text:p text:style-name="P305">Plan d’exposition au bruit des aérodromes</text:p>
            <text:p text:style-name="P305">Plan de gestion des risques inondation</text:p>
            <text:p text:style-name="P305">Projet d’intérêt général</text:p>
            <text:p text:style-name="P305">Programme local de l’habitat</text:p>
            <text:p text:style-name="P306">Parc naturel régional</text:p>
            <text:p text:style-name="P306">Plan de protection de l’atmosphère</text:p>
            <text:p text:style-name="P305"><text:soft-page-break/>Plan régional de l’agriculture durable</text:p>
            <text:p text:style-name="P305">Plan pluriannuel régional de développement forestier</text:p>
            <text:p text:style-name="P307">Plan régional de prévention et gestion des déchets</text:p>
            <text:p text:style-name="P307">Schéma d’aménagement et de gestion des eaux</text:p>
            <text:p text:style-name="P295"><text:span text:style-name="Emphasis"><text:span text:style-name="T55">Schéma directeur d'aménagement et de gestion des eaux</text:span></text:span><text:span text:style-name="T72"> </text:span></text:p>
            <text:p text:style-name="P295"><text:span text:style-name="Emphasis"><text:span text:style-name="T55">Schéma départemental d'accès à la ressource forestière</text:span></text:span><text:span text:style-name="T72"> </text:span></text:p>
          </table:table-cell>
          <table:table-cell table:style-name="Tableau5.A1" office:value-type="string">
            <text:p text:style-name="P307">SDAGDV</text:p>
            <text:p text:style-name="P307">SDANT</text:p>
            <text:p text:style-name="P307">SDC</text:p>
            <text:p text:style-name="P307">SDENS</text:p>
            <text:p text:style-name="P307">SMVM</text:p>
            <text:p text:style-name="P307">SRADDET</text:p>
            <text:p text:style-name="P307"/>
            <text:p text:style-name="P307">SRADT</text:p>
            <text:p text:style-name="P307"/>
            <text:p text:style-name="P307">SRB</text:p>
            <text:p text:style-name="P307">SRC</text:p>
            <text:p text:style-name="P307">SRCA<text:soft-page-break/>E</text:p>
            <text:p text:style-name="P307">SRCE</text:p>
            <text:p text:style-name="P308">SRDAM</text:p>
            <text:p text:style-name="P307">SRDEII</text:p>
            <text:p text:style-name="P307"/>
            <text:p text:style-name="P307">SRI</text:p>
            <text:p text:style-name="P307">SRIT</text:p>
            <text:p text:style-name="P307"/>
            <text:p text:style-name="P307">SR3V</text:p>
          </table:table-cell>
          <table:table-cell table:style-name="Tableau5.D1" office:value-type="string">
            <text:p text:style-name="P295"><text:span text:style-name="Emphasis"><text:span text:style-name="T55">Schéma départemental d'accueil des gens du voyage</text:span></text:span><text:span text:style-name="T72"> </text:span></text:p>
            <text:p text:style-name="P307">Schéma départemental d'aménagement numérique du territoire </text:p>
            <text:p text:style-name="P307">Schéma départemental des carrières</text:p>
            <text:p text:style-name="P307">Schéma départemental des espaces naturels sensibles</text:p>
            <text:p text:style-name="P307">Schéma de mise en valeur de la mer</text:p>
            <text:p text:style-name="P307">Schéma régional d'aménagement, de développement durable et d'égalité des territoires </text:p>
            <text:p text:style-name="P307">Schéma régional d'aménagement et de développement du territoire </text:p>
            <text:p text:style-name="P309">Schéma régional biomasse</text:p>
            <text:p text:style-name="P309">Schéma régionaldes carrières</text:p>
            <text:p text:style-name="P309">Schéma régionalclimat air énergie</text:p>
            <text:p text:style-name="P309">Schéma régional de cohérence écologique </text:p>
            <text:p text:style-name="P308"><text:soft-page-break/>Schéma régional de dévelopement de l’aquaculture marine</text:p>
            <text:p text:style-name="P295"><text:span text:style-name="Emphasis"><text:span text:style-name="T55">Schéma </text:span></text:span><text:span text:style-name="Emphasis"><text:span text:style-name="T56">r</text:span></text:span><text:span text:style-name="Emphasis"><text:span text:style-name="T55">égional de </text:span></text:span><text:span text:style-name="Emphasis"><text:span text:style-name="T56">d</text:span></text:span><text:span text:style-name="Emphasis"><text:span text:style-name="T55">éveloppement </text:span></text:span><text:span text:style-name="Emphasis"><text:span text:style-name="T56">é</text:span></text:span><text:span text:style-name="Emphasis"><text:span text:style-name="T55">conomique d'</text:span></text:span><text:span text:style-name="Emphasis"><text:span text:style-name="T56">i</text:span></text:span><text:span text:style-name="Emphasis"><text:span text:style-name="T55">nnovation et d'</text:span></text:span><text:span text:style-name="Emphasis"><text:span text:style-name="T56">i</text:span></text:span><text:span text:style-name="Emphasis"><text:span text:style-name="T55">nternationalisation</text:span></text:span><text:span text:style-name="T72"> </text:span></text:p>
            <text:p text:style-name="P295"><text:span text:style-name="Emphasis"><text:span text:style-name="T55">Schéma </text:span></text:span><text:span text:style-name="Emphasis"><text:span text:style-name="T56">r</text:span></text:span><text:span text:style-name="Emphasis"><text:span text:style-name="T55">égional de </text:span></text:span><text:span text:style-name="Emphasis"><text:span text:style-name="T56">l’innovation</text:span></text:span></text:p>
            <text:p text:style-name="P307">Schéma régional des infrastructures, des transports et de l'intermodalité </text:p>
            <text:p text:style-name="P307">schémas régionaux des véloroutes et voies vertes </text:p>
          </table:table-cell>
        </table:table-row>
      </table:table>
      <text:p text:style-name="P60"/>
      <text:p text:style-name="P61"/>
      <text:p text:style-name="P53"/>
      <text:p text:style-name="P84"/>
      <text:p text:style-name="P68"/>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wiss"/>
    <style:font-face style:name="Arial Unicode MS2" svg:font-family="'Arial Unicode MS'" style:font-family-generic="system" style:font-pitch="variable"/>
    <style:font-face style:name="Arial1" svg:font-family="Arial" style:font-family-generic="system" style:font-pitch="variable"/>
    <style:font-face style:name="Arial2" svg:font-family="Arial" style:font-family-generic="swiss" style:font-pitch="variable"/>
    <style:font-face style:name="ArialMT" svg:font-family="ArialMT" style:font-family-generic="roman" style:font-pitch="variable"/>
    <style:font-face style:name="ArialMT1" svg:font-family="ArialMT" style:font-family-generic="swiss"/>
    <style:font-face style:name="Calibri" svg:font-family="Calibri" style:font-family-generic="swiss" style:font-pitch="variable"/>
    <style:font-face style:name="Courier New" svg:font-family="'Courier New'" style:font-family-generic="modern"/>
    <style:font-face style:name="Liberation Sans" svg:font-family="'Liberation Sans'" style:font-family-generic="swiss"/>
    <style:font-face style:name="Liberation Sans1" svg:font-family="'Liberation Sans', Arial" style:font-family-generic="swiss"/>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MS Mincho" svg:font-family="'MS Mincho'" style:font-family-generic="modern" style:font-pitch="fixed"/>
    <style:font-face style:name="Mangal" svg:font-family="Mangal" style:font-family-generic="system" style:font-pitch="variable"/>
    <style:font-face style:name="Mangal1" svg:font-family="Mangal" style:font-family-generic="swiss"/>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system" style:font-pitch="variable"/>
    <style:font-face style:name="Noto Sans" svg:font-family="'Noto Sans'" style:font-family-generic="swiss"/>
    <style:font-face style:name="OpenSymbol" svg:font-family="OpenSymbol, 'Arial Unicode MS'"/>
    <style:font-face style:name="OpenSymbol1" svg:font-family="OpenSymbol" style:font-charset="x-symbol"/>
    <style:font-face style:name="SimSun" svg:font-family="SimSun" style:font-family-generic="system" style:font-pitch="variable"/>
    <style:font-face style:name="StarSymbol" svg:font-family="StarSymbol, 'Arial Unicode MS'" style:font-family-generic="system"/>
    <style:font-face style:name="StarSymbol1" svg:font-family="StarSymbol, 'Arial Unicode MS'" style:font-family-generic="swiss"/>
    <style:font-face style:name="Symbol" svg:font-family="Symbol" style:font-family-generic="roman" style:font-charset="x-symbol"/>
    <style:font-face style:name="Symbol1" svg:font-family="Symbol" style:font-family-generic="roman" style:font-pitch="variable" style:font-charset="x-symbol"/>
    <style:font-face style:name="Symbol2" svg:font-family="Symbol" style:font-family-generic="roman" style:font-pitch="variable"/>
    <style:font-face style:name="Tahoma" svg:font-family="Tahoma" style:font-family-generic="system" style:font-pitch="variable"/>
    <style:font-face style:name="Tahoma1"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face style:name="Times New Roman2" svg:font-family="'Times New Roman'" style:font-adornments="Gras" style:font-family-generic="roman" style:font-pitch="variable"/>
    <style:font-face style:name="TimesNewRoman" svg:font-family="TimesNewRoman" style:font-family-generic="roman" style:font-pitch="variable"/>
    <style:font-face style:name="TimesNewRomanPS-BoldItalicMT" svg:font-family="TimesNewRomanPS-BoldItalicMT" style:font-family-generic="roman" style:font-pitch="variable"/>
    <style:font-face style:name="TimesNewRomanPS-BoldMT" svg:font-family="TimesNewRomanPS-BoldMT"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Wingdings" svg:font-family="Wingdings" style:font-pitch="variable" style:font-charset="x-symbol"/>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ans"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Microsoft YaHei" fo:font-family="'Microsoft YaHei'" style:font-pitch="variable" fo:font-size="14pt" style:font-name-asian="Microsoft YaHei" style:font-family-asian="'Microsoft YaHei'" style:font-pitch-asian="variable" style:font-size-asian="14pt" style:font-name-complex="Microsoft YaHei" style:font-family-complex="'Microsoft YaHei'" style:font-pitch-complex="variable" style:font-size-complex="14pt"/>
    </style:style>
    <style:style style:name="Text_20_body" style:display-name="Text body" style:family="paragraph" style:parent-style-name="Standard" style:class="text">
      <style:paragraph-properties>
        <style:tab-stops>
          <style:tab-stop style:position="5.752cm"/>
        </style:tab-stops>
      </style:paragraph-properties>
      <style:text-properties fo:font-size="14pt" style:font-size-asian="14pt" style:font-size-complex="14pt"/>
    </style:style>
    <style:style style:name="List" style:family="paragraph" style:parent-style-name="Text_20_body" style:class="list">
      <style:text-properties style:font-name="Liberation Sans1" fo:font-family="'Liberation Sans', Arial" style:font-family-generic="swiss" style:font-name-asian="Liberation Sans1" style:font-family-asian="'Liberation Sans', Arial" style:font-family-generic-asian="swiss" style:font-name-complex="Liberation Sans1" style:font-family-complex="'Liberation Sans', 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1" fo:font-family="'Liberation Sans', Arial" style:font-family-generic="swiss" fo:font-size="12pt" fo:font-style="italic" style:font-name-asian="Liberation Sans1" style:font-family-asian="'Liberation Sans', Arial" style:font-family-generic-asian="swiss" style:font-size-asian="12pt" style:font-style-asian="italic" style:font-name-complex="Liberation Sans1" style:font-family-complex="'Liberation Sans', 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Arial" style:font-family-generic="swiss" style:font-name-asian="Liberation Sans1" style:font-family-asian="'Liberation Sans', Arial" style:font-family-generic-asian="swiss" style:font-name-complex="Liberation Sans1" style:font-family-complex="'Liberation Sans', Arial" style:font-family-generic-complex="swiss"/>
    </style:style>
    <style:style style:name="Heading_20_1" style:display-name="Heading 1" style:family="paragraph" style:parent-style-name="Standard" style:next-style-name="Standard" style:list-style-name="" style:class="text">
      <style:paragraph-properties fo:text-align="center" style:justify-single-word="false" fo:padding="0.035cm" fo:border="none" fo:keep-with-next="always"/>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list-style-name="" style:class="text">
      <style:paragraph-properties fo:text-align="start" style:justify-single-word="false" fo:keep-with-next="always"/>
      <style:text-properties fo:font-size="16pt" style:text-underline-style="solid" style:text-underline-width="auto" style:text-underline-color="font-color" fo:font-weight="bold" style:font-size-asian="16pt" style:font-weight-asian="bold" style:font-size-complex="16pt" style:font-weight-complex="bold"/>
    </style:style>
    <style:style style:name="Heading_20_3" style:display-name="Heading 3" style:family="paragraph" style:parent-style-name="Standard" style:next-style-name="Standard" style:list-style-name="" style:class="text">
      <style:paragraph-properties fo:text-align="justify" style:justify-single-word="false" fo:keep-with-next="always"/>
      <style:text-properties fo:font-size="12pt" style:text-underline-style="solid" style:text-underline-width="auto" style:text-underline-color="font-color" fo:font-weight="bold" style:font-size-asian="12pt" style:font-weight-asian="bold" style:font-size-complex="12pt" style:font-weight-complex="bold"/>
    </style:style>
    <style:style style:name="Heading_20_4" style:display-name="Heading 4" style:family="paragraph" style:parent-style-name="Standard" style:next-style-name="Standard" style:list-style-name="" style:class="text">
      <style:paragraph-properties fo:keep-with-next="always"/>
      <style:text-properties fo:font-size="14pt" style:font-size-asian="14pt" style:font-size-complex="14pt"/>
    </style:style>
    <style:style style:name="Heading_20_5" style:display-name="Heading 5" style:family="paragraph" style:parent-style-name="Standard" style:next-style-name="Standard" style:list-style-name="" style:class="text">
      <style:paragraph-properties fo:text-align="justify" style:justify-single-word="false" fo:keep-with-next="always"/>
      <style:text-properties fo:font-size="14pt" style:font-size-asian="14pt" style:font-size-complex="14pt"/>
    </style:style>
    <style:style style:name="Heading_20_6" style:display-name="Heading 6" style:family="paragraph" style:parent-style-name="Standard" style:next-style-name="Standard" style:list-style-name="" style:class="text">
      <style:paragraph-properties fo:text-align="justify" style:justify-single-word="false" fo:keep-with-next="always"/>
      <style:text-properties fo:font-size="12pt" fo:font-weight="bold" style:font-size-asian="12pt" style:font-weight-asian="bold" style:font-size-complex="12pt" style:font-weight-complex="bold"/>
    </style:style>
    <style:style style:name="Heading_20_7" style:display-name="Heading 7" style:family="paragraph" style:parent-style-name="Standard" style:next-style-name="Standard" style:list-style-name="" style:class="text">
      <style:paragraph-properties fo:margin-left="1cm" fo:margin-right="0cm" fo:margin-top="0cm" fo:margin-bottom="0cm" style:contextual-spacing="false" fo:text-align="justify" style:justify-single-word="false" fo:text-indent="0cm" style:auto-text-indent="false" fo:keep-with-next="always"/>
      <style:text-properties fo:font-size="14pt" fo:font-weight="bold" style:font-size-asian="14pt" style:font-weight-asian="bold" style:font-size-complex="14pt" style:font-weight-complex="bold"/>
    </style:style>
    <style:style style:name="Heading_20_8" style:display-name="Heading 8" style:family="paragraph" style:parent-style-name="Standard" style:next-style-name="Standard" style:list-style-name="" style:class="text">
      <style:paragraph-properties fo:margin-left="1cm" fo:margin-right="0cm" fo:margin-top="0cm" fo:margin-bottom="0cm" style:contextual-spacing="false" fo:text-align="justify" style:justify-single-word="false" fo:text-indent="-1cm" style:auto-text-indent="false" fo:keep-with-next="always">
        <style:tab-stops>
          <style:tab-stop style:position="0cm"/>
        </style:tab-stops>
      </style:paragraph-properties>
      <style:text-properties style:font-name="Arial2" fo:font-family="Arial" style:font-family-generic="swiss" style:font-pitch="variable" fo:font-size="14pt" fo:font-weight="bold" style:font-name-asian="Arial2" style:font-family-asian="Arial" style:font-family-generic-asian="swiss" style:font-pitch-asian="variable" style:font-size-asian="14pt" style:font-weight-asian="bold" style:font-name-complex="Arial2" style:font-family-complex="Arial" style:font-family-generic-complex="swiss" style:font-pitch-complex="variable" style:font-size-complex="14pt" style:font-weight-complex="bold"/>
    </style:style>
    <style:style style:name="Heading_20_9" style:display-name="Heading 9" style:family="paragraph" style:parent-style-name="Standard" style:next-style-name="Standard" style:list-style-name="" style:class="text">
      <style:paragraph-properties fo:text-align="center" style:justify-single-word="false" fo:keep-with-next="always"/>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Body_20_Text_20_2" style:display-name="Body Text 2" style:family="paragraph" style:parent-style-name="Standard">
      <style:paragraph-properties fo:text-align="justify" style:justify-single-word="false">
        <style:tab-stops>
          <style:tab-stop style:position="5.752cm"/>
        </style:tab-stops>
      </style:paragraph-properties>
      <style:text-properties fo:font-size="14pt" style:font-size-asian="14pt" style:font-size-complex="14pt"/>
    </style:style>
    <style:style style:name="Contents_20_1" style:display-name="Contents 1" style:family="paragraph" style:parent-style-name="Standard" style:next-style-name="Standard" style:class="index">
      <style:paragraph-properties>
        <style:tab-stops>
          <style:tab-stop style:position="17.501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ab-stops>
          <style:tab-stop style:position="17.501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indent="0cm" style:auto-text-indent="false">
        <style:tab-stops>
          <style:tab-stop style:position="17.50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ab-stops>
          <style:tab-stop style:position="17.50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ab-stops>
          <style:tab-stop style:position="17.50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ab-stops>
          <style:tab-stop style:position="17.50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ab-stops>
          <style:tab-stop style:position="17.50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ab-stops>
          <style:tab-stop style:position="17.501cm" style:type="right" style:leader-style="dotted" style:leader-tex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WW-Body_20_Text_20_2" style:display-name="WW-Body Text 2" style:family="paragraph" style:parent-style-name="Standard">
      <style:paragraph-properties fo:text-align="justify" style:justify-single-word="false"/>
      <style:text-properties fo:font-size="12pt" style:font-size-asian="12pt" style:font-size-complex="12pt"/>
    </style:style>
    <style:style style:name="WW-Body_20_Text_20_21" style:display-name="WW-Body Text 21" style:family="paragraph" style:parent-style-name="Standard">
      <style:paragraph-properties fo:text-align="center" style:justify-single-word="false"/>
      <style:text-properties fo:font-weight="bold" style:font-weight-asian="bold" style:font-weight-complex="bold"/>
    </style:style>
    <style:style style:name="Body_20_Text_20_3" style:display-name="Body Text 3" style:family="paragraph" style:parent-style-name="Standard">
      <style:paragraph-properties fo:text-align="justify" style:justify-single-word="false"/>
      <style:text-properties fo:font-size="11pt" style:font-size-asian="11pt" style:font-size-complex="11pt"/>
    </style:style>
    <style:style style:name="WW-Body_20_Text_20_212" style:display-name="WW-Body Text 212" style:family="paragraph" style:parent-style-name="Standard">
      <style:paragraph-properties fo:margin-left="1.251cm" fo:margin-right="0cm" fo:margin-top="0cm" fo:margin-bottom="0cm" style:contextual-spacing="false" fo:text-align="justify" style:justify-single-word="false" fo:text-indent="0cm" style:auto-text-indent="false"/>
      <style:text-properties fo:font-size="12pt" style:font-size-asian="12pt" style:font-size-complex="12pt"/>
    </style:style>
    <style:style style:name="Body_20_Text_20_Indent_20_2" style:display-name="Body Text Indent 2" style:family="paragraph" style:parent-style-name="Standard">
      <style:paragraph-properties fo:margin-left="0.751cm" fo:margin-right="0cm" fo:margin-top="0cm" fo:margin-bottom="0cm" style:contextual-spacing="false" fo:text-align="justify" style:justify-single-word="false" fo:text-indent="-0.751cm" style:auto-text-indent="false"/>
      <style:text-properties fo:font-size="12pt" style:font-size-asian="12pt" style:font-size-complex="12pt"/>
    </style:style>
    <style:style style:name="Body_20_Text_20_Indent_20_3" style:display-name="Body Text Indent 3" style:family="paragraph" style:parent-style-name="Standard">
      <style:paragraph-properties fo:margin-left="0.501cm" fo:margin-right="0cm" fo:margin-top="0cm" fo:margin-bottom="0cm" style:contextual-spacing="false" fo:text-align="justify" style:justify-single-word="false" fo:text-indent="0cm" style:auto-text-indent="false"/>
      <style:text-properties fo:font-size="12pt" style:font-size-asian="12pt" style:font-size-complex="12pt"/>
    </style:style>
    <style:style style:name="WW-Body_20_Text_20_2123" style:display-name="WW-Body Text 2123" style:family="paragraph" style:parent-style-name="Standard">
      <style:paragraph-properties fo:text-align="justify" style:justify-single-word="false"/>
    </style:style>
    <style:style style:name="Normal_20__28_Web_29_" style:display-name="Normal (Web)" style:family="paragraph" style:parent-style-name="Standard">
      <style:paragraph-properties fo:margin-top="0.176cm" fo:margin-bottom="0.21cm" style:contextual-spacing="fals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WW-Body_20_Text_20_21234" style:display-name="WW-Body Text 21234" style:family="paragraph" style:parent-style-name="Standard">
      <style:text-properties style:font-name="Arial Narrow" fo:font-family="'Arial Narrow'" style:font-family-generic="swiss" style:font-pitch="variable" fo:font-size="12pt"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loext:opacity="100%" style:font-name="Arial" fo:font-family="Arial" style:font-family-generic="swiss" fo:font-size="12pt"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tandard_20__28_user_29_" style:display-name="Standard (user)" style:family="paragraph" style:default-outline-level="">
      <style:paragraph-properties fo:margin-top="0cm" fo:margin-bottom="0cm" style:contextual-spacing="false" style:line-height-at-least="0.353cm" fo:text-align="start" style:justify-single-word="false" fo:orphans="2" fo:widows="2" style:writing-mode="lr-tb"/>
      <style:text-properties style:use-window-font-color="true" loext:opacity="0%" style:text-outline="false" style:text-line-through-style="none" style:text-line-through-type="none" style:font-name="Mangal1" fo:font-family="Mangal" style:font-family-generic="swiss"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1"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1"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1"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Plein" style:family="paragraph" style:default-outline-level="">
      <style:paragraph-properties fo:text-align="start" style:justify-single-word="false" fo:orphans="2" fo:widows="2" style:writing-mode="lr-tb"/>
      <style:text-properties style:font-name="Noto Sans" fo:font-family="'Noto Sans'" style:font-family-generic="swiss" fo:font-size="14pt" fo:font-weight="bold" style:font-name-asian="Tahoma" style:font-family-asian="Tahoma"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Plein_20_bleu" style:display-name="Plein bleu" style:family="paragraph" style:parent-style-name="Plein" style:default-outline-level="">
      <style:text-properties fo:color="#ffffff" loext:opacity="100%" style:font-name="Noto Sans" fo:font-family="'Noto Sans'" style:font-family-generic="swiss"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Noto Sans" fo:font-family="'Noto Sans'" style:font-family-generic="swiss"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Noto Sans" fo:font-family="'Noto Sans'" style:font-family-generic="swiss"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Noto Sans" fo:font-family="'Noto Sans'" style:font-family-generic="swiss" fo:font-size="14pt" fo:font-weight="bold" style:font-size-asian="14pt" style:font-weight-asian="bold"/>
    </style:style>
    <style:style style:name="Contour" style:family="paragraph" style:default-outline-level="">
      <style:paragraph-properties fo:text-align="start" style:justify-single-word="false" fo:orphans="2" fo:widows="2" style:writing-mode="lr-tb"/>
      <style:text-properties style:font-name="Noto Sans" fo:font-family="'Noto Sans'" style:font-family-generic="swiss" fo:font-size="14pt" fo:font-weight="bold" style:font-name-asian="Tahoma" style:font-family-asian="Tahoma"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Contour_20_bleu" style:display-name="Contour bleu" style:family="paragraph" style:parent-style-name="Contour" style:default-outline-level="">
      <style:text-properties fo:color="#355269" loext:opacity="100%" style:font-name="Noto Sans" fo:font-family="'Noto Sans'" style:font-family-generic="swiss"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Noto Sans" fo:font-family="'Noto Sans'" style:font-family-generic="swiss"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Noto Sans" fo:font-family="'Noto Sans'" style:font-family-generic="swiss"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Noto Sans" fo:font-family="'Noto Sans'" style:font-family-generic="swiss" fo:font-size="14pt" fo:font-weight="bold" style:font-size-asian="14pt" style:font-weight-asian="bold"/>
    </style:style>
    <style:style style:name="mod_5f_20190000_5f_ddt82_5f_diaporama_7e_LT_7e_Gliederung_20_1" style:display-name="mod_20190000_ddt82_diaporama~LT~Gliederung 1" style:family="paragraph" style:default-outline-level="">
      <style:paragraph-properties fo:margin-top="0cm" fo:margin-bottom="0.436cm" style:contextual-spacing="false" fo:text-align="start" style:justify-single-word="false" fo:orphans="2" fo:widows="2" style:writing-mode="lr-tb"/>
      <style:text-properties style:use-window-font-color="true" loext:opacity="0%" style:text-outline="false" style:text-line-through-style="none" style:text-line-through-type="none" style:font-name="Mangal1" fo:font-family="Mangal" style:font-family-generic="swiss" fo:font-size="20pt" fo:font-style="normal" fo:text-shadow="none" style:text-underline-style="none" fo:font-weight="bold" style:letter-kerning="true" style:font-name-asian="Tahoma" style:font-family-asian="Tahoma"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mod_5f_20190000_5f_ddt82_5f_diaporama_7e_LT_7e_Gliederung_20_2" style:display-name="mod_20190000_ddt82_diaporama~LT~Gliederung 2" style:family="paragraph" style:parent-style-name="mod_5f_20190000_5f_ddt82_5f_diaporama_7e_LT_7e_Gliederung_20_1" style:default-outline-level="">
      <style:paragraph-properties fo:margin-top="0cm" fo:margin-bottom="0.349cm" style:contextual-spacing="false"/>
      <style:text-properties style:use-window-font-color="true" loext:opacity="0%" style:text-outline="false" style:text-line-through-style="none" style:text-line-through-type="none" style:font-name="Mangal1" fo:font-family="Mangal" style:font-family-generic="swiss" fo:font-size="28pt" fo:font-style="normal" fo:text-shadow="none" style:text-underline-style="none" fo:font-weight="bold" style:letter-kerning="true" style:font-size-asian="28pt" style:font-style-asian="normal" style:font-weight-asian="bold" style:text-emphasize="none"/>
    </style:style>
    <style:style style:name="mod_5f_20190000_5f_ddt82_5f_diaporama_7e_LT_7e_Gliederung_20_3" style:display-name="mod_20190000_ddt82_diaporama~LT~Gliederung 3" style:family="paragraph" style:parent-style-name="mod_5f_20190000_5f_ddt82_5f_diaporama_7e_LT_7e_Gliederung_20_2" style:default-outline-level="">
      <style:paragraph-properties fo:margin-top="0cm" fo:margin-bottom="0.259cm" style:contextual-spacing="false"/>
      <style:text-properties style:use-window-font-color="true" loext:opacity="0%" style:text-outline="false" style:text-line-through-style="none" style:text-line-through-type="none" style:font-name="Mangal1" fo:font-family="Mangal" style:font-family-generic="swiss" fo:font-size="24pt" fo:font-style="normal" fo:text-shadow="none" style:text-underline-style="none" fo:font-weight="bold" style:letter-kerning="true" style:font-size-asian="24pt" style:font-style-asian="normal" style:font-weight-asian="bold" style:text-emphasize="none"/>
    </style:style>
    <style:style style:name="mod_5f_20190000_5f_ddt82_5f_diaporama_7e_LT_7e_Gliederung_20_4" style:display-name="mod_20190000_ddt82_diaporama~LT~Gliederung 4" style:family="paragraph" style:parent-style-name="mod_5f_20190000_5f_ddt82_5f_diaporama_7e_LT_7e_Gliederung_20_3" style:default-outline-level="">
      <style:paragraph-properties fo:margin-top="0cm" fo:margin-bottom="0.173cm" style:contextual-spacing="false"/>
      <style:text-properties style:use-window-font-color="true" loext:opacity="0%" style:text-outline="false" style:text-line-through-style="none" style:text-line-through-type="none" style:font-name="Mangal1" fo:font-family="Mangal" style:font-family-generic="swiss" fo:font-size="20pt" fo:font-style="normal" fo:text-shadow="none" style:text-underline-style="none" fo:font-weight="bold" style:letter-kerning="true" style:font-size-asian="20pt" style:font-style-asian="normal" style:font-weight-asian="bold" style:text-emphasize="none"/>
    </style:style>
    <style:style style:name="mod_5f_20190000_5f_ddt82_5f_diaporama_7e_LT_7e_Gliederung_20_5" style:display-name="mod_20190000_ddt82_diaporama~LT~Gliederung 5" style:family="paragraph" style:parent-style-name="mod_5f_20190000_5f_ddt82_5f_diaporama_7e_LT_7e_Gliederung_20_4" style:default-outline-level="">
      <style:paragraph-properties fo:margin-top="0cm" fo:margin-bottom="0.085cm" style:contextual-spacing="false"/>
      <style:text-properties style:use-window-font-color="true" loext:opacity="0%" style:text-outline="false" style:text-line-through-style="none" style:text-line-through-type="none" style:font-name="Mangal1" fo:font-family="Mangal" style:font-family-generic="swiss" fo:font-size="20pt" fo:font-style="normal" fo:text-shadow="none" style:text-underline-style="none" fo:font-weight="bold" style:letter-kerning="true" style:font-size-asian="20pt" style:font-style-asian="normal" style:font-weight-asian="bold" style:text-emphasize="none"/>
    </style:style>
    <style:style style:name="mod_5f_20190000_5f_ddt82_5f_diaporama_7e_LT_7e_Gliederung_20_6" style:display-name="mod_20190000_ddt82_diaporama~LT~Gliederung 6" style:family="paragraph" style:parent-style-name="mod_5f_20190000_5f_ddt82_5f_diaporama_7e_LT_7e_Gliederung_20_5" style:default-outline-level="">
      <style:paragraph-properties fo:margin-top="0cm" fo:margin-bottom="0.085cm" style:contextual-spacing="false"/>
      <style:text-properties style:use-window-font-color="true" loext:opacity="0%" style:text-outline="false" style:text-line-through-style="none" style:text-line-through-type="none" style:font-name="Mangal1" fo:font-family="Mangal" style:font-family-generic="swiss" fo:font-size="20pt" fo:font-style="normal" fo:text-shadow="none" style:text-underline-style="none" fo:font-weight="bold" style:letter-kerning="true" style:font-size-asian="20pt" style:font-style-asian="normal" style:font-weight-asian="bold" style:text-emphasize="none"/>
    </style:style>
    <style:style style:name="mod_5f_20190000_5f_ddt82_5f_diaporama_7e_LT_7e_Gliederung_20_7" style:display-name="mod_20190000_ddt82_diaporama~LT~Gliederung 7" style:family="paragraph" style:parent-style-name="mod_5f_20190000_5f_ddt82_5f_diaporama_7e_LT_7e_Gliederung_20_6" style:default-outline-level="">
      <style:paragraph-properties fo:margin-top="0cm" fo:margin-bottom="0.085cm" style:contextual-spacing="false"/>
      <style:text-properties style:use-window-font-color="true" loext:opacity="0%" style:text-outline="false" style:text-line-through-style="none" style:text-line-through-type="none" style:font-name="Mangal1" fo:font-family="Mangal" style:font-family-generic="swiss" fo:font-size="20pt" fo:font-style="normal" fo:text-shadow="none" style:text-underline-style="none" fo:font-weight="bold" style:letter-kerning="true" style:font-size-asian="20pt" style:font-style-asian="normal" style:font-weight-asian="bold" style:text-emphasize="none"/>
    </style:style>
    <style:style style:name="mod_5f_20190000_5f_ddt82_5f_diaporama_7e_LT_7e_Gliederung_20_8" style:display-name="mod_20190000_ddt82_diaporama~LT~Gliederung 8" style:family="paragraph" style:parent-style-name="mod_5f_20190000_5f_ddt82_5f_diaporama_7e_LT_7e_Gliederung_20_7" style:default-outline-level="">
      <style:paragraph-properties fo:margin-top="0cm" fo:margin-bottom="0.085cm" style:contextual-spacing="false"/>
      <style:text-properties style:use-window-font-color="true" loext:opacity="0%" style:text-outline="false" style:text-line-through-style="none" style:text-line-through-type="none" style:font-name="Mangal1" fo:font-family="Mangal" style:font-family-generic="swiss" fo:font-size="20pt" fo:font-style="normal" fo:text-shadow="none" style:text-underline-style="none" fo:font-weight="bold" style:letter-kerning="true" style:font-size-asian="20pt" style:font-style-asian="normal" style:font-weight-asian="bold" style:text-emphasize="none"/>
    </style:style>
    <style:style style:name="mod_5f_20190000_5f_ddt82_5f_diaporama_7e_LT_7e_Gliederung_20_9" style:display-name="mod_20190000_ddt82_diaporama~LT~Gliederung 9" style:family="paragraph" style:parent-style-name="mod_5f_20190000_5f_ddt82_5f_diaporama_7e_LT_7e_Gliederung_20_8" style:default-outline-level="">
      <style:paragraph-properties fo:margin-top="0cm" fo:margin-bottom="0.085cm" style:contextual-spacing="false"/>
      <style:text-properties style:use-window-font-color="true" loext:opacity="0%" style:text-outline="false" style:text-line-through-style="none" style:text-line-through-type="none" style:font-name="Mangal1" fo:font-family="Mangal" style:font-family-generic="swiss" fo:font-size="20pt" fo:font-style="normal" fo:text-shadow="none" style:text-underline-style="none" fo:font-weight="bold" style:letter-kerning="true" style:font-size-asian="20pt" style:font-style-asian="normal" style:font-weight-asian="bold" style:text-emphasize="none"/>
    </style:style>
    <style:style style:name="mod_5f_20190000_5f_ddt82_5f_diaporama_7e_LT_7e_Titel" style:display-name="mod_20190000_ddt82_diaporama~LT~Titel" style:family="paragraph" style:default-outline-level="">
      <style:paragraph-properties fo:text-align="start" style:justify-single-word="false" fo:orphans="2" fo:widows="2" style:writing-mode="lr-tb"/>
      <style:text-properties fo:color="#333333" loext:opacity="100%" style:text-outline="false" style:text-line-through-style="none" style:text-line-through-type="none" style:font-name="Mangal1" fo:font-family="Mangal" style:font-family-generic="swiss" fo:font-size="50pt" fo:font-style="normal" fo:text-shadow="none" style:text-underline-style="none" fo:font-weight="normal" style:letter-kerning="true" style:font-name-asian="Tahoma" style:font-family-asian="Tahoma" style:font-family-generic-asian="system" style:font-pitch-asian="variable" style:font-size-asian="50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_7e_LT_7e_Untertitel" style:display-name="mod_20190000_ddt82_diaporama~LT~Unter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1" fo:font-family="Mangal"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_7e_LT_7e_Notizen" style:display-name="mod_20190000_ddt82_diaporama~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loext:opacity="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_7e_LT_7e_Hintergrundobjekte" style:display-name="mod_20190000_ddt82_diaporama~LT~Hintergrundobjekte"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od_5f_20190000_5f_ddt82_5f_diaporama_7e_LT_7e_Hintergrund" style:display-name="mod_20190000_ddt82_diaporama~LT~Hintergrund" style:family="paragraph" style:default-outline-level="">
      <style:paragraph-properties fo:margin-left="0.42cm" fo:margin-right="0.42cm" fo:margin-top="0.42cm" fo:margin-bottom="0.42cm" style:contextual-spacing="false" fo:text-align="start" style:justify-single-word="false" fo:orphans="2" fo:widows="2" fo:text-indent="0cm" style:auto-text-indent="false"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style:use-window-font-color="true" loext:opacity="0%" style:font-name="Arial" fo:font-family="Arial" style:font-family-generic="swiss"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swiss"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margin-left="0.42cm" fo:margin-right="0.42cm" fo:margin-top="0.42cm" fo:margin-bottom="0.42cm" style:contextual-spacing="false" fo:text-align="start" style:justify-single-word="false" fo:orphans="2" fo:widows="2" fo:text-indent="0cm" style:auto-text-indent="false"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loext:opacity="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36cm" style:contextual-spacing="false" fo:text-align="start" style:justify-single-word="false" fo:orphans="2" fo:widows="2" style:writing-mode="lr-tb"/>
      <style:text-properties fo:color="#bfb80a" loext:opacity="100%" style:text-outline="false" style:text-line-through-style="none" style:text-line-through-type="none" style:font-name="Mangal1" fo:font-family="Mangal" style:font-family-generic="swiss"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349cm" style:contextual-spacing="false"/>
      <style:text-properties fo:color="#006666" loext:opacity="100%" style:text-outline="false" style:text-line-through-style="none" style:text-line-through-type="none" style:font-name="Mangal1" fo:font-family="Mangal" style:font-family-generic="swiss"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261cm" style:contextual-spacing="false"/>
      <style:text-properties fo:color="#000000" loext:opacity="100%" style:text-outline="false" style:text-line-through-style="none" style:text-line-through-type="none" style:font-name="Mangal1" fo:font-family="Mangal" style:font-family-generic="swiss" fo:font-size="22pt" fo:font-style="normal" fo:text-shadow="none" style:text-underline-style="none" fo:font-weight="normal" style:letter-kerning="true" style:font-size-asian="22pt" style:font-style-asian="normal" style:font-weight-asian="normal" style:text-emphasize="none"/>
    </style:style>
    <style:style style:name="Plan_20_4" style:display-name="Plan 4" style:family="paragraph" style:parent-style-name="Plan_20_3" style:default-outline-level="">
      <style:paragraph-properties fo:margin-top="0cm" fo:margin-bottom="0.173cm" style:contextual-spacing="false"/>
      <style:text-properties fo:color="#004586" loext:opacity="10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cm" fo:margin-bottom="0.085cm" style:contextual-spacing="false"/>
      <style:text-properties fo:color="#000000" loext:opacity="10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cm" fo:margin-bottom="0.085cm" style:contextual-spacing="false"/>
      <style:text-properties fo:color="#004586" loext:opacity="10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cm" fo:margin-bottom="0.085cm" style:contextual-spacing="false"/>
      <style:text-properties fo:color="#000000" loext:opacity="10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cm" fo:margin-bottom="0.085cm" style:contextual-spacing="false"/>
      <style:text-properties fo:color="#000000" loext:opacity="10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cm" fo:margin-bottom="0.085cm" style:contextual-spacing="false"/>
      <style:text-properties fo:color="#000000" loext:opacity="10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1"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1"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1"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Mangal1"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Mangal1"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Mangal1"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Mangal1"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Mangal1"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Mangal1"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Puces" style:family="paragraph" style:default-outline-level="">
      <style:paragraph-properties fo:text-align="start" style:justify-single-word="false" fo:orphans="2" fo:widows="2" style:writing-mode="lr-tb"/>
      <style:text-properties style:font-name="StarSymbol1" fo:font-family="StarSymbol, 'Arial Unicode MS'" style:font-family-generic="swiss" fo:font-size="9pt" style:font-name-asian="Tahoma" style:font-family-asian="Tahoma" style:font-family-generic-asian="system" style:font-pitch-asian="variable" style:font-size-asian="9pt" style:font-name-complex="Liberation Sans2" style:font-family-complex="'Liberation Sans'" style:font-family-generic-complex="system" style:font-pitch-complex="variable" style:font-size-complex="12pt"/>
    </style:style>
    <style:style style:name="Caractères_20_de_20_numérotation" style:display-name="Caractères de numérotation"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dt_5f_direction" style:display-name="ddt_direction" style:family="paragraph" style:default-outline-level="">
      <style:paragraph-properties fo:margin-top="0cm" fo:margin-bottom="0cm" style:contextual-spacing="false" style:line-height-at-least="0.741cm" fo:text-align="start" style:justify-single-word="false" fo:orphans="2" fo:widows="2" style:writing-mode="lr-tb"/>
      <style:text-properties style:font-name="Arial" fo:font-family="Arial" style:font-family-generic="swiss" fo:font-size="9pt" fo:font-weight="normal" style:font-name-asian="Tahoma" style:font-family-asian="Tahoma" style:font-family-generic-asian="system" style:font-pitch-asian="variable" style:font-size-asian="9pt" style:font-weight-asian="normal" style:font-name-complex="Liberation Sans2" style:font-family-complex="'Liberation Sans'" style:font-family-generic-complex="system" style:font-pitch-complex="variable" style:font-size-complex="12pt"/>
    </style:style>
    <style:style style:name="ddt_5f_dpt" style:display-name="ddt_dpt" style:family="paragraph" style:default-outline-level="">
      <style:paragraph-properties fo:margin-top="0.192cm" fo:margin-bottom="1.164cm" style:contextual-spacing="false" style:line-height-at-least="0.746cm" fo:text-align="start" style:justify-single-word="false" fo:orphans="2" fo:widows="2" style:writing-mode="lr-tb"/>
      <style:text-properties style:font-name="Arial" fo:font-family="Arial" style:font-family-generic="swiss" fo:font-size="9pt" fo:font-weight="bold" style:font-name-asian="Tahoma" style:font-family-asian="Tahoma" style:font-family-generic-asian="system" style:font-pitch-asian="variable" style:font-size-asian="9pt" style:font-weight-asian="bold" style:font-name-complex="Liberation Sans2" style:font-family-complex="'Liberation Sans'" style:font-family-generic-complex="system" style:font-pitch-complex="variable" style:font-size-complex="12pt"/>
    </style:style>
    <style:style style:name="ddt_5f_tableau-titre" style:display-name="ddt_tableau-titre" style:family="paragraph" style:default-outline-level="">
      <style:paragraph-properties fo:margin-top="0.086cm" fo:margin-bottom="0.086cm" style:contextual-spacing="false" fo:text-align="center" style:justify-single-word="false" fo:orphans="2" fo:widows="2" style:writing-mode="lr-tb"/>
      <style:text-properties style:use-window-font-color="true" loext:opacity="0%" style:font-name="Arial Unicode MS1" fo:font-family="'Arial Unicode MS'" style:font-family-generic="swiss" fo:font-size="10pt" fo:font-weight="bold" style:letter-kerning="true" style:font-name-asian="Tahoma" style:font-family-asian="Tahoma" style:font-family-generic-asian="system" style:font-pitch-asian="variable" style:font-size-asian="10pt" style:font-weight-asian="bold" style:font-name-complex="Liberation Sans2" style:font-family-complex="'Liberation Sans'" style:font-family-generic-complex="system" style:font-pitch-complex="variable" style:font-size-complex="12pt"/>
    </style:style>
    <style:style style:name="ddt_5f_tableau-contenu" style:display-name="ddt_tableau-contenu" style:family="paragraph" style:default-outline-level="">
      <style:paragraph-properties fo:margin-top="0.086cm" fo:margin-bottom="0.086cm" style:contextual-spacing="false" fo:text-align="start" style:justify-single-word="false" fo:orphans="2" fo:widows="2" style:writing-mode="lr-tb"/>
      <style:text-properties style:use-window-font-color="true" loext:opacity="0%" style:font-name="Arial Unicode MS1" fo:font-family="'Arial Unicode MS'" style:font-family-generic="swiss" fo:font-size="10pt" style:letter-kerning="true" style:font-name-asian="Tahoma"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ddt_5f_titre-doc" style:display-name="ddt_titre-doc" style:family="paragraph" style:default-outline-level="">
      <style:paragraph-properties fo:margin-top="0cm" fo:margin-bottom="0cm" style:contextual-spacing="false" fo:text-align="center" style:justify-single-word="false" fo:orphans="2" fo:widows="2" style:writing-mode="lr-tb"/>
      <style:text-properties style:use-window-font-color="true" loext:opacity="0%" style:font-name="Arial Unicode MS1" fo:font-family="'Arial Unicode MS'" style:font-family-generic="swiss" fo:font-size="18pt" fo:font-style="italic" fo:font-weight="bold" style:letter-kerning="true" style:font-name-asian="Tahoma" style:font-family-asian="Tahoma" style:font-family-generic-asian="system" style:font-pitch-asian="variable" style:font-size-asian="18pt" style:font-style-asian="italic" style:font-weight-asian="bold" style:font-name-complex="Liberation Sans2" style:font-family-complex="'Liberation Sans'" style:font-family-generic-complex="system" style:font-pitch-complex="variable" style:font-size-complex="12pt"/>
    </style:style>
    <style:style style:name="ddt_5f_titre_5f_6" style:display-name="ddt_titre_6" style:family="paragraph" style:default-outline-level="">
      <style:paragraph-properties fo:margin-left="4.408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1" fo:font-family="'Arial Unicode MS'" style:font-family-generic="swiss" fo:font-size="12pt" fo:font-weight="bold" style:letter-kerning="true" style:font-name-asian="Tahoma" style:font-family-asian="Tahoma"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ddt_5f_titre_5f_5" style:display-name="ddt_titre_5" style:family="paragraph" style:default-outline-level="">
      <style:paragraph-properties fo:margin-left="3.528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1" fo:font-family="'Arial Unicode MS'" style:font-family-generic="swiss" fo:font-size="12pt" fo:font-weight="bold" style:letter-kerning="true" style:font-name-asian="Tahoma" style:font-family-asian="Tahoma"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ddt_5f_titre_5f_4" style:display-name="ddt_titre_4" style:family="paragraph" style:default-outline-level="">
      <style:paragraph-properties fo:margin-left="2.644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1" fo:font-family="'Arial Unicode MS'" style:font-family-generic="swiss" fo:font-size="12pt" fo:font-weight="bold" style:letter-kerning="true" style:font-name-asian="Tahoma" style:font-family-asian="Tahoma"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ddt_5f_titre_5f_3" style:display-name="ddt_titre_3" style:family="paragraph" style:default-outline-level="">
      <style:paragraph-properties fo:margin-left="1.764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1" fo:font-family="'Arial Unicode MS'" style:font-family-generic="swiss" fo:font-size="12pt" fo:font-weight="bold" style:letter-kerning="true" style:font-name-asian="Tahoma" style:font-family-asian="Tahoma"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ddt_5f_titre_5f_2" style:display-name="ddt_titre_2" style:family="paragraph" style:default-outline-level="">
      <style:paragraph-properties fo:margin-left="0.88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1" fo:font-family="'Arial Unicode MS'" style:font-family-generic="swiss" fo:font-size="12pt" fo:font-weight="bold" style:letter-kerning="true" style:font-name-asian="Tahoma" style:font-family-asian="Tahoma"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ddt_5f_titre_5f_1" style:display-name="ddt_titre_1" style:family="paragraph" style:default-outline-level="">
      <style:paragraph-properties fo:margin-top="0cm" fo:margin-bottom="0cm" style:contextual-spacing="false" style:line-height-at-least="0.353cm" fo:text-align="start" style:justify-single-word="false" fo:orphans="2" fo:widows="2" style:writing-mode="lr-tb"/>
      <style:text-properties fo:color="#000000" loext:opacity="100%" style:font-name="Arial Unicode MS1" fo:font-family="'Arial Unicode MS'" style:font-family-generic="swiss" fo:font-size="14pt" fo:font-weight="bold" style:letter-kerning="true" style:font-name-asian="Tahoma" style:font-family-asian="Tahoma"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ddt_5f_titre" style:display-name="ddt_titre" style:family="paragraph" style:default-outline-level="">
      <style:paragraph-properties fo:margin-top="0cm" fo:margin-bottom="0cm" style:contextual-spacing="false" fo:line-height="150%" fo:text-align="center" style:justify-single-word="false" fo:orphans="2" fo:widows="2" style:writing-mode="lr-tb"/>
      <style:text-properties fo:color="#000000" loext:opacity="100%" style:font-name="Arial Unicode MS1" fo:font-family="'Arial Unicode MS'" style:font-family-generic="swiss" fo:font-size="18pt" fo:font-weight="bold" style:letter-kerning="true" style:font-name-asian="Tahoma" style:font-family-asian="Tahoma" style:font-family-generic-asian="system" style:font-pitch-asian="variable" style:font-size-asian="18pt" style:font-weight-asian="bold" style:font-name-complex="Liberation Sans2" style:font-family-complex="'Liberation Sans'" style:font-family-generic-complex="system" style:font-pitch-complex="variable" style:font-size-complex="12pt"/>
    </style:style>
    <style:style style:name="ddt_5f_pied-page-paysage" style:display-name="ddt_pied-page-paysage" style:family="paragraph" style:default-outline-level="">
      <style:paragraph-properties fo:text-align="start" style:justify-single-word="false" fo:orphans="2" fo:widows="2" style:writing-mode="lr-tb">
        <style:tab-stops>
          <style:tab-stop style:position="26.194cm"/>
          <style:tab-stop style:position="49.74cm"/>
        </style:tab-stops>
      </style:paragraph-properties>
      <style:text-properties style:use-window-font-color="true" loext:opacity="0%" style:font-name="Arial Unicode MS1" fo:font-family="'Arial Unicode MS'" style:font-family-generic="swiss" fo:font-size="8pt" style:letter-kerning="true" style:font-name-asian="Tahoma" style:font-family-asian="Tahoma" style:font-family-generic-asian="system" style:font-pitch-asian="variable" style:font-size-asian="8pt" style:font-name-complex="Liberation Sans2" style:font-family-complex="'Liberation Sans'" style:font-family-generic-complex="system" style:font-pitch-complex="variable" style:font-size-complex="12pt"/>
    </style:style>
    <style:style style:name="ddt_5f_pied-page-portrait" style:display-name="ddt_pied-page-portrait" style:family="paragraph" style:default-outline-level="">
      <style:paragraph-properties fo:text-align="start" style:justify-single-word="false" fo:orphans="2" fo:widows="2" style:writing-mode="lr-tb">
        <style:tab-stops>
          <style:tab-stop style:position="18.521cm"/>
          <style:tab-stop style:position="34.396cm"/>
        </style:tab-stops>
      </style:paragraph-properties>
      <style:text-properties style:use-window-font-color="true" loext:opacity="0%" style:font-name="Arial Unicode MS1" fo:font-family="'Arial Unicode MS'" style:font-family-generic="swiss" fo:font-size="8pt" style:letter-kerning="true" style:font-name-asian="Tahoma" style:font-family-asian="Tahoma" style:font-family-generic-asian="system" style:font-pitch-asian="variable" style:font-size-asian="8pt" style:font-name-complex="Liberation Sans2" style:font-family-complex="'Liberation Sans'" style:font-family-generic-complex="system" style:font-pitch-complex="variable" style:font-size-complex="12pt"/>
    </style:style>
    <style:style style:name="ddt_5f_corps-texte" style:display-name="ddt_corps-texte" style:family="paragraph" style:default-outline-level="">
      <style:paragraph-properties fo:margin-top="0cm" fo:margin-bottom="0.351cm" style:contextual-spacing="false" style:line-height-at-least="0.353cm" fo:text-align="start" style:justify-single-word="false" fo:orphans="2" fo:widows="2" style:writing-mode="lr-tb"/>
      <style:text-properties style:use-window-font-color="true" loext:opacity="0%" style:font-name="Arial Unicode MS1" fo:font-family="'Arial Unicode MS'" style:font-family-generic="swiss" fo:font-size="10pt" style:letter-kerning="true" style:font-name-asian="Tahoma"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Standard_5f_1" style:display-name="Standard_1" style:family="paragraph" style:default-outline-level="">
      <style:paragraph-properties fo:margin-top="0cm" fo:margin-bottom="0cm" style:contextual-spacing="false" style:line-height-at-least="0.353cm" fo:text-align="start" style:justify-single-word="false" fo:orphans="2" fo:widows="2" style:writing-mode="lr-tb"/>
      <style:text-properties style:use-window-font-color="true" loext:opacity="0%" style:text-outline="false" style:text-line-through-style="none" style:text-line-through-type="none" style:font-name="Mangal1" fo:font-family="Mangal" style:font-family-generic="swiss"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5f_2" style:display-name="Standard_2" style:family="paragraph" style:default-outline-level="">
      <style:paragraph-properties fo:margin-top="0cm" fo:margin-bottom="0cm" style:contextual-spacing="false" style:line-height-at-least="0.353cm" fo:text-align="start" style:justify-single-word="false" fo:orphans="2" fo:widows="2" style:writing-mode="lr-tb"/>
      <style:text-properties style:use-window-font-color="true" loext:opacity="0%" style:text-outline="false" style:text-line-through-style="none" style:text-line-through-type="none" style:font-name="Mangal1" fo:font-family="Mangal" style:font-family-generic="swiss"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5f_3" style:display-name="Standard_3" style:family="paragraph" style:default-outline-level="">
      <style:paragraph-properties fo:margin-top="0cm" fo:margin-bottom="0cm" style:contextual-spacing="false" style:line-height-at-least="0.353cm"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Times New Roman1" fo:font-family="'Times New Roman'" style:font-family-generic="swiss"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5f_4" style:display-name="Standard_4" style:family="paragraph" style:default-outline-level="">
      <style:paragraph-properties fo:margin-top="0cm" fo:margin-bottom="0cm" style:contextual-spacing="false" style:line-height-at-least="0.353cm"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Times New Roman1" fo:font-family="'Times New Roman'" style:font-family-generic="swiss"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5f_5" style:display-name="Standard_5" style:family="paragraph" style:default-outline-level="">
      <style:paragraph-properties fo:margin-top="0cm" fo:margin-bottom="0cm" style:contextual-spacing="false" style:line-height-at-least="0.353cm" fo:text-align="start" style:justify-single-word="false" fo:orphans="2" fo:widows="2" style:writing-mode="lr-tb"/>
      <style:text-properties style:use-window-font-color="true" loext:opacity="0%" style:text-outline="false" style:text-line-through-style="none" style:text-line-through-type="none" style:font-name="Mangal1" fo:font-family="Mangal" style:font-family-generic="swiss"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5f_6" style:display-name="Standard_6" style:family="paragraph" style:default-outline-level="">
      <style:paragraph-properties fo:margin-top="0cm" fo:margin-bottom="0cm" style:contextual-spacing="false" style:line-height-at-least="0.353cm" fo:text-align="start" style:justify-single-word="false" fo:orphans="2" fo:widows="2" style:writing-mode="lr-tb"/>
      <style:text-properties style:use-window-font-color="true" loext:opacity="0%" style:text-outline="false" style:text-line-through-style="none" style:text-line-through-type="none" style:font-name="Mangal1" fo:font-family="Mangal" style:font-family-generic="swiss"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1_7e_LT_7e_Gliederung_20_1" style:display-name="mod_20190000_ddt82_diaporama1~LT~Gliederung 1" style:family="paragraph" style:default-outline-level="">
      <style:paragraph-properties fo:margin-top="0cm" fo:margin-bottom="0.436cm" style:contextual-spacing="false" fo:text-align="start" style:justify-single-word="false" fo:orphans="2" fo:widows="2" style:writing-mode="lr-tb"/>
      <style:text-properties fo:color="#bfb80a" loext:opacity="100%" style:text-outline="false" style:text-line-through-style="none" style:text-line-through-type="none" style:font-name="Mangal1" fo:font-family="Mangal" style:font-family-generic="swiss"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1_7e_LT_7e_Gliederung_20_2" style:display-name="mod_20190000_ddt82_diaporama1~LT~Gliederung 2" style:family="paragraph" style:parent-style-name="mod_5f_20190000_5f_ddt82_5f_diaporama1_7e_LT_7e_Gliederung_20_1" style:default-outline-level="">
      <style:paragraph-properties fo:margin-top="0cm" fo:margin-bottom="0.349cm" style:contextual-spacing="false"/>
      <style:text-properties fo:color="#006666" loext:opacity="100%" style:text-outline="false" style:text-line-through-style="none" style:text-line-through-type="none" style:font-name="Mangal1" fo:font-family="Mangal"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od_5f_20190000_5f_ddt82_5f_diaporama1_7e_LT_7e_Gliederung_20_3" style:display-name="mod_20190000_ddt82_diaporama1~LT~Gliederung 3" style:family="paragraph" style:parent-style-name="mod_5f_20190000_5f_ddt82_5f_diaporama1_7e_LT_7e_Gliederung_20_2" style:default-outline-level="">
      <style:paragraph-properties fo:margin-top="0cm" fo:margin-bottom="0.261cm" style:contextual-spacing="false"/>
      <style:text-properties fo:color="#000000" loext:opacity="100%" style:text-outline="false" style:text-line-through-style="none" style:text-line-through-type="none" style:font-name="Mangal1" fo:font-family="Mangal" style:font-family-generic="swiss" fo:font-size="22pt" fo:font-style="normal" fo:text-shadow="none" style:text-underline-style="none" fo:font-weight="normal" style:letter-kerning="true" style:font-size-asian="22pt" style:font-style-asian="normal" style:font-weight-asian="normal" style:text-emphasize="none"/>
    </style:style>
    <style:style style:name="mod_5f_20190000_5f_ddt82_5f_diaporama1_7e_LT_7e_Gliederung_20_4" style:display-name="mod_20190000_ddt82_diaporama1~LT~Gliederung 4" style:family="paragraph" style:parent-style-name="mod_5f_20190000_5f_ddt82_5f_diaporama1_7e_LT_7e_Gliederung_20_3" style:default-outline-level="">
      <style:paragraph-properties fo:margin-top="0cm" fo:margin-bottom="0.173cm" style:contextual-spacing="false"/>
      <style:text-properties fo:color="#004586" loext:opacity="10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1_7e_LT_7e_Gliederung_20_5" style:display-name="mod_20190000_ddt82_diaporama1~LT~Gliederung 5" style:family="paragraph" style:parent-style-name="mod_5f_20190000_5f_ddt82_5f_diaporama1_7e_LT_7e_Gliederung_20_4" style:default-outline-level="">
      <style:paragraph-properties fo:margin-top="0cm" fo:margin-bottom="0.085cm" style:contextual-spacing="false"/>
      <style:text-properties fo:color="#000000" loext:opacity="10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1_7e_LT_7e_Gliederung_20_6" style:display-name="mod_20190000_ddt82_diaporama1~LT~Gliederung 6" style:family="paragraph" style:parent-style-name="mod_5f_20190000_5f_ddt82_5f_diaporama1_7e_LT_7e_Gliederung_20_5" style:default-outline-level="">
      <style:paragraph-properties fo:margin-top="0cm" fo:margin-bottom="0.085cm" style:contextual-spacing="false"/>
      <style:text-properties fo:color="#004586" loext:opacity="10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1_7e_LT_7e_Gliederung_20_7" style:display-name="mod_20190000_ddt82_diaporama1~LT~Gliederung 7" style:family="paragraph" style:parent-style-name="mod_5f_20190000_5f_ddt82_5f_diaporama1_7e_LT_7e_Gliederung_20_6" style:default-outline-level="">
      <style:paragraph-properties fo:margin-top="0cm" fo:margin-bottom="0.085cm" style:contextual-spacing="false"/>
      <style:text-properties fo:color="#000000" loext:opacity="10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1_7e_LT_7e_Gliederung_20_8" style:display-name="mod_20190000_ddt82_diaporama1~LT~Gliederung 8" style:family="paragraph" style:parent-style-name="mod_5f_20190000_5f_ddt82_5f_diaporama1_7e_LT_7e_Gliederung_20_7" style:default-outline-level="">
      <style:paragraph-properties fo:margin-top="0cm" fo:margin-bottom="0.085cm" style:contextual-spacing="false"/>
      <style:text-properties fo:color="#000000" loext:opacity="10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1_7e_LT_7e_Gliederung_20_9" style:display-name="mod_20190000_ddt82_diaporama1~LT~Gliederung 9" style:family="paragraph" style:parent-style-name="mod_5f_20190000_5f_ddt82_5f_diaporama1_7e_LT_7e_Gliederung_20_8" style:default-outline-level="">
      <style:paragraph-properties fo:margin-top="0cm" fo:margin-bottom="0.085cm" style:contextual-spacing="false"/>
      <style:text-properties fo:color="#000000" loext:opacity="10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1_7e_LT_7e_Titel" style:display-name="mod_20190000_ddt82_diaporama1~LT~Titel" style:family="paragraph" style:default-outline-level="">
      <style:paragraph-properties fo:text-align="center" style:justify-single-word="false" fo:orphans="2" fo:widows="2" style:writing-mode="lr-tb"/>
      <style:text-properties fo:color="#333333" loext:opacity="100%" style:text-outline="false" style:text-line-through-style="none" style:text-line-through-type="none" style:font-name="Mangal1" fo:font-family="Mangal"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1_7e_LT_7e_Untertitel" style:display-name="mod_20190000_ddt82_diaporama1~LT~Unter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1" fo:font-family="Mangal"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1_7e_LT_7e_Notizen" style:display-name="mod_20190000_ddt82_diaporama1~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loext:opacity="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1_7e_LT_7e_Hintergrundobjekte" style:display-name="mod_20190000_ddt82_diaporama1~LT~Hintergrundobjekte"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od_5f_20190000_5f_ddt82_5f_diaporama1_7e_LT_7e_Hintergrund" style:display-name="mod_20190000_ddt82_diaporama1~LT~Hintergrund" style:family="paragraph" style:default-outline-level="">
      <style:paragraph-properties fo:margin-left="0.42cm" fo:margin-right="0.42cm" fo:margin-top="0.42cm" fo:margin-bottom="0.42cm" style:contextual-spacing="false" fo:text-align="start" style:justify-single-word="false" fo:orphans="2" fo:widows="2" fo:text-indent="0cm" style:auto-text-indent="false"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od_5f_20190000_5f_ddt82_5f_diaporama2_7e_LT_7e_Gliederung_20_1" style:display-name="mod_20190000_ddt82_diaporama2~LT~Gliederung 1" style:family="paragraph" style:default-outline-level="">
      <style:paragraph-properties fo:margin-top="0cm" fo:margin-bottom="0.436cm" style:contextual-spacing="false" fo:text-align="start" style:justify-single-word="false" fo:orphans="2" fo:widows="2" style:writing-mode="lr-tb"/>
      <style:text-properties fo:color="#bfb80a" loext:opacity="100%" style:text-outline="false" style:text-line-through-style="none" style:text-line-through-type="none" style:font-name="Mangal1" fo:font-family="Mangal" style:font-family-generic="swiss"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2_7e_LT_7e_Gliederung_20_2" style:display-name="mod_20190000_ddt82_diaporama2~LT~Gliederung 2" style:family="paragraph" style:parent-style-name="mod_5f_20190000_5f_ddt82_5f_diaporama2_7e_LT_7e_Gliederung_20_1" style:default-outline-level="">
      <style:paragraph-properties fo:margin-top="0cm" fo:margin-bottom="0.349cm" style:contextual-spacing="false"/>
      <style:text-properties fo:color="#006666" loext:opacity="100%" style:text-outline="false" style:text-line-through-style="none" style:text-line-through-type="none" style:font-name="Mangal1" fo:font-family="Mangal"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od_5f_20190000_5f_ddt82_5f_diaporama2_7e_LT_7e_Gliederung_20_3" style:display-name="mod_20190000_ddt82_diaporama2~LT~Gliederung 3" style:family="paragraph" style:parent-style-name="mod_5f_20190000_5f_ddt82_5f_diaporama2_7e_LT_7e_Gliederung_20_2" style:default-outline-level="">
      <style:paragraph-properties fo:margin-top="0cm" fo:margin-bottom="0.261cm" style:contextual-spacing="false"/>
      <style:text-properties fo:color="#000000" loext:opacity="100%" style:text-outline="false" style:text-line-through-style="none" style:text-line-through-type="none" style:font-name="Mangal1" fo:font-family="Mangal" style:font-family-generic="swiss" fo:font-size="22pt" fo:font-style="normal" fo:text-shadow="none" style:text-underline-style="none" fo:font-weight="normal" style:letter-kerning="true" style:font-size-asian="22pt" style:font-style-asian="normal" style:font-weight-asian="normal" style:text-emphasize="none"/>
    </style:style>
    <style:style style:name="mod_5f_20190000_5f_ddt82_5f_diaporama2_7e_LT_7e_Gliederung_20_4" style:display-name="mod_20190000_ddt82_diaporama2~LT~Gliederung 4" style:family="paragraph" style:parent-style-name="mod_5f_20190000_5f_ddt82_5f_diaporama2_7e_LT_7e_Gliederung_20_3" style:default-outline-level="">
      <style:paragraph-properties fo:margin-top="0cm" fo:margin-bottom="0.173cm" style:contextual-spacing="false"/>
      <style:text-properties fo:color="#004586" loext:opacity="10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2_7e_LT_7e_Gliederung_20_5" style:display-name="mod_20190000_ddt82_diaporama2~LT~Gliederung 5" style:family="paragraph" style:parent-style-name="mod_5f_20190000_5f_ddt82_5f_diaporama2_7e_LT_7e_Gliederung_20_4" style:default-outline-level="">
      <style:paragraph-properties fo:margin-top="0cm" fo:margin-bottom="0.085cm" style:contextual-spacing="false" fo:text-align="start" style:justify-single-word="false"/>
      <style:text-properties fo:color="#000000" loext:opacity="10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2_7e_LT_7e_Gliederung_20_6" style:display-name="mod_20190000_ddt82_diaporama2~LT~Gliederung 6" style:family="paragraph" style:parent-style-name="mod_5f_20190000_5f_ddt82_5f_diaporama2_7e_LT_7e_Gliederung_20_5" style:default-outline-level="">
      <style:paragraph-properties fo:margin-top="0cm" fo:margin-bottom="0.085cm" style:contextual-spacing="false" fo:text-align="start" style:justify-single-word="false"/>
      <style:text-properties fo:color="#004586" loext:opacity="10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2_7e_LT_7e_Gliederung_20_7" style:display-name="mod_20190000_ddt82_diaporama2~LT~Gliederung 7" style:family="paragraph" style:parent-style-name="mod_5f_20190000_5f_ddt82_5f_diaporama2_7e_LT_7e_Gliederung_20_6" style:default-outline-level="">
      <style:paragraph-properties fo:margin-top="0cm" fo:margin-bottom="0.085cm" style:contextual-spacing="false" fo:text-align="start" style:justify-single-word="false"/>
      <style:text-properties fo:color="#000000" loext:opacity="10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2_7e_LT_7e_Gliederung_20_8" style:display-name="mod_20190000_ddt82_diaporama2~LT~Gliederung 8" style:family="paragraph" style:parent-style-name="mod_5f_20190000_5f_ddt82_5f_diaporama2_7e_LT_7e_Gliederung_20_7" style:default-outline-level="">
      <style:paragraph-properties fo:margin-top="0cm" fo:margin-bottom="0.085cm" style:contextual-spacing="false" fo:text-align="start" style:justify-single-word="false"/>
      <style:text-properties fo:color="#000000" loext:opacity="10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2_7e_LT_7e_Gliederung_20_9" style:display-name="mod_20190000_ddt82_diaporama2~LT~Gliederung 9" style:family="paragraph" style:parent-style-name="mod_5f_20190000_5f_ddt82_5f_diaporama2_7e_LT_7e_Gliederung_20_8" style:default-outline-level="">
      <style:paragraph-properties fo:margin-top="0cm" fo:margin-bottom="0.085cm" style:contextual-spacing="false" fo:text-align="start" style:justify-single-word="false"/>
      <style:text-properties fo:color="#000000" loext:opacity="10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2_7e_LT_7e_Titel" style:display-name="mod_20190000_ddt82_diaporama2~LT~Titel" style:family="paragraph" style:default-outline-level="">
      <style:paragraph-properties fo:text-align="center" style:justify-single-word="false" fo:orphans="2" fo:widows="2" style:writing-mode="lr-tb"/>
      <style:text-properties fo:color="#333333" loext:opacity="100%" style:text-outline="false" style:text-line-through-style="none" style:text-line-through-type="none" style:font-name="Mangal1" fo:font-family="Mangal"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2_7e_LT_7e_Untertitel" style:display-name="mod_20190000_ddt82_diaporama2~LT~Unter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1" fo:font-family="Mangal"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2_7e_LT_7e_Notizen" style:display-name="mod_20190000_ddt82_diaporama2~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loext:opacity="0%" style:text-outline="false" style:text-line-through-style="none" style:text-line-through-type="none" style:font-name="Mangal1" fo:font-family="Mangal" style:font-family-generic="swiss"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2_7e_LT_7e_Hintergrundobjekte" style:display-name="mod_20190000_ddt82_diaporama2~LT~Hintergrundobjekte"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od_5f_20190000_5f_ddt82_5f_diaporama2_7e_LT_7e_Hintergrund" style:display-name="mod_20190000_ddt82_diaporama2~LT~Hintergrund"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Gliederung_20_1" style:display-name="Standard~LT~Gliederung 1" style:family="paragraph" style:default-outline-level="">
      <style:paragraph-properties fo:margin-top="0.527cm" fo:margin-bottom="0cm" style:contextual-spacing="false" fo:text-align="start" style:justify-single-word="false" fo:orphans="2" fo:widows="2" style:writing-mode="lr-tb"/>
      <style:text-properties style:use-window-font-color="true" loext:opacity="0%" style:text-outline="false" style:text-line-through-style="none" style:text-line-through-type="none" style:font-name="Lucida Sans" fo:font-family="'Lucida San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2cm" fo:margin-bottom="0cm" style:contextual-spacing="false"/>
      <style:text-properties style:use-window-font-color="true" loext:opacity="0%" style:text-outline="false" style:text-line-through-style="none" style:text-line-through-type="none" style:font-name="Lucida Sans" fo:font-family="'Lucida 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14cm" fo:margin-bottom="0cm" style:contextual-spacing="false"/>
      <style:text-properties style:use-window-font-color="true" loext:opacity="0%" style:text-outline="false" style:text-line-through-style="none" style:text-line-through-type="none" style:font-name="Lucida Sans" fo:font-family="'Lucida 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208cm" fo:margin-bottom="0cm" style:contextual-spacing="false"/>
      <style:text-properties style:use-window-font-color="true" loext:opacity="0%" style:text-outline="false" style:text-line-through-style="none" style:text-line-through-type="none" style:font-name="Lucida Sans" fo:font-family="'Lucida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2cm" fo:margin-bottom="0cm" style:contextual-spacing="false"/>
      <style:text-properties style:use-window-font-color="true" loext:opacity="0%" style:text-outline="false" style:text-line-through-style="none" style:text-line-through-type="none" style:font-name="Lucida Sans" fo:font-family="'Lucida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2cm" fo:margin-bottom="0cm" style:contextual-spacing="false"/>
      <style:text-properties style:use-window-font-color="true" loext:opacity="0%" style:text-outline="false" style:text-line-through-style="none" style:text-line-through-type="none" style:font-name="Lucida Sans" fo:font-family="'Lucida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2cm" fo:margin-bottom="0cm" style:contextual-spacing="false"/>
      <style:text-properties style:use-window-font-color="true" loext:opacity="0%" style:text-outline="false" style:text-line-through-style="none" style:text-line-through-type="none" style:font-name="Lucida Sans" fo:font-family="'Lucida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2cm" fo:margin-bottom="0cm" style:contextual-spacing="false"/>
      <style:text-properties style:use-window-font-color="true" loext:opacity="0%" style:text-outline="false" style:text-line-through-style="none" style:text-line-through-type="none" style:font-name="Lucida Sans" fo:font-family="'Lucida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2cm" fo:margin-bottom="0cm" style:contextual-spacing="false"/>
      <style:text-properties style:use-window-font-color="true" loext:opacity="0%" style:text-outline="false" style:text-line-through-style="none" style:text-line-through-type="none" style:font-name="Lucida Sans" fo:font-family="'Lucida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Lucida Sans" fo:font-family="'Lucida San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Lucida Sans" fo:font-family="'Lucida San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loext:opacity="0%" style:text-outline="false" style:text-line-through-style="none" style:text-line-through-type="none" style:font-name="Lucida Sans" fo:font-family="'Lucida San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od_5f_20190000_5f_ddt82_5f_diaporama3_7e_LT_7e_Gliederung_20_1" style:display-name="mod_20190000_ddt82_diaporama3~LT~Gliederung 1" style:family="paragraph" style:default-outline-level="">
      <style:paragraph-properties fo:margin-top="0cm" fo:margin-bottom="0.436cm" style:contextual-spacing="false" fo:text-align="start" style:justify-single-word="false" fo:orphans="2" fo:widows="2" style:writing-mode="lr-tb"/>
      <style:text-properties style:use-window-font-color="true" loext:opacity="0%" style:text-outline="false" style:text-line-through-style="none" style:text-line-through-type="none" style:font-name="Mangal1" fo:font-family="Mangal" style:font-family-generic="swiss" fo:font-size="20pt" fo:font-style="normal" fo:text-shadow="none" style:text-underline-style="none" fo:font-weight="bold" style:letter-kerning="true" style:font-name-asian="Tahoma" style:font-family-asian="Tahoma"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mod_5f_20190000_5f_ddt82_5f_diaporama3_7e_LT_7e_Gliederung_20_2" style:display-name="mod_20190000_ddt82_diaporama3~LT~Gliederung 2" style:family="paragraph" style:parent-style-name="mod_5f_20190000_5f_ddt82_5f_diaporama3_7e_LT_7e_Gliederung_20_1" style:default-outline-level="">
      <style:paragraph-properties fo:margin-top="0cm" fo:margin-bottom="0.349cm" style:contextual-spacing="false"/>
      <style:text-properties style:use-window-font-color="true" loext:opacity="0%" style:text-outline="false" style:text-line-through-style="none" style:text-line-through-type="none" style:font-name="Mangal1" fo:font-family="Mangal" style:font-family-generic="swiss" fo:font-size="28pt" fo:font-style="normal" fo:text-shadow="none" style:text-underline-style="none" fo:font-weight="bold" style:letter-kerning="true" style:font-size-asian="28pt" style:font-style-asian="normal" style:font-weight-asian="bold" style:text-emphasize="none"/>
    </style:style>
    <style:style style:name="mod_5f_20190000_5f_ddt82_5f_diaporama3_7e_LT_7e_Gliederung_20_3" style:display-name="mod_20190000_ddt82_diaporama3~LT~Gliederung 3" style:family="paragraph" style:parent-style-name="mod_5f_20190000_5f_ddt82_5f_diaporama3_7e_LT_7e_Gliederung_20_2" style:default-outline-level="">
      <style:paragraph-properties fo:margin-top="0cm" fo:margin-bottom="0.259cm" style:contextual-spacing="false"/>
      <style:text-properties style:use-window-font-color="true" loext:opacity="0%" style:text-outline="false" style:text-line-through-style="none" style:text-line-through-type="none" style:font-name="Mangal1" fo:font-family="Mangal" style:font-family-generic="swiss" fo:font-size="24pt" fo:font-style="normal" fo:text-shadow="none" style:text-underline-style="none" fo:font-weight="bold" style:letter-kerning="true" style:font-size-asian="24pt" style:font-style-asian="normal" style:font-weight-asian="bold" style:text-emphasize="none"/>
    </style:style>
    <style:style style:name="mod_5f_20190000_5f_ddt82_5f_diaporama3_7e_LT_7e_Gliederung_20_4" style:display-name="mod_20190000_ddt82_diaporama3~LT~Gliederung 4" style:family="paragraph" style:parent-style-name="mod_5f_20190000_5f_ddt82_5f_diaporama3_7e_LT_7e_Gliederung_20_3" style:default-outline-level="">
      <style:paragraph-properties fo:margin-top="0cm" fo:margin-bottom="0.173cm" style:contextual-spacing="false"/>
      <style:text-properties style:use-window-font-color="true" loext:opacity="0%" style:text-outline="false" style:text-line-through-style="none" style:text-line-through-type="none" style:font-name="Mangal1" fo:font-family="Mangal" style:font-family-generic="swiss" fo:font-size="20pt" fo:font-style="normal" fo:text-shadow="none" style:text-underline-style="none" fo:font-weight="bold" style:letter-kerning="true" style:font-size-asian="20pt" style:font-style-asian="normal" style:font-weight-asian="bold" style:text-emphasize="none"/>
    </style:style>
    <style:style style:name="mod_5f_20190000_5f_ddt82_5f_diaporama3_7e_LT_7e_Gliederung_20_5" style:display-name="mod_20190000_ddt82_diaporama3~LT~Gliederung 5" style:family="paragraph" style:parent-style-name="mod_5f_20190000_5f_ddt82_5f_diaporama3_7e_LT_7e_Gliederung_20_4" style:default-outline-level="">
      <style:paragraph-properties fo:margin-top="0cm" fo:margin-bottom="0.085cm" style:contextual-spacing="false"/>
      <style:text-properties style:use-window-font-color="true" loext:opacity="0%" style:text-outline="false" style:text-line-through-style="none" style:text-line-through-type="none" style:font-name="Mangal1" fo:font-family="Mangal" style:font-family-generic="swiss" fo:font-size="20pt" fo:font-style="normal" fo:text-shadow="none" style:text-underline-style="none" fo:font-weight="bold" style:letter-kerning="true" style:font-size-asian="20pt" style:font-style-asian="normal" style:font-weight-asian="bold" style:text-emphasize="none"/>
    </style:style>
    <style:style style:name="mod_5f_20190000_5f_ddt82_5f_diaporama3_7e_LT_7e_Gliederung_20_6" style:display-name="mod_20190000_ddt82_diaporama3~LT~Gliederung 6" style:family="paragraph" style:parent-style-name="mod_5f_20190000_5f_ddt82_5f_diaporama3_7e_LT_7e_Gliederung_20_5" style:default-outline-level="">
      <style:paragraph-properties fo:margin-top="0cm" fo:margin-bottom="0.085cm" style:contextual-spacing="false"/>
      <style:text-properties style:use-window-font-color="true" loext:opacity="0%" style:text-outline="false" style:text-line-through-style="none" style:text-line-through-type="none" style:font-name="Mangal1" fo:font-family="Mangal" style:font-family-generic="swiss" fo:font-size="20pt" fo:font-style="normal" fo:text-shadow="none" style:text-underline-style="none" fo:font-weight="bold" style:letter-kerning="true" style:font-size-asian="20pt" style:font-style-asian="normal" style:font-weight-asian="bold" style:text-emphasize="none"/>
    </style:style>
    <style:style style:name="mod_5f_20190000_5f_ddt82_5f_diaporama3_7e_LT_7e_Gliederung_20_7" style:display-name="mod_20190000_ddt82_diaporama3~LT~Gliederung 7" style:family="paragraph" style:parent-style-name="mod_5f_20190000_5f_ddt82_5f_diaporama3_7e_LT_7e_Gliederung_20_6" style:default-outline-level="">
      <style:paragraph-properties fo:margin-top="0cm" fo:margin-bottom="0.085cm" style:contextual-spacing="false"/>
      <style:text-properties style:use-window-font-color="true" loext:opacity="0%" style:text-outline="false" style:text-line-through-style="none" style:text-line-through-type="none" style:font-name="Mangal1" fo:font-family="Mangal" style:font-family-generic="swiss" fo:font-size="20pt" fo:font-style="normal" fo:text-shadow="none" style:text-underline-style="none" fo:font-weight="bold" style:letter-kerning="true" style:font-size-asian="20pt" style:font-style-asian="normal" style:font-weight-asian="bold" style:text-emphasize="none"/>
    </style:style>
    <style:style style:name="mod_5f_20190000_5f_ddt82_5f_diaporama3_7e_LT_7e_Gliederung_20_8" style:display-name="mod_20190000_ddt82_diaporama3~LT~Gliederung 8" style:family="paragraph" style:parent-style-name="mod_5f_20190000_5f_ddt82_5f_diaporama3_7e_LT_7e_Gliederung_20_7" style:default-outline-level="">
      <style:paragraph-properties fo:margin-top="0cm" fo:margin-bottom="0.085cm" style:contextual-spacing="false"/>
      <style:text-properties style:use-window-font-color="true" loext:opacity="0%" style:text-outline="false" style:text-line-through-style="none" style:text-line-through-type="none" style:font-name="Mangal1" fo:font-family="Mangal" style:font-family-generic="swiss" fo:font-size="20pt" fo:font-style="normal" fo:text-shadow="none" style:text-underline-style="none" fo:font-weight="bold" style:letter-kerning="true" style:font-size-asian="20pt" style:font-style-asian="normal" style:font-weight-asian="bold" style:text-emphasize="none"/>
    </style:style>
    <style:style style:name="mod_5f_20190000_5f_ddt82_5f_diaporama3_7e_LT_7e_Gliederung_20_9" style:display-name="mod_20190000_ddt82_diaporama3~LT~Gliederung 9" style:family="paragraph" style:parent-style-name="mod_5f_20190000_5f_ddt82_5f_diaporama3_7e_LT_7e_Gliederung_20_8" style:default-outline-level="">
      <style:paragraph-properties fo:margin-top="0cm" fo:margin-bottom="0.085cm" style:contextual-spacing="false"/>
      <style:text-properties style:use-window-font-color="true" loext:opacity="0%" style:text-outline="false" style:text-line-through-style="none" style:text-line-through-type="none" style:font-name="Mangal1" fo:font-family="Mangal" style:font-family-generic="swiss" fo:font-size="20pt" fo:font-style="normal" fo:text-shadow="none" style:text-underline-style="none" fo:font-weight="bold" style:letter-kerning="true" style:font-size-asian="20pt" style:font-style-asian="normal" style:font-weight-asian="bold" style:text-emphasize="none"/>
    </style:style>
    <style:style style:name="mod_5f_20190000_5f_ddt82_5f_diaporama3_7e_LT_7e_Titel" style:display-name="mod_20190000_ddt82_diaporama3~LT~Titel" style:family="paragraph" style:default-outline-level="">
      <style:paragraph-properties fo:text-align="start" style:justify-single-word="false" fo:orphans="2" fo:widows="2" style:writing-mode="lr-tb"/>
      <style:text-properties fo:color="#4c4c4c" loext:opacity="100%" style:text-outline="false" style:text-line-through-style="none" style:text-line-through-type="none" style:font-name="Mangal1" fo:font-family="Mangal" style:font-family-generic="swiss" fo:font-size="50pt" fo:font-style="normal" fo:text-shadow="none" style:text-underline-style="none" fo:font-weight="bold" style:letter-kerning="true" style:font-name-asian="Tahoma" style:font-family-asian="Tahoma" style:font-family-generic-asian="system" style:font-pitch-asian="variable" style:font-size-asian="50pt" style:font-style-asian="normal" style:font-weight-asian="bold" style:font-name-complex="Liberation Sans2" style:font-family-complex="'Liberation Sans'" style:font-family-generic-complex="system" style:font-pitch-complex="variable" style:font-size-complex="12pt" style:text-emphasize="none"/>
    </style:style>
    <style:style style:name="mod_5f_20190000_5f_ddt82_5f_diaporama3_7e_LT_7e_Untertitel" style:display-name="mod_20190000_ddt82_diaporama3~LT~Unter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1" fo:font-family="Mangal"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3_7e_LT_7e_Notizen" style:display-name="mod_20190000_ddt82_diaporama3~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loext:opacity="0%" style:text-outline="false" style:text-line-through-style="none" style:text-line-through-type="none" style:font-name="Mangal1" fo:font-family="Mangal" style:font-family-generic="swiss"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3_7e_LT_7e_Hintergrundobjekte" style:display-name="mod_20190000_ddt82_diaporama3~LT~Hintergrundobjekte"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od_5f_20190000_5f_ddt82_5f_diaporama3_7e_LT_7e_Hintergrund" style:display-name="mod_20190000_ddt82_diaporama3~LT~Hintergrund"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od_5f_20190000_5f_ddt82_5f_diaporama1_5f__7e_LT_7e_Gliederung_20_1" style:display-name="mod_20190000_ddt82_diaporama1_~LT~Gliederung 1" style:family="paragraph" style:default-outline-level="">
      <style:paragraph-properties fo:margin-top="0cm" fo:margin-bottom="0.474cm" style:contextual-spacing="false" fo:text-align="start" style:justify-single-word="false" fo:orphans="2" fo:widows="2" style:writing-mode="lr-tb"/>
      <style:text-properties fo:color="#bfb80a" loext:opacity="100%" style:text-outline="false" style:text-line-through-style="none" style:text-line-through-type="none" style:font-name="Mangal1" fo:font-family="Mangal" style:font-family-generic="swiss"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1_5f__7e_LT_7e_Gliederung_20_2" style:display-name="mod_20190000_ddt82_diaporama1_~LT~Gliederung 2" style:family="paragraph" style:parent-style-name="mod_5f_20190000_5f_ddt82_5f_diaporama1_5f__7e_LT_7e_Gliederung_20_1" style:default-outline-level="">
      <style:paragraph-properties fo:margin-top="0cm" fo:margin-bottom="0.383cm" style:contextual-spacing="false"/>
      <style:text-properties fo:color="#006666" loext:opacity="100%" style:text-outline="false" style:text-line-through-style="none" style:text-line-through-type="none" style:font-name="Mangal1" fo:font-family="Mangal"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od_5f_20190000_5f_ddt82_5f_diaporama1_5f__7e_LT_7e_Gliederung_20_3" style:display-name="mod_20190000_ddt82_diaporama1_~LT~Gliederung 3" style:family="paragraph" style:parent-style-name="mod_5f_20190000_5f_ddt82_5f_diaporama1_5f__7e_LT_7e_Gliederung_20_2" style:default-outline-level="">
      <style:paragraph-properties fo:margin-top="0cm" fo:margin-bottom="0.286cm" style:contextual-spacing="false"/>
      <style:text-properties fo:color="#000000" loext:opacity="100%" style:text-outline="false" style:text-line-through-style="none" style:text-line-through-type="none" style:font-name="Mangal1" fo:font-family="Mangal" style:font-family-generic="swiss" fo:font-size="22pt" fo:font-style="normal" fo:text-shadow="none" style:text-underline-style="none" fo:font-weight="normal" style:letter-kerning="true" style:font-size-asian="22pt" style:font-style-asian="normal" style:font-weight-asian="normal" style:text-emphasize="none"/>
    </style:style>
    <style:style style:name="mod_5f_20190000_5f_ddt82_5f_diaporama1_5f__7e_LT_7e_Gliederung_20_4" style:display-name="mod_20190000_ddt82_diaporama1_~LT~Gliederung 4" style:family="paragraph" style:parent-style-name="mod_5f_20190000_5f_ddt82_5f_diaporama1_5f__7e_LT_7e_Gliederung_20_3" style:default-outline-level="">
      <style:paragraph-properties fo:margin-top="0cm" fo:margin-bottom="0.189cm" style:contextual-spacing="false"/>
      <style:text-properties fo:color="#004586" loext:opacity="10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1_5f__7e_LT_7e_Gliederung_20_5" style:display-name="mod_20190000_ddt82_diaporama1_~LT~Gliederung 5" style:family="paragraph" style:parent-style-name="mod_5f_20190000_5f_ddt82_5f_diaporama1_5f__7e_LT_7e_Gliederung_20_4" style:default-outline-level="">
      <style:paragraph-properties fo:margin-top="0cm" fo:margin-bottom="0.093cm" style:contextual-spacing="false"/>
      <style:text-properties fo:color="#000000" loext:opacity="10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1_5f__7e_LT_7e_Gliederung_20_6" style:display-name="mod_20190000_ddt82_diaporama1_~LT~Gliederung 6" style:family="paragraph" style:parent-style-name="mod_5f_20190000_5f_ddt82_5f_diaporama1_5f__7e_LT_7e_Gliederung_20_5" style:default-outline-level="">
      <style:paragraph-properties fo:margin-top="0cm" fo:margin-bottom="0.093cm" style:contextual-spacing="false"/>
      <style:text-properties fo:color="#004586" loext:opacity="10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1_5f__7e_LT_7e_Gliederung_20_7" style:display-name="mod_20190000_ddt82_diaporama1_~LT~Gliederung 7" style:family="paragraph" style:parent-style-name="mod_5f_20190000_5f_ddt82_5f_diaporama1_5f__7e_LT_7e_Gliederung_20_6" style:default-outline-level="">
      <style:paragraph-properties fo:margin-top="0cm" fo:margin-bottom="0.093cm" style:contextual-spacing="false"/>
      <style:text-properties fo:color="#000000" loext:opacity="10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1_5f__7e_LT_7e_Gliederung_20_8" style:display-name="mod_20190000_ddt82_diaporama1_~LT~Gliederung 8" style:family="paragraph" style:parent-style-name="mod_5f_20190000_5f_ddt82_5f_diaporama1_5f__7e_LT_7e_Gliederung_20_7" style:default-outline-level="">
      <style:paragraph-properties fo:margin-top="0cm" fo:margin-bottom="0.093cm" style:contextual-spacing="false"/>
      <style:text-properties fo:color="#000000" loext:opacity="10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1_5f__7e_LT_7e_Gliederung_20_9" style:display-name="mod_20190000_ddt82_diaporama1_~LT~Gliederung 9" style:family="paragraph" style:parent-style-name="mod_5f_20190000_5f_ddt82_5f_diaporama1_5f__7e_LT_7e_Gliederung_20_8" style:default-outline-level="">
      <style:paragraph-properties fo:margin-top="0cm" fo:margin-bottom="0.093cm" style:contextual-spacing="false"/>
      <style:text-properties fo:color="#000000" loext:opacity="100%" style:text-outline="false" style:text-line-through-style="none" style:text-line-through-type="none" style:font-name="Mangal1"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od_5f_20190000_5f_ddt82_5f_diaporama1_5f__7e_LT_7e_Titel" style:display-name="mod_20190000_ddt82_diaporama1_~LT~Titel" style:family="paragraph" style:default-outline-level="">
      <style:paragraph-properties fo:text-align="center" style:justify-single-word="false" fo:orphans="2" fo:widows="2" style:writing-mode="lr-tb"/>
      <style:text-properties fo:color="#333333" loext:opacity="100%" style:text-outline="false" style:text-line-through-style="none" style:text-line-through-type="none" style:font-name="Mangal1" fo:font-family="Mangal"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1_5f__7e_LT_7e_Untertitel" style:display-name="mod_20190000_ddt82_diaporama1_~LT~Unter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1" fo:font-family="Mangal"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1_5f__7e_LT_7e_Notizen" style:display-name="mod_20190000_ddt82_diaporama1_~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loext:opacity="0%" style:text-outline="false" style:text-line-through-style="none" style:text-line-through-type="none" style:font-name="Mangal1" fo:font-family="Mangal" style:font-family-generic="swiss"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od_5f_20190000_5f_ddt82_5f_diaporama1_5f__7e_LT_7e_Hintergrundobjekte" style:display-name="mod_20190000_ddt82_diaporama1_~LT~Hintergrundobjekte"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od_5f_20190000_5f_ddt82_5f_diaporama1_5f__7e_LT_7e_Hintergrund" style:display-name="mod_20190000_ddt82_diaporama1_~LT~Hintergrund"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bsatz-Standardschriftart" style:family="text"/>
    <style:style style:name="Default_20_Paragraph_20_Font" style:display-name="Default Paragraph Font" style:family="text"/>
    <style:style style:name="Page_20_Number" style:display-name="Page Number" style:family="text" style:parent-style-name="Default_20_Paragraph_20_Font"/>
    <style:style style:name="Hyperlink" style:family="text" style:parent-style-name="Default_20_Paragraph_20_Font">
      <style:text-properties fo:color="#0000ff" loext:opacity="100%" style:text-underline-style="solid" style:text-underline-width="auto" style:text-underline-color="font-color"/>
    </style:style>
    <style:style style:name="FollowedHyperlink" style:family="text" style:parent-style-name="Default_20_Paragraph_20_Font">
      <style:text-properties fo:color="#0000ff" loext:opacity="100%" style:text-underline-style="solid" style:text-underline-width="auto" style:text-underline-color="font-color"/>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WW8Num2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z1"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4" style:family="text">
      <style:text-properties style:font-name="Courier New" fo:font-family="'Courier New'" style:font-family-generic="modern" style:font-name-complex="Wingdings" style:font-family-complex="Wingdings" style:font-pitch-complex="variable" style:font-charset-complex="x-symbol"/>
    </style:style>
    <style:style style:name="Police_20_par_20_défaut" style:display-name="Police par défaut" style:family="text"/>
    <style:style style:name="WW_5f_CharLFO30LVL1" style:display-name="WW_CharLFO30LVL1"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0LVL2" style:display-name="WW_CharLFO30LVL2"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0LVL3" style:display-name="WW_CharLFO30LVL3"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0LVL4" style:display-name="WW_CharLFO30LVL4"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0LVL5" style:display-name="WW_CharLFO30LVL5"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0LVL6" style:display-name="WW_CharLFO30LVL6"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0LVL7" style:display-name="WW_CharLFO30LVL7"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0LVL8" style:display-name="WW_CharLFO30LVL8"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0LVL9" style:display-name="WW_CharLFO30LVL9"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1LVL1" style:display-name="WW_CharLFO31LVL1"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1LVL2" style:display-name="WW_CharLFO31LVL2"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1LVL3" style:display-name="WW_CharLFO31LVL3"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1LVL4" style:display-name="WW_CharLFO31LVL4"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1LVL5" style:display-name="WW_CharLFO31LVL5"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1LVL6" style:display-name="WW_CharLFO31LVL6"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1LVL7" style:display-name="WW_CharLFO31LVL7"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1LVL8" style:display-name="WW_CharLFO31LVL8"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1LVL9" style:display-name="WW_CharLFO31LVL9"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2LVL1" style:display-name="WW_CharLFO32LVL1"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2LVL2" style:display-name="WW_CharLFO32LVL2"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2LVL3" style:display-name="WW_CharLFO32LVL3"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2LVL4" style:display-name="WW_CharLFO32LVL4"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2LVL5" style:display-name="WW_CharLFO32LVL5"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2LVL6" style:display-name="WW_CharLFO32LVL6"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2LVL7" style:display-name="WW_CharLFO32LVL7"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2LVL8" style:display-name="WW_CharLFO32LVL8"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2LVL9" style:display-name="WW_CharLFO32LVL9"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3LVL1" style:display-name="WW_CharLFO33LVL1"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3LVL2" style:display-name="WW_CharLFO33LVL2"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3LVL3" style:display-name="WW_CharLFO33LVL3"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3LVL4" style:display-name="WW_CharLFO33LVL4"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3LVL5" style:display-name="WW_CharLFO33LVL5"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3LVL6" style:display-name="WW_CharLFO33LVL6"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3LVL7" style:display-name="WW_CharLFO33LVL7"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3LVL8" style:display-name="WW_CharLFO33LVL8"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3LVL9" style:display-name="WW_CharLFO33LVL9"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4LVL1" style:display-name="WW_CharLFO34LVL1"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4LVL2" style:display-name="WW_CharLFO34LVL2"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4LVL3" style:display-name="WW_CharLFO34LVL3"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4LVL4" style:display-name="WW_CharLFO34LVL4"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4LVL5" style:display-name="WW_CharLFO34LVL5"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4LVL6" style:display-name="WW_CharLFO34LVL6"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4LVL7" style:display-name="WW_CharLFO34LVL7"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4LVL8" style:display-name="WW_CharLFO34LVL8"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4LVL9" style:display-name="WW_CharLFO34LVL9"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5LVL1" style:display-name="WW_CharLFO35LVL1"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5LVL2" style:display-name="WW_CharLFO35LVL2"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5LVL3" style:display-name="WW_CharLFO35LVL3"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5LVL4" style:display-name="WW_CharLFO35LVL4"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5LVL5" style:display-name="WW_CharLFO35LVL5"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5LVL6" style:display-name="WW_CharLFO35LVL6"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5LVL7" style:display-name="WW_CharLFO35LVL7"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5LVL8" style:display-name="WW_CharLFO35LVL8"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5LVL9" style:display-name="WW_CharLFO35LVL9"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6LVL1" style:display-name="WW_CharLFO36LVL1"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6LVL2" style:display-name="WW_CharLFO36LVL2"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6LVL3" style:display-name="WW_CharLFO36LVL3"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6LVL4" style:display-name="WW_CharLFO36LVL4"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6LVL5" style:display-name="WW_CharLFO36LVL5"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6LVL6" style:display-name="WW_CharLFO36LVL6"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6LVL7" style:display-name="WW_CharLFO36LVL7"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6LVL8" style:display-name="WW_CharLFO36LVL8"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36LVL9" style:display-name="WW_CharLFO36LVL9"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0LVL1" style:display-name="WW_CharLFO40LVL1"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0LVL2" style:display-name="WW_CharLFO40LVL2"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0LVL3" style:display-name="WW_CharLFO40LVL3"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0LVL4" style:display-name="WW_CharLFO40LVL4"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0LVL5" style:display-name="WW_CharLFO40LVL5"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0LVL6" style:display-name="WW_CharLFO40LVL6"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0LVL7" style:display-name="WW_CharLFO40LVL7"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0LVL8" style:display-name="WW_CharLFO40LVL8"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0LVL9" style:display-name="WW_CharLFO40LVL9"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23LVL1" style:display-name="WW_CharLFO23LVL1"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23LVL2" style:display-name="WW_CharLFO23LVL2"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23LVL3" style:display-name="WW_CharLFO23LVL3"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23LVL4" style:display-name="WW_CharLFO23LVL4"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23LVL5" style:display-name="WW_CharLFO23LVL5"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23LVL6" style:display-name="WW_CharLFO23LVL6"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23LVL7" style:display-name="WW_CharLFO23LVL7"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23LVL8" style:display-name="WW_CharLFO23LVL8"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23LVL9" style:display-name="WW_CharLFO23LVL9"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1LVL1" style:display-name="WW_CharLFO41LVL1"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1LVL2" style:display-name="WW_CharLFO41LVL2"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1LVL3" style:display-name="WW_CharLFO41LVL3"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1LVL4" style:display-name="WW_CharLFO41LVL4"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1LVL5" style:display-name="WW_CharLFO41LVL5"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1LVL6" style:display-name="WW_CharLFO41LVL6"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1LVL7" style:display-name="WW_CharLFO41LVL7"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1LVL8" style:display-name="WW_CharLFO41LVL8"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1LVL9" style:display-name="WW_CharLFO41LVL9"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2LVL1" style:display-name="WW_CharLFO42LVL1"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2LVL2" style:display-name="WW_CharLFO42LVL2"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2LVL3" style:display-name="WW_CharLFO42LVL3"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2LVL4" style:display-name="WW_CharLFO42LVL4"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2LVL5" style:display-name="WW_CharLFO42LVL5"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2LVL6" style:display-name="WW_CharLFO42LVL6"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2LVL7" style:display-name="WW_CharLFO42LVL7"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2LVL8" style:display-name="WW_CharLFO42LVL8"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_5f_CharLFO42LVL9" style:display-name="WW_CharLFO42LVL9"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loext:num-list-format="%2%."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3" text:style-name="WW8Num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1"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2z4" loext:num-list-format="%5%."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1"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2z4" loext:num-list-format="%8%."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cm" fo:margin-bottom="0.515cm" style:contextual-spacing="false" fo:text-align="end" style:justify-single-word="false">
        <style:tab-stops>
          <style:tab-stop style:position="16.002cm" style:type="right"/>
        </style:tab-stops>
      </style:paragraph-properties>
    </style:style>
    <style:style style:name="MT1" style:family="text">
      <style:text-properties style:font-name="Times New Roman" fo:font-size="8pt" fo:font-weight="bold" officeooo:rsid="00d915ea" fo:background-color="#ffff00" loext:char-shading-value="0" style:font-name-asian="Times New Roman" style:font-size-asian="8pt" style:font-weight-asian="bold" style:font-name-complex="Times New Roman" style:font-size-complex="8pt" style:font-weight-complex="bold"/>
    </style:style>
    <style:style style:name="MT2" style:family="text">
      <style:text-properties style:font-name="Times New Roman" fo:font-size="8pt" fo:font-weight="bold" fo:background-color="#ffff00" loext:char-shading-value="0" style:font-name-asian="Times New Roman" style:font-size-asian="8pt" style:font-weight-asian="bold" style:font-name-complex="Times New Roman" style:font-size-complex="8pt" style:font-weight-complex="bold"/>
    </style:style>
    <style:style style:name="MT3" style:family="text">
      <style:text-properties style:font-name="Times New Roman" fo:font-size="8pt" fo:font-weight="bold" officeooo:rsid="01318bb4" fo:background-color="#ffff00" loext:char-shading-value="0" style:font-name-asian="Times New Roman" style:font-size-asian="8pt" style:font-weight-asian="bold" style:font-name-complex="Times New Roman" style:font-size-complex="8pt" style:font-weight-complex="bold"/>
    </style:style>
    <style:style style:name="MT4" style:family="text">
      <style:text-properties style:font-name="Times New Roman" fo:font-size="8pt" fo:font-weight="bold" style:font-name-asian="Times New Roman" style:font-size-asian="8pt" style:font-weight-asian="bold" style:font-name-complex="Times New Roman" style:font-size-complex="8pt" style:font-weight-complex="bold"/>
    </style:style>
    <style:style style:name="MT5" style:family="text">
      <style:text-properties fo:font-weight="bold" style:font-weight-asian="bold" style:font-weight-complex="bold"/>
    </style:style>
    <style:page-layout style:name="Mpm1">
      <style:page-layout-properties fo:page-width="21.001cm" fo:page-height="29.7cm" style:num-format="1" style:print-orientation="portrait" fo:margin-top="2.501cm" fo:margin-bottom="1.27cm" fo:margin-left="2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Communauté de c</text:span><text:span text:style-name="MT2">ommune</text:span><text:span text:style-name="MT1">s</text:span><text:span text:style-name="MT2"> de </text:span><text:span text:style-name="MT3">XX</text:span><text:span text:style-name="MT2"> <text:s text:c="7"/></text:span><text:span text:style-name="MT4"><text:s text:c="33"/>Plan Local d'Urbanisme <text:s text:c="27"/>Page <text:s text:c="4"/></text:span><text:span text:style-name="Page_20_Number"><text:span text:style-name="MT5"><text:page-number text:select-page="current">1</text:page-number></text:span></text:span><text:span text:style-name="Page_20_Number"><text:span text:style-name="MT5"><text:s text:c="25"/></text:span></text:span><text:span text:style-name="MT4">Cahier des Charges <text:s/></text:span></text:p>
      </style:footer>
    </style:master-page>
    <style:master-page style:name="First_20_Page" style:display-name="First Page" style:page-layout-name="Mpm2" draw:style-name="Mdp1" style:next-style-name="Standard">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CAHIER DES CHARGES</dc:title>
    <meta:creation-date>2021-02-09T11:53:29.578000000</meta:creation-date>
    <meta:editing-cycles>2</meta:editing-cycles>
    <meta:editing-duration>PT7M5S</meta:editing-duration>
    <meta:generator>LibreOffice/7.2.7.2.M8$Windows_X86_64 LibreOffice_project/cf1bdbb7fdbe4cc2bde03370057fbbb79d316db5</meta:generator>
    <dc:date>2023-10-10T10:18:30.315000000</dc:date>
    <meta:document-statistic meta:table-count="3" meta:image-count="0" meta:object-count="0" meta:page-count="31" meta:paragraph-count="509" meta:word-count="10412" meta:character-count="68694" meta:non-whitespace-character-count="58579"/>
    <meta:user-defined meta:name="Info 1"/>
    <meta:user-defined meta:name="Info 2"/>
    <meta:user-defined meta:name="Info 3"/>
    <meta:user-defined meta:name="Info 4"/>
  </office:meta>
</office:document-meta>
</file>